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a9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padding="2.01pt"/>
      <style:text-properties fo:color="#ff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NO (Cm-1)</text:p>
          </table:table-cell>
          <table:table-cell office:value-type="string" calcext:value-type="string">
            <text:p>CETEM Sample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urdlan</text:p>
          </table:table-cell>
          <table:table-cell office:value-type="string" calcext:value-type="string">
            <text:p>Paenan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.9795096600467" calcext:value-type="float">
            <text:p>25.9795096600467</text:p>
          </table:table-cell>
          <table:table-cell office:value-type="float" office:value="32.8562122752" calcext:value-type="float">
            <text:p>32.8562122752</text:p>
          </table:table-cell>
          <table:table-cell office:value-type="float" office:value="56.1144596306" calcext:value-type="float">
            <text:p>56.1144596306</text:p>
          </table:table-cell>
          <table:table-cell office:value-type="float" office:value="49.5958741894003" calcext:value-type="float">
            <text:p>49.5958741894003</text:p>
          </table:table-cell>
        </table:table-row>
        <table:table-row table:style-name="ro1">
          <table:table-cell office:value-type="float" office:value="603.3753753754" calcext:value-type="float">
            <text:p>603.3753753754</text:p>
          </table:table-cell>
          <table:table-cell office:value-type="float" office:value="25.9494999103737" calcext:value-type="float">
            <text:p>25.9494999103737</text:p>
          </table:table-cell>
          <table:table-cell office:value-type="float" office:value="32.8562122752" calcext:value-type="float">
            <text:p>32.8562122752</text:p>
          </table:table-cell>
          <table:table-cell office:value-type="float" office:value="56.1144596306" calcext:value-type="float">
            <text:p>56.1144596306</text:p>
          </table:table-cell>
          <table:table-cell office:value-type="float" office:value="49.5023125939736" calcext:value-type="float">
            <text:p>49.5023125939736</text:p>
          </table:table-cell>
        </table:table-row>
        <table:table-row table:style-name="ro1">
          <table:table-cell office:value-type="float" office:value="606.7507507508" calcext:value-type="float">
            <text:p>606.7507507508</text:p>
          </table:table-cell>
          <table:table-cell office:value-type="float" office:value="26.2438263013877" calcext:value-type="float">
            <text:p>26.2438263013877</text:p>
          </table:table-cell>
          <table:table-cell office:value-type="float" office:value="32.85443480788" calcext:value-type="float">
            <text:p>32.85443480788</text:p>
          </table:table-cell>
          <table:table-cell office:value-type="float" office:value="56.11967590078" calcext:value-type="float">
            <text:p>56.11967590078</text:p>
          </table:table-cell>
          <table:table-cell office:value-type="float" office:value="49.2892373814664" calcext:value-type="float">
            <text:p>49.2892373814664</text:p>
          </table:table-cell>
        </table:table-row>
        <table:table-row table:style-name="ro1">
          <table:table-cell office:value-type="float" office:value="610.1261261261" calcext:value-type="float">
            <text:p>610.1261261261</text:p>
          </table:table-cell>
          <table:table-cell office:value-type="float" office:value="26.5219935964091" calcext:value-type="float">
            <text:p>26.5219935964091</text:p>
          </table:table-cell>
          <table:table-cell office:value-type="float" office:value="33.02738161911" calcext:value-type="float">
            <text:p>33.02738161911</text:p>
          </table:table-cell>
          <table:table-cell office:value-type="float" office:value="56.01010455792" calcext:value-type="float">
            <text:p>56.01010455792</text:p>
          </table:table-cell>
          <table:table-cell office:value-type="float" office:value="49.0834307126244" calcext:value-type="float">
            <text:p>49.0834307126244</text:p>
          </table:table-cell>
        </table:table-row>
        <table:table-row table:style-name="ro1">
          <table:table-cell office:value-type="float" office:value="613.5015015015" calcext:value-type="float">
            <text:p>613.5015015015</text:p>
          </table:table-cell>
          <table:table-cell office:value-type="float" office:value="26.4840004838508" calcext:value-type="float">
            <text:p>26.4840004838508</text:p>
          </table:table-cell>
          <table:table-cell office:value-type="float" office:value="33.41888363266" calcext:value-type="float">
            <text:p>33.41888363266</text:p>
          </table:table-cell>
          <table:table-cell office:value-type="float" office:value="56.32073133609" calcext:value-type="float">
            <text:p>56.32073133609</text:p>
          </table:table-cell>
          <table:table-cell office:value-type="float" office:value="48.8832499485244" calcext:value-type="float">
            <text:p>48.8832499485244</text:p>
          </table:table-cell>
        </table:table-row>
        <table:table-row table:style-name="ro1">
          <table:table-cell office:value-type="float" office:value="616.8768768769" calcext:value-type="float">
            <text:p>616.8768768769</text:p>
          </table:table-cell>
          <table:table-cell office:value-type="float" office:value="26.8847075900345" calcext:value-type="float">
            <text:p>26.8847075900345</text:p>
          </table:table-cell>
          <table:table-cell office:value-type="float" office:value="33.84476071718" calcext:value-type="float">
            <text:p>33.84476071718</text:p>
          </table:table-cell>
          <table:table-cell office:value-type="float" office:value="57.37471931224" calcext:value-type="float">
            <text:p>57.37471931224</text:p>
          </table:table-cell>
          <table:table-cell office:value-type="float" office:value="48.6960594257664" calcext:value-type="float">
            <text:p>48.6960594257664</text:p>
          </table:table-cell>
        </table:table-row>
        <table:table-row table:style-name="ro1">
          <table:table-cell office:value-type="float" office:value="620.2522522523" calcext:value-type="float">
            <text:p>620.2522522523</text:p>
          </table:table-cell>
          <table:table-cell office:value-type="float" office:value="27.5574742377068" calcext:value-type="float">
            <text:p>27.5574742377068</text:p>
          </table:table-cell>
          <table:table-cell office:value-type="float" office:value="34.24503635854" calcext:value-type="float">
            <text:p>34.24503635854</text:p>
          </table:table-cell>
          <table:table-cell office:value-type="float" office:value="58.30546792859" calcext:value-type="float">
            <text:p>58.30546792859</text:p>
          </table:table-cell>
          <table:table-cell office:value-type="float" office:value="48.5134419898069" calcext:value-type="float">
            <text:p>48.5134419898069</text:p>
          </table:table-cell>
        </table:table-row>
        <table:table-row table:style-name="ro1">
          <table:table-cell office:value-type="float" office:value="623.6276276276" calcext:value-type="float">
            <text:p>623.6276276276</text:p>
          </table:table-cell>
          <table:table-cell office:value-type="float" office:value="28.3142585659446" calcext:value-type="float">
            <text:p>28.3142585659446</text:p>
          </table:table-cell>
          <table:table-cell office:value-type="float" office:value="34.81693412609" calcext:value-type="float">
            <text:p>34.81693412609</text:p>
          </table:table-cell>
          <table:table-cell office:value-type="float" office:value="58.93908283028" calcext:value-type="float">
            <text:p>58.93908283028</text:p>
          </table:table-cell>
          <table:table-cell office:value-type="float" office:value="48.3406610363332" calcext:value-type="float">
            <text:p>48.3406610363332</text:p>
          </table:table-cell>
        </table:table-row>
        <table:table-row table:style-name="ro1">
          <table:table-cell office:value-type="float" office:value="627.003003003" calcext:value-type="float">
            <text:p>627.003003003</text:p>
          </table:table-cell>
          <table:table-cell office:value-type="float" office:value="28.9266690664384" calcext:value-type="float">
            <text:p>28.9266690664384</text:p>
          </table:table-cell>
          <table:table-cell office:value-type="float" office:value="35.53359105927" calcext:value-type="float">
            <text:p>35.53359105927</text:p>
          </table:table-cell>
          <table:table-cell office:value-type="float" office:value="59.33600940907" calcext:value-type="float">
            <text:p>59.33600940907</text:p>
          </table:table-cell>
          <table:table-cell office:value-type="float" office:value="48.1764106234529" calcext:value-type="float">
            <text:p>48.1764106234529</text:p>
          </table:table-cell>
        </table:table-row>
        <table:table-row table:style-name="ro1">
          <table:table-cell office:value-type="float" office:value="630.3783783784" calcext:value-type="float">
            <text:p>630.3783783784</text:p>
          </table:table-cell>
          <table:table-cell office:value-type="float" office:value="29.5053666911015" calcext:value-type="float">
            <text:p>29.5053666911015</text:p>
          </table:table-cell>
          <table:table-cell office:value-type="float" office:value="36.25252364821" calcext:value-type="float">
            <text:p>36.25252364821</text:p>
          </table:table-cell>
          <table:table-cell office:value-type="float" office:value="59.49775185599" calcext:value-type="float">
            <text:p>59.49775185599</text:p>
          </table:table-cell>
          <table:table-cell office:value-type="float" office:value="48.0182956586846" calcext:value-type="float">
            <text:p>48.0182956586846</text:p>
          </table:table-cell>
        </table:table-row>
        <table:table-row table:style-name="ro1">
          <table:table-cell office:value-type="float" office:value="633.7537537538" calcext:value-type="float">
            <text:p>633.7537537538</text:p>
          </table:table-cell>
          <table:table-cell office:value-type="float" office:value="30.0558820829128" calcext:value-type="float">
            <text:p>30.0558820829128</text:p>
          </table:table-cell>
          <table:table-cell office:value-type="float" office:value="37.02260005045" calcext:value-type="float">
            <text:p>37.02260005045</text:p>
          </table:table-cell>
          <table:table-cell office:value-type="float" office:value="59.48842219592" calcext:value-type="float">
            <text:p>59.48842219592</text:p>
          </table:table-cell>
          <table:table-cell office:value-type="float" office:value="47.8742216501824" calcext:value-type="float">
            <text:p>47.8742216501824</text:p>
          </table:table-cell>
        </table:table-row>
        <table:table-row table:style-name="ro1">
          <table:table-cell office:value-type="float" office:value="637.1291291291" calcext:value-type="float">
            <text:p>637.1291291291</text:p>
          </table:table-cell>
          <table:table-cell office:value-type="float" office:value="30.8191108125157" calcext:value-type="float">
            <text:p>30.8191108125157</text:p>
          </table:table-cell>
          <table:table-cell office:value-type="float" office:value="37.82370804899" calcext:value-type="float">
            <text:p>37.82370804899</text:p>
          </table:table-cell>
          <table:table-cell office:value-type="float" office:value="59.30000168068" calcext:value-type="float">
            <text:p>59.30000168068</text:p>
          </table:table-cell>
          <table:table-cell office:value-type="float" office:value="47.7344432439992" calcext:value-type="float">
            <text:p>47.7344432439992</text:p>
          </table:table-cell>
        </table:table-row>
        <table:table-row table:style-name="ro1">
          <table:table-cell office:value-type="float" office:value="640.5045045045" calcext:value-type="float">
            <text:p>640.5045045045</text:p>
          </table:table-cell>
          <table:table-cell office:value-type="float" office:value="31.6416857458157" calcext:value-type="float">
            <text:p>31.6416857458157</text:p>
          </table:table-cell>
          <table:table-cell office:value-type="float" office:value="38.60481892142" calcext:value-type="float">
            <text:p>38.60481892142</text:p>
          </table:table-cell>
          <table:table-cell office:value-type="float" office:value="58.99669616094" calcext:value-type="float">
            <text:p>58.99669616094</text:p>
          </table:table-cell>
          <table:table-cell office:value-type="float" office:value="47.6034943411901" calcext:value-type="float">
            <text:p>47.6034943411901</text:p>
          </table:table-cell>
        </table:table-row>
        <table:table-row table:style-name="ro1">
          <table:table-cell office:value-type="float" office:value="643.8798798799" calcext:value-type="float">
            <text:p>643.8798798799</text:p>
          </table:table-cell>
          <table:table-cell office:value-type="float" office:value="32.2681873627435" calcext:value-type="float">
            <text:p>32.2681873627435</text:p>
          </table:table-cell>
          <table:table-cell office:value-type="float" office:value="39.22312264715" calcext:value-type="float">
            <text:p>39.22312264715</text:p>
          </table:table-cell>
          <table:table-cell office:value-type="float" office:value="58.57294921513" calcext:value-type="float">
            <text:p>58.57294921513</text:p>
          </table:table-cell>
          <table:table-cell office:value-type="float" office:value="47.4615601870154" calcext:value-type="float">
            <text:p>47.4615601870154</text:p>
          </table:table-cell>
        </table:table-row>
        <table:table-row table:style-name="ro1">
          <table:table-cell office:value-type="float" office:value="647.2552552553" calcext:value-type="float">
            <text:p>647.2552552553</text:p>
          </table:table-cell>
          <table:table-cell office:value-type="float" office:value="32.7905686142182" calcext:value-type="float">
            <text:p>32.7905686142182</text:p>
          </table:table-cell>
          <table:table-cell office:value-type="float" office:value="39.70474642452" calcext:value-type="float">
            <text:p>39.70474642452</text:p>
          </table:table-cell>
          <table:table-cell office:value-type="float" office:value="58.13634577865" calcext:value-type="float">
            <text:p>58.13634577865</text:p>
          </table:table-cell>
          <table:table-cell office:value-type="float" office:value="47.3122907371987" calcext:value-type="float">
            <text:p>47.3122907371987</text:p>
          </table:table-cell>
        </table:table-row>
        <table:table-row table:style-name="ro1">
          <table:table-cell office:value-type="float" office:value="650.6306306306" calcext:value-type="float">
            <text:p>650.6306306306</text:p>
          </table:table-cell>
          <table:table-cell office:value-type="float" office:value="33.2871722602161" calcext:value-type="float">
            <text:p>33.2871722602161</text:p>
          </table:table-cell>
          <table:table-cell office:value-type="float" office:value="40.1618117069" calcext:value-type="float">
            <text:p>40.1618117069</text:p>
          </table:table-cell>
          <table:table-cell office:value-type="float" office:value="58.27024815184" calcext:value-type="float">
            <text:p>58.27024815184</text:p>
          </table:table-cell>
          <table:table-cell office:value-type="float" office:value="47.1781811039041" calcext:value-type="float">
            <text:p>47.1781811039041</text:p>
          </table:table-cell>
        </table:table-row>
        <table:table-row table:style-name="ro1">
          <table:table-cell office:value-type="float" office:value="654.006006006" calcext:value-type="float">
            <text:p>654.006006006</text:p>
          </table:table-cell>
          <table:table-cell office:value-type="float" office:value="33.8598583164416" calcext:value-type="float">
            <text:p>33.8598583164416</text:p>
          </table:table-cell>
          <table:table-cell office:value-type="float" office:value="40.62067809885" calcext:value-type="float">
            <text:p>40.62067809885</text:p>
          </table:table-cell>
          <table:table-cell office:value-type="float" office:value="58.88034961426" calcext:value-type="float">
            <text:p>58.88034961426</text:p>
          </table:table-cell>
          <table:table-cell office:value-type="float" office:value="47.0820891918078" calcext:value-type="float">
            <text:p>47.0820891918078</text:p>
          </table:table-cell>
        </table:table-row>
        <table:table-row table:style-name="ro1">
          <table:table-cell office:value-type="float" office:value="657.3813813814" calcext:value-type="float">
            <text:p>657.3813813814</text:p>
          </table:table-cell>
          <table:table-cell office:value-type="float" office:value="34.4987197180933" calcext:value-type="float">
            <text:p>34.4987197180933</text:p>
          </table:table-cell>
          <table:table-cell office:value-type="float" office:value="41.05138738256" calcext:value-type="float">
            <text:p>41.05138738256</text:p>
          </table:table-cell>
          <table:table-cell office:value-type="float" office:value="59.83184337091" calcext:value-type="float">
            <text:p>59.83184337091</text:p>
          </table:table-cell>
          <table:table-cell office:value-type="float" office:value="47.0816796069598" calcext:value-type="float">
            <text:p>47.0816796069598</text:p>
          </table:table-cell>
        </table:table-row>
        <table:table-row table:style-name="ro1">
          <table:table-cell office:value-type="float" office:value="660.7567567568" calcext:value-type="float">
            <text:p>660.7567567568</text:p>
          </table:table-cell>
          <table:table-cell office:value-type="float" office:value="35.1451797422503" calcext:value-type="float">
            <text:p>35.1451797422503</text:p>
          </table:table-cell>
          <table:table-cell office:value-type="float" office:value="41.41131510364" calcext:value-type="float">
            <text:p>41.41131510364</text:p>
          </table:table-cell>
          <table:table-cell office:value-type="float" office:value="60.92047893495" calcext:value-type="float">
            <text:p>60.92047893495</text:p>
          </table:table-cell>
          <table:table-cell office:value-type="float" office:value="47.1468531365929" calcext:value-type="float">
            <text:p>47.1468531365929</text:p>
          </table:table-cell>
        </table:table-row>
        <table:table-row table:style-name="ro1">
          <table:table-cell office:value-type="float" office:value="664.1321321321" calcext:value-type="float">
            <text:p>664.1321321321</text:p>
          </table:table-cell>
          <table:table-cell office:value-type="float" office:value="35.5947488767435" calcext:value-type="float">
            <text:p>35.5947488767435</text:p>
          </table:table-cell>
          <table:table-cell office:value-type="float" office:value="41.9750522751" calcext:value-type="float">
            <text:p>41.9750522751</text:p>
          </table:table-cell>
          <table:table-cell office:value-type="float" office:value="61.69104278235" calcext:value-type="float">
            <text:p>61.69104278235</text:p>
          </table:table-cell>
          <table:table-cell office:value-type="float" office:value="47.2526385069089" calcext:value-type="float">
            <text:p>47.2526385069089</text:p>
          </table:table-cell>
        </table:table-row>
        <table:table-row table:style-name="ro1">
          <table:table-cell office:value-type="float" office:value="667.5075075075" calcext:value-type="float">
            <text:p>667.5075075075</text:p>
          </table:table-cell>
          <table:table-cell office:value-type="float" office:value="35.7091129548304" calcext:value-type="float">
            <text:p>35.7091129548304</text:p>
          </table:table-cell>
          <table:table-cell office:value-type="float" office:value="42.82518377672" calcext:value-type="float">
            <text:p>42.82518377672</text:p>
          </table:table-cell>
          <table:table-cell office:value-type="float" office:value="62.42994176697" calcext:value-type="float">
            <text:p>62.42994176697</text:p>
          </table:table-cell>
          <table:table-cell office:value-type="float" office:value="47.3711822841039" calcext:value-type="float">
            <text:p>47.3711822841039</text:p>
          </table:table-cell>
        </table:table-row>
        <table:table-row table:style-name="ro1">
          <table:table-cell office:value-type="float" office:value="670.8828828829" calcext:value-type="float">
            <text:p>670.8828828829</text:p>
          </table:table-cell>
          <table:table-cell office:value-type="float" office:value="36.5579464190823" calcext:value-type="float">
            <text:p>36.5579464190823</text:p>
          </table:table-cell>
          <table:table-cell office:value-type="float" office:value="43.47687568884" calcext:value-type="float">
            <text:p>43.47687568884</text:p>
          </table:table-cell>
          <table:table-cell office:value-type="float" office:value="63.1639335292" calcext:value-type="float">
            <text:p>63.1639335292</text:p>
          </table:table-cell>
          <table:table-cell office:value-type="float" office:value="47.4955372475797" calcext:value-type="float">
            <text:p>47.4955372475797</text:p>
          </table:table-cell>
        </table:table-row>
        <table:table-row table:style-name="ro1">
          <table:table-cell office:value-type="float" office:value="674.2582582583" calcext:value-type="float">
            <text:p>674.2582582583</text:p>
          </table:table-cell>
          <table:table-cell office:value-type="float" office:value="37.3350738949292" calcext:value-type="float">
            <text:p>37.3350738949292</text:p>
          </table:table-cell>
          <table:table-cell office:value-type="float" office:value="43.95668856036" calcext:value-type="float">
            <text:p>43.95668856036</text:p>
          </table:table-cell>
          <table:table-cell office:value-type="float" office:value="63.90218651783" calcext:value-type="float">
            <text:p>63.90218651783</text:p>
          </table:table-cell>
          <table:table-cell office:value-type="float" office:value="47.6323397809097" calcext:value-type="float">
            <text:p>47.6323397809097</text:p>
          </table:table-cell>
        </table:table-row>
        <table:table-row table:style-name="ro1">
          <table:table-cell office:value-type="float" office:value="677.6336336336" calcext:value-type="float">
            <text:p>677.6336336336</text:p>
          </table:table-cell>
          <table:table-cell office:value-type="float" office:value="37.7776696100348" calcext:value-type="float">
            <text:p>37.7776696100348</text:p>
          </table:table-cell>
          <table:table-cell office:value-type="float" office:value="44.41511515024" calcext:value-type="float">
            <text:p>44.41511515024</text:p>
          </table:table-cell>
          <table:table-cell office:value-type="float" office:value="64.64518890939" calcext:value-type="float">
            <text:p>64.64518890939</text:p>
          </table:table-cell>
          <table:table-cell office:value-type="float" office:value="47.7830992891108" calcext:value-type="float">
            <text:p>47.7830992891108</text:p>
          </table:table-cell>
        </table:table-row>
        <table:table-row table:style-name="ro1">
          <table:table-cell office:value-type="float" office:value="681.009009009" calcext:value-type="float">
            <text:p>681.009009009</text:p>
          </table:table-cell>
          <table:table-cell office:value-type="float" office:value="38.2318556290882" calcext:value-type="float">
            <text:p>38.2318556290882</text:p>
          </table:table-cell>
          <table:table-cell office:value-type="float" office:value="44.85773319256" calcext:value-type="float">
            <text:p>44.85773319256</text:p>
          </table:table-cell>
          <table:table-cell office:value-type="float" office:value="65.38891298865" calcext:value-type="float">
            <text:p>65.38891298865</text:p>
          </table:table-cell>
          <table:table-cell office:value-type="float" office:value="47.9418629165774" calcext:value-type="float">
            <text:p>47.9418629165774</text:p>
          </table:table-cell>
        </table:table-row>
        <table:table-row table:style-name="ro1">
          <table:table-cell office:value-type="float" office:value="684.3843843844" calcext:value-type="float">
            <text:p>684.3843843844</text:p>
          </table:table-cell>
          <table:table-cell office:value-type="float" office:value="38.5720623104508" calcext:value-type="float">
            <text:p>38.5720623104508</text:p>
          </table:table-cell>
          <table:table-cell office:value-type="float" office:value="45.2808535979" calcext:value-type="float">
            <text:p>45.2808535979</text:p>
          </table:table-cell>
          <table:table-cell office:value-type="float" office:value="66.10503983402" calcext:value-type="float">
            <text:p>66.10503983402</text:p>
          </table:table-cell>
          <table:table-cell office:value-type="float" office:value="48.114242501521" calcext:value-type="float">
            <text:p>48.114242501521</text:p>
          </table:table-cell>
        </table:table-row>
        <table:table-row table:style-name="ro1">
          <table:table-cell office:value-type="float" office:value="687.7597597598" calcext:value-type="float">
            <text:p>687.7597597598</text:p>
          </table:table-cell>
          <table:table-cell office:value-type="float" office:value="38.9687777351917" calcext:value-type="float">
            <text:p>38.9687777351917</text:p>
          </table:table-cell>
          <table:table-cell office:value-type="float" office:value="45.70601116858" calcext:value-type="float">
            <text:p>45.70601116858</text:p>
          </table:table-cell>
          <table:table-cell office:value-type="float" office:value="66.77518575595" calcext:value-type="float">
            <text:p>66.77518575595</text:p>
          </table:table-cell>
          <table:table-cell office:value-type="float" office:value="48.2919420207008" calcext:value-type="float">
            <text:p>48.2919420207008</text:p>
          </table:table-cell>
        </table:table-row>
        <table:table-row table:style-name="ro1">
          <table:table-cell office:value-type="float" office:value="691.1351351351" calcext:value-type="float">
            <text:p>691.1351351351</text:p>
          </table:table-cell>
          <table:table-cell office:value-type="float" office:value="39.403390087396" calcext:value-type="float">
            <text:p>39.403390087396</text:p>
          </table:table-cell>
          <table:table-cell office:value-type="float" office:value="46.13688281865" calcext:value-type="float">
            <text:p>46.13688281865</text:p>
          </table:table-cell>
          <table:table-cell office:value-type="float" office:value="67.35331629506" calcext:value-type="float">
            <text:p>67.35331629506</text:p>
          </table:table-cell>
          <table:table-cell office:value-type="float" office:value="48.4804995456411" calcext:value-type="float">
            <text:p>48.4804995456411</text:p>
          </table:table-cell>
        </table:table-row>
        <table:table-row table:style-name="ro1">
          <table:table-cell office:value-type="float" office:value="694.5105105105" calcext:value-type="float">
            <text:p>694.5105105105</text:p>
          </table:table-cell>
          <table:table-cell office:value-type="float" office:value="39.8898942984186" calcext:value-type="float">
            <text:p>39.8898942984186</text:p>
          </table:table-cell>
          <table:table-cell office:value-type="float" office:value="46.61650391954" calcext:value-type="float">
            <text:p>46.61650391954</text:p>
          </table:table-cell>
          <table:table-cell office:value-type="float" office:value="67.89958205594" calcext:value-type="float">
            <text:p>67.89958205594</text:p>
          </table:table-cell>
          <table:table-cell office:value-type="float" office:value="48.6775033588353" calcext:value-type="float">
            <text:p>48.6775033588353</text:p>
          </table:table-cell>
        </table:table-row>
        <table:table-row table:style-name="ro1">
          <table:table-cell office:value-type="float" office:value="697.8858858859" calcext:value-type="float">
            <text:p>697.8858858859</text:p>
          </table:table-cell>
          <table:table-cell office:value-type="float" office:value="40.5434239270583" calcext:value-type="float">
            <text:p>40.5434239270583</text:p>
          </table:table-cell>
          <table:table-cell office:value-type="float" office:value="47.26987563306" calcext:value-type="float">
            <text:p>47.26987563306</text:p>
          </table:table-cell>
          <table:table-cell office:value-type="float" office:value="68.37618395123" calcext:value-type="float">
            <text:p>68.37618395123</text:p>
          </table:table-cell>
          <table:table-cell office:value-type="float" office:value="48.8789857585648" calcext:value-type="float">
            <text:p>48.8789857585648</text:p>
          </table:table-cell>
        </table:table-row>
        <table:table-row table:style-name="ro1">
          <table:table-cell office:value-type="float" office:value="701.2612612613" calcext:value-type="float">
            <text:p>701.2612612613</text:p>
          </table:table-cell>
          <table:table-cell office:value-type="float" office:value="41.3726356319135" calcext:value-type="float">
            <text:p>41.3726356319135</text:p>
          </table:table-cell>
          <table:table-cell office:value-type="float" office:value="48.06207502602" calcext:value-type="float">
            <text:p>48.06207502602</text:p>
          </table:table-cell>
          <table:table-cell office:value-type="float" office:value="68.82232069341" calcext:value-type="float">
            <text:p>68.82232069341</text:p>
          </table:table-cell>
          <table:table-cell office:value-type="float" office:value="49.0924140432532" calcext:value-type="float">
            <text:p>49.0924140432532</text:p>
          </table:table-cell>
        </table:table-row>
        <table:table-row table:style-name="ro1">
          <table:table-cell office:value-type="float" office:value="704.6366366366" calcext:value-type="float">
            <text:p>704.6366366366</text:p>
          </table:table-cell>
          <table:table-cell office:value-type="float" office:value="42.300148503958" calcext:value-type="float">
            <text:p>42.300148503958</text:p>
          </table:table-cell>
          <table:table-cell office:value-type="float" office:value="49.00961174431" calcext:value-type="float">
            <text:p>49.00961174431</text:p>
          </table:table-cell>
          <table:table-cell office:value-type="float" office:value="69.22885066933" calcext:value-type="float">
            <text:p>69.22885066933</text:p>
          </table:table-cell>
          <table:table-cell office:value-type="float" office:value="49.3107721374041" calcext:value-type="float">
            <text:p>49.3107721374041</text:p>
          </table:table-cell>
        </table:table-row>
        <table:table-row table:style-name="ro1">
          <table:table-cell office:value-type="float" office:value="708.012012012" calcext:value-type="float">
            <text:p>708.012012012</text:p>
          </table:table-cell>
          <table:table-cell office:value-type="float" office:value="43.3272129494269" calcext:value-type="float">
            <text:p>43.3272129494269</text:p>
          </table:table-cell>
          <table:table-cell office:value-type="float" office:value="50.05688650397" calcext:value-type="float">
            <text:p>50.05688650397</text:p>
          </table:table-cell>
          <table:table-cell office:value-type="float" office:value="69.63401091721" calcext:value-type="float">
            <text:p>69.63401091721</text:p>
          </table:table-cell>
          <table:table-cell office:value-type="float" office:value="49.5388739405758" calcext:value-type="float">
            <text:p>49.5388739405758</text:p>
          </table:table-cell>
        </table:table-row>
        <table:table-row table:style-name="ro1">
          <table:table-cell office:value-type="float" office:value="711.3873873874" calcext:value-type="float">
            <text:p>711.3873873874</text:p>
          </table:table-cell>
          <table:table-cell office:value-type="float" office:value="44.3604813335396" calcext:value-type="float">
            <text:p>44.3604813335396</text:p>
          </table:table-cell>
          <table:table-cell office:value-type="float" office:value="50.8022399167" calcext:value-type="float">
            <text:p>50.8022399167</text:p>
          </table:table-cell>
          <table:table-cell office:value-type="float" office:value="70.04209984047" calcext:value-type="float">
            <text:p>70.04209984047</text:p>
          </table:table-cell>
          <table:table-cell office:value-type="float" office:value="49.7748962228241" calcext:value-type="float">
            <text:p>49.7748962228241</text:p>
          </table:table-cell>
        </table:table-row>
        <table:table-row table:style-name="ro1">
          <table:table-cell office:value-type="float" office:value="714.7627627628" calcext:value-type="float">
            <text:p>714.7627627628</text:p>
          </table:table-cell>
          <table:table-cell office:value-type="float" office:value="45.3408960078839" calcext:value-type="float">
            <text:p>45.3408960078839</text:p>
          </table:table-cell>
          <table:table-cell office:value-type="float" office:value="51.44496201417" calcext:value-type="float">
            <text:p>51.44496201417</text:p>
          </table:table-cell>
          <table:table-cell office:value-type="float" office:value="70.56538004841" calcext:value-type="float">
            <text:p>70.56538004841</text:p>
          </table:table-cell>
          <table:table-cell office:value-type="float" office:value="50.0148797524091" calcext:value-type="float">
            <text:p>50.0148797524091</text:p>
          </table:table-cell>
        </table:table-row>
        <table:table-row table:style-name="ro1">
          <table:table-cell office:value-type="float" office:value="718.1381381381" calcext:value-type="float">
            <text:p>718.1381381381</text:p>
          </table:table-cell>
          <table:table-cell office:value-type="float" office:value="46.241621330938" calcext:value-type="float">
            <text:p>46.241621330938</text:p>
          </table:table-cell>
          <table:table-cell office:value-type="float" office:value="52.09201514794" calcext:value-type="float">
            <text:p>52.09201514794</text:p>
          </table:table-cell>
          <table:table-cell office:value-type="float" office:value="71.16755386176" calcext:value-type="float">
            <text:p>71.16755386176</text:p>
          </table:table-cell>
          <table:table-cell office:value-type="float" office:value="50.2654463916047" calcext:value-type="float">
            <text:p>50.2654463916047</text:p>
          </table:table-cell>
        </table:table-row>
        <table:table-row table:style-name="ro1">
          <table:table-cell office:value-type="float" office:value="721.5135135135" calcext:value-type="float">
            <text:p>721.5135135135</text:p>
          </table:table-cell>
          <table:table-cell office:value-type="float" office:value="47.1065177060714" calcext:value-type="float">
            <text:p>47.1065177060714</text:p>
          </table:table-cell>
          <table:table-cell office:value-type="float" office:value="52.84727901762" calcext:value-type="float">
            <text:p>52.84727901762</text:p>
          </table:table-cell>
          <table:table-cell office:value-type="float" office:value="71.90692848341" calcext:value-type="float">
            <text:p>71.90692848341</text:p>
          </table:table-cell>
          <table:table-cell office:value-type="float" office:value="50.5285055193269" calcext:value-type="float">
            <text:p>50.5285055193269</text:p>
          </table:table-cell>
        </table:table-row>
        <table:table-row table:style-name="ro1">
          <table:table-cell office:value-type="float" office:value="724.8888888889" calcext:value-type="float">
            <text:p>724.8888888889</text:p>
          </table:table-cell>
          <table:table-cell office:value-type="float" office:value="47.9553992628707" calcext:value-type="float">
            <text:p>47.9553992628707</text:p>
          </table:table-cell>
          <table:table-cell office:value-type="float" office:value="53.89901571658" calcext:value-type="float">
            <text:p>53.89901571658</text:p>
          </table:table-cell>
          <table:table-cell office:value-type="float" office:value="72.71167075968" calcext:value-type="float">
            <text:p>72.71167075968</text:p>
          </table:table-cell>
          <table:table-cell office:value-type="float" office:value="50.8146582964189" calcext:value-type="float">
            <text:p>50.8146582964189</text:p>
          </table:table-cell>
        </table:table-row>
        <table:table-row table:style-name="ro1">
          <table:table-cell office:value-type="float" office:value="728.2642642643" calcext:value-type="float">
            <text:p>728.2642642643</text:p>
          </table:table-cell>
          <table:table-cell office:value-type="float" office:value="48.7924981455162" calcext:value-type="float">
            <text:p>48.7924981455162</text:p>
          </table:table-cell>
          <table:table-cell office:value-type="float" office:value="55.12643984615" calcext:value-type="float">
            <text:p>55.12643984615</text:p>
          </table:table-cell>
          <table:table-cell office:value-type="float" office:value="73.46856155316" calcext:value-type="float">
            <text:p>73.46856155316</text:p>
          </table:table-cell>
          <table:table-cell office:value-type="float" office:value="51.1248109251093" calcext:value-type="float">
            <text:p>51.1248109251093</text:p>
          </table:table-cell>
        </table:table-row>
        <table:table-row table:style-name="ro1">
          <table:table-cell office:value-type="float" office:value="731.6396396396" calcext:value-type="float">
            <text:p>731.6396396396</text:p>
          </table:table-cell>
          <table:table-cell office:value-type="float" office:value="49.6794209074374" calcext:value-type="float">
            <text:p>49.6794209074374</text:p>
          </table:table-cell>
          <table:table-cell office:value-type="float" office:value="56.20318301883" calcext:value-type="float">
            <text:p>56.20318301883</text:p>
          </table:table-cell>
          <table:table-cell office:value-type="float" office:value="74.20913431151" calcext:value-type="float">
            <text:p>74.20913431151</text:p>
          </table:table-cell>
          <table:table-cell office:value-type="float" office:value="51.445845823096" calcext:value-type="float">
            <text:p>51.445845823096</text:p>
          </table:table-cell>
        </table:table-row>
        <table:table-row table:style-name="ro1">
          <table:table-cell office:value-type="float" office:value="735.015015015" calcext:value-type="float">
            <text:p>735.015015015</text:p>
          </table:table-cell>
          <table:table-cell office:value-type="float" office:value="50.5018034705313" calcext:value-type="float">
            <text:p>50.5018034705313</text:p>
          </table:table-cell>
          <table:table-cell office:value-type="float" office:value="57.12854955345" calcext:value-type="float">
            <text:p>57.12854955345</text:p>
          </table:table-cell>
          <table:table-cell office:value-type="float" office:value="74.87800852294" calcext:value-type="float">
            <text:p>74.87800852294</text:p>
          </table:table-cell>
          <table:table-cell office:value-type="float" office:value="51.7736720170481" calcext:value-type="float">
            <text:p>51.7736720170481</text:p>
          </table:table-cell>
        </table:table-row>
        <table:table-row table:style-name="ro1">
          <table:table-cell office:value-type="float" office:value="738.3903903904" calcext:value-type="float">
            <text:p>738.3903903904</text:p>
          </table:table-cell>
          <table:table-cell office:value-type="float" office:value="51.2903769726996" calcext:value-type="float">
            <text:p>51.2903769726996</text:p>
          </table:table-cell>
          <table:table-cell office:value-type="float" office:value="57.68115060162" calcext:value-type="float">
            <text:p>57.68115060162</text:p>
          </table:table-cell>
          <table:table-cell office:value-type="float" office:value="75.53087130226" calcext:value-type="float">
            <text:p>75.53087130226</text:p>
          </table:table-cell>
          <table:table-cell office:value-type="float" office:value="52.1048236015341" calcext:value-type="float">
            <text:p>52.1048236015341</text:p>
          </table:table-cell>
        </table:table-row>
        <table:table-row table:style-name="ro1">
          <table:table-cell office:value-type="float" office:value="741.7657657658" calcext:value-type="float">
            <text:p>741.7657657658</text:p>
          </table:table-cell>
          <table:table-cell office:value-type="float" office:value="51.9906044650274" calcext:value-type="float">
            <text:p>51.9906044650274</text:p>
          </table:table-cell>
          <table:table-cell office:value-type="float" office:value="58.12082950805" calcext:value-type="float">
            <text:p>58.12082950805</text:p>
          </table:table-cell>
          <table:table-cell office:value-type="float" office:value="76.16129831196" calcext:value-type="float">
            <text:p>76.16129831196</text:p>
          </table:table-cell>
          <table:table-cell office:value-type="float" office:value="52.4416614897586" calcext:value-type="float">
            <text:p>52.4416614897586</text:p>
          </table:table-cell>
        </table:table-row>
        <table:table-row table:style-name="ro1">
          <table:table-cell office:value-type="float" office:value="745.1411411411" calcext:value-type="float">
            <text:p>745.1411411411</text:p>
          </table:table-cell>
          <table:table-cell office:value-type="float" office:value="52.6735667327861" calcext:value-type="float">
            <text:p>52.6735667327861</text:p>
          </table:table-cell>
          <table:table-cell office:value-type="float" office:value="58.49778026358" calcext:value-type="float">
            <text:p>58.49778026358</text:p>
          </table:table-cell>
          <table:table-cell office:value-type="float" office:value="76.78623176238" calcext:value-type="float">
            <text:p>76.78623176238</text:p>
          </table:table-cell>
          <table:table-cell office:value-type="float" office:value="52.7781469565516" calcext:value-type="float">
            <text:p>52.7781469565516</text:p>
          </table:table-cell>
        </table:table-row>
        <table:table-row table:style-name="ro1">
          <table:table-cell office:value-type="float" office:value="748.5165165165" calcext:value-type="float">
            <text:p>748.5165165165</text:p>
          </table:table-cell>
          <table:table-cell office:value-type="float" office:value="53.3359934827296" calcext:value-type="float">
            <text:p>53.3359934827296</text:p>
          </table:table-cell>
          <table:table-cell office:value-type="float" office:value="58.90968417342" calcext:value-type="float">
            <text:p>58.90968417342</text:p>
          </table:table-cell>
          <table:table-cell office:value-type="float" office:value="77.41109683008" calcext:value-type="float">
            <text:p>77.41109683008</text:p>
          </table:table-cell>
          <table:table-cell office:value-type="float" office:value="53.1146029010171" calcext:value-type="float">
            <text:p>53.1146029010171</text:p>
          </table:table-cell>
        </table:table-row>
        <table:table-row table:style-name="ro1">
          <table:table-cell office:value-type="float" office:value="751.8918918919" calcext:value-type="float">
            <text:p>751.8918918919</text:p>
          </table:table-cell>
          <table:table-cell office:value-type="float" office:value="53.9526361274196" calcext:value-type="float">
            <text:p>53.9526361274196</text:p>
          </table:table-cell>
          <table:table-cell office:value-type="float" office:value="59.4250305291" calcext:value-type="float">
            <text:p>59.4250305291</text:p>
          </table:table-cell>
          <table:table-cell office:value-type="float" office:value="78.0431070214" calcext:value-type="float">
            <text:p>78.0431070214</text:p>
          </table:table-cell>
          <table:table-cell office:value-type="float" office:value="53.4532950714975" calcext:value-type="float">
            <text:p>53.4532950714975</text:p>
          </table:table-cell>
        </table:table-row>
        <table:table-row table:style-name="ro1">
          <table:table-cell office:value-type="float" office:value="755.2672672673" calcext:value-type="float">
            <text:p>755.2672672673</text:p>
          </table:table-cell>
          <table:table-cell office:value-type="float" office:value="54.5083936068925" calcext:value-type="float">
            <text:p>54.5083936068925</text:p>
          </table:table-cell>
          <table:table-cell office:value-type="float" office:value="59.88947027935" calcext:value-type="float">
            <text:p>59.88947027935</text:p>
          </table:table-cell>
          <table:table-cell office:value-type="float" office:value="78.68726076454" calcext:value-type="float">
            <text:p>78.68726076454</text:p>
          </table:table-cell>
          <table:table-cell office:value-type="float" office:value="53.7905283043175" calcext:value-type="float">
            <text:p>53.7905283043175</text:p>
          </table:table-cell>
        </table:table-row>
        <table:table-row table:style-name="ro1">
          <table:table-cell office:value-type="float" office:value="758.6426426426" calcext:value-type="float">
            <text:p>758.6426426426</text:p>
          </table:table-cell>
          <table:table-cell office:value-type="float" office:value="54.9685911943997" calcext:value-type="float">
            <text:p>54.9685911943997</text:p>
          </table:table-cell>
          <table:table-cell office:value-type="float" office:value="60.29548999912" calcext:value-type="float">
            <text:p>60.29548999912</text:p>
          </table:table-cell>
          <table:table-cell office:value-type="float" office:value="79.35210138165" calcext:value-type="float">
            <text:p>79.35210138165</text:p>
          </table:table-cell>
          <table:table-cell office:value-type="float" office:value="54.1254502927827" calcext:value-type="float">
            <text:p>54.1254502927827</text:p>
          </table:table-cell>
        </table:table-row>
        <table:table-row table:style-name="ro1">
          <table:table-cell office:value-type="float" office:value="762.018018018" calcext:value-type="float">
            <text:p>762.018018018</text:p>
          </table:table-cell>
          <table:table-cell office:value-type="float" office:value="55.3364029980602" calcext:value-type="float">
            <text:p>55.3364029980602</text:p>
          </table:table-cell>
          <table:table-cell office:value-type="float" office:value="60.68555770306" calcext:value-type="float">
            <text:p>60.68555770306</text:p>
          </table:table-cell>
          <table:table-cell office:value-type="float" office:value="80.02823513205" calcext:value-type="float">
            <text:p>80.02823513205</text:p>
          </table:table-cell>
          <table:table-cell office:value-type="float" office:value="54.4031509647598" calcext:value-type="float">
            <text:p>54.4031509647598</text:p>
          </table:table-cell>
        </table:table-row>
        <table:table-row table:style-name="ro1">
          <table:table-cell office:value-type="float" office:value="765.3933933934" calcext:value-type="float">
            <text:p>765.3933933934</text:p>
          </table:table-cell>
          <table:table-cell office:value-type="float" office:value="55.6063945600063" calcext:value-type="float">
            <text:p>55.6063945600063</text:p>
          </table:table-cell>
          <table:table-cell office:value-type="float" office:value="61.05707774322" calcext:value-type="float">
            <text:p>61.05707774322</text:p>
          </table:table-cell>
          <table:table-cell office:value-type="float" office:value="80.70885877077" calcext:value-type="float">
            <text:p>80.70885877077</text:p>
          </table:table-cell>
          <table:table-cell office:value-type="float" office:value="54.6580715528834" calcext:value-type="float">
            <text:p>54.6580715528834</text:p>
          </table:table-cell>
        </table:table-row>
        <table:table-row table:style-name="ro1">
          <table:table-cell office:value-type="float" office:value="768.7687687688" calcext:value-type="float">
            <text:p>768.7687687688</text:p>
          </table:table-cell>
          <table:table-cell office:value-type="float" office:value="55.8606598589035" calcext:value-type="float">
            <text:p>55.8606598589035</text:p>
          </table:table-cell>
          <table:table-cell office:value-type="float" office:value="61.3777134937" calcext:value-type="float">
            <text:p>61.3777134937</text:p>
          </table:table-cell>
          <table:table-cell office:value-type="float" office:value="81.38211307588" calcext:value-type="float">
            <text:p>81.38211307588</text:p>
          </table:table-cell>
          <table:table-cell office:value-type="float" office:value="54.8930376572334" calcext:value-type="float">
            <text:p>54.8930376572334</text:p>
          </table:table-cell>
        </table:table-row>
        <table:table-row table:style-name="ro1">
          <table:table-cell office:value-type="float" office:value="772.1441441441" calcext:value-type="float">
            <text:p>772.1441441441</text:p>
          </table:table-cell>
          <table:table-cell office:value-type="float" office:value="56.1332484184148" calcext:value-type="float">
            <text:p>56.1332484184148</text:p>
          </table:table-cell>
          <table:table-cell office:value-type="float" office:value="61.55256436236" calcext:value-type="float">
            <text:p>61.55256436236</text:p>
          </table:table-cell>
          <table:table-cell office:value-type="float" office:value="82.07207822611" calcext:value-type="float">
            <text:p>82.07207822611</text:p>
          </table:table-cell>
          <table:table-cell office:value-type="float" office:value="55.1318246928086" calcext:value-type="float">
            <text:p>55.1318246928086</text:p>
          </table:table-cell>
        </table:table-row>
        <table:table-row table:style-name="ro1">
          <table:table-cell office:value-type="float" office:value="775.5195195195" calcext:value-type="float">
            <text:p>775.5195195195</text:p>
          </table:table-cell>
          <table:table-cell office:value-type="float" office:value="56.4735993774198" calcext:value-type="float">
            <text:p>56.4735993774198</text:p>
          </table:table-cell>
          <table:table-cell office:value-type="float" office:value="61.52269091036" calcext:value-type="float">
            <text:p>61.52269091036</text:p>
          </table:table-cell>
          <table:table-cell office:value-type="float" office:value="82.7798150339" calcext:value-type="float">
            <text:p>82.7798150339</text:p>
          </table:table-cell>
          <table:table-cell office:value-type="float" office:value="55.3761602733215" calcext:value-type="float">
            <text:p>55.3761602733215</text:p>
          </table:table-cell>
        </table:table-row>
        <table:table-row table:style-name="ro1">
          <table:table-cell office:value-type="float" office:value="778.8948948949" calcext:value-type="float">
            <text:p>778.8948948949</text:p>
          </table:table-cell>
          <table:table-cell office:value-type="float" office:value="56.7836039389194" calcext:value-type="float">
            <text:p>56.7836039389194</text:p>
          </table:table-cell>
          <table:table-cell office:value-type="float" office:value="61.30966793143" calcext:value-type="float">
            <text:p>61.30966793143</text:p>
          </table:table-cell>
          <table:table-cell office:value-type="float" office:value="83.51215381412" calcext:value-type="float">
            <text:p>83.51215381412</text:p>
          </table:table-cell>
          <table:table-cell office:value-type="float" office:value="55.665356105669" calcext:value-type="float">
            <text:p>55.665356105669</text:p>
          </table:table-cell>
        </table:table-row>
        <table:table-row table:style-name="ro1">
          <table:table-cell office:value-type="float" office:value="782.2702702703" calcext:value-type="float">
            <text:p>782.2702702703</text:p>
          </table:table-cell>
          <table:table-cell office:value-type="float" office:value="57.0015112718733" calcext:value-type="float">
            <text:p>57.0015112718733</text:p>
          </table:table-cell>
          <table:table-cell office:value-type="float" office:value="61.05085283831" calcext:value-type="float">
            <text:p>61.05085283831</text:p>
          </table:table-cell>
          <table:table-cell office:value-type="float" office:value="84.26857875014" calcext:value-type="float">
            <text:p>84.26857875014</text:p>
          </table:table-cell>
          <table:table-cell office:value-type="float" office:value="55.9755743664117" calcext:value-type="float">
            <text:p>55.9755743664117</text:p>
          </table:table-cell>
        </table:table-row>
        <table:table-row table:style-name="ro1">
          <table:table-cell office:value-type="float" office:value="785.6456456456" calcext:value-type="float">
            <text:p>785.6456456456</text:p>
          </table:table-cell>
          <table:table-cell office:value-type="float" office:value="57.154686035826" calcext:value-type="float">
            <text:p>57.154686035826</text:p>
          </table:table-cell>
          <table:table-cell office:value-type="float" office:value="60.71839042243" calcext:value-type="float">
            <text:p>60.71839042243</text:p>
          </table:table-cell>
          <table:table-cell office:value-type="float" office:value="84.99430487276" calcext:value-type="float">
            <text:p>84.99430487276</text:p>
          </table:table-cell>
          <table:table-cell office:value-type="float" office:value="56.3481956525852" calcext:value-type="float">
            <text:p>56.3481956525852</text:p>
          </table:table-cell>
        </table:table-row>
        <table:table-row table:style-name="ro1">
          <table:table-cell office:value-type="float" office:value="789.021021021" calcext:value-type="float">
            <text:p>789.021021021</text:p>
          </table:table-cell>
          <table:table-cell office:value-type="float" office:value="57.0135344087647" calcext:value-type="float">
            <text:p>57.0135344087647</text:p>
          </table:table-cell>
          <table:table-cell office:value-type="float" office:value="60.15427731274" calcext:value-type="float">
            <text:p>60.15427731274</text:p>
          </table:table-cell>
          <table:table-cell office:value-type="float" office:value="85.67823643684" calcext:value-type="float">
            <text:p>85.67823643684</text:p>
          </table:table-cell>
          <table:table-cell office:value-type="float" office:value="56.7451829839637" calcext:value-type="float">
            <text:p>56.7451829839637</text:p>
          </table:table-cell>
        </table:table-row>
        <table:table-row table:style-name="ro1">
          <table:table-cell office:value-type="float" office:value="792.3963963964" calcext:value-type="float">
            <text:p>792.3963963964</text:p>
          </table:table-cell>
          <table:table-cell office:value-type="float" office:value="56.4245449789201" calcext:value-type="float">
            <text:p>56.4245449789201</text:p>
          </table:table-cell>
          <table:table-cell office:value-type="float" office:value="59.33672270858" calcext:value-type="float">
            <text:p>59.33672270858</text:p>
          </table:table-cell>
          <table:table-cell office:value-type="float" office:value="86.29522965129" calcext:value-type="float">
            <text:p>86.29522965129</text:p>
          </table:table-cell>
          <table:table-cell office:value-type="float" office:value="57.1750330822336" calcext:value-type="float">
            <text:p>57.1750330822336</text:p>
          </table:table-cell>
        </table:table-row>
        <table:table-row table:style-name="ro1">
          <table:table-cell office:value-type="float" office:value="795.7717717718" calcext:value-type="float">
            <text:p>795.7717717718</text:p>
          </table:table-cell>
          <table:table-cell office:value-type="float" office:value="55.3139437783609" calcext:value-type="float">
            <text:p>55.3139437783609</text:p>
          </table:table-cell>
          <table:table-cell office:value-type="float" office:value="58.08975349675" calcext:value-type="float">
            <text:p>58.08975349675</text:p>
          </table:table-cell>
          <table:table-cell office:value-type="float" office:value="86.82532902937" calcext:value-type="float">
            <text:p>86.82532902937</text:p>
          </table:table-cell>
          <table:table-cell office:value-type="float" office:value="57.6643720562919" calcext:value-type="float">
            <text:p>57.6643720562919</text:p>
          </table:table-cell>
        </table:table-row>
        <table:table-row table:style-name="ro1">
          <table:table-cell office:value-type="float" office:value="799.1471471471" calcext:value-type="float">
            <text:p>799.1471471471</text:p>
          </table:table-cell>
          <table:table-cell office:value-type="float" office:value="53.772240981549" calcext:value-type="float">
            <text:p>53.772240981549</text:p>
          </table:table-cell>
          <table:table-cell office:value-type="float" office:value="56.71537270993" calcext:value-type="float">
            <text:p>56.71537270993</text:p>
          </table:table-cell>
          <table:table-cell office:value-type="float" office:value="87.32582610362" calcext:value-type="float">
            <text:p>87.32582610362</text:p>
          </table:table-cell>
          <table:table-cell office:value-type="float" office:value="58.1744699310489" calcext:value-type="float">
            <text:p>58.1744699310489</text:p>
          </table:table-cell>
        </table:table-row>
        <table:table-row table:style-name="ro1">
          <table:table-cell office:value-type="float" office:value="802.5225225225" calcext:value-type="float">
            <text:p>802.5225225225</text:p>
          </table:table-cell>
          <table:table-cell office:value-type="float" office:value="52.2107721477139" calcext:value-type="float">
            <text:p>52.2107721477139</text:p>
          </table:table-cell>
          <table:table-cell office:value-type="float" office:value="55.56217323924" calcext:value-type="float">
            <text:p>55.56217323924</text:p>
          </table:table-cell>
          <table:table-cell office:value-type="float" office:value="87.79703149104" calcext:value-type="float">
            <text:p>87.79703149104</text:p>
          </table:table-cell>
          <table:table-cell office:value-type="float" office:value="58.7055465283354" calcext:value-type="float">
            <text:p>58.7055465283354</text:p>
          </table:table-cell>
        </table:table-row>
        <table:table-row table:style-name="ro1">
          <table:table-cell office:value-type="float" office:value="805.8978978979" calcext:value-type="float">
            <text:p>805.8978978979</text:p>
          </table:table-cell>
          <table:table-cell office:value-type="float" office:value="51.3456834023905" calcext:value-type="float">
            <text:p>51.3456834023905</text:p>
          </table:table-cell>
          <table:table-cell office:value-type="float" office:value="54.75150800111" calcext:value-type="float">
            <text:p>54.75150800111</text:p>
          </table:table-cell>
          <table:table-cell office:value-type="float" office:value="88.24550339454" calcext:value-type="float">
            <text:p>88.24550339454</text:p>
          </table:table-cell>
          <table:table-cell office:value-type="float" office:value="59.2420590304689" calcext:value-type="float">
            <text:p>59.2420590304689</text:p>
          </table:table-cell>
        </table:table-row>
        <table:table-row table:style-name="ro1">
          <table:table-cell office:value-type="float" office:value="809.2732732733" calcext:value-type="float">
            <text:p>809.2732732733</text:p>
          </table:table-cell>
          <table:table-cell office:value-type="float" office:value="51.434414152611" calcext:value-type="float">
            <text:p>51.434414152611</text:p>
          </table:table-cell>
          <table:table-cell office:value-type="float" office:value="54.24699309002" calcext:value-type="float">
            <text:p>54.24699309002</text:p>
          </table:table-cell>
          <table:table-cell office:value-type="float" office:value="88.6764391803" calcext:value-type="float">
            <text:p>88.6764391803</text:p>
          </table:table-cell>
          <table:table-cell office:value-type="float" office:value="59.7853862605534" calcext:value-type="float">
            <text:p>59.7853862605534</text:p>
          </table:table-cell>
        </table:table-row>
        <table:table-row table:style-name="ro1">
          <table:table-cell office:value-type="float" office:value="812.6486486486" calcext:value-type="float">
            <text:p>812.6486486486</text:p>
          </table:table-cell>
          <table:table-cell office:value-type="float" office:value="52.0897232055243" calcext:value-type="float">
            <text:p>52.0897232055243</text:p>
          </table:table-cell>
          <table:table-cell office:value-type="float" office:value="54.41625263009" calcext:value-type="float">
            <text:p>54.41625263009</text:p>
          </table:table-cell>
          <table:table-cell office:value-type="float" office:value="89.08520825039" calcext:value-type="float">
            <text:p>89.08520825039</text:p>
          </table:table-cell>
          <table:table-cell office:value-type="float" office:value="60.3361103904821" calcext:value-type="float">
            <text:p>60.3361103904821</text:p>
          </table:table-cell>
        </table:table-row>
        <table:table-row table:style-name="ro1">
          <table:table-cell office:value-type="float" office:value="816.024024024" calcext:value-type="float">
            <text:p>816.024024024</text:p>
          </table:table-cell>
          <table:table-cell office:value-type="float" office:value="53.0038182567999" calcext:value-type="float">
            <text:p>53.0038182567999</text:p>
          </table:table-cell>
          <table:table-cell office:value-type="float" office:value="55.01628153432" calcext:value-type="float">
            <text:p>55.01628153432</text:p>
          </table:table-cell>
          <table:table-cell office:value-type="float" office:value="89.4798067051" calcext:value-type="float">
            <text:p>89.4798067051</text:p>
          </table:table-cell>
          <table:table-cell office:value-type="float" office:value="60.8895555225832" calcext:value-type="float">
            <text:p>60.8895555225832</text:p>
          </table:table-cell>
        </table:table-row>
        <table:table-row table:style-name="ro1">
          <table:table-cell office:value-type="float" office:value="819.3993993994" calcext:value-type="float">
            <text:p>819.3993993994</text:p>
          </table:table-cell>
          <table:table-cell office:value-type="float" office:value="54.0981160837561" calcext:value-type="float">
            <text:p>54.0981160837561</text:p>
          </table:table-cell>
          <table:table-cell office:value-type="float" office:value="56.03022719629" calcext:value-type="float">
            <text:p>56.03022719629</text:p>
          </table:table-cell>
          <table:table-cell office:value-type="float" office:value="89.84962795457" calcext:value-type="float">
            <text:p>89.84962795457</text:p>
          </table:table-cell>
          <table:table-cell office:value-type="float" office:value="61.4478201550674" calcext:value-type="float">
            <text:p>61.4478201550674</text:p>
          </table:table-cell>
        </table:table-row>
        <table:table-row table:style-name="ro1">
          <table:table-cell office:value-type="float" office:value="822.7747747748" calcext:value-type="float">
            <text:p>822.7747747748</text:p>
          </table:table-cell>
          <table:table-cell office:value-type="float" office:value="55.3317861135" calcext:value-type="float">
            <text:p>55.3317861135</text:p>
          </table:table-cell>
          <table:table-cell office:value-type="float" office:value="57.15349596526" calcext:value-type="float">
            <text:p>57.15349596526</text:p>
          </table:table-cell>
          <table:table-cell office:value-type="float" office:value="90.20613346104" calcext:value-type="float">
            <text:p>90.20613346104</text:p>
          </table:table-cell>
          <table:table-cell office:value-type="float" office:value="62.0068105366015" calcext:value-type="float">
            <text:p>62.0068105366015</text:p>
          </table:table-cell>
        </table:table-row>
        <table:table-row table:style-name="ro1">
          <table:table-cell office:value-type="float" office:value="826.1501501502" calcext:value-type="float">
            <text:p>826.1501501502</text:p>
          </table:table-cell>
          <table:table-cell office:value-type="float" office:value="56.5566552070351" calcext:value-type="float">
            <text:p>56.5566552070351</text:p>
          </table:table-cell>
          <table:table-cell office:value-type="float" office:value="58.6691969845" calcext:value-type="float">
            <text:p>58.6691969845</text:p>
          </table:table-cell>
          <table:table-cell office:value-type="float" office:value="90.53261380877" calcext:value-type="float">
            <text:p>90.53261380877</text:p>
          </table:table-cell>
          <table:table-cell office:value-type="float" office:value="62.5666471314519" calcext:value-type="float">
            <text:p>62.5666471314519</text:p>
          </table:table-cell>
        </table:table-row>
        <table:table-row table:style-name="ro1">
          <table:table-cell office:value-type="float" office:value="829.5255255255" calcext:value-type="float">
            <text:p>829.5255255255</text:p>
          </table:table-cell>
          <table:table-cell office:value-type="float" office:value="57.6970256945459" calcext:value-type="float">
            <text:p>57.6970256945459</text:p>
          </table:table-cell>
          <table:table-cell office:value-type="float" office:value="59.89506914296" calcext:value-type="float">
            <text:p>59.89506914296</text:p>
          </table:table-cell>
          <table:table-cell office:value-type="float" office:value="90.84080047686" calcext:value-type="float">
            <text:p>90.84080047686</text:p>
          </table:table-cell>
          <table:table-cell office:value-type="float" office:value="63.1347029493937" calcext:value-type="float">
            <text:p>63.1347029493937</text:p>
          </table:table-cell>
        </table:table-row>
        <table:table-row table:style-name="ro1">
          <table:table-cell office:value-type="float" office:value="832.9009009009" calcext:value-type="float">
            <text:p>832.9009009009</text:p>
          </table:table-cell>
          <table:table-cell office:value-type="float" office:value="58.7332758165876" calcext:value-type="float">
            <text:p>58.7332758165876</text:p>
          </table:table-cell>
          <table:table-cell office:value-type="float" office:value="60.86498271562" calcext:value-type="float">
            <text:p>60.86498271562</text:p>
          </table:table-cell>
          <table:table-cell office:value-type="float" office:value="91.1036964516" calcext:value-type="float">
            <text:p>91.1036964516</text:p>
          </table:table-cell>
          <table:table-cell office:value-type="float" office:value="63.7179914605545" calcext:value-type="float">
            <text:p>63.7179914605545</text:p>
          </table:table-cell>
        </table:table-row>
        <table:table-row table:style-name="ro1">
          <table:table-cell office:value-type="float" office:value="836.2762762763" calcext:value-type="float">
            <text:p>836.2762762763</text:p>
          </table:table-cell>
          <table:table-cell office:value-type="float" office:value="59.5720579384117" calcext:value-type="float">
            <text:p>59.5720579384117</text:p>
          </table:table-cell>
          <table:table-cell office:value-type="float" office:value="61.76426861629" calcext:value-type="float">
            <text:p>61.76426861629</text:p>
          </table:table-cell>
          <table:table-cell office:value-type="float" office:value="91.28912601491" calcext:value-type="float">
            <text:p>91.28912601491</text:p>
          </table:table-cell>
          <table:table-cell office:value-type="float" office:value="64.3813785848132" calcext:value-type="float">
            <text:p>64.3813785848132</text:p>
          </table:table-cell>
        </table:table-row>
        <table:table-row table:style-name="ro1">
          <table:table-cell office:value-type="float" office:value="839.6516516517" calcext:value-type="float">
            <text:p>839.6516516517</text:p>
          </table:table-cell>
          <table:table-cell office:value-type="float" office:value="60.142531737436" calcext:value-type="float">
            <text:p>60.142531737436</text:p>
          </table:table-cell>
          <table:table-cell office:value-type="float" office:value="62.48301424056" calcext:value-type="float">
            <text:p>62.48301424056</text:p>
          </table:table-cell>
          <table:table-cell office:value-type="float" office:value="91.40949748639" calcext:value-type="float">
            <text:p>91.40949748639</text:p>
          </table:table-cell>
          <table:table-cell office:value-type="float" office:value="65.0362506808932" calcext:value-type="float">
            <text:p>65.0362506808932</text:p>
          </table:table-cell>
        </table:table-row>
        <table:table-row table:style-name="ro1">
          <table:table-cell office:value-type="float" office:value="843.027027027" calcext:value-type="float">
            <text:p>843.027027027</text:p>
          </table:table-cell>
          <table:table-cell office:value-type="float" office:value="60.3304293207169" calcext:value-type="float">
            <text:p>60.3304293207169</text:p>
          </table:table-cell>
          <table:table-cell office:value-type="float" office:value="62.90072411975" calcext:value-type="float">
            <text:p>62.90072411975</text:p>
          </table:table-cell>
          <table:table-cell office:value-type="float" office:value="91.42902367751" calcext:value-type="float">
            <text:p>91.42902367751</text:p>
          </table:table-cell>
          <table:table-cell office:value-type="float" office:value="65.6818849426587" calcext:value-type="float">
            <text:p>65.6818849426587</text:p>
          </table:table-cell>
        </table:table-row>
        <table:table-row table:style-name="ro1">
          <table:table-cell office:value-type="float" office:value="846.4024024024" calcext:value-type="float">
            <text:p>846.4024024024</text:p>
          </table:table-cell>
          <table:table-cell office:value-type="float" office:value="60.0746731528472" calcext:value-type="float">
            <text:p>60.0746731528472</text:p>
          </table:table-cell>
          <table:table-cell office:value-type="float" office:value="62.84160480967" calcext:value-type="float">
            <text:p>62.84160480967</text:p>
          </table:table-cell>
          <table:table-cell office:value-type="float" office:value="91.29886016546" calcext:value-type="float">
            <text:p>91.29886016546</text:p>
          </table:table-cell>
          <table:table-cell office:value-type="float" office:value="66.2925303544982" calcext:value-type="float">
            <text:p>66.2925303544982</text:p>
          </table:table-cell>
        </table:table-row>
        <table:table-row table:style-name="ro1">
          <table:table-cell office:value-type="float" office:value="849.7777777778" calcext:value-type="float">
            <text:p>849.7777777778</text:p>
          </table:table-cell>
          <table:table-cell office:value-type="float" office:value="59.2903317948591" calcext:value-type="float">
            <text:p>59.2903317948591</text:p>
          </table:table-cell>
          <table:table-cell office:value-type="float" office:value="62.04957501996" calcext:value-type="float">
            <text:p>62.04957501996</text:p>
          </table:table-cell>
          <table:table-cell office:value-type="float" office:value="90.80110778904" calcext:value-type="float">
            <text:p>90.80110778904</text:p>
          </table:table-cell>
          <table:table-cell office:value-type="float" office:value="66.7999190243761" calcext:value-type="float">
            <text:p>66.7999190243761</text:p>
          </table:table-cell>
        </table:table-row>
        <table:table-row table:style-name="ro1">
          <table:table-cell office:value-type="float" office:value="853.1531531532" calcext:value-type="float">
            <text:p>853.1531531532</text:p>
          </table:table-cell>
          <table:table-cell office:value-type="float" office:value="58.1609264081947" calcext:value-type="float">
            <text:p>58.1609264081947</text:p>
          </table:table-cell>
          <table:table-cell office:value-type="float" office:value="60.90851388628" calcext:value-type="float">
            <text:p>60.90851388628</text:p>
          </table:table-cell>
          <table:table-cell office:value-type="float" office:value="89.66820532441" calcext:value-type="float">
            <text:p>89.66820532441</text:p>
          </table:table-cell>
          <table:table-cell office:value-type="float" office:value="66.803238528343" calcext:value-type="float">
            <text:p>66.803238528343</text:p>
          </table:table-cell>
        </table:table-row>
        <table:table-row table:style-name="ro1">
          <table:table-cell office:value-type="float" office:value="856.5285285285" calcext:value-type="float">
            <text:p>856.5285285285</text:p>
          </table:table-cell>
          <table:table-cell office:value-type="float" office:value="56.9581317939788" calcext:value-type="float">
            <text:p>56.9581317939788</text:p>
          </table:table-cell>
          <table:table-cell office:value-type="float" office:value="59.73457506221" calcext:value-type="float">
            <text:p>59.73457506221</text:p>
          </table:table-cell>
          <table:table-cell office:value-type="float" office:value="88.2470477519" calcext:value-type="float">
            <text:p>88.2470477519</text:p>
          </table:table-cell>
          <table:table-cell office:value-type="float" office:value="65.967545922594" calcext:value-type="float">
            <text:p>65.967545922594</text:p>
          </table:table-cell>
        </table:table-row>
        <table:table-row table:style-name="ro1">
          <table:table-cell office:value-type="float" office:value="859.9039039039" calcext:value-type="float">
            <text:p>859.9039039039</text:p>
          </table:table-cell>
          <table:table-cell office:value-type="float" office:value="55.7849140965084" calcext:value-type="float">
            <text:p>55.7849140965084</text:p>
          </table:table-cell>
          <table:table-cell office:value-type="float" office:value="58.63252819549" calcext:value-type="float">
            <text:p>58.63252819549</text:p>
          </table:table-cell>
          <table:table-cell office:value-type="float" office:value="86.76571773097" calcext:value-type="float">
            <text:p>86.76571773097</text:p>
          </table:table-cell>
          <table:table-cell office:value-type="float" office:value="64.2847533127253" calcext:value-type="float">
            <text:p>64.2847533127253</text:p>
          </table:table-cell>
        </table:table-row>
        <table:table-row table:style-name="ro1">
          <table:table-cell office:value-type="float" office:value="863.2792792793" calcext:value-type="float">
            <text:p>863.2792792793</text:p>
          </table:table-cell>
          <table:table-cell office:value-type="float" office:value="54.5707215485186" calcext:value-type="float">
            <text:p>54.5707215485186</text:p>
          </table:table-cell>
          <table:table-cell office:value-type="float" office:value="57.64179122868" calcext:value-type="float">
            <text:p>57.64179122868</text:p>
          </table:table-cell>
          <table:table-cell office:value-type="float" office:value="82.32160844203" calcext:value-type="float">
            <text:p>82.32160844203</text:p>
          </table:table-cell>
          <table:table-cell office:value-type="float" office:value="62.3465805703247" calcext:value-type="float">
            <text:p>62.3465805703247</text:p>
          </table:table-cell>
        </table:table-row>
        <table:table-row table:style-name="ro1">
          <table:table-cell office:value-type="float" office:value="866.6546546547" calcext:value-type="float">
            <text:p>866.6546546547</text:p>
          </table:table-cell>
          <table:table-cell office:value-type="float" office:value="53.1778651863843" calcext:value-type="float">
            <text:p>53.1778651863843</text:p>
          </table:table-cell>
          <table:table-cell office:value-type="float" office:value="56.8052286333" calcext:value-type="float">
            <text:p>56.8052286333</text:p>
          </table:table-cell>
          <table:table-cell office:value-type="float" office:value="77.87757090231" calcext:value-type="float">
            <text:p>77.87757090231</text:p>
          </table:table-cell>
          <table:table-cell office:value-type="float" office:value="60.3746884133438" calcext:value-type="float">
            <text:p>60.3746884133438</text:p>
          </table:table-cell>
        </table:table-row>
        <table:table-row table:style-name="ro1">
          <table:table-cell office:value-type="float" office:value="870.03003003" calcext:value-type="float">
            <text:p>870.03003003</text:p>
          </table:table-cell>
          <table:table-cell office:value-type="float" office:value="51.538342147874" calcext:value-type="float">
            <text:p>51.538342147874</text:p>
          </table:table-cell>
          <table:table-cell office:value-type="float" office:value="55.79844478092" calcext:value-type="float">
            <text:p>55.79844478092</text:p>
          </table:table-cell>
          <table:table-cell office:value-type="float" office:value="75.46189318319" calcext:value-type="float">
            <text:p>75.46189318319</text:p>
          </table:table-cell>
          <table:table-cell office:value-type="float" office:value="58.478914970389" calcext:value-type="float">
            <text:p>58.478914970389</text:p>
          </table:table-cell>
        </table:table-row>
        <table:table-row table:style-name="ro1">
          <table:table-cell office:value-type="float" office:value="873.4054054054" calcext:value-type="float">
            <text:p>873.4054054054</text:p>
          </table:table-cell>
          <table:table-cell office:value-type="float" office:value="49.5628445721814" calcext:value-type="float">
            <text:p>49.5628445721814</text:p>
          </table:table-cell>
          <table:table-cell office:value-type="float" office:value="54.64096274543" calcext:value-type="float">
            <text:p>54.64096274543</text:p>
          </table:table-cell>
          <table:table-cell office:value-type="float" office:value="73.84521747002" calcext:value-type="float">
            <text:p>73.84521747002</text:p>
          </table:table-cell>
          <table:table-cell office:value-type="float" office:value="56.3767834702659" calcext:value-type="float">
            <text:p>56.3767834702659</text:p>
          </table:table-cell>
        </table:table-row>
        <table:table-row table:style-name="ro1">
          <table:table-cell office:value-type="float" office:value="876.7807807808" calcext:value-type="float">
            <text:p>876.7807807808</text:p>
          </table:table-cell>
          <table:table-cell office:value-type="float" office:value="47.786882976265" calcext:value-type="float">
            <text:p>47.786882976265</text:p>
          </table:table-cell>
          <table:table-cell office:value-type="float" office:value="53.79770449444" calcext:value-type="float">
            <text:p>53.79770449444</text:p>
          </table:table-cell>
          <table:table-cell office:value-type="float" office:value="72.44026564081" calcext:value-type="float">
            <text:p>72.44026564081</text:p>
          </table:table-cell>
          <table:table-cell office:value-type="float" office:value="54.0807505330052" calcext:value-type="float">
            <text:p>54.0807505330052</text:p>
          </table:table-cell>
        </table:table-row>
        <table:table-row table:style-name="ro1">
          <table:table-cell office:value-type="float" office:value="880.1561561562" calcext:value-type="float">
            <text:p>880.1561561562</text:p>
          </table:table-cell>
          <table:table-cell office:value-type="float" office:value="47.6485207169588" calcext:value-type="float">
            <text:p>47.6485207169588</text:p>
          </table:table-cell>
          <table:table-cell office:value-type="float" office:value="54.01516890939" calcext:value-type="float">
            <text:p>54.01516890939</text:p>
          </table:table-cell>
          <table:table-cell office:value-type="float" office:value="71.21465347586" calcext:value-type="float">
            <text:p>71.21465347586</text:p>
          </table:table-cell>
          <table:table-cell office:value-type="float" office:value="50.8867203964077" calcext:value-type="float">
            <text:p>50.8867203964077</text:p>
          </table:table-cell>
        </table:table-row>
        <table:table-row table:style-name="ro1">
          <table:table-cell office:value-type="float" office:value="883.5315315315" calcext:value-type="float">
            <text:p>883.5315315315</text:p>
          </table:table-cell>
          <table:table-cell office:value-type="float" office:value="49.7632462178127" calcext:value-type="float">
            <text:p>49.7632462178127</text:p>
          </table:table-cell>
          <table:table-cell office:value-type="float" office:value="54.81860723675" calcext:value-type="float">
            <text:p>54.81860723675</text:p>
          </table:table-cell>
          <table:table-cell office:value-type="float" office:value="71.17774547797" calcext:value-type="float">
            <text:p>71.17774547797</text:p>
          </table:table-cell>
          <table:table-cell office:value-type="float" office:value="47.4013091446945" calcext:value-type="float">
            <text:p>47.4013091446945</text:p>
          </table:table-cell>
        </table:table-row>
        <table:table-row table:style-name="ro1">
          <table:table-cell office:value-type="float" office:value="886.9069069069" calcext:value-type="float">
            <text:p>886.9069069069</text:p>
          </table:table-cell>
          <table:table-cell office:value-type="float" office:value="52.447483666757" calcext:value-type="float">
            <text:p>52.447483666757</text:p>
          </table:table-cell>
          <table:table-cell office:value-type="float" office:value="55.59822355492" calcext:value-type="float">
            <text:p>55.59822355492</text:p>
          </table:table-cell>
          <table:table-cell office:value-type="float" office:value="72.53224223436" calcext:value-type="float">
            <text:p>72.53224223436</text:p>
          </table:table-cell>
          <table:table-cell office:value-type="float" office:value="43.3477698356584" calcext:value-type="float">
            <text:p>43.3477698356584</text:p>
          </table:table-cell>
        </table:table-row>
        <table:table-row table:style-name="ro1">
          <table:table-cell office:value-type="float" office:value="890.2822822823" calcext:value-type="float">
            <text:p>890.2822822823</text:p>
          </table:table-cell>
          <table:table-cell office:value-type="float" office:value="54.1919446440278" calcext:value-type="float">
            <text:p>54.1919446440278</text:p>
          </table:table-cell>
          <table:table-cell office:value-type="float" office:value="56.02414440254" calcext:value-type="float">
            <text:p>56.02414440254</text:p>
          </table:table-cell>
          <table:table-cell office:value-type="float" office:value="74.86365286699" calcext:value-type="float">
            <text:p>74.86365286699</text:p>
          </table:table-cell>
          <table:table-cell office:value-type="float" office:value="41.7230350876842" calcext:value-type="float">
            <text:p>41.7230350876842</text:p>
          </table:table-cell>
        </table:table-row>
        <table:table-row table:style-name="ro1">
          <table:table-cell office:value-type="float" office:value="893.6576576577" calcext:value-type="float">
            <text:p>893.6576576577</text:p>
          </table:table-cell>
          <table:table-cell office:value-type="float" office:value="54.7952175604803" calcext:value-type="float">
            <text:p>54.7952175604803</text:p>
          </table:table-cell>
          <table:table-cell office:value-type="float" office:value="55.74521700311" calcext:value-type="float">
            <text:p>55.74521700311</text:p>
          </table:table-cell>
          <table:table-cell office:value-type="float" office:value="76.76638769682" calcext:value-type="float">
            <text:p>76.76638769682</text:p>
          </table:table-cell>
          <table:table-cell office:value-type="float" office:value="42.2219131499353" calcext:value-type="float">
            <text:p>42.2219131499353</text:p>
          </table:table-cell>
        </table:table-row>
        <table:table-row table:style-name="ro1">
          <table:table-cell office:value-type="float" office:value="897.033033033" calcext:value-type="float">
            <text:p>897.033033033</text:p>
          </table:table-cell>
          <table:table-cell office:value-type="float" office:value="54.4288485332448" calcext:value-type="float">
            <text:p>54.4288485332448</text:p>
          </table:table-cell>
          <table:table-cell office:value-type="float" office:value="54.80063100784" calcext:value-type="float">
            <text:p>54.80063100784</text:p>
          </table:table-cell>
          <table:table-cell office:value-type="float" office:value="77.50782463036" calcext:value-type="float">
            <text:p>77.50782463036</text:p>
          </table:table-cell>
          <table:table-cell office:value-type="float" office:value="45.2283398628566" calcext:value-type="float">
            <text:p>45.2283398628566</text:p>
          </table:table-cell>
        </table:table-row>
        <table:table-row table:style-name="ro1">
          <table:table-cell office:value-type="float" office:value="900.4084084084" calcext:value-type="float">
            <text:p>900.4084084084</text:p>
          </table:table-cell>
          <table:table-cell office:value-type="float" office:value="53.1715650626616" calcext:value-type="float">
            <text:p>53.1715650626616</text:p>
          </table:table-cell>
          <table:table-cell office:value-type="float" office:value="53.25366220807" calcext:value-type="float">
            <text:p>53.25366220807</text:p>
          </table:table-cell>
          <table:table-cell office:value-type="float" office:value="77.75373046719" calcext:value-type="float">
            <text:p>77.75373046719</text:p>
          </table:table-cell>
          <table:table-cell office:value-type="float" office:value="48.4834955595992" calcext:value-type="float">
            <text:p>48.4834955595992</text:p>
          </table:table-cell>
        </table:table-row>
        <table:table-row table:style-name="ro1">
          <table:table-cell office:value-type="float" office:value="903.7837837838" calcext:value-type="float">
            <text:p>903.7837837838</text:p>
          </table:table-cell>
          <table:table-cell office:value-type="float" office:value="50.9756112489974" calcext:value-type="float">
            <text:p>50.9756112489974</text:p>
          </table:table-cell>
          <table:table-cell office:value-type="float" office:value="51.1028315533" calcext:value-type="float">
            <text:p>51.1028315533</text:p>
          </table:table-cell>
          <table:table-cell office:value-type="float" office:value="77.80040177025" calcext:value-type="float">
            <text:p>77.80040177025</text:p>
          </table:table-cell>
          <table:table-cell office:value-type="float" office:value="51.3314710061258" calcext:value-type="float">
            <text:p>51.3314710061258</text:p>
          </table:table-cell>
        </table:table-row>
        <table:table-row table:style-name="ro1">
          <table:table-cell office:value-type="float" office:value="907.1591591592" calcext:value-type="float">
            <text:p>907.1591591592</text:p>
          </table:table-cell>
          <table:table-cell office:value-type="float" office:value="47.579411726135" calcext:value-type="float">
            <text:p>47.579411726135</text:p>
          </table:table-cell>
          <table:table-cell office:value-type="float" office:value="48.61993096166" calcext:value-type="float">
            <text:p>48.61993096166</text:p>
          </table:table-cell>
          <table:table-cell office:value-type="float" office:value="77.63987023639" calcext:value-type="float">
            <text:p>77.63987023639</text:p>
          </table:table-cell>
          <table:table-cell office:value-type="float" office:value="54.0810171746786" calcext:value-type="float">
            <text:p>54.0810171746786</text:p>
          </table:table-cell>
        </table:table-row>
        <table:table-row table:style-name="ro1">
          <table:table-cell office:value-type="float" office:value="910.5345345345" calcext:value-type="float">
            <text:p>910.5345345345</text:p>
          </table:table-cell>
          <table:table-cell office:value-type="float" office:value="43.0238932520301" calcext:value-type="float">
            <text:p>43.0238932520301</text:p>
          </table:table-cell>
          <table:table-cell office:value-type="float" office:value="45.7719322995" calcext:value-type="float">
            <text:p>45.7719322995</text:p>
          </table:table-cell>
          <table:table-cell office:value-type="float" office:value="77.2176445516" calcext:value-type="float">
            <text:p>77.2176445516</text:p>
          </table:table-cell>
          <table:table-cell office:value-type="float" office:value="56.7505101921803" calcext:value-type="float">
            <text:p>56.7505101921803</text:p>
          </table:table-cell>
        </table:table-row>
        <table:table-row table:style-name="ro1">
          <table:table-cell office:value-type="float" office:value="913.9099099099" calcext:value-type="float">
            <text:p>913.9099099099</text:p>
          </table:table-cell>
          <table:table-cell office:value-type="float" office:value="37.91805175632" calcext:value-type="float">
            <text:p>37.91805175632</text:p>
          </table:table-cell>
          <table:table-cell office:value-type="float" office:value="42.47890908674" calcext:value-type="float">
            <text:p>42.47890908674</text:p>
          </table:table-cell>
          <table:table-cell office:value-type="float" office:value="76.53921305016" calcext:value-type="float">
            <text:p>76.53921305016</text:p>
          </table:table-cell>
          <table:table-cell office:value-type="float" office:value="58.9481546281794" calcext:value-type="float">
            <text:p>58.9481546281794</text:p>
          </table:table-cell>
        </table:table-row>
        <table:table-row table:style-name="ro1">
          <table:table-cell office:value-type="float" office:value="917.2852852853" calcext:value-type="float">
            <text:p>917.2852852853</text:p>
          </table:table-cell>
          <table:table-cell office:value-type="float" office:value="33.3536842534749" calcext:value-type="float">
            <text:p>33.3536842534749</text:p>
          </table:table-cell>
          <table:table-cell office:value-type="float" office:value="39.48674426423" calcext:value-type="float">
            <text:p>39.48674426423</text:p>
          </table:table-cell>
          <table:table-cell office:value-type="float" office:value="75.64751423914" calcext:value-type="float">
            <text:p>75.64751423914</text:p>
          </table:table-cell>
          <table:table-cell office:value-type="float" office:value="61.1063785110612" calcext:value-type="float">
            <text:p>61.1063785110612</text:p>
          </table:table-cell>
        </table:table-row>
        <table:table-row table:style-name="ro1">
          <table:table-cell office:value-type="float" office:value="920.6606606607" calcext:value-type="float">
            <text:p>920.6606606607</text:p>
          </table:table-cell>
          <table:table-cell office:value-type="float" office:value="30.2806666501594" calcext:value-type="float">
            <text:p>30.2806666501594</text:p>
          </table:table-cell>
          <table:table-cell office:value-type="float" office:value="37.27906303029" calcext:value-type="float">
            <text:p>37.27906303029</text:p>
          </table:table-cell>
          <table:table-cell office:value-type="float" office:value="74.68650752344" calcext:value-type="float">
            <text:p>74.68650752344</text:p>
          </table:table-cell>
          <table:table-cell office:value-type="float" office:value="63.3221137180769" calcext:value-type="float">
            <text:p>63.3221137180769</text:p>
          </table:table-cell>
        </table:table-row>
        <table:table-row table:style-name="ro1">
          <table:table-cell office:value-type="float" office:value="924.036036036" calcext:value-type="float">
            <text:p>924.036036036</text:p>
          </table:table-cell>
          <table:table-cell office:value-type="float" office:value="29.2339804452778" calcext:value-type="float">
            <text:p>29.2339804452778</text:p>
          </table:table-cell>
          <table:table-cell office:value-type="float" office:value="35.37179659814" calcext:value-type="float">
            <text:p>35.37179659814</text:p>
          </table:table-cell>
          <table:table-cell office:value-type="float" office:value="73.59726258479" calcext:value-type="float">
            <text:p>73.59726258479</text:p>
          </table:table-cell>
          <table:table-cell office:value-type="float" office:value="65.7356841094158" calcext:value-type="float">
            <text:p>65.7356841094158</text:p>
          </table:table-cell>
        </table:table-row>
        <table:table-row table:style-name="ro1">
          <table:table-cell office:value-type="float" office:value="927.4114114114" calcext:value-type="float">
            <text:p>927.4114114114</text:p>
          </table:table-cell>
          <table:table-cell office:value-type="float" office:value="30.2910546404197" calcext:value-type="float">
            <text:p>30.2910546404197</text:p>
          </table:table-cell>
          <table:table-cell office:value-type="float" office:value="34.6183122512" calcext:value-type="float">
            <text:p>34.6183122512</text:p>
          </table:table-cell>
          <table:table-cell office:value-type="float" office:value="72.16204124803" calcext:value-type="float">
            <text:p>72.16204124803</text:p>
          </table:table-cell>
          <table:table-cell office:value-type="float" office:value="68.2988412071583" calcext:value-type="float">
            <text:p>68.2988412071583</text:p>
          </table:table-cell>
        </table:table-row>
        <table:table-row table:style-name="ro1">
          <table:table-cell office:value-type="float" office:value="930.7867867868" calcext:value-type="float">
            <text:p>930.7867867868</text:p>
          </table:table-cell>
          <table:table-cell office:value-type="float" office:value="33.0419483602653" calcext:value-type="float">
            <text:p>33.0419483602653</text:p>
          </table:table-cell>
          <table:table-cell office:value-type="float" office:value="36.04875560677" calcext:value-type="float">
            <text:p>36.04875560677</text:p>
          </table:table-cell>
          <table:table-cell office:value-type="float" office:value="70.17573168478" calcext:value-type="float">
            <text:p>70.17573168478</text:p>
          </table:table-cell>
          <table:table-cell office:value-type="float" office:value="70.5933896884343" calcext:value-type="float">
            <text:p>70.5933896884343</text:p>
          </table:table-cell>
        </table:table-row>
        <table:table-row table:style-name="ro1">
          <table:table-cell office:value-type="float" office:value="934.1621621622" calcext:value-type="float">
            <text:p>934.1621621622</text:p>
          </table:table-cell>
          <table:table-cell office:value-type="float" office:value="36.9280185724754" calcext:value-type="float">
            <text:p>36.9280185724754</text:p>
          </table:table-cell>
          <table:table-cell office:value-type="float" office:value="39.41736753069" calcext:value-type="float">
            <text:p>39.41736753069</text:p>
          </table:table-cell>
          <table:table-cell office:value-type="float" office:value="67.55334090158" calcext:value-type="float">
            <text:p>67.55334090158</text:p>
          </table:table-cell>
          <table:table-cell office:value-type="float" office:value="72.6329295551638" calcext:value-type="float">
            <text:p>72.6329295551638</text:p>
          </table:table-cell>
        </table:table-row>
        <table:table-row table:style-name="ro1">
          <table:table-cell office:value-type="float" office:value="937.5375375375" calcext:value-type="float">
            <text:p>937.5375375375</text:p>
          </table:table-cell>
          <table:table-cell office:value-type="float" office:value="41.2330710589197" calcext:value-type="float">
            <text:p>41.2330710589197</text:p>
          </table:table-cell>
          <table:table-cell office:value-type="float" office:value="42.57282860656" calcext:value-type="float">
            <text:p>42.57282860656</text:p>
          </table:table-cell>
          <table:table-cell office:value-type="float" office:value="64.73996064763" calcext:value-type="float">
            <text:p>64.73996064763</text:p>
          </table:table-cell>
          <table:table-cell office:value-type="float" office:value="73.9829457552154" calcext:value-type="float">
            <text:p>73.9829457552154</text:p>
          </table:table-cell>
        </table:table-row>
        <table:table-row table:style-name="ro1">
          <table:table-cell office:value-type="float" office:value="940.9129129129" calcext:value-type="float">
            <text:p>940.9129129129</text:p>
          </table:table-cell>
          <table:table-cell office:value-type="float" office:value="45.2744321071726" calcext:value-type="float">
            <text:p>45.2744321071726</text:p>
          </table:table-cell>
          <table:table-cell office:value-type="float" office:value="45.67775979343" calcext:value-type="float">
            <text:p>45.67775979343</text:p>
          </table:table-cell>
          <table:table-cell office:value-type="float" office:value="62.14093042311" calcext:value-type="float">
            <text:p>62.14093042311</text:p>
          </table:table-cell>
          <table:table-cell office:value-type="float" office:value="74.7598881853032" calcext:value-type="float">
            <text:p>74.7598881853032</text:p>
          </table:table-cell>
        </table:table-row>
        <table:table-row table:style-name="ro1">
          <table:table-cell office:value-type="float" office:value="944.2882882883" calcext:value-type="float">
            <text:p>944.2882882883</text:p>
          </table:table-cell>
          <table:table-cell office:value-type="float" office:value="48.5602592334068" calcext:value-type="float">
            <text:p>48.5602592334068</text:p>
          </table:table-cell>
          <table:table-cell office:value-type="float" office:value="48.60037836442" calcext:value-type="float">
            <text:p>48.60037836442</text:p>
          </table:table-cell>
          <table:table-cell office:value-type="float" office:value="59.47986195153" calcext:value-type="float">
            <text:p>59.47986195153</text:p>
          </table:table-cell>
          <table:table-cell office:value-type="float" office:value="75.134288534086" calcext:value-type="float">
            <text:p>75.134288534086</text:p>
          </table:table-cell>
        </table:table-row>
        <table:table-row table:style-name="ro1">
          <table:table-cell office:value-type="float" office:value="947.6636636637" calcext:value-type="float">
            <text:p>947.6636636637</text:p>
          </table:table-cell>
          <table:table-cell office:value-type="float" office:value="50.9715233824598" calcext:value-type="float">
            <text:p>50.9715233824598</text:p>
          </table:table-cell>
          <table:table-cell office:value-type="float" office:value="51.08873637838" calcext:value-type="float">
            <text:p>51.08873637838</text:p>
          </table:table-cell>
          <table:table-cell office:value-type="float" office:value="55.48677101069" calcext:value-type="float">
            <text:p>55.48677101069</text:p>
          </table:table-cell>
          <table:table-cell office:value-type="float" office:value="74.8396853664829" calcext:value-type="float">
            <text:p>74.8396853664829</text:p>
          </table:table-cell>
        </table:table-row>
        <table:table-row table:style-name="ro1">
          <table:table-cell office:value-type="float" office:value="951.039039039" calcext:value-type="float">
            <text:p>951.039039039</text:p>
          </table:table-cell>
          <table:table-cell office:value-type="float" office:value="52.4299779794504" calcext:value-type="float">
            <text:p>52.4299779794504</text:p>
          </table:table-cell>
          <table:table-cell office:value-type="float" office:value="51.78973344113" calcext:value-type="float">
            <text:p>51.78973344113</text:p>
          </table:table-cell>
          <table:table-cell office:value-type="float" office:value="51.1764513613" calcext:value-type="float">
            <text:p>51.1764513613</text:p>
          </table:table-cell>
          <table:table-cell office:value-type="float" office:value="74.4158841263218" calcext:value-type="float">
            <text:p>74.4158841263218</text:p>
          </table:table-cell>
        </table:table-row>
        <table:table-row table:style-name="ro1">
          <table:table-cell office:value-type="float" office:value="954.4144144144" calcext:value-type="float">
            <text:p>954.4144144144</text:p>
          </table:table-cell>
          <table:table-cell office:value-type="float" office:value="52.8805089648937" calcext:value-type="float">
            <text:p>52.8805089648937</text:p>
          </table:table-cell>
          <table:table-cell office:value-type="float" office:value="51.53442188961" calcext:value-type="float">
            <text:p>51.53442188961</text:p>
          </table:table-cell>
          <table:table-cell office:value-type="float" office:value="48.43337677038" calcext:value-type="float">
            <text:p>48.43337677038</text:p>
          </table:table-cell>
          <table:table-cell office:value-type="float" office:value="73.778529421235" calcext:value-type="float">
            <text:p>73.778529421235</text:p>
          </table:table-cell>
        </table:table-row>
        <table:table-row table:style-name="ro1">
          <table:table-cell office:value-type="float" office:value="957.7897897898" calcext:value-type="float">
            <text:p>957.7897897898</text:p>
          </table:table-cell>
          <table:table-cell office:value-type="float" office:value="52.1771073644308" calcext:value-type="float">
            <text:p>52.1771073644308</text:p>
          </table:table-cell>
          <table:table-cell office:value-type="float" office:value="49.31370189009" calcext:value-type="float">
            <text:p>49.31370189009</text:p>
          </table:table-cell>
          <table:table-cell office:value-type="float" office:value="45.33722144001" calcext:value-type="float">
            <text:p>45.33722144001</text:p>
          </table:table-cell>
          <table:table-cell office:value-type="float" office:value="73.0552585125536" calcext:value-type="float">
            <text:p>73.0552585125536</text:p>
          </table:table-cell>
        </table:table-row>
        <table:table-row table:style-name="ro1">
          <table:table-cell office:value-type="float" office:value="961.1651651652" calcext:value-type="float">
            <text:p>961.1651651652</text:p>
          </table:table-cell>
          <table:table-cell office:value-type="float" office:value="50.1658289333489" calcext:value-type="float">
            <text:p>50.1658289333489</text:p>
          </table:table-cell>
          <table:table-cell office:value-type="float" office:value="46.46272069853" calcext:value-type="float">
            <text:p>46.46272069853</text:p>
          </table:table-cell>
          <table:table-cell office:value-type="float" office:value="42.67311791609" calcext:value-type="float">
            <text:p>42.67311791609</text:p>
          </table:table-cell>
          <table:table-cell office:value-type="float" office:value="72.2766490454115" calcext:value-type="float">
            <text:p>72.2766490454115</text:p>
          </table:table-cell>
        </table:table-row>
        <table:table-row table:style-name="ro1">
          <table:table-cell office:value-type="float" office:value="964.5405405405" calcext:value-type="float">
            <text:p>964.5405405405</text:p>
          </table:table-cell>
          <table:table-cell office:value-type="float" office:value="46.684072768401" calcext:value-type="float">
            <text:p>46.684072768401</text:p>
          </table:table-cell>
          <table:table-cell office:value-type="float" office:value="42.9797756063" calcext:value-type="float">
            <text:p>42.9797756063</text:p>
          </table:table-cell>
          <table:table-cell office:value-type="float" office:value="39.91109261179" calcext:value-type="float">
            <text:p>39.91109261179</text:p>
          </table:table-cell>
          <table:table-cell office:value-type="float" office:value="71.5812877896614" calcext:value-type="float">
            <text:p>71.5812877896614</text:p>
          </table:table-cell>
        </table:table-row>
        <table:table-row table:style-name="ro1">
          <table:table-cell office:value-type="float" office:value="967.9159159159" calcext:value-type="float">
            <text:p>967.9159159159</text:p>
          </table:table-cell>
          <table:table-cell office:value-type="float" office:value="41.5765480335284" calcext:value-type="float">
            <text:p>41.5765480335284</text:p>
          </table:table-cell>
          <table:table-cell office:value-type="float" office:value="38.99436155958" calcext:value-type="float">
            <text:p>38.99436155958</text:p>
          </table:table-cell>
          <table:table-cell office:value-type="float" office:value="36.63497503302" calcext:value-type="float">
            <text:p>36.63497503302</text:p>
          </table:table-cell>
          <table:table-cell office:value-type="float" office:value="71.0540545876322" calcext:value-type="float">
            <text:p>71.0540545876322</text:p>
          </table:table-cell>
        </table:table-row>
        <table:table-row table:style-name="ro1">
          <table:table-cell office:value-type="float" office:value="971.2912912913" calcext:value-type="float">
            <text:p>971.2912912913</text:p>
          </table:table-cell>
          <table:table-cell office:value-type="float" office:value="34.931264090755" calcext:value-type="float">
            <text:p>34.931264090755</text:p>
          </table:table-cell>
          <table:table-cell office:value-type="float" office:value="35.22089060219" calcext:value-type="float">
            <text:p>35.22089060219</text:p>
          </table:table-cell>
          <table:table-cell office:value-type="float" office:value="33.41644273938" calcext:value-type="float">
            <text:p>33.41644273938</text:p>
          </table:table-cell>
          <table:table-cell office:value-type="float" office:value="70.9369234312626" calcext:value-type="float">
            <text:p>70.9369234312626</text:p>
          </table:table-cell>
        </table:table-row>
        <table:table-row table:style-name="ro1">
          <table:table-cell office:value-type="float" office:value="974.6666666667" calcext:value-type="float">
            <text:p>974.6666666667</text:p>
          </table:table-cell>
          <table:table-cell office:value-type="float" office:value="27.5863297662238" calcext:value-type="float">
            <text:p>27.5863297662238</text:p>
          </table:table-cell>
          <table:table-cell office:value-type="float" office:value="31.02195331205" calcext:value-type="float">
            <text:p>31.02195331205</text:p>
          </table:table-cell>
          <table:table-cell office:value-type="float" office:value="29.70464998805" calcext:value-type="float">
            <text:p>29.70464998805</text:p>
          </table:table-cell>
          <table:table-cell office:value-type="float" office:value="71.3048272158752" calcext:value-type="float">
            <text:p>71.3048272158752</text:p>
          </table:table-cell>
        </table:table-row>
        <table:table-row table:style-name="ro1">
          <table:table-cell office:value-type="float" office:value="978.042042042" calcext:value-type="float">
            <text:p>978.042042042</text:p>
          </table:table-cell>
          <table:table-cell office:value-type="float" office:value="20.8307696119332" calcext:value-type="float">
            <text:p>20.8307696119332</text:p>
          </table:table-cell>
          <table:table-cell office:value-type="float" office:value="26.45500468899" calcext:value-type="float">
            <text:p>26.45500468899</text:p>
          </table:table-cell>
          <table:table-cell office:value-type="float" office:value="27.09652429843" calcext:value-type="float">
            <text:p>27.09652429843</text:p>
          </table:table-cell>
          <table:table-cell office:value-type="float" office:value="71.9622711400199" calcext:value-type="float">
            <text:p>71.9622711400199</text:p>
          </table:table-cell>
        </table:table-row>
        <table:table-row table:style-name="ro1">
          <table:table-cell office:value-type="float" office:value="981.4174174174" calcext:value-type="float">
            <text:p>981.4174174174</text:p>
          </table:table-cell>
          <table:table-cell office:value-type="float" office:value="15.7504652589624" calcext:value-type="float">
            <text:p>15.7504652589624</text:p>
          </table:table-cell>
          <table:table-cell office:value-type="float" office:value="21.87071372881" calcext:value-type="float">
            <text:p>21.87071372881</text:p>
          </table:table-cell>
          <table:table-cell office:value-type="float" office:value="25.23774061724" calcext:value-type="float">
            <text:p>25.23774061724</text:p>
          </table:table-cell>
          <table:table-cell office:value-type="float" office:value="72.7130265406649" calcext:value-type="float">
            <text:p>72.7130265406649</text:p>
          </table:table-cell>
        </table:table-row>
        <table:table-row table:style-name="ro1">
          <table:table-cell office:value-type="float" office:value="984.7927927928" calcext:value-type="float">
            <text:p>984.7927927928</text:p>
          </table:table-cell>
          <table:table-cell office:value-type="float" office:value="12.5482710729136" calcext:value-type="float">
            <text:p>12.5482710729136</text:p>
          </table:table-cell>
          <table:table-cell office:value-type="float" office:value="18.48297859968" calcext:value-type="float">
            <text:p>18.48297859968</text:p>
          </table:table-cell>
          <table:table-cell office:value-type="float" office:value="23.26888730929" calcext:value-type="float">
            <text:p>23.26888730929</text:p>
          </table:table-cell>
          <table:table-cell office:value-type="float" office:value="73.3661666325886" calcext:value-type="float">
            <text:p>73.3661666325886</text:p>
          </table:table-cell>
        </table:table-row>
        <table:table-row table:style-name="ro1">
          <table:table-cell office:value-type="float" office:value="988.1681681682" calcext:value-type="float">
            <text:p>988.1681681682</text:p>
          </table:table-cell>
          <table:table-cell office:value-type="float" office:value="10.9224544104573" calcext:value-type="float">
            <text:p>10.9224544104573</text:p>
          </table:table-cell>
          <table:table-cell office:value-type="float" office:value="15.724781693" calcext:value-type="float">
            <text:p>15.724781693</text:p>
          </table:table-cell>
          <table:table-cell office:value-type="float" office:value="21.69817577005" calcext:value-type="float">
            <text:p>21.69817577005</text:p>
          </table:table-cell>
          <table:table-cell office:value-type="float" office:value="73.7867772067302" calcext:value-type="float">
            <text:p>73.7867772067302</text:p>
          </table:table-cell>
        </table:table-row>
        <table:table-row table:style-name="ro1">
          <table:table-cell office:value-type="float" office:value="991.5435435435" calcext:value-type="float">
            <text:p>991.5435435435</text:p>
          </table:table-cell>
          <table:table-cell office:value-type="float" office:value="10.0262978794159" calcext:value-type="float">
            <text:p>10.0262978794159</text:p>
          </table:table-cell>
          <table:table-cell office:value-type="float" office:value="12.89762762643" calcext:value-type="float">
            <text:p>12.89762762643</text:p>
          </table:table-cell>
          <table:table-cell office:value-type="float" office:value="20.42963837326" calcext:value-type="float">
            <text:p>20.42963837326</text:p>
          </table:table-cell>
          <table:table-cell office:value-type="float" office:value="74.1338751788235" calcext:value-type="float">
            <text:p>74.1338751788235</text:p>
          </table:table-cell>
        </table:table-row>
        <table:table-row table:style-name="ro1">
          <table:table-cell office:value-type="float" office:value="994.9189189189" calcext:value-type="float">
            <text:p>994.9189189189</text:p>
          </table:table-cell>
          <table:table-cell office:value-type="float" office:value="8.97090692343648" calcext:value-type="float">
            <text:p>8.97090692343648</text:p>
          </table:table-cell>
          <table:table-cell office:value-type="float" office:value="10.07886870536" calcext:value-type="float">
            <text:p>10.07886870536</text:p>
          </table:table-cell>
          <table:table-cell office:value-type="float" office:value="19.25687472028" calcext:value-type="float">
            <text:p>19.25687472028</text:p>
          </table:table-cell>
          <table:table-cell office:value-type="float" office:value="74.4403630284572" calcext:value-type="float">
            <text:p>74.4403630284572</text:p>
          </table:table-cell>
        </table:table-row>
        <table:table-row table:style-name="ro1">
          <table:table-cell office:value-type="float" office:value="998.2942942943" calcext:value-type="float">
            <text:p>998.2942942943</text:p>
          </table:table-cell>
          <table:table-cell office:value-type="float" office:value="7.32402572514249" calcext:value-type="float">
            <text:p>7.32402572514249</text:p>
          </table:table-cell>
          <table:table-cell office:value-type="float" office:value="7.501854871869" calcext:value-type="float">
            <text:p>7.501854871869</text:p>
          </table:table-cell>
          <table:table-cell office:value-type="float" office:value="18.02902212834" calcext:value-type="float">
            <text:p>18.02902212834</text:p>
          </table:table-cell>
          <table:table-cell office:value-type="float" office:value="74.6449083744897" calcext:value-type="float">
            <text:p>74.6449083744897</text:p>
          </table:table-cell>
        </table:table-row>
        <table:table-row table:style-name="ro1">
          <table:table-cell office:value-type="float" office:value="1001.66966967" calcext:value-type="float">
            <text:p>1001.66966967</text:p>
          </table:table-cell>
          <table:table-cell office:value-type="float" office:value="5.25445912644064" calcext:value-type="float">
            <text:p>5.25445912644064</text:p>
          </table:table-cell>
          <table:table-cell office:value-type="float" office:value="5.305604602087" calcext:value-type="float">
            <text:p>5.305604602087</text:p>
          </table:table-cell>
          <table:table-cell office:value-type="float" office:value="16.76615676364" calcext:value-type="float">
            <text:p>16.76615676364</text:p>
          </table:table-cell>
          <table:table-cell office:value-type="float" office:value="74.6871469862844" calcext:value-type="float">
            <text:p>74.6871469862844</text:p>
          </table:table-cell>
        </table:table-row>
        <table:table-row table:style-name="ro1">
          <table:table-cell office:value-type="float" office:value="1005.045045045" calcext:value-type="float">
            <text:p>1005.045045045</text:p>
          </table:table-cell>
          <table:table-cell office:value-type="float" office:value="3.24741283955491" calcext:value-type="float">
            <text:p>3.24741283955491</text:p>
          </table:table-cell>
          <table:table-cell office:value-type="float" office:value="3.723636636158" calcext:value-type="float">
            <text:p>3.723636636158</text:p>
          </table:table-cell>
          <table:table-cell office:value-type="float" office:value="15.45168795128" calcext:value-type="float">
            <text:p>15.45168795128</text:p>
          </table:table-cell>
          <table:table-cell office:value-type="float" office:value="74.3897044661247" calcext:value-type="float">
            <text:p>74.3897044661247</text:p>
          </table:table-cell>
        </table:table-row>
        <table:table-row table:style-name="ro1">
          <table:table-cell office:value-type="float" office:value="1008.42042042" calcext:value-type="float">
            <text:p>1008.42042042</text:p>
          </table:table-cell>
          <table:table-cell office:value-type="float" office:value="1.73581597751101" calcext:value-type="float">
            <text:p>1.73581597751101</text:p>
          </table:table-cell>
          <table:table-cell office:value-type="float" office:value="2.540287044021" calcext:value-type="float">
            <text:p>2.540287044021</text:p>
          </table:table-cell>
          <table:table-cell office:value-type="float" office:value="14.09354993734" calcext:value-type="float">
            <text:p>14.09354993734</text:p>
          </table:table-cell>
          <table:table-cell office:value-type="float" office:value="73.9055571484396" calcext:value-type="float">
            <text:p>73.9055571484396</text:p>
          </table:table-cell>
        </table:table-row>
        <table:table-row table:style-name="ro1">
          <table:table-cell office:value-type="float" office:value="1011.795795796" calcext:value-type="float">
            <text:p>1011.795795796</text:p>
          </table:table-cell>
          <table:table-cell office:value-type="float" office:value="1" calcext:value-type="float">
            <text:p>1</text:p>
          </table:table-cell>
          <table:table-cell office:value-type="float" office:value="1.543384328457" calcext:value-type="float">
            <text:p>1.543384328457</text:p>
          </table:table-cell>
          <table:table-cell office:value-type="float" office:value="12.7064705899" calcext:value-type="float">
            <text:p>12.7064705899</text:p>
          </table:table-cell>
          <table:table-cell office:value-type="float" office:value="73.3260045418625" calcext:value-type="float">
            <text:p>73.3260045418625</text:p>
          </table:table-cell>
        </table:table-row>
        <table:table-row table:style-name="ro1">
          <table:table-cell office:value-type="float" office:value="1015.171171171" calcext:value-type="float">
            <text:p>1015.171171171</text:p>
          </table:table-cell>
          <table:table-cell office:value-type="float" office:value="1.26446091898349" calcext:value-type="float">
            <text:p>1.26446091898349</text:p>
          </table:table-cell>
          <table:table-cell office:value-type="float" office:value="1.48727615316" calcext:value-type="float">
            <text:p>1.48727615316</text:p>
          </table:table-cell>
          <table:table-cell office:value-type="float" office:value="11.28009531486" calcext:value-type="float">
            <text:p>11.28009531486</text:p>
          </table:table-cell>
          <table:table-cell office:value-type="float" office:value="72.4783579032412" calcext:value-type="float">
            <text:p>72.4783579032412</text:p>
          </table:table-cell>
        </table:table-row>
        <table:table-row table:style-name="ro1">
          <table:table-cell office:value-type="float" office:value="1018.546546547" calcext:value-type="float">
            <text:p>1018.546546547</text:p>
          </table:table-cell>
          <table:table-cell office:value-type="float" office:value="2.4178163943197" calcext:value-type="float">
            <text:p>2.4178163943197</text:p>
          </table:table-cell>
          <table:table-cell office:value-type="float" office:value="2.590002738528" calcext:value-type="float">
            <text:p>2.590002738528</text:p>
          </table:table-cell>
          <table:table-cell office:value-type="float" office:value="9.782129041369" calcext:value-type="float">
            <text:p>9.782129041369</text:p>
          </table:table-cell>
          <table:table-cell office:value-type="float" office:value="71.4744983615914" calcext:value-type="float">
            <text:p>71.4744983615914</text:p>
          </table:table-cell>
        </table:table-row>
        <table:table-row table:style-name="ro1">
          <table:table-cell office:value-type="float" office:value="1021.921921922" calcext:value-type="float">
            <text:p>1021.921921922</text:p>
          </table:table-cell>
          <table:table-cell office:value-type="float" office:value="4.00169635532255" calcext:value-type="float">
            <text:p>4.00169635532255</text:p>
          </table:table-cell>
          <table:table-cell office:value-type="float" office:value="4.170369527108" calcext:value-type="float">
            <text:p>4.170369527108</text:p>
          </table:table-cell>
          <table:table-cell office:value-type="float" office:value="8.0884820881" calcext:value-type="float">
            <text:p>8.0884820881</text:p>
          </table:table-cell>
          <table:table-cell office:value-type="float" office:value="70.1697042955815" calcext:value-type="float">
            <text:p>70.1697042955815</text:p>
          </table:table-cell>
        </table:table-row>
        <table:table-row table:style-name="ro1">
          <table:table-cell office:value-type="float" office:value="1025.297297297" calcext:value-type="float">
            <text:p>1025.297297297</text:p>
          </table:table-cell>
          <table:table-cell office:value-type="float" office:value="5.5770639354016" calcext:value-type="float">
            <text:p>5.5770639354016</text:p>
          </table:table-cell>
          <table:table-cell office:value-type="float" office:value="5.967106268491" calcext:value-type="float">
            <text:p>5.967106268491</text:p>
          </table:table-cell>
          <table:table-cell office:value-type="float" office:value="6.574796994072" calcext:value-type="float">
            <text:p>6.574796994072</text:p>
          </table:table-cell>
          <table:table-cell office:value-type="float" office:value="68.6774925560673" calcext:value-type="float">
            <text:p>68.6774925560673</text:p>
          </table:table-cell>
        </table:table-row>
        <table:table-row table:style-name="ro1">
          <table:table-cell office:value-type="float" office:value="1028.672672673" calcext:value-type="float">
            <text:p>1028.672672673</text:p>
          </table:table-cell>
          <table:table-cell office:value-type="float" office:value="6.87585127452675" calcext:value-type="float">
            <text:p>6.87585127452675</text:p>
          </table:table-cell>
          <table:table-cell office:value-type="float" office:value="8.031872295785" calcext:value-type="float">
            <text:p>8.031872295785</text:p>
          </table:table-cell>
          <table:table-cell office:value-type="float" office:value="5.83761424031" calcext:value-type="float">
            <text:p>5.83761424031</text:p>
          </table:table-cell>
          <table:table-cell office:value-type="float" office:value="67.0885912343835" calcext:value-type="float">
            <text:p>67.0885912343835</text:p>
          </table:table-cell>
        </table:table-row>
        <table:table-row table:style-name="ro1">
          <table:table-cell office:value-type="float" office:value="1032.048048048" calcext:value-type="float">
            <text:p>1032.048048048</text:p>
          </table:table-cell>
          <table:table-cell office:value-type="float" office:value="7.77989498337448" calcext:value-type="float">
            <text:p>7.77989498337448</text:p>
          </table:table-cell>
          <table:table-cell office:value-type="float" office:value="10.09865472262" calcext:value-type="float">
            <text:p>10.09865472262</text:p>
          </table:table-cell>
          <table:table-cell office:value-type="float" office:value="5.704782791586" calcext:value-type="float">
            <text:p>5.704782791586</text:p>
          </table:table-cell>
          <table:table-cell office:value-type="float" office:value="65.0458468268263" calcext:value-type="float">
            <text:p>65.0458468268263</text:p>
          </table:table-cell>
        </table:table-row>
        <table:table-row table:style-name="ro1">
          <table:table-cell office:value-type="float" office:value="1035.423423423" calcext:value-type="float">
            <text:p>1035.423423423</text:p>
          </table:table-cell>
          <table:table-cell office:value-type="float" office:value="8.23696655527802" calcext:value-type="float">
            <text:p>8.23696655527802</text:p>
          </table:table-cell>
          <table:table-cell office:value-type="float" office:value="11.71743088848" calcext:value-type="float">
            <text:p>11.71743088848</text:p>
          </table:table-cell>
          <table:table-cell office:value-type="float" office:value="5.917121052078" calcext:value-type="float">
            <text:p>5.917121052078</text:p>
          </table:table-cell>
          <table:table-cell office:value-type="float" office:value="62.4749646166287" calcext:value-type="float">
            <text:p>62.4749646166287</text:p>
          </table:table-cell>
        </table:table-row>
        <table:table-row table:style-name="ro1">
          <table:table-cell office:value-type="float" office:value="1038.798798799" calcext:value-type="float">
            <text:p>1038.798798799</text:p>
          </table:table-cell>
          <table:table-cell office:value-type="float" office:value="8.35998729191521" calcext:value-type="float">
            <text:p>8.35998729191521</text:p>
          </table:table-cell>
          <table:table-cell office:value-type="float" office:value="13.1091263459" calcext:value-type="float">
            <text:p>13.1091263459</text:p>
          </table:table-cell>
          <table:table-cell office:value-type="float" office:value="6.449088507246" calcext:value-type="float">
            <text:p>6.449088507246</text:p>
          </table:table-cell>
          <table:table-cell office:value-type="float" office:value="58.9638303419095" calcext:value-type="float">
            <text:p>58.9638303419095</text:p>
          </table:table-cell>
        </table:table-row>
        <table:table-row table:style-name="ro1">
          <table:table-cell office:value-type="float" office:value="1042.174174174" calcext:value-type="float">
            <text:p>1042.174174174</text:p>
          </table:table-cell>
          <table:table-cell office:value-type="float" office:value="8.54846198576612" calcext:value-type="float">
            <text:p>8.54846198576612</text:p>
          </table:table-cell>
          <table:table-cell office:value-type="float" office:value="14.2894877513" calcext:value-type="float">
            <text:p>14.2894877513</text:p>
          </table:table-cell>
          <table:table-cell office:value-type="float" office:value="7.29471166414" calcext:value-type="float">
            <text:p>7.29471166414</text:p>
          </table:table-cell>
          <table:table-cell office:value-type="float" office:value="56.2118992821788" calcext:value-type="float">
            <text:p>56.2118992821788</text:p>
          </table:table-cell>
        </table:table-row>
        <table:table-row table:style-name="ro1">
          <table:table-cell office:value-type="float" office:value="1045.54954955" calcext:value-type="float">
            <text:p>1045.54954955</text:p>
          </table:table-cell>
          <table:table-cell office:value-type="float" office:value="9.44962014174774" calcext:value-type="float">
            <text:p>9.44962014174774</text:p>
          </table:table-cell>
          <table:table-cell office:value-type="float" office:value="15.53346053708" calcext:value-type="float">
            <text:p>15.53346053708</text:p>
          </table:table-cell>
          <table:table-cell office:value-type="float" office:value="8.123890757588" calcext:value-type="float">
            <text:p>8.123890757588</text:p>
          </table:table-cell>
          <table:table-cell office:value-type="float" office:value="53.7882349461316" calcext:value-type="float">
            <text:p>53.7882349461316</text:p>
          </table:table-cell>
        </table:table-row>
        <table:table-row table:style-name="ro1">
          <table:table-cell office:value-type="float" office:value="1048.924924925" calcext:value-type="float">
            <text:p>1048.924924925</text:p>
          </table:table-cell>
          <table:table-cell office:value-type="float" office:value="11.5873338803234" calcext:value-type="float">
            <text:p>11.5873338803234</text:p>
          </table:table-cell>
          <table:table-cell office:value-type="float" office:value="17.25933091463" calcext:value-type="float">
            <text:p>17.25933091463</text:p>
          </table:table-cell>
          <table:table-cell office:value-type="float" office:value="8.375174511541" calcext:value-type="float">
            <text:p>8.375174511541</text:p>
          </table:table-cell>
          <table:table-cell office:value-type="float" office:value="51.3601951886589" calcext:value-type="float">
            <text:p>51.3601951886589</text:p>
          </table:table-cell>
        </table:table-row>
        <table:table-row table:style-name="ro1">
          <table:table-cell office:value-type="float" office:value="1052.3003003" calcext:value-type="float">
            <text:p>1052.3003003</text:p>
          </table:table-cell>
          <table:table-cell office:value-type="float" office:value="14.767838327433" calcext:value-type="float">
            <text:p>14.767838327433</text:p>
          </table:table-cell>
          <table:table-cell office:value-type="float" office:value="19.29550476221" calcext:value-type="float">
            <text:p>19.29550476221</text:p>
          </table:table-cell>
          <table:table-cell office:value-type="float" office:value="7.933947994141" calcext:value-type="float">
            <text:p>7.933947994141</text:p>
          </table:table-cell>
          <table:table-cell office:value-type="float" office:value="48.9307707775335" calcext:value-type="float">
            <text:p>48.9307707775335</text:p>
          </table:table-cell>
        </table:table-row>
        <table:table-row table:style-name="ro1">
          <table:table-cell office:value-type="float" office:value="1055.675675676" calcext:value-type="float">
            <text:p>1055.675675676</text:p>
          </table:table-cell>
          <table:table-cell office:value-type="float" office:value="17.9370410258638" calcext:value-type="float">
            <text:p>17.9370410258638</text:p>
          </table:table-cell>
          <table:table-cell office:value-type="float" office:value="21.48939577045" calcext:value-type="float">
            <text:p>21.48939577045</text:p>
          </table:table-cell>
          <table:table-cell office:value-type="float" office:value="7.155712823982" calcext:value-type="float">
            <text:p>7.155712823982</text:p>
          </table:table-cell>
          <table:table-cell office:value-type="float" office:value="46.4990643304195" calcext:value-type="float">
            <text:p>46.4990643304195</text:p>
          </table:table-cell>
        </table:table-row>
        <table:table-row table:style-name="ro1">
          <table:table-cell office:value-type="float" office:value="1059.051051051" calcext:value-type="float">
            <text:p>1059.051051051</text:p>
          </table:table-cell>
          <table:table-cell office:value-type="float" office:value="20.371726245566" calcext:value-type="float">
            <text:p>20.371726245566</text:p>
          </table:table-cell>
          <table:table-cell office:value-type="float" office:value="23.6980205992" calcext:value-type="float">
            <text:p>23.6980205992</text:p>
          </table:table-cell>
          <table:table-cell office:value-type="float" office:value="5.709404754938" calcext:value-type="float">
            <text:p>5.709404754938</text:p>
          </table:table-cell>
          <table:table-cell office:value-type="float" office:value="44.0562672201771" calcext:value-type="float">
            <text:p>44.0562672201771</text:p>
          </table:table-cell>
        </table:table-row>
        <table:table-row table:style-name="ro1">
          <table:table-cell office:value-type="float" office:value="1062.426426426" calcext:value-type="float">
            <text:p>1062.426426426</text:p>
          </table:table-cell>
          <table:table-cell office:value-type="float" office:value="22.2492112093544" calcext:value-type="float">
            <text:p>22.2492112093544</text:p>
          </table:table-cell>
          <table:table-cell office:value-type="float" office:value="25.71074291242" calcext:value-type="float">
            <text:p>25.71074291242</text:p>
          </table:table-cell>
          <table:table-cell office:value-type="float" office:value="4.40092371834" calcext:value-type="float">
            <text:p>4.40092371834</text:p>
          </table:table-cell>
          <table:table-cell office:value-type="float" office:value="41.606545024474" calcext:value-type="float">
            <text:p>41.606545024474</text:p>
          </table:table-cell>
        </table:table-row>
        <table:table-row table:style-name="ro1">
          <table:table-cell office:value-type="float" office:value="1065.801801802" calcext:value-type="float">
            <text:p>1065.801801802</text:p>
          </table:table-cell>
          <table:table-cell office:value-type="float" office:value="24.1933524440439" calcext:value-type="float">
            <text:p>24.1933524440439</text:p>
          </table:table-cell>
          <table:table-cell office:value-type="float" office:value="28.03518714544" calcext:value-type="float">
            <text:p>28.03518714544</text:p>
          </table:table-cell>
          <table:table-cell office:value-type="float" office:value="3.231694947907" calcext:value-type="float">
            <text:p>3.231694947907</text:p>
          </table:table-cell>
          <table:table-cell office:value-type="float" office:value="39.1128760151782" calcext:value-type="float">
            <text:p>39.1128760151782</text:p>
          </table:table-cell>
        </table:table-row>
        <table:table-row table:style-name="ro1">
          <table:table-cell office:value-type="float" office:value="1069.177177177" calcext:value-type="float">
            <text:p>1069.177177177</text:p>
          </table:table-cell>
          <table:table-cell office:value-type="float" office:value="26.5292555710819" calcext:value-type="float">
            <text:p>26.5292555710819</text:p>
          </table:table-cell>
          <table:table-cell office:value-type="float" office:value="30.91105493881" calcext:value-type="float">
            <text:p>30.91105493881</text:p>
          </table:table-cell>
          <table:table-cell office:value-type="float" office:value="2.202300789434" calcext:value-type="float">
            <text:p>2.202300789434</text:p>
          </table:table-cell>
          <table:table-cell office:value-type="float" office:value="36.5793103400466" calcext:value-type="float">
            <text:p>36.5793103400466</text:p>
          </table:table-cell>
        </table:table-row>
        <table:table-row table:style-name="ro1">
          <table:table-cell office:value-type="float" office:value="1072.552552553" calcext:value-type="float">
            <text:p>1072.552552553</text:p>
          </table:table-cell>
          <table:table-cell office:value-type="float" office:value="29.2350865738703" calcext:value-type="float">
            <text:p>29.2350865738703</text:p>
          </table:table-cell>
          <table:table-cell office:value-type="float" office:value="34.68947066251" calcext:value-type="float">
            <text:p>34.68947066251</text:p>
          </table:table-cell>
          <table:table-cell office:value-type="float" office:value="1.273682239242" calcext:value-type="float">
            <text:p>1.273682239242</text:p>
          </table:table-cell>
          <table:table-cell office:value-type="float" office:value="33.9847876298748" calcext:value-type="float">
            <text:p>33.9847876298748</text:p>
          </table:table-cell>
        </table:table-row>
        <table:table-row table:style-name="ro1">
          <table:table-cell office:value-type="float" office:value="1075.927927928" calcext:value-type="float">
            <text:p>1075.927927928</text:p>
          </table:table-cell>
          <table:table-cell office:value-type="float" office:value="32.270447712476" calcext:value-type="float">
            <text:p>32.270447712476</text:p>
          </table:table-cell>
          <table:table-cell office:value-type="float" office:value="38.10931336715" calcext:value-type="float">
            <text:p>38.10931336715</text:p>
          </table:table-cell>
          <table:table-cell office:value-type="float" office:value="1.777426236627" calcext:value-type="float">
            <text:p>1.777426236627</text:p>
          </table:table-cell>
          <table:table-cell office:value-type="float" office:value="31.1143573299315" calcext:value-type="float">
            <text:p>31.1143573299315</text:p>
          </table:table-cell>
        </table:table-row>
        <table:table-row table:style-name="ro1">
          <table:table-cell office:value-type="float" office:value="1079.303303303" calcext:value-type="float">
            <text:p>1079.303303303</text:p>
          </table:table-cell>
          <table:table-cell office:value-type="float" office:value="35.5163580242359" calcext:value-type="float">
            <text:p>35.5163580242359</text:p>
          </table:table-cell>
          <table:table-cell office:value-type="float" office:value="41.19710517437" calcext:value-type="float">
            <text:p>41.19710517437</text:p>
          </table:table-cell>
          <table:table-cell office:value-type="float" office:value="2.80798246634" calcext:value-type="float">
            <text:p>2.80798246634</text:p>
          </table:table-cell>
          <table:table-cell office:value-type="float" office:value="28.1173606338449" calcext:value-type="float">
            <text:p>28.1173606338449</text:p>
          </table:table-cell>
        </table:table-row>
        <table:table-row table:style-name="ro1">
          <table:table-cell office:value-type="float" office:value="1082.678678679" calcext:value-type="float">
            <text:p>1082.678678679</text:p>
          </table:table-cell>
          <table:table-cell office:value-type="float" office:value="38.8189213570327" calcext:value-type="float">
            <text:p>38.8189213570327</text:p>
          </table:table-cell>
          <table:table-cell office:value-type="float" office:value="43.9911876428" calcext:value-type="float">
            <text:p>43.9911876428</text:p>
          </table:table-cell>
          <table:table-cell office:value-type="float" office:value="4.151161787416" calcext:value-type="float">
            <text:p>4.151161787416</text:p>
          </table:table-cell>
          <table:table-cell office:value-type="float" office:value="24.7937770431003" calcext:value-type="float">
            <text:p>24.7937770431003</text:p>
          </table:table-cell>
        </table:table-row>
        <table:table-row table:style-name="ro1">
          <table:table-cell office:value-type="float" office:value="1086.054054054" calcext:value-type="float">
            <text:p>1086.054054054</text:p>
          </table:table-cell>
          <table:table-cell office:value-type="float" office:value="41.9618655244955" calcext:value-type="float">
            <text:p>41.9618655244955</text:p>
          </table:table-cell>
          <table:table-cell office:value-type="float" office:value="46.35414794295" calcext:value-type="float">
            <text:p>46.35414794295</text:p>
          </table:table-cell>
          <table:table-cell office:value-type="float" office:value="5.574203543849" calcext:value-type="float">
            <text:p>5.574203543849</text:p>
          </table:table-cell>
          <table:table-cell office:value-type="float" office:value="21.5421803358445" calcext:value-type="float">
            <text:p>21.5421803358445</text:p>
          </table:table-cell>
        </table:table-row>
        <table:table-row table:style-name="ro1">
          <table:table-cell office:value-type="float" office:value="1089.429429429" calcext:value-type="float">
            <text:p>1089.429429429</text:p>
          </table:table-cell>
          <table:table-cell office:value-type="float" office:value="44.8204865508407" calcext:value-type="float">
            <text:p>44.8204865508407</text:p>
          </table:table-cell>
          <table:table-cell office:value-type="float" office:value="48.23721419774" calcext:value-type="float">
            <text:p>48.23721419774</text:p>
          </table:table-cell>
          <table:table-cell office:value-type="float" office:value="7.041062151464" calcext:value-type="float">
            <text:p>7.041062151464</text:p>
          </table:table-cell>
          <table:table-cell office:value-type="float" office:value="18.3926679139966" calcext:value-type="float">
            <text:p>18.3926679139966</text:p>
          </table:table-cell>
        </table:table-row>
        <table:table-row table:style-name="ro1">
          <table:table-cell office:value-type="float" office:value="1092.804804805" calcext:value-type="float">
            <text:p>1092.804804805</text:p>
          </table:table-cell>
          <table:table-cell office:value-type="float" office:value="47.3947844360842" calcext:value-type="float">
            <text:p>47.3947844360842</text:p>
          </table:table-cell>
          <table:table-cell office:value-type="float" office:value="49.56775947891" calcext:value-type="float">
            <text:p>49.56775947891</text:p>
          </table:table-cell>
          <table:table-cell office:value-type="float" office:value="8.557519834081" calcext:value-type="float">
            <text:p>8.557519834081</text:p>
          </table:table-cell>
          <table:table-cell office:value-type="float" office:value="15.6743424174607" calcext:value-type="float">
            <text:p>15.6743424174607</text:p>
          </table:table-cell>
        </table:table-row>
        <table:table-row table:style-name="ro1">
          <table:table-cell office:value-type="float" office:value="1096.18018018" calcext:value-type="float">
            <text:p>1096.18018018</text:p>
          </table:table-cell>
          <table:table-cell office:value-type="float" office:value="49.5713569530892" calcext:value-type="float">
            <text:p>49.5713569530892</text:p>
          </table:table-cell>
          <table:table-cell office:value-type="float" office:value="50.8152529236" calcext:value-type="float">
            <text:p>50.8152529236</text:p>
          </table:table-cell>
          <table:table-cell office:value-type="float" office:value="10.11797209329" calcext:value-type="float">
            <text:p>10.11797209329</text:p>
          </table:table-cell>
          <table:table-cell office:value-type="float" office:value="13.1570750960733" calcext:value-type="float">
            <text:p>13.1570750960733</text:p>
          </table:table-cell>
        </table:table-row>
        <table:table-row table:style-name="ro1">
          <table:table-cell office:value-type="float" office:value="1099.555555556" calcext:value-type="float">
            <text:p>1099.555555556</text:p>
          </table:table-cell>
          <table:table-cell office:value-type="float" office:value="51.0587151711602" calcext:value-type="float">
            <text:p>51.0587151711602</text:p>
          </table:table-cell>
          <table:table-cell office:value-type="float" office:value="51.78812592389" calcext:value-type="float">
            <text:p>51.78812592389</text:p>
          </table:table-cell>
          <table:table-cell office:value-type="float" office:value="11.72324149176" calcext:value-type="float">
            <text:p>11.72324149176</text:p>
          </table:table-cell>
          <table:table-cell office:value-type="float" office:value="11.2121484251412" calcext:value-type="float">
            <text:p>11.2121484251412</text:p>
          </table:table-cell>
        </table:table-row>
        <table:table-row table:style-name="ro1">
          <table:table-cell office:value-type="float" office:value="1102.930930931" calcext:value-type="float">
            <text:p>1102.930930931</text:p>
          </table:table-cell>
          <table:table-cell office:value-type="float" office:value="51.4762065764379" calcext:value-type="float">
            <text:p>51.4762065764379</text:p>
          </table:table-cell>
          <table:table-cell office:value-type="float" office:value="52.15648269085" calcext:value-type="float">
            <text:p>52.15648269085</text:p>
          </table:table-cell>
          <table:table-cell office:value-type="float" office:value="13.37102492596" calcext:value-type="float">
            <text:p>13.37102492596</text:p>
          </table:table-cell>
          <table:table-cell office:value-type="float" office:value="9.44001988018863" calcext:value-type="float">
            <text:p>9.44001988018863</text:p>
          </table:table-cell>
        </table:table-row>
        <table:table-row table:style-name="ro1">
          <table:table-cell office:value-type="float" office:value="1106.306306306" calcext:value-type="float">
            <text:p>1106.306306306</text:p>
          </table:table-cell>
          <table:table-cell office:value-type="float" office:value="50.6909514600472" calcext:value-type="float">
            <text:p>50.6909514600472</text:p>
          </table:table-cell>
          <table:table-cell office:value-type="float" office:value="51.44280892182" calcext:value-type="float">
            <text:p>51.44280892182</text:p>
          </table:table-cell>
          <table:table-cell office:value-type="float" office:value="15.06134134914" calcext:value-type="float">
            <text:p>15.06134134914</text:p>
          </table:table-cell>
          <table:table-cell office:value-type="float" office:value="7.89554527627756" calcext:value-type="float">
            <text:p>7.89554527627756</text:p>
          </table:table-cell>
        </table:table-row>
        <table:table-row table:style-name="ro1">
          <table:table-cell office:value-type="float" office:value="1109.681681682" calcext:value-type="float">
            <text:p>1109.681681682</text:p>
          </table:table-cell>
          <table:table-cell office:value-type="float" office:value="48.9623129309205" calcext:value-type="float">
            <text:p>48.9623129309205</text:p>
          </table:table-cell>
          <table:table-cell office:value-type="float" office:value="50.15158766505" calcext:value-type="float">
            <text:p>50.15158766505</text:p>
          </table:table-cell>
          <table:table-cell office:value-type="float" office:value="16.79512371558" calcext:value-type="float">
            <text:p>16.79512371558</text:p>
          </table:table-cell>
          <table:table-cell office:value-type="float" office:value="6.70543676960983" calcext:value-type="float">
            <text:p>6.70543676960983</text:p>
          </table:table-cell>
        </table:table-row>
        <table:table-row table:style-name="ro1">
          <table:table-cell office:value-type="float" office:value="1113.057057057" calcext:value-type="float">
            <text:p>1113.057057057</text:p>
          </table:table-cell>
          <table:table-cell office:value-type="float" office:value="46.7603956413661" calcext:value-type="float">
            <text:p>46.7603956413661</text:p>
          </table:table-cell>
          <table:table-cell office:value-type="float" office:value="48.87190222854" calcext:value-type="float">
            <text:p>48.87190222854</text:p>
          </table:table-cell>
          <table:table-cell office:value-type="float" office:value="18.57836134232" calcext:value-type="float">
            <text:p>18.57836134232</text:p>
          </table:table-cell>
          <table:table-cell office:value-type="float" office:value="5.72158320428589" calcext:value-type="float">
            <text:p>5.72158320428589</text:p>
          </table:table-cell>
        </table:table-row>
        <table:table-row table:style-name="ro1">
          <table:table-cell office:value-type="float" office:value="1116.432432432" calcext:value-type="float">
            <text:p>1116.432432432</text:p>
          </table:table-cell>
          <table:table-cell office:value-type="float" office:value="44.6025792179028" calcext:value-type="float">
            <text:p>44.6025792179028</text:p>
          </table:table-cell>
          <table:table-cell office:value-type="float" office:value="47.78240834951" calcext:value-type="float">
            <text:p>47.78240834951</text:p>
          </table:table-cell>
          <table:table-cell office:value-type="float" office:value="20.41260409888" calcext:value-type="float">
            <text:p>20.41260409888</text:p>
          </table:table-cell>
          <table:table-cell office:value-type="float" office:value="5.54037195457665" calcext:value-type="float">
            <text:p>5.54037195457665</text:p>
          </table:table-cell>
        </table:table-row>
        <table:table-row table:style-name="ro1">
          <table:table-cell office:value-type="float" office:value="1119.807807808" calcext:value-type="float">
            <text:p>1119.807807808</text:p>
          </table:table-cell>
          <table:table-cell office:value-type="float" office:value="43.0839127513761" calcext:value-type="float">
            <text:p>43.0839127513761</text:p>
          </table:table-cell>
          <table:table-cell office:value-type="float" office:value="46.89430348096" calcext:value-type="float">
            <text:p>46.89430348096</text:p>
          </table:table-cell>
          <table:table-cell office:value-type="float" office:value="22.31113164808" calcext:value-type="float">
            <text:p>22.31113164808</text:p>
          </table:table-cell>
          <table:table-cell office:value-type="float" office:value="5.52172592181079" calcext:value-type="float">
            <text:p>5.52172592181079</text:p>
          </table:table-cell>
        </table:table-row>
        <table:table-row table:style-name="ro1">
          <table:table-cell office:value-type="float" office:value="1123.183183183" calcext:value-type="float">
            <text:p>1123.183183183</text:p>
          </table:table-cell>
          <table:table-cell office:value-type="float" office:value="42.5476327536574" calcext:value-type="float">
            <text:p>42.5476327536574</text:p>
          </table:table-cell>
          <table:table-cell office:value-type="float" office:value="46.420026702" calcext:value-type="float">
            <text:p>46.420026702</text:p>
          </table:table-cell>
          <table:table-cell office:value-type="float" office:value="24.29303669596" calcext:value-type="float">
            <text:p>24.29303669596</text:p>
          </table:table-cell>
          <table:table-cell office:value-type="float" office:value="5.70219934224445" calcext:value-type="float">
            <text:p>5.70219934224445</text:p>
          </table:table-cell>
        </table:table-row>
        <table:table-row table:style-name="ro1">
          <table:table-cell office:value-type="float" office:value="1126.558558559" calcext:value-type="float">
            <text:p>1126.558558559</text:p>
          </table:table-cell>
          <table:table-cell office:value-type="float" office:value="43.2339614997252" calcext:value-type="float">
            <text:p>43.2339614997252</text:p>
          </table:table-cell>
          <table:table-cell office:value-type="float" office:value="46.81027075198" calcext:value-type="float">
            <text:p>46.81027075198</text:p>
          </table:table-cell>
          <table:table-cell office:value-type="float" office:value="26.42486805289" calcext:value-type="float">
            <text:p>26.42486805289</text:p>
          </table:table-cell>
          <table:table-cell office:value-type="float" office:value="5.9799616337862" calcext:value-type="float">
            <text:p>5.9799616337862</text:p>
          </table:table-cell>
        </table:table-row>
        <table:table-row table:style-name="ro1">
          <table:table-cell office:value-type="float" office:value="1129.933933934" calcext:value-type="float">
            <text:p>1129.933933934</text:p>
          </table:table-cell>
          <table:table-cell office:value-type="float" office:value="45.0738380913353" calcext:value-type="float">
            <text:p>45.0738380913353</text:p>
          </table:table-cell>
          <table:table-cell office:value-type="float" office:value="48.27965369786" calcext:value-type="float">
            <text:p>48.27965369786</text:p>
          </table:table-cell>
          <table:table-cell office:value-type="float" office:value="27.87598460758" calcext:value-type="float">
            <text:p>27.87598460758</text:p>
          </table:table-cell>
          <table:table-cell office:value-type="float" office:value="6.26565578891006" calcext:value-type="float">
            <text:p>6.26565578891006</text:p>
          </table:table-cell>
        </table:table-row>
        <table:table-row table:style-name="ro1">
          <table:table-cell office:value-type="float" office:value="1133.309309309" calcext:value-type="float">
            <text:p>1133.309309309</text:p>
          </table:table-cell>
          <table:table-cell office:value-type="float" office:value="47.8387748350673" calcext:value-type="float">
            <text:p>47.8387748350673</text:p>
          </table:table-cell>
          <table:table-cell office:value-type="float" office:value="50.55864470505" calcext:value-type="float">
            <text:p>50.55864470505</text:p>
          </table:table-cell>
          <table:table-cell office:value-type="float" office:value="28.56175645128" calcext:value-type="float">
            <text:p>28.56175645128</text:p>
          </table:table-cell>
          <table:table-cell office:value-type="float" office:value="6.42806788153613" calcext:value-type="float">
            <text:p>6.42806788153613</text:p>
          </table:table-cell>
        </table:table-row>
        <table:table-row table:style-name="ro1">
          <table:table-cell office:value-type="float" office:value="1136.684684685" calcext:value-type="float">
            <text:p>1136.684684685</text:p>
          </table:table-cell>
          <table:table-cell office:value-type="float" office:value="51.124938609134" calcext:value-type="float">
            <text:p>51.124938609134</text:p>
          </table:table-cell>
          <table:table-cell office:value-type="float" office:value="53.30914716111" calcext:value-type="float">
            <text:p>53.30914716111</text:p>
          </table:table-cell>
          <table:table-cell office:value-type="float" office:value="28.81488807655" calcext:value-type="float">
            <text:p>28.81488807655</text:p>
          </table:table-cell>
          <table:table-cell office:value-type="float" office:value="6.3047505126809" calcext:value-type="float">
            <text:p>6.3047505126809</text:p>
          </table:table-cell>
        </table:table-row>
        <table:table-row table:style-name="ro1">
          <table:table-cell office:value-type="float" office:value="1140.06006006" calcext:value-type="float">
            <text:p>1140.06006006</text:p>
          </table:table-cell>
          <table:table-cell office:value-type="float" office:value="54.5455210536118" calcext:value-type="float">
            <text:p>54.5455210536118</text:p>
          </table:table-cell>
          <table:table-cell office:value-type="float" office:value="55.97003291549" calcext:value-type="float">
            <text:p>55.97003291549</text:p>
          </table:table-cell>
          <table:table-cell office:value-type="float" office:value="28.46302981959" calcext:value-type="float">
            <text:p>28.46302981959</text:p>
          </table:table-cell>
          <table:table-cell office:value-type="float" office:value="5.85587953289738" calcext:value-type="float">
            <text:p>5.85587953289738</text:p>
          </table:table-cell>
        </table:table-row>
        <table:table-row table:style-name="ro1">
          <table:table-cell office:value-type="float" office:value="1143.435435435" calcext:value-type="float">
            <text:p>1143.435435435</text:p>
          </table:table-cell>
          <table:table-cell office:value-type="float" office:value="57.759065080871" calcext:value-type="float">
            <text:p>57.759065080871</text:p>
          </table:table-cell>
          <table:table-cell office:value-type="float" office:value="58.13828672745" calcext:value-type="float">
            <text:p>58.13828672745</text:p>
          </table:table-cell>
          <table:table-cell office:value-type="float" office:value="27.72241020294" calcext:value-type="float">
            <text:p>27.72241020294</text:p>
          </table:table-cell>
          <table:table-cell office:value-type="float" office:value="4.86065948383148" calcext:value-type="float">
            <text:p>4.86065948383148</text:p>
          </table:table-cell>
        </table:table-row>
        <table:table-row table:style-name="ro1">
          <table:table-cell office:value-type="float" office:value="1146.810810811" calcext:value-type="float">
            <text:p>1146.810810811</text:p>
          </table:table-cell>
          <table:table-cell office:value-type="float" office:value="60.3832349379217" calcext:value-type="float">
            <text:p>60.3832349379217</text:p>
          </table:table-cell>
          <table:table-cell office:value-type="float" office:value="60.05572196437" calcext:value-type="float">
            <text:p>60.05572196437</text:p>
          </table:table-cell>
          <table:table-cell office:value-type="float" office:value="26.88395276373" calcext:value-type="float">
            <text:p>26.88395276373</text:p>
          </table:table-cell>
          <table:table-cell office:value-type="float" office:value="3.76056412134349" calcext:value-type="float">
            <text:p>3.76056412134349</text:p>
          </table:table-cell>
        </table:table-row>
        <table:table-row table:style-name="ro1">
          <table:table-cell office:value-type="float" office:value="1150.186186186" calcext:value-type="float">
            <text:p>1150.186186186</text:p>
          </table:table-cell>
          <table:table-cell office:value-type="float" office:value="61.9104618779197" calcext:value-type="float">
            <text:p>61.9104618779197</text:p>
          </table:table-cell>
          <table:table-cell office:value-type="float" office:value="61.8972615569" calcext:value-type="float">
            <text:p>61.8972615569</text:p>
          </table:table-cell>
          <table:table-cell office:value-type="float" office:value="25.95142169094" calcext:value-type="float">
            <text:p>25.95142169094</text:p>
          </table:table-cell>
          <table:table-cell office:value-type="float" office:value="2.8159997853483" calcext:value-type="float">
            <text:p>2.8159997853483</text:p>
          </table:table-cell>
        </table:table-row>
        <table:table-row table:style-name="ro1">
          <table:table-cell office:value-type="float" office:value="1153.561561562" calcext:value-type="float">
            <text:p>1153.561561562</text:p>
          </table:table-cell>
          <table:table-cell office:value-type="float" office:value="62.2511013922097" calcext:value-type="float">
            <text:p>62.2511013922097</text:p>
          </table:table-cell>
          <table:table-cell office:value-type="float" office:value="63.46530605162" calcext:value-type="float">
            <text:p>63.46530605162</text:p>
          </table:table-cell>
          <table:table-cell office:value-type="float" office:value="24.89828022946" calcext:value-type="float">
            <text:p>24.89828022946</text:p>
          </table:table-cell>
          <table:table-cell office:value-type="float" office:value="2.5461695320105" calcext:value-type="float">
            <text:p>2.5461695320105</text:p>
          </table:table-cell>
        </table:table-row>
        <table:table-row table:style-name="ro1">
          <table:table-cell office:value-type="float" office:value="1156.936936937" calcext:value-type="float">
            <text:p>1156.936936937</text:p>
          </table:table-cell>
          <table:table-cell office:value-type="float" office:value="62.110959708646" calcext:value-type="float">
            <text:p>62.110959708646</text:p>
          </table:table-cell>
          <table:table-cell office:value-type="float" office:value="64.56999163642" calcext:value-type="float">
            <text:p>64.56999163642</text:p>
          </table:table-cell>
          <table:table-cell office:value-type="float" office:value="24.68393054052" calcext:value-type="float">
            <text:p>24.68393054052</text:p>
          </table:table-cell>
          <table:table-cell office:value-type="float" office:value="2.9917064745514" calcext:value-type="float">
            <text:p>2.9917064745514</text:p>
          </table:table-cell>
        </table:table-row>
        <table:table-row table:style-name="ro1">
          <table:table-cell office:value-type="float" office:value="1160.312312312" calcext:value-type="float">
            <text:p>1160.312312312</text:p>
          </table:table-cell>
          <table:table-cell office:value-type="float" office:value="62.5402818806251" calcext:value-type="float">
            <text:p>62.5402818806251</text:p>
          </table:table-cell>
          <table:table-cell office:value-type="float" office:value="65.41243190559" calcext:value-type="float">
            <text:p>65.41243190559</text:p>
          </table:table-cell>
          <table:table-cell office:value-type="float" office:value="26.39160210306" calcext:value-type="float">
            <text:p>26.39160210306</text:p>
          </table:table-cell>
          <table:table-cell office:value-type="float" office:value="4.11778916762877" calcext:value-type="float">
            <text:p>4.11778916762877</text:p>
          </table:table-cell>
        </table:table-row>
        <table:table-row table:style-name="ro1">
          <table:table-cell office:value-type="float" office:value="1163.687687688" calcext:value-type="float">
            <text:p>1163.687687688</text:p>
          </table:table-cell>
          <table:table-cell office:value-type="float" office:value="64.0968933671625" calcext:value-type="float">
            <text:p>64.0968933671625</text:p>
          </table:table-cell>
          <table:table-cell office:value-type="float" office:value="66.33623866447" calcext:value-type="float">
            <text:p>66.33623866447</text:p>
          </table:table-cell>
          <table:table-cell office:value-type="float" office:value="28.49142769466" calcext:value-type="float">
            <text:p>28.49142769466</text:p>
          </table:table-cell>
          <table:table-cell office:value-type="float" office:value="5.41880949368968" calcext:value-type="float">
            <text:p>5.41880949368968</text:p>
          </table:table-cell>
        </table:table-row>
        <table:table-row table:style-name="ro1">
          <table:table-cell office:value-type="float" office:value="1167.063063063" calcext:value-type="float">
            <text:p>1167.063063063</text:p>
          </table:table-cell>
          <table:table-cell office:value-type="float" office:value="66.6145863239326" calcext:value-type="float">
            <text:p>66.6145863239326</text:p>
          </table:table-cell>
          <table:table-cell office:value-type="float" office:value="67.72764970452" calcext:value-type="float">
            <text:p>67.72764970452</text:p>
          </table:table-cell>
          <table:table-cell office:value-type="float" office:value="32.63957253454" calcext:value-type="float">
            <text:p>32.63957253454</text:p>
          </table:table-cell>
          <table:table-cell office:value-type="float" office:value="6.88280236650522" calcext:value-type="float">
            <text:p>6.88280236650522</text:p>
          </table:table-cell>
        </table:table-row>
        <table:table-row table:style-name="ro1">
          <table:table-cell office:value-type="float" office:value="1170.438438438" calcext:value-type="float">
            <text:p>1170.438438438</text:p>
          </table:table-cell>
          <table:table-cell office:value-type="float" office:value="69.5436148399001" calcext:value-type="float">
            <text:p>69.5436148399001</text:p>
          </table:table-cell>
          <table:table-cell office:value-type="float" office:value="69.10931971935" calcext:value-type="float">
            <text:p>69.10931971935</text:p>
          </table:table-cell>
          <table:table-cell office:value-type="float" office:value="36.25331551077" calcext:value-type="float">
            <text:p>36.25331551077</text:p>
          </table:table-cell>
          <table:table-cell office:value-type="float" office:value="8.48057190008358" calcext:value-type="float">
            <text:p>8.48057190008358</text:p>
          </table:table-cell>
        </table:table-row>
        <table:table-row table:style-name="ro1">
          <table:table-cell office:value-type="float" office:value="1173.813813814" calcext:value-type="float">
            <text:p>1173.813813814</text:p>
          </table:table-cell>
          <table:table-cell office:value-type="float" office:value="72.2242453477818" calcext:value-type="float">
            <text:p>72.2242453477818</text:p>
          </table:table-cell>
          <table:table-cell office:value-type="float" office:value="70.63359201362" calcext:value-type="float">
            <text:p>70.63359201362</text:p>
          </table:table-cell>
          <table:table-cell office:value-type="float" office:value="38.43030598106" calcext:value-type="float">
            <text:p>38.43030598106</text:p>
          </table:table-cell>
          <table:table-cell office:value-type="float" office:value="10.2103406368784" calcext:value-type="float">
            <text:p>10.2103406368784</text:p>
          </table:table-cell>
        </table:table-row>
        <table:table-row table:style-name="ro1">
          <table:table-cell office:value-type="float" office:value="1177.189189189" calcext:value-type="float">
            <text:p>1177.189189189</text:p>
          </table:table-cell>
          <table:table-cell office:value-type="float" office:value="74.0966805940824" calcext:value-type="float">
            <text:p>74.0966805940824</text:p>
          </table:table-cell>
          <table:table-cell office:value-type="float" office:value="72.3429346795" calcext:value-type="float">
            <text:p>72.3429346795</text:p>
          </table:table-cell>
          <table:table-cell office:value-type="float" office:value="40.664497401" calcext:value-type="float">
            <text:p>40.664497401</text:p>
          </table:table-cell>
          <table:table-cell office:value-type="float" office:value="12.077789231435" calcext:value-type="float">
            <text:p>12.077789231435</text:p>
          </table:table-cell>
        </table:table-row>
        <table:table-row table:style-name="ro1">
          <table:table-cell office:value-type="float" office:value="1180.564564565" calcext:value-type="float">
            <text:p>1180.564564565</text:p>
          </table:table-cell>
          <table:table-cell office:value-type="float" office:value="74.9610960437408" calcext:value-type="float">
            <text:p>74.9610960437408</text:p>
          </table:table-cell>
          <table:table-cell office:value-type="float" office:value="73.79147514643" calcext:value-type="float">
            <text:p>73.79147514643</text:p>
          </table:table-cell>
          <table:table-cell office:value-type="float" office:value="42.55357692139" calcext:value-type="float">
            <text:p>42.55357692139</text:p>
          </table:table-cell>
          <table:table-cell office:value-type="float" office:value="13.9606785629893" calcext:value-type="float">
            <text:p>13.9606785629893</text:p>
          </table:table-cell>
        </table:table-row>
        <table:table-row table:style-name="ro1">
          <table:table-cell office:value-type="float" office:value="1183.93993994" calcext:value-type="float">
            <text:p>1183.93993994</text:p>
          </table:table-cell>
          <table:table-cell office:value-type="float" office:value="75.2221904843832" calcext:value-type="float">
            <text:p>75.2221904843832</text:p>
          </table:table-cell>
          <table:table-cell office:value-type="float" office:value="74.98471363276" calcext:value-type="float">
            <text:p>74.98471363276</text:p>
          </table:table-cell>
          <table:table-cell office:value-type="float" office:value="44.01967980201" calcext:value-type="float">
            <text:p>44.01967980201</text:p>
          </table:table-cell>
          <table:table-cell office:value-type="float" office:value="15.7993772727861" calcext:value-type="float">
            <text:p>15.7993772727861</text:p>
          </table:table-cell>
        </table:table-row>
        <table:table-row table:style-name="ro1">
          <table:table-cell office:value-type="float" office:value="1187.315315315" calcext:value-type="float">
            <text:p>1187.315315315</text:p>
          </table:table-cell>
          <table:table-cell office:value-type="float" office:value="75.4896812338593" calcext:value-type="float">
            <text:p>75.4896812338593</text:p>
          </table:table-cell>
          <table:table-cell office:value-type="float" office:value="75.77946454193" calcext:value-type="float">
            <text:p>75.77946454193</text:p>
          </table:table-cell>
          <table:table-cell office:value-type="float" office:value="45.16570484847" calcext:value-type="float">
            <text:p>45.16570484847</text:p>
          </table:table-cell>
          <table:table-cell office:value-type="float" office:value="17.5756723713897" calcext:value-type="float">
            <text:p>17.5756723713897</text:p>
          </table:table-cell>
        </table:table-row>
        <table:table-row table:style-name="ro1">
          <table:table-cell office:value-type="float" office:value="1190.690690691" calcext:value-type="float">
            <text:p>1190.690690691</text:p>
          </table:table-cell>
          <table:table-cell office:value-type="float" office:value="76.12767696964" calcext:value-type="float">
            <text:p>76.12767696964</text:p>
          </table:table-cell>
          <table:table-cell office:value-type="float" office:value="76.33106892178" calcext:value-type="float">
            <text:p>76.33106892178</text:p>
          </table:table-cell>
          <table:table-cell office:value-type="float" office:value="46.19623196835" calcext:value-type="float">
            <text:p>46.19623196835</text:p>
          </table:table-cell>
          <table:table-cell office:value-type="float" office:value="19.2946640875766" calcext:value-type="float">
            <text:p>19.2946640875766</text:p>
          </table:table-cell>
        </table:table-row>
        <table:table-row table:style-name="ro1">
          <table:table-cell office:value-type="float" office:value="1194.066066066" calcext:value-type="float">
            <text:p>1194.066066066</text:p>
          </table:table-cell>
          <table:table-cell office:value-type="float" office:value="77.1028976488541" calcext:value-type="float">
            <text:p>77.1028976488541</text:p>
          </table:table-cell>
          <table:table-cell office:value-type="float" office:value="76.70452440516" calcext:value-type="float">
            <text:p>76.70452440516</text:p>
          </table:table-cell>
          <table:table-cell office:value-type="float" office:value="47.15433147932" calcext:value-type="float">
            <text:p>47.15433147932</text:p>
          </table:table-cell>
          <table:table-cell office:value-type="float" office:value="20.9488809151052" calcext:value-type="float">
            <text:p>20.9488809151052</text:p>
          </table:table-cell>
        </table:table-row>
        <table:table-row table:style-name="ro1">
          <table:table-cell office:value-type="float" office:value="1197.441441441" calcext:value-type="float">
            <text:p>1197.441441441</text:p>
          </table:table-cell>
          <table:table-cell office:value-type="float" office:value="78.069654039708" calcext:value-type="float">
            <text:p>78.069654039708</text:p>
          </table:table-cell>
          <table:table-cell office:value-type="float" office:value="76.88031791933" calcext:value-type="float">
            <text:p>76.88031791933</text:p>
          </table:table-cell>
          <table:table-cell office:value-type="float" office:value="48.08389519566" calcext:value-type="float">
            <text:p>48.08389519566</text:p>
          </table:table-cell>
          <table:table-cell office:value-type="float" office:value="22.5795332953311" calcext:value-type="float">
            <text:p>22.5795332953311</text:p>
          </table:table-cell>
        </table:table-row>
        <table:table-row table:style-name="ro1">
          <table:table-cell office:value-type="float" office:value="1200.816816817" calcext:value-type="float">
            <text:p>1200.816816817</text:p>
          </table:table-cell>
          <table:table-cell office:value-type="float" office:value="78.5895344787126" calcext:value-type="float">
            <text:p>78.5895344787126</text:p>
          </table:table-cell>
          <table:table-cell office:value-type="float" office:value="77.0135223364" calcext:value-type="float">
            <text:p>77.0135223364</text:p>
          </table:table-cell>
          <table:table-cell office:value-type="float" office:value="48.99008343732" calcext:value-type="float">
            <text:p>48.99008343732</text:p>
          </table:table-cell>
          <table:table-cell office:value-type="float" office:value="24.1575161547571" calcext:value-type="float">
            <text:p>24.1575161547571</text:p>
          </table:table-cell>
        </table:table-row>
        <table:table-row table:style-name="ro1">
          <table:table-cell office:value-type="float" office:value="1204.192192192" calcext:value-type="float">
            <text:p>1204.192192192</text:p>
          </table:table-cell>
          <table:table-cell office:value-type="float" office:value="78.407119445863" calcext:value-type="float">
            <text:p>78.407119445863</text:p>
          </table:table-cell>
          <table:table-cell office:value-type="float" office:value="76.96591603808" calcext:value-type="float">
            <text:p>76.96591603808</text:p>
          </table:table-cell>
          <table:table-cell office:value-type="float" office:value="49.97637878032" calcext:value-type="float">
            <text:p>49.97637878032</text:p>
          </table:table-cell>
          <table:table-cell office:value-type="float" office:value="25.7006105928346" calcext:value-type="float">
            <text:p>25.7006105928346</text:p>
          </table:table-cell>
        </table:table-row>
        <table:table-row table:style-name="ro1">
          <table:table-cell office:value-type="float" office:value="1207.567567568" calcext:value-type="float">
            <text:p>1207.567567568</text:p>
          </table:table-cell>
          <table:table-cell office:value-type="float" office:value="77.5004787394501" calcext:value-type="float">
            <text:p>77.5004787394501</text:p>
          </table:table-cell>
          <table:table-cell office:value-type="float" office:value="76.71075430148" calcext:value-type="float">
            <text:p>76.71075430148</text:p>
          </table:table-cell>
          <table:table-cell office:value-type="float" office:value="50.97416199883" calcext:value-type="float">
            <text:p>50.97416199883</text:p>
          </table:table-cell>
          <table:table-cell office:value-type="float" office:value="27.2138968501059" calcext:value-type="float">
            <text:p>27.2138968501059</text:p>
          </table:table-cell>
        </table:table-row>
        <table:table-row table:style-name="ro1">
          <table:table-cell office:value-type="float" office:value="1210.942942943" calcext:value-type="float">
            <text:p>1210.942942943</text:p>
          </table:table-cell>
          <table:table-cell office:value-type="float" office:value="76.2559397939548" calcext:value-type="float">
            <text:p>76.2559397939548</text:p>
          </table:table-cell>
          <table:table-cell office:value-type="float" office:value="76.07504200556" calcext:value-type="float">
            <text:p>76.07504200556</text:p>
          </table:table-cell>
          <table:table-cell office:value-type="float" office:value="52.18353720243" calcext:value-type="float">
            <text:p>52.18353720243</text:p>
          </table:table-cell>
          <table:table-cell office:value-type="float" office:value="28.51764992646" calcext:value-type="float">
            <text:p>28.51764992646</text:p>
          </table:table-cell>
        </table:table-row>
        <table:table-row table:style-name="ro1">
          <table:table-cell office:value-type="float" office:value="1214.318318318" calcext:value-type="float">
            <text:p>1214.318318318</text:p>
          </table:table-cell>
          <table:table-cell office:value-type="float" office:value="75.1595258949246" calcext:value-type="float">
            <text:p>75.1595258949246</text:p>
          </table:table-cell>
          <table:table-cell office:value-type="float" office:value="75.44833149688" calcext:value-type="float">
            <text:p>75.44833149688</text:p>
          </table:table-cell>
          <table:table-cell office:value-type="float" office:value="53.39495918633" calcext:value-type="float">
            <text:p>53.39495918633</text:p>
          </table:table-cell>
          <table:table-cell office:value-type="float" office:value="29.7094792638942" calcext:value-type="float">
            <text:p>29.7094792638942</text:p>
          </table:table-cell>
        </table:table-row>
        <table:table-row table:style-name="ro1">
          <table:table-cell office:value-type="float" office:value="1217.693693694" calcext:value-type="float">
            <text:p>1217.693693694</text:p>
          </table:table-cell>
          <table:table-cell office:value-type="float" office:value="74.5498566696383" calcext:value-type="float">
            <text:p>74.5498566696383</text:p>
          </table:table-cell>
          <table:table-cell office:value-type="float" office:value="74.8701059671" calcext:value-type="float">
            <text:p>74.8701059671</text:p>
          </table:table-cell>
          <table:table-cell office:value-type="float" office:value="54.07806614466" calcext:value-type="float">
            <text:p>54.07806614466</text:p>
          </table:table-cell>
          <table:table-cell office:value-type="float" office:value="30.6033360790205" calcext:value-type="float">
            <text:p>30.6033360790205</text:p>
          </table:table-cell>
        </table:table-row>
        <table:table-row table:style-name="ro1">
          <table:table-cell office:value-type="float" office:value="1221.069069069" calcext:value-type="float">
            <text:p>1221.069069069</text:p>
          </table:table-cell>
          <table:table-cell office:value-type="float" office:value="74.5762113856852" calcext:value-type="float">
            <text:p>74.5762113856852</text:p>
          </table:table-cell>
          <table:table-cell office:value-type="float" office:value="74.69113096823" calcext:value-type="float">
            <text:p>74.69113096823</text:p>
          </table:table-cell>
          <table:table-cell office:value-type="float" office:value="54.58969874712" calcext:value-type="float">
            <text:p>54.58969874712</text:p>
          </table:table-cell>
          <table:table-cell office:value-type="float" office:value="31.4611132356782" calcext:value-type="float">
            <text:p>31.4611132356782</text:p>
          </table:table-cell>
        </table:table-row>
        <table:table-row table:style-name="ro1">
          <table:table-cell office:value-type="float" office:value="1224.444444444" calcext:value-type="float">
            <text:p>1224.444444444</text:p>
          </table:table-cell>
          <table:table-cell office:value-type="float" office:value="75.1716933094585" calcext:value-type="float">
            <text:p>75.1716933094585</text:p>
          </table:table-cell>
          <table:table-cell office:value-type="float" office:value="75.15901349921" calcext:value-type="float">
            <text:p>75.15901349921</text:p>
          </table:table-cell>
          <table:table-cell office:value-type="float" office:value="54.96552380449" calcext:value-type="float">
            <text:p>54.96552380449</text:p>
          </table:table-cell>
          <table:table-cell office:value-type="float" office:value="32.2905536949726" calcext:value-type="float">
            <text:p>32.2905536949726</text:p>
          </table:table-cell>
        </table:table-row>
        <table:table-row table:style-name="ro1">
          <table:table-cell office:value-type="float" office:value="1227.81981982" calcext:value-type="float">
            <text:p>1227.81981982</text:p>
          </table:table-cell>
          <table:table-cell office:value-type="float" office:value="75.9985484794701" calcext:value-type="float">
            <text:p>75.9985484794701</text:p>
          </table:table-cell>
          <table:table-cell office:value-type="float" office:value="75.65125876488" calcext:value-type="float">
            <text:p>75.65125876488</text:p>
          </table:table-cell>
          <table:table-cell office:value-type="float" office:value="55.27178775925" calcext:value-type="float">
            <text:p>55.27178775925</text:p>
          </table:table-cell>
          <table:table-cell office:value-type="float" office:value="33.0763606651549" calcext:value-type="float">
            <text:p>33.0763606651549</text:p>
          </table:table-cell>
        </table:table-row>
        <table:table-row table:style-name="ro1">
          <table:table-cell office:value-type="float" office:value="1231.195195195" calcext:value-type="float">
            <text:p>1231.195195195</text:p>
          </table:table-cell>
          <table:table-cell office:value-type="float" office:value="76.6402473414244" calcext:value-type="float">
            <text:p>76.6402473414244</text:p>
          </table:table-cell>
          <table:table-cell office:value-type="float" office:value="75.92104689251" calcext:value-type="float">
            <text:p>75.92104689251</text:p>
          </table:table-cell>
          <table:table-cell office:value-type="float" office:value="55.55649455801" calcext:value-type="float">
            <text:p>55.55649455801</text:p>
          </table:table-cell>
          <table:table-cell office:value-type="float" office:value="33.8533384347019" calcext:value-type="float">
            <text:p>33.8533384347019</text:p>
          </table:table-cell>
        </table:table-row>
        <table:table-row table:style-name="ro1">
          <table:table-cell office:value-type="float" office:value="1234.570570571" calcext:value-type="float">
            <text:p>1234.570570571</text:p>
          </table:table-cell>
          <table:table-cell office:value-type="float" office:value="76.7419630795023" calcext:value-type="float">
            <text:p>76.7419630795023</text:p>
          </table:table-cell>
          <table:table-cell office:value-type="float" office:value="76.1718189644" calcext:value-type="float">
            <text:p>76.1718189644</text:p>
          </table:table-cell>
          <table:table-cell office:value-type="float" office:value="55.64047285599" calcext:value-type="float">
            <text:p>55.64047285599</text:p>
          </table:table-cell>
          <table:table-cell office:value-type="float" office:value="34.6177545686624" calcext:value-type="float">
            <text:p>34.6177545686624</text:p>
          </table:table-cell>
        </table:table-row>
        <table:table-row table:style-name="ro1">
          <table:table-cell office:value-type="float" office:value="1237.945945946" calcext:value-type="float">
            <text:p>1237.945945946</text:p>
          </table:table-cell>
          <table:table-cell office:value-type="float" office:value="76.2132336117414" calcext:value-type="float">
            <text:p>76.2132336117414</text:p>
          </table:table-cell>
          <table:table-cell office:value-type="float" office:value="76.18763436198" calcext:value-type="float">
            <text:p>76.18763436198</text:p>
          </table:table-cell>
          <table:table-cell office:value-type="float" office:value="55.40306780892" calcext:value-type="float">
            <text:p>55.40306780892</text:p>
          </table:table-cell>
          <table:table-cell office:value-type="float" office:value="36.0569790362452" calcext:value-type="float">
            <text:p>36.0569790362452</text:p>
          </table:table-cell>
        </table:table-row>
        <table:table-row table:style-name="ro1">
          <table:table-cell office:value-type="float" office:value="1241.321321321" calcext:value-type="float">
            <text:p>1241.321321321</text:p>
          </table:table-cell>
          <table:table-cell office:value-type="float" office:value="75.2182468954881" calcext:value-type="float">
            <text:p>75.2182468954881</text:p>
          </table:table-cell>
          <table:table-cell office:value-type="float" office:value="75.83391284475" calcext:value-type="float">
            <text:p>75.83391284475</text:p>
          </table:table-cell>
          <table:table-cell office:value-type="float" office:value="54.89236398936" calcext:value-type="float">
            <text:p>54.89236398936</text:p>
          </table:table-cell>
          <table:table-cell office:value-type="float" office:value="37.9887625381452" calcext:value-type="float">
            <text:p>37.9887625381452</text:p>
          </table:table-cell>
        </table:table-row>
        <table:table-row table:style-name="ro1">
          <table:table-cell office:value-type="float" office:value="1244.696696697" calcext:value-type="float">
            <text:p>1244.696696697</text:p>
          </table:table-cell>
          <table:table-cell office:value-type="float" office:value="74.0939393188588" calcext:value-type="float">
            <text:p>74.0939393188588</text:p>
          </table:table-cell>
          <table:table-cell office:value-type="float" office:value="75.2769974981" calcext:value-type="float">
            <text:p>75.2769974981</text:p>
          </table:table-cell>
          <table:table-cell office:value-type="float" office:value="54.31369986058" calcext:value-type="float">
            <text:p>54.31369986058</text:p>
          </table:table-cell>
          <table:table-cell office:value-type="float" office:value="40.6498981214706" calcext:value-type="float">
            <text:p>40.6498981214706</text:p>
          </table:table-cell>
        </table:table-row>
        <table:table-row table:style-name="ro1">
          <table:table-cell office:value-type="float" office:value="1248.072072072" calcext:value-type="float">
            <text:p>1248.072072072</text:p>
          </table:table-cell>
          <table:table-cell office:value-type="float" office:value="73.0766376605488" calcext:value-type="float">
            <text:p>73.0766376605488</text:p>
          </table:table-cell>
          <table:table-cell office:value-type="float" office:value="74.76707309837" calcext:value-type="float">
            <text:p>74.76707309837</text:p>
          </table:table-cell>
          <table:table-cell office:value-type="float" office:value="53.95328856401" calcext:value-type="float">
            <text:p>53.95328856401</text:p>
          </table:table-cell>
          <table:table-cell office:value-type="float" office:value="43.2537918616757" calcext:value-type="float">
            <text:p>43.2537918616757</text:p>
          </table:table-cell>
        </table:table-row>
        <table:table-row table:style-name="ro1">
          <table:table-cell office:value-type="float" office:value="1251.447447447" calcext:value-type="float">
            <text:p>1251.447447447</text:p>
          </table:table-cell>
          <table:table-cell office:value-type="float" office:value="72.2884488987605" calcext:value-type="float">
            <text:p>72.2884488987605</text:p>
          </table:table-cell>
          <table:table-cell office:value-type="float" office:value="74.32409025448" calcext:value-type="float">
            <text:p>74.32409025448</text:p>
          </table:table-cell>
          <table:table-cell office:value-type="float" office:value="53.8486538443" calcext:value-type="float">
            <text:p>53.8486538443</text:p>
          </table:table-cell>
          <table:table-cell office:value-type="float" office:value="45.4956893073778" calcext:value-type="float">
            <text:p>45.4956893073778</text:p>
          </table:table-cell>
        </table:table-row>
        <table:table-row table:style-name="ro1">
          <table:table-cell office:value-type="float" office:value="1254.822822823" calcext:value-type="float">
            <text:p>1254.822822823</text:p>
          </table:table-cell>
          <table:table-cell office:value-type="float" office:value="71.7725601411824" calcext:value-type="float">
            <text:p>71.7725601411824</text:p>
          </table:table-cell>
          <table:table-cell office:value-type="float" office:value="73.88315935769" calcext:value-type="float">
            <text:p>73.88315935769</text:p>
          </table:table-cell>
          <table:table-cell office:value-type="float" office:value="54.26402710839" calcext:value-type="float">
            <text:p>54.26402710839</text:p>
          </table:table-cell>
          <table:table-cell office:value-type="float" office:value="47.4697173793212" calcext:value-type="float">
            <text:p>47.4697173793212</text:p>
          </table:table-cell>
        </table:table-row>
        <table:table-row table:style-name="ro1">
          <table:table-cell office:value-type="float" office:value="1258.198198198" calcext:value-type="float">
            <text:p>1258.198198198</text:p>
          </table:table-cell>
          <table:table-cell office:value-type="float" office:value="71.4649121145105" calcext:value-type="float">
            <text:p>71.4649121145105</text:p>
          </table:table-cell>
          <table:table-cell office:value-type="float" office:value="73.44473367822" calcext:value-type="float">
            <text:p>73.44473367822</text:p>
          </table:table-cell>
          <table:table-cell office:value-type="float" office:value="55.16175243311" calcext:value-type="float">
            <text:p>55.16175243311</text:p>
          </table:table-cell>
          <table:table-cell office:value-type="float" office:value="49.262183913846" calcext:value-type="float">
            <text:p>49.262183913846</text:p>
          </table:table-cell>
        </table:table-row>
        <table:table-row table:style-name="ro1">
          <table:table-cell office:value-type="float" office:value="1261.573573574" calcext:value-type="float">
            <text:p>1261.573573574</text:p>
          </table:table-cell>
          <table:table-cell office:value-type="float" office:value="71.3403043238057" calcext:value-type="float">
            <text:p>71.3403043238057</text:p>
          </table:table-cell>
          <table:table-cell office:value-type="float" office:value="73.13170394778" calcext:value-type="float">
            <text:p>73.13170394778</text:p>
          </table:table-cell>
          <table:table-cell office:value-type="float" office:value="56.14571205737" calcext:value-type="float">
            <text:p>56.14571205737</text:p>
          </table:table-cell>
          <table:table-cell office:value-type="float" office:value="50.8228253240143" calcext:value-type="float">
            <text:p>50.8228253240143</text:p>
          </table:table-cell>
        </table:table-row>
        <table:table-row table:style-name="ro1">
          <table:table-cell office:value-type="float" office:value="1264.948948949" calcext:value-type="float">
            <text:p>1264.948948949</text:p>
          </table:table-cell>
          <table:table-cell office:value-type="float" office:value="71.3638696721135" calcext:value-type="float">
            <text:p>71.3638696721135</text:p>
          </table:table-cell>
          <table:table-cell office:value-type="float" office:value="73.14661661297" calcext:value-type="float">
            <text:p>73.14661661297</text:p>
          </table:table-cell>
          <table:table-cell office:value-type="float" office:value="57.13135341482" calcext:value-type="float">
            <text:p>57.13135341482</text:p>
          </table:table-cell>
          <table:table-cell office:value-type="float" office:value="52.3181913213348" calcext:value-type="float">
            <text:p>52.3181913213348</text:p>
          </table:table-cell>
        </table:table-row>
        <table:table-row table:style-name="ro1">
          <table:table-cell office:value-type="float" office:value="1268.324324324" calcext:value-type="float">
            <text:p>1268.324324324</text:p>
          </table:table-cell>
          <table:table-cell office:value-type="float" office:value="71.5516229777519" calcext:value-type="float">
            <text:p>71.5516229777519</text:p>
          </table:table-cell>
          <table:table-cell office:value-type="float" office:value="73.48376523442" calcext:value-type="float">
            <text:p>73.48376523442</text:p>
          </table:table-cell>
          <table:table-cell office:value-type="float" office:value="58.07220261663" calcext:value-type="float">
            <text:p>58.07220261663</text:p>
          </table:table-cell>
          <table:table-cell office:value-type="float" office:value="53.6829130468776" calcext:value-type="float">
            <text:p>53.6829130468776</text:p>
          </table:table-cell>
        </table:table-row>
        <table:table-row table:style-name="ro1">
          <table:table-cell office:value-type="float" office:value="1271.6996997" calcext:value-type="float">
            <text:p>1271.6996997</text:p>
          </table:table-cell>
          <table:table-cell office:value-type="float" office:value="71.9195790590549" calcext:value-type="float">
            <text:p>71.9195790590549</text:p>
          </table:table-cell>
          <table:table-cell office:value-type="float" office:value="73.93383243957" calcext:value-type="float">
            <text:p>73.93383243957</text:p>
          </table:table-cell>
          <table:table-cell office:value-type="float" office:value="58.92705076724" calcext:value-type="float">
            <text:p>58.92705076724</text:p>
          </table:table-cell>
          <table:table-cell office:value-type="float" office:value="54.9992407661272" calcext:value-type="float">
            <text:p>54.9992407661272</text:p>
          </table:table-cell>
        </table:table-row>
        <table:table-row table:style-name="ro1">
          <table:table-cell office:value-type="float" office:value="1275.075075075" calcext:value-type="float">
            <text:p>1275.075075075</text:p>
          </table:table-cell>
          <table:table-cell office:value-type="float" office:value="72.5193893120873" calcext:value-type="float">
            <text:p>72.5193893120873</text:p>
          </table:table-cell>
          <table:table-cell office:value-type="float" office:value="74.41302582254" calcext:value-type="float">
            <text:p>74.41302582254</text:p>
          </table:table-cell>
          <table:table-cell office:value-type="float" office:value="59.74989764211" calcext:value-type="float">
            <text:p>59.74989764211</text:p>
          </table:table-cell>
          <table:table-cell office:value-type="float" office:value="56.2851420794359" calcext:value-type="float">
            <text:p>56.2851420794359</text:p>
          </table:table-cell>
        </table:table-row>
        <table:table-row table:style-name="ro1">
          <table:table-cell office:value-type="float" office:value="1278.45045045" calcext:value-type="float">
            <text:p>1278.45045045</text:p>
          </table:table-cell>
          <table:table-cell office:value-type="float" office:value="73.2994023408003" calcext:value-type="float">
            <text:p>73.2994023408003</text:p>
          </table:table-cell>
          <table:table-cell office:value-type="float" office:value="74.96162618507" calcext:value-type="float">
            <text:p>74.96162618507</text:p>
          </table:table-cell>
          <table:table-cell office:value-type="float" office:value="60.43958852822" calcext:value-type="float">
            <text:p>60.43958852822</text:p>
          </table:table-cell>
          <table:table-cell office:value-type="float" office:value="57.4106531300726" calcext:value-type="float">
            <text:p>57.4106531300726</text:p>
          </table:table-cell>
        </table:table-row>
        <table:table-row table:style-name="ro1">
          <table:table-cell office:value-type="float" office:value="1281.825825826" calcext:value-type="float">
            <text:p>1281.825825826</text:p>
          </table:table-cell>
          <table:table-cell office:value-type="float" office:value="74.1102426924779" calcext:value-type="float">
            <text:p>74.1102426924779</text:p>
          </table:table-cell>
          <table:table-cell office:value-type="float" office:value="75.50295797276" calcext:value-type="float">
            <text:p>75.50295797276</text:p>
          </table:table-cell>
          <table:table-cell office:value-type="float" office:value="60.67295553146" calcext:value-type="float">
            <text:p>60.67295553146</text:p>
          </table:table-cell>
          <table:table-cell office:value-type="float" office:value="58.455991265024" calcext:value-type="float">
            <text:p>58.455991265024</text:p>
          </table:table-cell>
        </table:table-row>
        <table:table-row table:style-name="ro1">
          <table:table-cell office:value-type="float" office:value="1285.201201201" calcext:value-type="float">
            <text:p>1285.201201201</text:p>
          </table:table-cell>
          <table:table-cell office:value-type="float" office:value="74.77685349407" calcext:value-type="float">
            <text:p>74.77685349407</text:p>
          </table:table-cell>
          <table:table-cell office:value-type="float" office:value="75.97116531369" calcext:value-type="float">
            <text:p>75.97116531369</text:p>
          </table:table-cell>
          <table:table-cell office:value-type="float" office:value="60.14237354931" calcext:value-type="float">
            <text:p>60.14237354931</text:p>
          </table:table-cell>
          <table:table-cell office:value-type="float" office:value="59.3277281292998" calcext:value-type="float">
            <text:p>59.3277281292998</text:p>
          </table:table-cell>
        </table:table-row>
        <table:table-row table:style-name="ro1">
          <table:table-cell office:value-type="float" office:value="1288.576576577" calcext:value-type="float">
            <text:p>1288.576576577</text:p>
          </table:table-cell>
          <table:table-cell office:value-type="float" office:value="75.2416679661373" calcext:value-type="float">
            <text:p>75.2416679661373</text:p>
          </table:table-cell>
          <table:table-cell office:value-type="float" office:value="76.29600553793" calcext:value-type="float">
            <text:p>76.29600553793</text:p>
          </table:table-cell>
          <table:table-cell office:value-type="float" office:value="59.10685357271" calcext:value-type="float">
            <text:p>59.10685357271</text:p>
          </table:table-cell>
          <table:table-cell office:value-type="float" office:value="60.096887474928" calcext:value-type="float">
            <text:p>60.096887474928</text:p>
          </table:table-cell>
        </table:table-row>
        <table:table-row table:style-name="ro1">
          <table:table-cell office:value-type="float" office:value="1291.951951952" calcext:value-type="float">
            <text:p>1291.951951952</text:p>
          </table:table-cell>
          <table:table-cell office:value-type="float" office:value="75.4637593507239" calcext:value-type="float">
            <text:p>75.4637593507239</text:p>
          </table:table-cell>
          <table:table-cell office:value-type="float" office:value="76.58810890996" calcext:value-type="float">
            <text:p>76.58810890996</text:p>
          </table:table-cell>
          <table:table-cell office:value-type="float" office:value="57.89167540482" calcext:value-type="float">
            <text:p>57.89167540482</text:p>
          </table:table-cell>
          <table:table-cell office:value-type="float" office:value="60.8063019984387" calcext:value-type="float">
            <text:p>60.8063019984387</text:p>
          </table:table-cell>
        </table:table-row>
        <table:table-row table:style-name="ro1">
          <table:table-cell office:value-type="float" office:value="1295.327327327" calcext:value-type="float">
            <text:p>1295.327327327</text:p>
          </table:table-cell>
          <table:table-cell office:value-type="float" office:value="75.3750286004874" calcext:value-type="float">
            <text:p>75.3750286004874</text:p>
          </table:table-cell>
          <table:table-cell office:value-type="float" office:value="76.84320720002" calcext:value-type="float">
            <text:p>76.84320720002</text:p>
          </table:table-cell>
          <table:table-cell office:value-type="float" office:value="56.76768696339" calcext:value-type="float">
            <text:p>56.76768696339</text:p>
          </table:table-cell>
          <table:table-cell office:value-type="float" office:value="61.304942959549" calcext:value-type="float">
            <text:p>61.304942959549</text:p>
          </table:table-cell>
        </table:table-row>
        <table:table-row table:style-name="ro1">
          <table:table-cell office:value-type="float" office:value="1298.702702703" calcext:value-type="float">
            <text:p>1298.702702703</text:p>
          </table:table-cell>
          <table:table-cell office:value-type="float" office:value="74.9844209292951" calcext:value-type="float">
            <text:p>74.9844209292951</text:p>
          </table:table-cell>
          <table:table-cell office:value-type="float" office:value="76.94482206205" calcext:value-type="float">
            <text:p>76.94482206205</text:p>
          </table:table-cell>
          <table:table-cell office:value-type="float" office:value="55.64415810901" calcext:value-type="float">
            <text:p>55.64415810901</text:p>
          </table:table-cell>
          <table:table-cell office:value-type="float" office:value="61.7075153151405" calcext:value-type="float">
            <text:p>61.7075153151405</text:p>
          </table:table-cell>
        </table:table-row>
        <table:table-row table:style-name="ro1">
          <table:table-cell office:value-type="float" office:value="1302.078078078" calcext:value-type="float">
            <text:p>1302.078078078</text:p>
          </table:table-cell>
          <table:table-cell office:value-type="float" office:value="74.2934752986511" calcext:value-type="float">
            <text:p>74.2934752986511</text:p>
          </table:table-cell>
          <table:table-cell office:value-type="float" office:value="76.73965516174" calcext:value-type="float">
            <text:p>76.73965516174</text:p>
          </table:table-cell>
          <table:table-cell office:value-type="float" office:value="54.58342200701" calcext:value-type="float">
            <text:p>54.58342200701</text:p>
          </table:table-cell>
          <table:table-cell office:value-type="float" office:value="61.9120448069318" calcext:value-type="float">
            <text:p>61.9120448069318</text:p>
          </table:table-cell>
        </table:table-row>
        <table:table-row table:style-name="ro1">
          <table:table-cell office:value-type="float" office:value="1305.453453453" calcext:value-type="float">
            <text:p>1305.453453453</text:p>
          </table:table-cell>
          <table:table-cell office:value-type="float" office:value="73.4200665425939" calcext:value-type="float">
            <text:p>73.4200665425939</text:p>
          </table:table-cell>
          <table:table-cell office:value-type="float" office:value="76.40966827143" calcext:value-type="float">
            <text:p>76.40966827143</text:p>
          </table:table-cell>
          <table:table-cell office:value-type="float" office:value="53.56943138966" calcext:value-type="float">
            <text:p>53.56943138966</text:p>
          </table:table-cell>
          <table:table-cell office:value-type="float" office:value="61.6473719370568" calcext:value-type="float">
            <text:p>61.6473719370568</text:p>
          </table:table-cell>
        </table:table-row>
        <table:table-row table:style-name="ro1">
          <table:table-cell office:value-type="float" office:value="1308.828828829" calcext:value-type="float">
            <text:p>1308.828828829</text:p>
          </table:table-cell>
          <table:table-cell office:value-type="float" office:value="72.4850993256866" calcext:value-type="float">
            <text:p>72.4850993256866</text:p>
          </table:table-cell>
          <table:table-cell office:value-type="float" office:value="76.03996047126" calcext:value-type="float">
            <text:p>76.03996047126</text:p>
          </table:table-cell>
          <table:table-cell office:value-type="float" office:value="53.12469262681" calcext:value-type="float">
            <text:p>53.12469262681</text:p>
          </table:table-cell>
          <table:table-cell office:value-type="float" office:value="61.1299363757284" calcext:value-type="float">
            <text:p>61.1299363757284</text:p>
          </table:table-cell>
        </table:table-row>
        <table:table-row table:style-name="ro1">
          <table:table-cell office:value-type="float" office:value="1312.204204204" calcext:value-type="float">
            <text:p>1312.204204204</text:p>
          </table:table-cell>
          <table:table-cell office:value-type="float" office:value="71.6240022618059" calcext:value-type="float">
            <text:p>71.6240022618059</text:p>
          </table:table-cell>
          <table:table-cell office:value-type="float" office:value="75.60239484011" calcext:value-type="float">
            <text:p>75.60239484011</text:p>
          </table:table-cell>
          <table:table-cell office:value-type="float" office:value="53.05049634029" calcext:value-type="float">
            <text:p>53.05049634029</text:p>
          </table:table-cell>
          <table:table-cell office:value-type="float" office:value="60.251991020998" calcext:value-type="float">
            <text:p>60.251991020998</text:p>
          </table:table-cell>
        </table:table-row>
        <table:table-row table:style-name="ro1">
          <table:table-cell office:value-type="float" office:value="1315.57957958" calcext:value-type="float">
            <text:p>1315.57957958</text:p>
          </table:table-cell>
          <table:table-cell office:value-type="float" office:value="70.9178112935879" calcext:value-type="float">
            <text:p>70.9178112935879</text:p>
          </table:table-cell>
          <table:table-cell office:value-type="float" office:value="75.18082267969" calcext:value-type="float">
            <text:p>75.18082267969</text:p>
          </table:table-cell>
          <table:table-cell office:value-type="float" office:value="53.22879951557" calcext:value-type="float">
            <text:p>53.22879951557</text:p>
          </table:table-cell>
          <table:table-cell office:value-type="float" office:value="59.1698820218597" calcext:value-type="float">
            <text:p>59.1698820218597</text:p>
          </table:table-cell>
        </table:table-row>
        <table:table-row table:style-name="ro1">
          <table:table-cell office:value-type="float" office:value="1318.954954955" calcext:value-type="float">
            <text:p>1318.954954955</text:p>
          </table:table-cell>
          <table:table-cell office:value-type="float" office:value="70.3950933942646" calcext:value-type="float">
            <text:p>70.3950933942646</text:p>
          </table:table-cell>
          <table:table-cell office:value-type="float" office:value="74.81227022306" calcext:value-type="float">
            <text:p>74.81227022306</text:p>
          </table:table-cell>
          <table:table-cell office:value-type="float" office:value="53.42645054927" calcext:value-type="float">
            <text:p>53.42645054927</text:p>
          </table:table-cell>
          <table:table-cell office:value-type="float" office:value="57.6810297338661" calcext:value-type="float">
            <text:p>57.6810297338661</text:p>
          </table:table-cell>
        </table:table-row>
        <table:table-row table:style-name="ro1">
          <table:table-cell office:value-type="float" office:value="1322.33033033" calcext:value-type="float">
            <text:p>1322.33033033</text:p>
          </table:table-cell>
          <table:table-cell office:value-type="float" office:value="70.0951882677564" calcext:value-type="float">
            <text:p>70.0951882677564</text:p>
          </table:table-cell>
          <table:table-cell office:value-type="float" office:value="74.48414700523" calcext:value-type="float">
            <text:p>74.48414700523</text:p>
          </table:table-cell>
          <table:table-cell office:value-type="float" office:value="53.60395434058" calcext:value-type="float">
            <text:p>53.60395434058</text:p>
          </table:table-cell>
          <table:table-cell office:value-type="float" office:value="55.4040520085401" calcext:value-type="float">
            <text:p>55.4040520085401</text:p>
          </table:table-cell>
        </table:table-row>
        <table:table-row table:style-name="ro1">
          <table:table-cell office:value-type="float" office:value="1325.705705706" calcext:value-type="float">
            <text:p>1325.705705706</text:p>
          </table:table-cell>
          <table:table-cell office:value-type="float" office:value="69.9609138749878" calcext:value-type="float">
            <text:p>69.9609138749878</text:p>
          </table:table-cell>
          <table:table-cell office:value-type="float" office:value="74.32445886123" calcext:value-type="float">
            <text:p>74.32445886123</text:p>
          </table:table-cell>
          <table:table-cell office:value-type="float" office:value="53.6404543129" calcext:value-type="float">
            <text:p>53.6404543129</text:p>
          </table:table-cell>
          <table:table-cell office:value-type="float" office:value="52.7330177385688" calcext:value-type="float">
            <text:p>52.7330177385688</text:p>
          </table:table-cell>
        </table:table-row>
        <table:table-row table:style-name="ro1">
          <table:table-cell office:value-type="float" office:value="1329.081081081" calcext:value-type="float">
            <text:p>1329.081081081</text:p>
          </table:table-cell>
          <table:table-cell office:value-type="float" office:value="70.0068422578999" calcext:value-type="float">
            <text:p>70.0068422578999</text:p>
          </table:table-cell>
          <table:table-cell office:value-type="float" office:value="74.21707663372" calcext:value-type="float">
            <text:p>74.21707663372</text:p>
          </table:table-cell>
          <table:table-cell office:value-type="float" office:value="53.47693458217" calcext:value-type="float">
            <text:p>53.47693458217</text:p>
          </table:table-cell>
          <table:table-cell office:value-type="float" office:value="49.7265394345461" calcext:value-type="float">
            <text:p>49.7265394345461</text:p>
          </table:table-cell>
        </table:table-row>
        <table:table-row table:style-name="ro1">
          <table:table-cell office:value-type="float" office:value="1332.456456456" calcext:value-type="float">
            <text:p>1332.456456456</text:p>
          </table:table-cell>
          <table:table-cell office:value-type="float" office:value="70.1382791903499" calcext:value-type="float">
            <text:p>70.1382791903499</text:p>
          </table:table-cell>
          <table:table-cell office:value-type="float" office:value="74.1686236533" calcext:value-type="float">
            <text:p>74.1686236533</text:p>
          </table:table-cell>
          <table:table-cell office:value-type="float" office:value="53.01842424049" calcext:value-type="float">
            <text:p>53.01842424049</text:p>
          </table:table-cell>
          <table:table-cell office:value-type="float" office:value="47.4165952482671" calcext:value-type="float">
            <text:p>47.4165952482671</text:p>
          </table:table-cell>
        </table:table-row>
        <table:table-row table:style-name="ro1">
          <table:table-cell office:value-type="float" office:value="1335.831831832" calcext:value-type="float">
            <text:p>1335.831831832</text:p>
          </table:table-cell>
          <table:table-cell office:value-type="float" office:value="70.3164620790194" calcext:value-type="float">
            <text:p>70.3164620790194</text:p>
          </table:table-cell>
          <table:table-cell office:value-type="float" office:value="74.24961825579" calcext:value-type="float">
            <text:p>74.24961825579</text:p>
          </table:table-cell>
          <table:table-cell office:value-type="float" office:value="52.2094828927" calcext:value-type="float">
            <text:p>52.2094828927</text:p>
          </table:table-cell>
          <table:table-cell office:value-type="float" office:value="46.4147935899556" calcext:value-type="float">
            <text:p>46.4147935899556</text:p>
          </table:table-cell>
        </table:table-row>
        <table:table-row table:style-name="ro1">
          <table:table-cell office:value-type="float" office:value="1339.207207207" calcext:value-type="float">
            <text:p>1339.207207207</text:p>
          </table:table-cell>
          <table:table-cell office:value-type="float" office:value="70.5139781718166" calcext:value-type="float">
            <text:p>70.5139781718166</text:p>
          </table:table-cell>
          <table:table-cell office:value-type="float" office:value="74.4085866008" calcext:value-type="float">
            <text:p>74.4085866008</text:p>
          </table:table-cell>
          <table:table-cell office:value-type="float" office:value="51.05773652085" calcext:value-type="float">
            <text:p>51.05773652085</text:p>
          </table:table-cell>
          <table:table-cell office:value-type="float" office:value="47.5533001761612" calcext:value-type="float">
            <text:p>47.5533001761612</text:p>
          </table:table-cell>
        </table:table-row>
        <table:table-row table:style-name="ro1">
          <table:table-cell office:value-type="float" office:value="1342.582582583" calcext:value-type="float">
            <text:p>1342.582582583</text:p>
          </table:table-cell>
          <table:table-cell office:value-type="float" office:value="70.7141874472579" calcext:value-type="float">
            <text:p>70.7141874472579</text:p>
          </table:table-cell>
          <table:table-cell office:value-type="float" office:value="74.59537352658" calcext:value-type="float">
            <text:p>74.59537352658</text:p>
          </table:table-cell>
          <table:table-cell office:value-type="float" office:value="49.71146360882" calcext:value-type="float">
            <text:p>49.71146360882</text:p>
          </table:table-cell>
          <table:table-cell office:value-type="float" office:value="49.6688831314103" calcext:value-type="float">
            <text:p>49.6688831314103</text:p>
          </table:table-cell>
        </table:table-row>
        <table:table-row table:style-name="ro1">
          <table:table-cell office:value-type="float" office:value="1345.957957958" calcext:value-type="float">
            <text:p>1345.957957958</text:p>
          </table:table-cell>
          <table:table-cell office:value-type="float" office:value="70.9304115410493" calcext:value-type="float">
            <text:p>70.9304115410493</text:p>
          </table:table-cell>
          <table:table-cell office:value-type="float" office:value="74.787511888" calcext:value-type="float">
            <text:p>74.787511888</text:p>
          </table:table-cell>
          <table:table-cell office:value-type="float" office:value="48.31004445571" calcext:value-type="float">
            <text:p>48.31004445571</text:p>
          </table:table-cell>
          <table:table-cell office:value-type="float" office:value="51.6606517109519" calcext:value-type="float">
            <text:p>51.6606517109519</text:p>
          </table:table-cell>
        </table:table-row>
        <table:table-row table:style-name="ro1">
          <table:table-cell office:value-type="float" office:value="1349.333333333" calcext:value-type="float">
            <text:p>1349.333333333</text:p>
          </table:table-cell>
          <table:table-cell office:value-type="float" office:value="71.1306208164906" calcext:value-type="float">
            <text:p>71.1306208164906</text:p>
          </table:table-cell>
          <table:table-cell office:value-type="float" office:value="74.93784968696" calcext:value-type="float">
            <text:p>74.93784968696</text:p>
          </table:table-cell>
          <table:table-cell office:value-type="float" office:value="46.98899167888" calcext:value-type="float">
            <text:p>46.98899167888</text:p>
          </table:table-cell>
          <table:table-cell office:value-type="float" office:value="53.6264136731443" calcext:value-type="float">
            <text:p>53.6264136731443</text:p>
          </table:table-cell>
        </table:table-row>
        <table:table-row table:style-name="ro1">
          <table:table-cell office:value-type="float" office:value="1352.708708709" calcext:value-type="float">
            <text:p>1352.708708709</text:p>
          </table:table-cell>
          <table:table-cell office:value-type="float" office:value="71.3081304094951" calcext:value-type="float">
            <text:p>71.3081304094951</text:p>
          </table:table-cell>
          <table:table-cell office:value-type="float" office:value="75.07069775943" calcext:value-type="float">
            <text:p>75.07069775943</text:p>
          </table:table-cell>
          <table:table-cell office:value-type="float" office:value="45.80313019199" calcext:value-type="float">
            <text:p>45.80313019199</text:p>
          </table:table-cell>
          <table:table-cell office:value-type="float" office:value="55.5470119054157" calcext:value-type="float">
            <text:p>55.5470119054157</text:p>
          </table:table-cell>
        </table:table-row>
        <table:table-row table:style-name="ro1">
          <table:table-cell office:value-type="float" office:value="1356.084084084" calcext:value-type="float">
            <text:p>1356.084084084</text:p>
          </table:table-cell>
          <table:table-cell office:value-type="float" office:value="71.4482720930589" calcext:value-type="float">
            <text:p>71.4482720930589</text:p>
          </table:table-cell>
          <table:table-cell office:value-type="float" office:value="75.20832241129" calcext:value-type="float">
            <text:p>75.20832241129</text:p>
          </table:table-cell>
          <table:table-cell office:value-type="float" office:value="44.79139425462" calcext:value-type="float">
            <text:p>44.79139425462</text:p>
          </table:table-cell>
          <table:table-cell office:value-type="float" office:value="57.2722705781058" calcext:value-type="float">
            <text:p>57.2722705781058</text:p>
          </table:table-cell>
        </table:table-row>
        <table:table-row table:style-name="ro1">
          <table:table-cell office:value-type="float" office:value="1359.459459459" calcext:value-type="float">
            <text:p>1359.459459459</text:p>
          </table:table-cell>
          <table:table-cell office:value-type="float" office:value="71.5563841399546" calcext:value-type="float">
            <text:p>71.5563841399546</text:p>
          </table:table-cell>
          <table:table-cell office:value-type="float" office:value="75.36640750918" calcext:value-type="float">
            <text:p>75.36640750918</text:p>
          </table:table-cell>
          <table:table-cell office:value-type="float" office:value="43.9941448139" calcext:value-type="float">
            <text:p>43.9941448139</text:p>
          </table:table-cell>
          <table:table-cell office:value-type="float" office:value="58.9145409630573" calcext:value-type="float">
            <text:p>58.9145409630573</text:p>
          </table:table-cell>
        </table:table-row>
        <table:table-row table:style-name="ro1">
          <table:table-cell office:value-type="float" office:value="1362.834834835" calcext:value-type="float">
            <text:p>1362.834834835</text:p>
          </table:table-cell>
          <table:table-cell office:value-type="float" office:value="71.7072504616112" calcext:value-type="float">
            <text:p>71.7072504616112</text:p>
          </table:table-cell>
          <table:table-cell office:value-type="float" office:value="75.70018364135" calcext:value-type="float">
            <text:p>75.70018364135</text:p>
          </table:table-cell>
          <table:table-cell office:value-type="float" office:value="43.48486232917" calcext:value-type="float">
            <text:p>43.48486232917</text:p>
          </table:table-cell>
          <table:table-cell office:value-type="float" office:value="60.5405271293106" calcext:value-type="float">
            <text:p>60.5405271293106</text:p>
          </table:table-cell>
        </table:table-row>
        <table:table-row table:style-name="ro1">
          <table:table-cell office:value-type="float" office:value="1366.21021021" calcext:value-type="float">
            <text:p>1366.21021021</text:p>
          </table:table-cell>
          <table:table-cell office:value-type="float" office:value="71.833301028741" calcext:value-type="float">
            <text:p>71.833301028741</text:p>
          </table:table-cell>
          <table:table-cell office:value-type="float" office:value="76.14124545456" calcext:value-type="float">
            <text:p>76.14124545456</text:p>
          </table:table-cell>
          <table:table-cell office:value-type="float" office:value="43.32146461815" calcext:value-type="float">
            <text:p>43.32146461815</text:p>
          </table:table-cell>
          <table:table-cell office:value-type="float" office:value="61.9625141161951" calcext:value-type="float">
            <text:p>61.9625141161951</text:p>
          </table:table-cell>
        </table:table-row>
        <table:table-row table:style-name="ro1">
          <table:table-cell office:value-type="float" office:value="1369.585585586" calcext:value-type="float">
            <text:p>1369.585585586</text:p>
          </table:table-cell>
          <table:table-cell office:value-type="float" office:value="71.8713422338628" calcext:value-type="float">
            <text:p>71.8713422338628</text:p>
          </table:table-cell>
          <table:table-cell office:value-type="float" office:value="76.42962564311" calcext:value-type="float">
            <text:p>76.42962564311</text:p>
          </table:table-cell>
          <table:table-cell office:value-type="float" office:value="43.54512918796" calcext:value-type="float">
            <text:p>43.54512918796</text:p>
          </table:table-cell>
          <table:table-cell office:value-type="float" office:value="63.0563831977713" calcext:value-type="float">
            <text:p>63.0563831977713</text:p>
          </table:table-cell>
        </table:table-row>
        <table:table-row table:style-name="ro1">
          <table:table-cell office:value-type="float" office:value="1372.960960961" calcext:value-type="float">
            <text:p>1372.960960961</text:p>
          </table:table-cell>
          <table:table-cell office:value-type="float" office:value="71.9721923060697" calcext:value-type="float">
            <text:p>71.9721923060697</text:p>
          </table:table-cell>
          <table:table-cell office:value-type="float" office:value="76.52754498064" calcext:value-type="float">
            <text:p>76.52754498064</text:p>
          </table:table-cell>
          <table:table-cell office:value-type="float" office:value="44.14589895585" calcext:value-type="float">
            <text:p>44.14589895585</text:p>
          </table:table-cell>
          <table:table-cell office:value-type="float" office:value="63.4313747199457" calcext:value-type="float">
            <text:p>63.4313747199457</text:p>
          </table:table-cell>
        </table:table-row>
        <table:table-row table:style-name="ro1">
          <table:table-cell office:value-type="float" office:value="1376.336336336" calcext:value-type="float">
            <text:p>1376.336336336</text:p>
          </table:table-cell>
          <table:table-cell office:value-type="float" office:value="72.2626232007201" calcext:value-type="float">
            <text:p>72.2626232007201</text:p>
          </table:table-cell>
          <table:table-cell office:value-type="float" office:value="76.53078559453" calcext:value-type="float">
            <text:p>76.53078559453</text:p>
          </table:table-cell>
          <table:table-cell office:value-type="float" office:value="45.00690390876" calcext:value-type="float">
            <text:p>45.00690390876</text:p>
          </table:table-cell>
          <table:table-cell office:value-type="float" office:value="63.5257774194101" calcext:value-type="float">
            <text:p>63.5257774194101</text:p>
          </table:table-cell>
        </table:table-row>
        <table:table-row table:style-name="ro1">
          <table:table-cell office:value-type="float" office:value="1379.711711712" calcext:value-type="float">
            <text:p>1379.711711712</text:p>
          </table:table-cell>
          <table:table-cell office:value-type="float" office:value="72.598357275165" calcext:value-type="float">
            <text:p>72.598357275165</text:p>
          </table:table-cell>
          <table:table-cell office:value-type="float" office:value="76.49801588977" calcext:value-type="float">
            <text:p>76.49801588977</text:p>
          </table:table-cell>
          <table:table-cell office:value-type="float" office:value="46.0185052815" calcext:value-type="float">
            <text:p>46.0185052815</text:p>
          </table:table-cell>
          <table:table-cell office:value-type="float" office:value="63.5692599121798" calcext:value-type="float">
            <text:p>63.5692599121798</text:p>
          </table:table-cell>
        </table:table-row>
        <table:table-row table:style-name="ro1">
          <table:table-cell office:value-type="float" office:value="1383.087087087" calcext:value-type="float">
            <text:p>1383.087087087</text:p>
          </table:table-cell>
          <table:table-cell office:value-type="float" office:value="72.9245209326411" calcext:value-type="float">
            <text:p>72.9245209326411</text:p>
          </table:table-cell>
          <table:table-cell office:value-type="float" office:value="76.46981380132" calcext:value-type="float">
            <text:p>76.46981380132</text:p>
          </table:table-cell>
          <table:table-cell office:value-type="float" office:value="46.96717453013" calcext:value-type="float">
            <text:p>46.96717453013</text:p>
          </table:table-cell>
          <table:table-cell office:value-type="float" office:value="63.5933292393464" calcext:value-type="float">
            <text:p>63.5933292393464</text:p>
          </table:table-cell>
        </table:table-row>
        <table:table-row table:style-name="ro1">
          <table:table-cell office:value-type="float" office:value="1386.462462462" calcext:value-type="float">
            <text:p>1386.462462462</text:p>
          </table:table-cell>
          <table:table-cell office:value-type="float" office:value="73.023639673154" calcext:value-type="float">
            <text:p>73.023639673154</text:p>
          </table:table-cell>
          <table:table-cell office:value-type="float" office:value="76.39390589061" calcext:value-type="float">
            <text:p>76.39390589061</text:p>
          </table:table-cell>
          <table:table-cell office:value-type="float" office:value="47.83552326684" calcext:value-type="float">
            <text:p>47.83552326684</text:p>
          </table:table-cell>
          <table:table-cell office:value-type="float" office:value="63.5884398717076" calcext:value-type="float">
            <text:p>63.5884398717076</text:p>
          </table:table-cell>
        </table:table-row>
        <table:table-row table:style-name="ro1">
          <table:table-cell office:value-type="float" office:value="1389.837837838" calcext:value-type="float">
            <text:p>1389.837837838</text:p>
          </table:table-cell>
          <table:table-cell office:value-type="float" office:value="72.8224204541991" calcext:value-type="float">
            <text:p>72.8224204541991</text:p>
          </table:table-cell>
          <table:table-cell office:value-type="float" office:value="76.15973451489" calcext:value-type="float">
            <text:p>76.15973451489</text:p>
          </table:table-cell>
          <table:table-cell office:value-type="float" office:value="48.57640787143" calcext:value-type="float">
            <text:p>48.57640787143</text:p>
          </table:table-cell>
          <table:table-cell office:value-type="float" office:value="63.513949458969" calcext:value-type="float">
            <text:p>63.513949458969</text:p>
          </table:table-cell>
        </table:table-row>
        <table:table-row table:style-name="ro1">
          <table:table-cell office:value-type="float" office:value="1393.213213213" calcext:value-type="float">
            <text:p>1393.213213213</text:p>
          </table:table-cell>
          <table:table-cell office:value-type="float" office:value="72.2271309006319" calcext:value-type="float">
            <text:p>72.2271309006319</text:p>
          </table:table-cell>
          <table:table-cell office:value-type="float" office:value="75.79119420881" calcext:value-type="float">
            <text:p>75.79119420881</text:p>
          </table:table-cell>
          <table:table-cell office:value-type="float" office:value="48.86403800713" calcext:value-type="float">
            <text:p>48.86403800713</text:p>
          </table:table-cell>
          <table:table-cell office:value-type="float" office:value="63.4122829428862" calcext:value-type="float">
            <text:p>63.4122829428862</text:p>
          </table:table-cell>
        </table:table-row>
        <table:table-row table:style-name="ro1">
          <table:table-cell office:value-type="float" office:value="1396.588588589" calcext:value-type="float">
            <text:p>1396.588588589</text:p>
          </table:table-cell>
          <table:table-cell office:value-type="float" office:value="71.4002757306043" calcext:value-type="float">
            <text:p>71.4002757306043</text:p>
          </table:table-cell>
          <table:table-cell office:value-type="float" office:value="75.40680867299" calcext:value-type="float">
            <text:p>75.40680867299</text:p>
          </table:table-cell>
          <table:table-cell office:value-type="float" office:value="48.90104044571" calcext:value-type="float">
            <text:p>48.90104044571</text:p>
          </table:table-cell>
          <table:table-cell office:value-type="float" office:value="63.2801538865833" calcext:value-type="float">
            <text:p>63.2801538865833</text:p>
          </table:table-cell>
        </table:table-row>
        <table:table-row table:style-name="ro1">
          <table:table-cell office:value-type="float" office:value="1399.963963964" calcext:value-type="float">
            <text:p>1399.963963964</text:p>
          </table:table-cell>
          <table:table-cell office:value-type="float" office:value="70.6369027233588" calcext:value-type="float">
            <text:p>70.6369027233588</text:p>
          </table:table-cell>
          <table:table-cell office:value-type="float" office:value="75.01878946773" calcext:value-type="float">
            <text:p>75.01878946773</text:p>
          </table:table-cell>
          <table:table-cell office:value-type="float" office:value="48.8388848518" calcext:value-type="float">
            <text:p>48.8388848518</text:p>
          </table:table-cell>
          <table:table-cell office:value-type="float" office:value="63.1326919453512" calcext:value-type="float">
            <text:p>63.1326919453512</text:p>
          </table:table-cell>
        </table:table-row>
        <table:table-row table:style-name="ro1">
          <table:table-cell office:value-type="float" office:value="1403.339339339" calcext:value-type="float">
            <text:p>1403.339339339</text:p>
          </table:table-cell>
          <table:table-cell office:value-type="float" office:value="69.9979451366121" calcext:value-type="float">
            <text:p>69.9979451366121</text:p>
          </table:table-cell>
          <table:table-cell office:value-type="float" office:value="74.59266702174" calcext:value-type="float">
            <text:p>74.59266702174</text:p>
          </table:table-cell>
          <table:table-cell office:value-type="float" office:value="48.7244889438" calcext:value-type="float">
            <text:p>48.7244889438</text:p>
          </table:table-cell>
          <table:table-cell office:value-type="float" office:value="62.9639942767941" calcext:value-type="float">
            <text:p>62.9639942767941</text:p>
          </table:table-cell>
        </table:table-row>
        <table:table-row table:style-name="ro1">
          <table:table-cell office:value-type="float" office:value="1406.714714715" calcext:value-type="float">
            <text:p>1406.714714715</text:p>
          </table:table-cell>
          <table:table-cell office:value-type="float" office:value="69.5397674361" calcext:value-type="float">
            <text:p>69.5397674361</text:p>
          </table:table-cell>
          <table:table-cell office:value-type="float" office:value="74.17468823867" calcext:value-type="float">
            <text:p>74.17468823867</text:p>
          </table:table-cell>
          <table:table-cell office:value-type="float" office:value="48.57965533157" calcext:value-type="float">
            <text:p>48.57965533157</text:p>
          </table:table-cell>
          <table:table-cell office:value-type="float" office:value="62.7734123606331" calcext:value-type="float">
            <text:p>62.7734123606331</text:p>
          </table:table-cell>
        </table:table-row>
        <table:table-row table:style-name="ro1">
          <table:table-cell office:value-type="float" office:value="1410.09009009" calcext:value-type="float">
            <text:p>1410.09009009</text:p>
          </table:table-cell>
          <table:table-cell office:value-type="float" office:value="69.2792501060277" calcext:value-type="float">
            <text:p>69.2792501060277</text:p>
          </table:table-cell>
          <table:table-cell office:value-type="float" office:value="73.8876781248" calcext:value-type="float">
            <text:p>73.8876781248</text:p>
          </table:table-cell>
          <table:table-cell office:value-type="float" office:value="48.42327634652" calcext:value-type="float">
            <text:p>48.42327634652</text:p>
          </table:table-cell>
          <table:table-cell office:value-type="float" office:value="62.5674948450579" calcext:value-type="float">
            <text:p>62.5674948450579</text:p>
          </table:table-cell>
        </table:table-row>
        <table:table-row table:style-name="ro1">
          <table:table-cell office:value-type="float" office:value="1413.465465465" calcext:value-type="float">
            <text:p>1413.465465465</text:p>
          </table:table-cell>
          <table:table-cell office:value-type="float" office:value="69.1800351804358" calcext:value-type="float">
            <text:p>69.1800351804358</text:p>
          </table:table-cell>
          <table:table-cell office:value-type="float" office:value="73.77126896448" calcext:value-type="float">
            <text:p>73.77126896448</text:p>
          </table:table-cell>
          <table:table-cell office:value-type="float" office:value="48.27741781837" calcext:value-type="float">
            <text:p>48.27741781837</text:p>
          </table:table-cell>
          <table:table-cell office:value-type="float" office:value="62.2846257734534" calcext:value-type="float">
            <text:p>62.2846257734534</text:p>
          </table:table-cell>
        </table:table-row>
        <table:table-row table:style-name="ro1">
          <table:table-cell office:value-type="float" office:value="1416.840840841" calcext:value-type="float">
            <text:p>1416.840840841</text:p>
          </table:table-cell>
          <table:table-cell office:value-type="float" office:value="69.2278872652479" calcext:value-type="float">
            <text:p>69.2278872652479</text:p>
          </table:table-cell>
          <table:table-cell office:value-type="float" office:value="73.68971459595" calcext:value-type="float">
            <text:p>73.68971459595</text:p>
          </table:table-cell>
          <table:table-cell office:value-type="float" office:value="48.17056741568" calcext:value-type="float">
            <text:p>48.17056741568</text:p>
          </table:table-cell>
          <table:table-cell office:value-type="float" office:value="61.9747802897621" calcext:value-type="float">
            <text:p>61.9747802897621</text:p>
          </table:table-cell>
        </table:table-row>
        <table:table-row table:style-name="ro1">
          <table:table-cell office:value-type="float" office:value="1420.216216216" calcext:value-type="float">
            <text:p>1420.216216216</text:p>
          </table:table-cell>
          <table:table-cell office:value-type="float" office:value="69.496532235848" calcext:value-type="float">
            <text:p>69.496532235848</text:p>
          </table:table-cell>
          <table:table-cell office:value-type="float" office:value="73.66223842546" calcext:value-type="float">
            <text:p>73.66223842546</text:p>
          </table:table-cell>
          <table:table-cell office:value-type="float" office:value="48.13669737974" calcext:value-type="float">
            <text:p>48.13669737974</text:p>
          </table:table-cell>
          <table:table-cell office:value-type="float" office:value="61.6302155828168" calcext:value-type="float">
            <text:p>61.6302155828168</text:p>
          </table:table-cell>
        </table:table-row>
        <table:table-row table:style-name="ro1">
          <table:table-cell office:value-type="float" office:value="1423.591591592" calcext:value-type="float">
            <text:p>1423.591591592</text:p>
          </table:table-cell>
          <table:table-cell office:value-type="float" office:value="69.8813207087926" calcext:value-type="float">
            <text:p>69.8813207087926</text:p>
          </table:table-cell>
          <table:table-cell office:value-type="float" office:value="73.83804002142" calcext:value-type="float">
            <text:p>73.83804002142</text:p>
          </table:table-cell>
          <table:table-cell office:value-type="float" office:value="48.20863269119" calcext:value-type="float">
            <text:p>48.20863269119</text:p>
          </table:table-cell>
          <table:table-cell office:value-type="float" office:value="61.2700810114186" calcext:value-type="float">
            <text:p>61.2700810114186</text:p>
          </table:table-cell>
        </table:table-row>
        <table:table-row table:style-name="ro1">
          <table:table-cell office:value-type="float" office:value="1426.966966967" calcext:value-type="float">
            <text:p>1426.966966967</text:p>
          </table:table-cell>
          <table:table-cell office:value-type="float" office:value="70.3357952831471" calcext:value-type="float">
            <text:p>70.3357952831471</text:p>
          </table:table-cell>
          <table:table-cell office:value-type="float" office:value="74.29996866441" calcext:value-type="float">
            <text:p>74.29996866441</text:p>
          </table:table-cell>
          <table:table-cell office:value-type="float" office:value="48.37832879605" calcext:value-type="float">
            <text:p>48.37832879605</text:p>
          </table:table-cell>
          <table:table-cell office:value-type="float" office:value="60.9026280790439" calcext:value-type="float">
            <text:p>60.9026280790439</text:p>
          </table:table-cell>
        </table:table-row>
        <table:table-row table:style-name="ro1">
          <table:table-cell office:value-type="float" office:value="1430.342342342" calcext:value-type="float">
            <text:p>1430.342342342</text:p>
          </table:table-cell>
          <table:table-cell office:value-type="float" office:value="70.8062846758196" calcext:value-type="float">
            <text:p>70.8062846758196</text:p>
          </table:table-cell>
          <table:table-cell office:value-type="float" office:value="74.77088159847" calcext:value-type="float">
            <text:p>74.77088159847</text:p>
          </table:table-cell>
          <table:table-cell office:value-type="float" office:value="48.66586823851" calcext:value-type="float">
            <text:p>48.66586823851</text:p>
          </table:table-cell>
          <table:table-cell office:value-type="float" office:value="60.5133465613184" calcext:value-type="float">
            <text:p>60.5133465613184</text:p>
          </table:table-cell>
        </table:table-row>
        <table:table-row table:style-name="ro1">
          <table:table-cell office:value-type="float" office:value="1433.717717718" calcext:value-type="float">
            <text:p>1433.717717718</text:p>
          </table:table-cell>
          <table:table-cell office:value-type="float" office:value="71.2102620752333" calcext:value-type="float">
            <text:p>71.2102620752333</text:p>
          </table:table-cell>
          <table:table-cell office:value-type="float" office:value="75.14272996407" calcext:value-type="float">
            <text:p>75.14272996407</text:p>
          </table:table-cell>
          <table:table-cell office:value-type="float" office:value="48.97733595381" calcext:value-type="float">
            <text:p>48.97733595381</text:p>
          </table:table-cell>
          <table:table-cell office:value-type="float" office:value="60.113750018972" calcext:value-type="float">
            <text:p>60.113750018972</text:p>
          </table:table-cell>
        </table:table-row>
        <table:table-row table:style-name="ro1">
          <table:table-cell office:value-type="float" office:value="1437.093093093" calcext:value-type="float">
            <text:p>1437.093093093</text:p>
          </table:table-cell>
          <table:table-cell office:value-type="float" office:value="71.5651369835999" calcext:value-type="float">
            <text:p>71.5651369835999</text:p>
          </table:table-cell>
          <table:table-cell office:value-type="float" office:value="75.42322438738" calcext:value-type="float">
            <text:p>75.42322438738</text:p>
          </table:table-cell>
          <table:table-cell office:value-type="float" office:value="49.32839452363" calcext:value-type="float">
            <text:p>49.32839452363</text:p>
          </table:table-cell>
          <table:table-cell office:value-type="float" office:value="59.7018085256796" calcext:value-type="float">
            <text:p>59.7018085256796</text:p>
          </table:table-cell>
        </table:table-row>
        <table:table-row table:style-name="ro1">
          <table:table-cell office:value-type="float" office:value="1440.468468468" calcext:value-type="float">
            <text:p>1440.468468468</text:p>
          </table:table-cell>
          <table:table-cell office:value-type="float" office:value="71.7178308220776" calcext:value-type="float">
            <text:p>71.7178308220776</text:p>
          </table:table-cell>
          <table:table-cell office:value-type="float" office:value="75.64514411163" calcext:value-type="float">
            <text:p>75.64514411163</text:p>
          </table:table-cell>
          <table:table-cell office:value-type="float" office:value="49.69557781883" calcext:value-type="float">
            <text:p>49.69557781883</text:p>
          </table:table-cell>
          <table:table-cell office:value-type="float" office:value="59.2889355907414" calcext:value-type="float">
            <text:p>59.2889355907414</text:p>
          </table:table-cell>
        </table:table-row>
        <table:table-row table:style-name="ro1">
          <table:table-cell office:value-type="float" office:value="1443.843843844" calcext:value-type="float">
            <text:p>1443.843843844</text:p>
          </table:table-cell>
          <table:table-cell office:value-type="float" office:value="71.6157303436356" calcext:value-type="float">
            <text:p>71.6157303436356</text:p>
          </table:table-cell>
          <table:table-cell office:value-type="float" office:value="75.881883491" calcext:value-type="float">
            <text:p>75.881883491</text:p>
          </table:table-cell>
          <table:table-cell office:value-type="float" office:value="50.25828960389" calcext:value-type="float">
            <text:p>50.25828960389</text:p>
          </table:table-cell>
          <table:table-cell office:value-type="float" office:value="58.8734293403494" calcext:value-type="float">
            <text:p>58.8734293403494</text:p>
          </table:table-cell>
        </table:table-row>
        <table:table-row table:style-name="ro1">
          <table:table-cell office:value-type="float" office:value="1447.219219219" calcext:value-type="float">
            <text:p>1447.219219219</text:p>
          </table:table-cell>
          <table:table-cell office:value-type="float" office:value="71.3514617948421" calcext:value-type="float">
            <text:p>71.3514617948421</text:p>
          </table:table-cell>
          <table:table-cell office:value-type="float" office:value="76.11996987642" calcext:value-type="float">
            <text:p>76.11996987642</text:p>
          </table:table-cell>
          <table:table-cell office:value-type="float" office:value="51.04605022442" calcext:value-type="float">
            <text:p>51.04605022442</text:p>
          </table:table-cell>
          <table:table-cell office:value-type="float" office:value="58.4425504317705" calcext:value-type="float">
            <text:p>58.4425504317705</text:p>
          </table:table-cell>
        </table:table-row>
        <table:table-row table:style-name="ro1">
          <table:table-cell office:value-type="float" office:value="1450.594594595" calcext:value-type="float">
            <text:p>1450.594594595</text:p>
          </table:table-cell>
          <table:table-cell office:value-type="float" office:value="71.2469085964775" calcext:value-type="float">
            <text:p>71.2469085964775</text:p>
          </table:table-cell>
          <table:table-cell office:value-type="float" office:value="76.4985644571" calcext:value-type="float">
            <text:p>76.4985644571</text:p>
          </table:table-cell>
          <table:table-cell office:value-type="float" office:value="52.34732668356" calcext:value-type="float">
            <text:p>52.34732668356</text:p>
          </table:table-cell>
          <table:table-cell office:value-type="float" office:value="57.993551769909" calcext:value-type="float">
            <text:p>57.993551769909</text:p>
          </table:table-cell>
        </table:table-row>
        <table:table-row table:style-name="ro1">
          <table:table-cell office:value-type="float" office:value="1453.96996997" calcext:value-type="float">
            <text:p>1453.96996997</text:p>
          </table:table-cell>
          <table:table-cell office:value-type="float" office:value="71.5057907799348" calcext:value-type="float">
            <text:p>71.5057907799348</text:p>
          </table:table-cell>
          <table:table-cell office:value-type="float" office:value="77.10881348813" calcext:value-type="float">
            <text:p>77.10881348813</text:p>
          </table:table-cell>
          <table:table-cell office:value-type="float" office:value="53.99374209415" calcext:value-type="float">
            <text:p>53.99374209415</text:p>
          </table:table-cell>
          <table:table-cell office:value-type="float" office:value="57.5243783211872" calcext:value-type="float">
            <text:p>57.5243783211872</text:p>
          </table:table-cell>
        </table:table-row>
        <table:table-row table:style-name="ro1">
          <table:table-cell office:value-type="float" office:value="1457.345345345" calcext:value-type="float">
            <text:p>1457.345345345</text:p>
          </table:table-cell>
          <table:table-cell office:value-type="float" office:value="72.5773408318908" calcext:value-type="float">
            <text:p>72.5773408318908</text:p>
          </table:table-cell>
          <table:table-cell office:value-type="float" office:value="77.7247803654" calcext:value-type="float">
            <text:p>77.7247803654</text:p>
          </table:table-cell>
          <table:table-cell office:value-type="float" office:value="55.81544442591" calcext:value-type="float">
            <text:p>55.81544442591</text:p>
          </table:table-cell>
          <table:table-cell office:value-type="float" office:value="57.0157137953432" calcext:value-type="float">
            <text:p>57.0157137953432</text:p>
          </table:table-cell>
        </table:table-row>
        <table:table-row table:style-name="ro1">
          <table:table-cell office:value-type="float" office:value="1460.720720721" calcext:value-type="float">
            <text:p>1460.720720721</text:p>
          </table:table-cell>
          <table:table-cell office:value-type="float" office:value="74.1665109731188" calcext:value-type="float">
            <text:p>74.1665109731188</text:p>
          </table:table-cell>
          <table:table-cell office:value-type="float" office:value="78.61766608788" calcext:value-type="float">
            <text:p>78.61766608788</text:p>
          </table:table-cell>
          <table:table-cell office:value-type="float" office:value="57.53440264486" calcext:value-type="float">
            <text:p>57.53440264486</text:p>
          </table:table-cell>
          <table:table-cell office:value-type="float" office:value="56.4841317383645" calcext:value-type="float">
            <text:p>56.4841317383645</text:p>
          </table:table-cell>
        </table:table-row>
        <table:table-row table:style-name="ro1">
          <table:table-cell office:value-type="float" office:value="1464.096096096" calcext:value-type="float">
            <text:p>1464.096096096</text:p>
          </table:table-cell>
          <table:table-cell office:value-type="float" office:value="75.8714879688427" calcext:value-type="float">
            <text:p>75.8714879688427</text:p>
          </table:table-cell>
          <table:table-cell office:value-type="float" office:value="79.60054426097" calcext:value-type="float">
            <text:p>79.60054426097</text:p>
          </table:table-cell>
          <table:table-cell office:value-type="float" office:value="59.13907379991" calcext:value-type="float">
            <text:p>59.13907379991</text:p>
          </table:table-cell>
          <table:table-cell office:value-type="float" office:value="55.8753615428477" calcext:value-type="float">
            <text:p>55.8753615428477</text:p>
          </table:table-cell>
        </table:table-row>
        <table:table-row table:style-name="ro1">
          <table:table-cell office:value-type="float" office:value="1467.471471471" calcext:value-type="float">
            <text:p>1467.471471471</text:p>
          </table:table-cell>
          <table:table-cell office:value-type="float" office:value="77.6145061696885" calcext:value-type="float">
            <text:p>77.6145061696885</text:p>
          </table:table-cell>
          <table:table-cell office:value-type="float" office:value="80.55089928858" calcext:value-type="float">
            <text:p>80.55089928858</text:p>
          </table:table-cell>
          <table:table-cell office:value-type="float" office:value="60.61864323938" calcext:value-type="float">
            <text:p>60.61864323938</text:p>
          </table:table-cell>
          <table:table-cell office:value-type="float" office:value="55.1396785062048" calcext:value-type="float">
            <text:p>55.1396785062048</text:p>
          </table:table-cell>
        </table:table-row>
        <table:table-row table:style-name="ro1">
          <table:table-cell office:value-type="float" office:value="1470.846846847" calcext:value-type="float">
            <text:p>1470.846846847</text:p>
          </table:table-cell>
          <table:table-cell office:value-type="float" office:value="79.0368913560209" calcext:value-type="float">
            <text:p>79.0368913560209</text:p>
          </table:table-cell>
          <table:table-cell office:value-type="float" office:value="81.46649960136" calcext:value-type="float">
            <text:p>81.46649960136</text:p>
          </table:table-cell>
          <table:table-cell office:value-type="float" office:value="62.01449329334" calcext:value-type="float">
            <text:p>62.01449329334</text:p>
          </table:table-cell>
          <table:table-cell office:value-type="float" office:value="54.2740033233921" calcext:value-type="float">
            <text:p>54.2740033233921</text:p>
          </table:table-cell>
        </table:table-row>
        <table:table-row table:style-name="ro1">
          <table:table-cell office:value-type="float" office:value="1474.222222222" calcext:value-type="float">
            <text:p>1474.222222222</text:p>
          </table:table-cell>
          <table:table-cell office:value-type="float" office:value="80.5224220572869" calcext:value-type="float">
            <text:p>80.5224220572869</text:p>
          </table:table-cell>
          <table:table-cell office:value-type="float" office:value="82.38007736705" calcext:value-type="float">
            <text:p>82.38007736705</text:p>
          </table:table-cell>
          <table:table-cell office:value-type="float" office:value="63.36733814539" calcext:value-type="float">
            <text:p>63.36733814539</text:p>
          </table:table-cell>
          <table:table-cell office:value-type="float" office:value="53.3004723312707" calcext:value-type="float">
            <text:p>53.3004723312707</text:p>
          </table:table-cell>
        </table:table-row>
        <table:table-row table:style-name="ro1">
          <table:table-cell office:value-type="float" office:value="1477.597597598" calcext:value-type="float">
            <text:p>1477.597597598</text:p>
          </table:table-cell>
          <table:table-cell office:value-type="float" office:value="81.8671377793241" calcext:value-type="float">
            <text:p>81.8671377793241</text:p>
          </table:table-cell>
          <table:table-cell office:value-type="float" office:value="83.4499392568" calcext:value-type="float">
            <text:p>83.4499392568</text:p>
          </table:table-cell>
          <table:table-cell office:value-type="float" office:value="64.69018228677" calcext:value-type="float">
            <text:p>64.69018228677</text:p>
          </table:table-cell>
          <table:table-cell office:value-type="float" office:value="52.2910393679692" calcext:value-type="float">
            <text:p>52.2910393679692</text:p>
          </table:table-cell>
        </table:table-row>
        <table:table-row table:style-name="ro1">
          <table:table-cell office:value-type="float" office:value="1480.972972973" calcext:value-type="float">
            <text:p>1480.972972973</text:p>
          </table:table-cell>
          <table:table-cell office:value-type="float" office:value="83.0152030744191" calcext:value-type="float">
            <text:p>83.0152030744191</text:p>
          </table:table-cell>
          <table:table-cell office:value-type="float" office:value="84.57974181481" calcext:value-type="float">
            <text:p>84.57974181481</text:p>
          </table:table-cell>
          <table:table-cell office:value-type="float" office:value="66.0532466635" calcext:value-type="float">
            <text:p>66.0532466635</text:p>
          </table:table-cell>
          <table:table-cell office:value-type="float" office:value="51.2127271190141" calcext:value-type="float">
            <text:p>51.2127271190141</text:p>
          </table:table-cell>
        </table:table-row>
        <table:table-row table:style-name="ro1">
          <table:table-cell office:value-type="float" office:value="1484.348348348" calcext:value-type="float">
            <text:p>1484.348348348</text:p>
          </table:table-cell>
          <table:table-cell office:value-type="float" office:value="84.0911776407612" calcext:value-type="float">
            <text:p>84.0911776407612</text:p>
          </table:table-cell>
          <table:table-cell office:value-type="float" office:value="85.67896604286" calcext:value-type="float">
            <text:p>85.67896604286</text:p>
          </table:table-cell>
          <table:table-cell office:value-type="float" office:value="67.45225575981" calcext:value-type="float">
            <text:p>67.45225575981</text:p>
          </table:table-cell>
          <table:table-cell office:value-type="float" office:value="50.3375970296425" calcext:value-type="float">
            <text:p>50.3375970296425</text:p>
          </table:table-cell>
        </table:table-row>
        <table:table-row table:style-name="ro1">
          <table:table-cell office:value-type="float" office:value="1487.723723724" calcext:value-type="float">
            <text:p>1487.723723724</text:p>
          </table:table-cell>
          <table:table-cell office:value-type="float" office:value="85.1574375124759" calcext:value-type="float">
            <text:p>85.1574375124759</text:p>
          </table:table-cell>
          <table:table-cell office:value-type="float" office:value="86.61164434492" calcext:value-type="float">
            <text:p>86.61164434492</text:p>
          </table:table-cell>
          <table:table-cell office:value-type="float" office:value="68.96756171544" calcext:value-type="float">
            <text:p>68.96756171544</text:p>
          </table:table-cell>
          <table:table-cell office:value-type="float" office:value="49.6561513025908" calcext:value-type="float">
            <text:p>49.6561513025908</text:p>
          </table:table-cell>
        </table:table-row>
        <table:table-row table:style-name="ro1">
          <table:table-cell office:value-type="float" office:value="1491.099099099" calcext:value-type="float">
            <text:p>1491.099099099</text:p>
          </table:table-cell>
          <table:table-cell office:value-type="float" office:value="86.2702509702363" calcext:value-type="float">
            <text:p>86.2702509702363</text:p>
          </table:table-cell>
          <table:table-cell office:value-type="float" office:value="87.38663033657" calcext:value-type="float">
            <text:p>87.38663033657</text:p>
          </table:table-cell>
          <table:table-cell office:value-type="float" office:value="70.5630352386" calcext:value-type="float">
            <text:p>70.5630352386</text:p>
          </table:table-cell>
          <table:table-cell office:value-type="float" office:value="50.715113007449" calcext:value-type="float">
            <text:p>50.715113007449</text:p>
          </table:table-cell>
        </table:table-row>
        <table:table-row table:style-name="ro1">
          <table:table-cell office:value-type="float" office:value="1494.474474474" calcext:value-type="float">
            <text:p>1494.474474474</text:p>
          </table:table-cell>
          <table:table-cell office:value-type="float" office:value="87.0391065279129" calcext:value-type="float">
            <text:p>87.0391065279129</text:p>
          </table:table-cell>
          <table:table-cell office:value-type="float" office:value="88.08183455253" calcext:value-type="float">
            <text:p>88.08183455253</text:p>
          </table:table-cell>
          <table:table-cell office:value-type="float" office:value="72.17078697258" calcext:value-type="float">
            <text:p>72.17078697258</text:p>
          </table:table-cell>
          <table:table-cell office:value-type="float" office:value="52.0955616279907" calcext:value-type="float">
            <text:p>52.0955616279907</text:p>
          </table:table-cell>
        </table:table-row>
        <table:table-row table:style-name="ro1">
          <table:table-cell office:value-type="float" office:value="1497.84984985" calcext:value-type="float">
            <text:p>1497.84984985</text:p>
          </table:table-cell>
          <table:table-cell office:value-type="float" office:value="87.674168618296" calcext:value-type="float">
            <text:p>87.674168618296</text:p>
          </table:table-cell>
          <table:table-cell office:value-type="float" office:value="88.72115034526" calcext:value-type="float">
            <text:p>88.72115034526</text:p>
          </table:table-cell>
          <table:table-cell office:value-type="float" office:value="73.64378265058" calcext:value-type="float">
            <text:p>73.64378265058</text:p>
          </table:table-cell>
          <table:table-cell office:value-type="float" office:value="53.541112005779" calcext:value-type="float">
            <text:p>53.541112005779</text:p>
          </table:table-cell>
        </table:table-row>
        <table:table-row table:style-name="ro1">
          <table:table-cell office:value-type="float" office:value="1501.225225225" calcext:value-type="float">
            <text:p>1501.225225225</text:p>
          </table:table-cell>
          <table:table-cell office:value-type="float" office:value="88.1190246831341" calcext:value-type="float">
            <text:p>88.1190246831341</text:p>
          </table:table-cell>
          <table:table-cell office:value-type="float" office:value="89.24026766923" calcext:value-type="float">
            <text:p>89.24026766923</text:p>
          </table:table-cell>
          <table:table-cell office:value-type="float" office:value="74.82665539281" calcext:value-type="float">
            <text:p>74.82665539281</text:p>
          </table:table-cell>
          <table:table-cell office:value-type="float" office:value="54.828518882618" calcext:value-type="float">
            <text:p>54.828518882618</text:p>
          </table:table-cell>
        </table:table-row>
        <table:table-row table:style-name="ro1">
          <table:table-cell office:value-type="float" office:value="1504.600600601" calcext:value-type="float">
            <text:p>1504.600600601</text:p>
          </table:table-cell>
          <table:table-cell office:value-type="float" office:value="88.3540529630146" calcext:value-type="float">
            <text:p>88.3540529630146</text:p>
          </table:table-cell>
          <table:table-cell office:value-type="float" office:value="89.58460943758" calcext:value-type="float">
            <text:p>89.58460943758</text:p>
          </table:table-cell>
          <table:table-cell office:value-type="float" office:value="75.7684734634" calcext:value-type="float">
            <text:p>75.7684734634</text:p>
          </table:table-cell>
          <table:table-cell office:value-type="float" office:value="55.975643094662" calcext:value-type="float">
            <text:p>55.975643094662</text:p>
          </table:table-cell>
        </table:table-row>
        <table:table-row table:style-name="ro1">
          <table:table-cell office:value-type="float" office:value="1507.975975976" calcext:value-type="float">
            <text:p>1507.975975976</text:p>
          </table:table-cell>
          <table:table-cell office:value-type="float" office:value="88.468561318728" calcext:value-type="float">
            <text:p>88.468561318728</text:p>
          </table:table-cell>
          <table:table-cell office:value-type="float" office:value="89.79061549875" calcext:value-type="float">
            <text:p>89.79061549875</text:p>
          </table:table-cell>
          <table:table-cell office:value-type="float" office:value="76.57482911738" calcext:value-type="float">
            <text:p>76.57482911738</text:p>
          </table:table-cell>
          <table:table-cell office:value-type="float" office:value="56.8936384486033" calcext:value-type="float">
            <text:p>56.8936384486033</text:p>
          </table:table-cell>
        </table:table-row>
        <table:table-row table:style-name="ro1">
          <table:table-cell office:value-type="float" office:value="1511.351351351" calcext:value-type="float">
            <text:p>1511.351351351</text:p>
          </table:table-cell>
          <table:table-cell office:value-type="float" office:value="88.5390169008819" calcext:value-type="float">
            <text:p>88.5390169008819</text:p>
          </table:table-cell>
          <table:table-cell office:value-type="float" office:value="89.87450107643" calcext:value-type="float">
            <text:p>89.87450107643</text:p>
          </table:table-cell>
          <table:table-cell office:value-type="float" office:value="77.28639379404" calcext:value-type="float">
            <text:p>77.28639379404</text:p>
          </table:table-cell>
          <table:table-cell office:value-type="float" office:value="57.738916639629" calcext:value-type="float">
            <text:p>57.738916639629</text:p>
          </table:table-cell>
        </table:table-row>
        <table:table-row table:style-name="ro1">
          <table:table-cell office:value-type="float" office:value="1514.726726727" calcext:value-type="float">
            <text:p>1514.726726727</text:p>
          </table:table-cell>
          <table:table-cell office:value-type="float" office:value="88.5930729243377" calcext:value-type="float">
            <text:p>88.5930729243377</text:p>
          </table:table-cell>
          <table:table-cell office:value-type="float" office:value="89.90859295214" calcext:value-type="float">
            <text:p>89.90859295214</text:p>
          </table:table-cell>
          <table:table-cell office:value-type="float" office:value="77.93017535875" calcext:value-type="float">
            <text:p>77.93017535875</text:p>
          </table:table-cell>
          <table:table-cell office:value-type="float" office:value="58.4384605746167" calcext:value-type="float">
            <text:p>58.4384605746167</text:p>
          </table:table-cell>
        </table:table-row>
        <table:table-row table:style-name="ro1">
          <table:table-cell office:value-type="float" office:value="1518.102102102" calcext:value-type="float">
            <text:p>1518.102102102</text:p>
          </table:table-cell>
          <table:table-cell office:value-type="float" office:value="88.5797993812113" calcext:value-type="float">
            <text:p>88.5797993812113</text:p>
          </table:table-cell>
          <table:table-cell office:value-type="float" office:value="89.99270543175" calcext:value-type="float">
            <text:p>89.99270543175</text:p>
          </table:table-cell>
          <table:table-cell office:value-type="float" office:value="78.52753622951" calcext:value-type="float">
            <text:p>78.52753622951</text:p>
          </table:table-cell>
          <table:table-cell office:value-type="float" office:value="59.1354280035433" calcext:value-type="float">
            <text:p>59.1354280035433</text:p>
          </table:table-cell>
        </table:table-row>
        <table:table-row table:style-name="ro1">
          <table:table-cell office:value-type="float" office:value="1521.477477477" calcext:value-type="float">
            <text:p>1521.477477477</text:p>
          </table:table-cell>
          <table:table-cell office:value-type="float" office:value="88.557051606211" calcext:value-type="float">
            <text:p>88.557051606211</text:p>
          </table:table-cell>
          <table:table-cell office:value-type="float" office:value="90.13844271724" calcext:value-type="float">
            <text:p>90.13844271724</text:p>
          </table:table-cell>
          <table:table-cell office:value-type="float" office:value="79.07994493918" calcext:value-type="float">
            <text:p>79.07994493918</text:p>
          </table:table-cell>
          <table:table-cell office:value-type="float" office:value="59.8302692906275" calcext:value-type="float">
            <text:p>59.8302692906275</text:p>
          </table:table-cell>
        </table:table-row>
        <table:table-row table:style-name="ro1">
          <table:table-cell office:value-type="float" office:value="1524.852852853" calcext:value-type="float">
            <text:p>1524.852852853</text:p>
          </table:table-cell>
          <table:table-cell office:value-type="float" office:value="88.6111076296668" calcext:value-type="float">
            <text:p>88.6111076296668</text:p>
          </table:table-cell>
          <table:table-cell office:value-type="float" office:value="90.33138307194" calcext:value-type="float">
            <text:p>90.33138307194</text:p>
          </table:table-cell>
          <table:table-cell office:value-type="float" office:value="79.60218258443" calcext:value-type="float">
            <text:p>79.60218258443</text:p>
          </table:table-cell>
          <table:table-cell office:value-type="float" office:value="61.1031720299928" calcext:value-type="float">
            <text:p>61.1031720299928</text:p>
          </table:table-cell>
        </table:table-row>
        <table:table-row table:style-name="ro1">
          <table:table-cell office:value-type="float" office:value="1528.228228228" calcext:value-type="float">
            <text:p>1528.228228228</text:p>
          </table:table-cell>
          <table:table-cell office:value-type="float" office:value="88.6615086194966" calcext:value-type="float">
            <text:p>88.6615086194966</text:p>
          </table:table-cell>
          <table:table-cell office:value-type="float" office:value="90.37218960081" calcext:value-type="float">
            <text:p>90.37218960081</text:p>
          </table:table-cell>
          <table:table-cell office:value-type="float" office:value="80.08213807838" calcext:value-type="float">
            <text:p>80.08213807838</text:p>
          </table:table-cell>
          <table:table-cell office:value-type="float" office:value="62.4457817943708" calcext:value-type="float">
            <text:p>62.4457817943708</text:p>
          </table:table-cell>
        </table:table-row>
        <table:table-row table:style-name="ro1">
          <table:table-cell office:value-type="float" office:value="1531.603603604" calcext:value-type="float">
            <text:p>1531.603603604</text:p>
          </table:table-cell>
          <table:table-cell office:value-type="float" office:value="88.6358271990987" calcext:value-type="float">
            <text:p>88.6358271990987</text:p>
          </table:table-cell>
          <table:table-cell office:value-type="float" office:value="90.39424726115" calcext:value-type="float">
            <text:p>90.39424726115</text:p>
          </table:table-cell>
          <table:table-cell office:value-type="float" office:value="80.52956433603" calcext:value-type="float">
            <text:p>80.52956433603</text:p>
          </table:table-cell>
          <table:table-cell office:value-type="float" office:value="63.7731385986543" calcext:value-type="float">
            <text:p>63.7731385986543</text:p>
          </table:table-cell>
        </table:table-row>
        <table:table-row table:style-name="ro1">
          <table:table-cell office:value-type="float" office:value="1534.978978979" calcext:value-type="float">
            <text:p>1534.978978979</text:p>
          </table:table-cell>
          <table:table-cell office:value-type="float" office:value="88.5821078234914" calcext:value-type="float">
            <text:p>88.5821078234914</text:p>
          </table:table-cell>
          <table:table-cell office:value-type="float" office:value="90.42164453002" calcext:value-type="float">
            <text:p>90.42164453002</text:p>
          </table:table-cell>
          <table:table-cell office:value-type="float" office:value="80.93229432051" calcext:value-type="float">
            <text:p>80.93229432051</text:p>
          </table:table-cell>
          <table:table-cell office:value-type="float" office:value="65.0919602595434" calcext:value-type="float">
            <text:p>65.0919602595434</text:p>
          </table:table-cell>
        </table:table-row>
        <table:table-row table:style-name="ro1">
          <table:table-cell office:value-type="float" office:value="1538.354354354" calcext:value-type="float">
            <text:p>1538.354354354</text:p>
          </table:table-cell>
          <table:table-cell office:value-type="float" office:value="88.5060254132638" calcext:value-type="float">
            <text:p>88.5060254132638</text:p>
          </table:table-cell>
          <table:table-cell office:value-type="float" office:value="90.45173391256" calcext:value-type="float">
            <text:p>90.45173391256</text:p>
          </table:table-cell>
          <table:table-cell office:value-type="float" office:value="81.29562878752" calcext:value-type="float">
            <text:p>81.29562878752</text:p>
          </table:table-cell>
          <table:table-cell office:value-type="float" office:value="66.4042331259681" calcext:value-type="float">
            <text:p>66.4042331259681</text:p>
          </table:table-cell>
        </table:table-row>
        <table:table-row table:style-name="ro1">
          <table:table-cell office:value-type="float" office:value="1541.72972973" calcext:value-type="float">
            <text:p>1541.72972973</text:p>
          </table:table-cell>
          <table:table-cell office:value-type="float" office:value="88.409599855427" calcext:value-type="float">
            <text:p>88.409599855427</text:p>
          </table:table-cell>
          <table:table-cell office:value-type="float" office:value="90.50583437942" calcext:value-type="float">
            <text:p>90.50583437942</text:p>
          </table:table-cell>
          <table:table-cell office:value-type="float" office:value="81.61173549878" calcext:value-type="float">
            <text:p>81.61173549878</text:p>
          </table:table-cell>
          <table:table-cell office:value-type="float" office:value="67.6395465101548" calcext:value-type="float">
            <text:p>67.6395465101548</text:p>
          </table:table-cell>
        </table:table-row>
        <table:table-row table:style-name="ro1">
          <table:table-cell office:value-type="float" office:value="1545.105105105" calcext:value-type="float">
            <text:p>1545.105105105</text:p>
          </table:table-cell>
          <table:table-cell office:value-type="float" office:value="88.4212863444859" calcext:value-type="float">
            <text:p>88.4212863444859</text:p>
          </table:table-cell>
          <table:table-cell office:value-type="float" office:value="90.56849251812" calcext:value-type="float">
            <text:p>90.56849251812</text:p>
          </table:table-cell>
          <table:table-cell office:value-type="float" office:value="81.88026656636" calcext:value-type="float">
            <text:p>81.88026656636</text:p>
          </table:table-cell>
          <table:table-cell office:value-type="float" office:value="68.867950639813" calcext:value-type="float">
            <text:p>68.867950639813</text:p>
          </table:table-cell>
        </table:table-row>
        <table:table-row table:style-name="ro1">
          <table:table-cell office:value-type="float" office:value="1548.48048048" calcext:value-type="float">
            <text:p>1548.48048048</text:p>
          </table:table-cell>
          <table:table-cell office:value-type="float" office:value="88.4373011628199" calcext:value-type="float">
            <text:p>88.4373011628199</text:p>
          </table:table-cell>
          <table:table-cell office:value-type="float" office:value="90.62491151067" calcext:value-type="float">
            <text:p>90.62491151067</text:p>
          </table:table-cell>
          <table:table-cell office:value-type="float" office:value="82.09813860498" calcext:value-type="float">
            <text:p>82.09813860498</text:p>
          </table:table-cell>
          <table:table-cell office:value-type="float" office:value="70.1001801710276" calcext:value-type="float">
            <text:p>70.1001801710276</text:p>
          </table:table-cell>
        </table:table-row>
        <table:table-row table:style-name="ro1">
          <table:table-cell office:value-type="float" office:value="1551.855855856" calcext:value-type="float">
            <text:p>1551.855855856</text:p>
          </table:table-cell>
          <table:table-cell office:value-type="float" office:value="88.4075799684319" calcext:value-type="float">
            <text:p>88.4075799684319</text:p>
          </table:table-cell>
          <table:table-cell office:value-type="float" office:value="90.63847754335" calcext:value-type="float">
            <text:p>90.63847754335</text:p>
          </table:table-cell>
          <table:table-cell office:value-type="float" office:value="82.25558438556" calcext:value-type="float">
            <text:p>82.25558438556</text:p>
          </table:table-cell>
          <table:table-cell office:value-type="float" office:value="71.1685891860935" calcext:value-type="float">
            <text:p>71.1685891860935</text:p>
          </table:table-cell>
        </table:table-row>
        <table:table-row table:style-name="ro1">
          <table:table-cell office:value-type="float" office:value="1555.231231231" calcext:value-type="float">
            <text:p>1555.231231231</text:p>
          </table:table-cell>
          <table:table-cell office:value-type="float" office:value="88.4126777784671" calcext:value-type="float">
            <text:p>88.4126777784671</text:p>
          </table:table-cell>
          <table:table-cell office:value-type="float" office:value="90.59542589556" calcext:value-type="float">
            <text:p>90.59542589556</text:p>
          </table:table-cell>
          <table:table-cell office:value-type="float" office:value="82.36057327967" calcext:value-type="float">
            <text:p>82.36057327967</text:p>
          </table:table-cell>
          <table:table-cell office:value-type="float" office:value="72.120209116029" calcext:value-type="float">
            <text:p>72.120209116029</text:p>
          </table:table-cell>
        </table:table-row>
        <table:table-row table:style-name="ro1">
          <table:table-cell office:value-type="float" office:value="1558.606606607" calcext:value-type="float">
            <text:p>1558.606606607</text:p>
          </table:table-cell>
          <table:table-cell office:value-type="float" office:value="88.5110751307674" calcext:value-type="float">
            <text:p>88.5110751307674</text:p>
          </table:table-cell>
          <table:table-cell office:value-type="float" office:value="90.57635876389" calcext:value-type="float">
            <text:p>90.57635876389</text:p>
          </table:table-cell>
          <table:table-cell office:value-type="float" office:value="82.37978716232" calcext:value-type="float">
            <text:p>82.37978716232</text:p>
          </table:table-cell>
          <table:table-cell office:value-type="float" office:value="72.7168878779662" calcext:value-type="float">
            <text:p>72.7168878779662</text:p>
          </table:table-cell>
        </table:table-row>
        <table:table-row table:style-name="ro1">
          <table:table-cell office:value-type="float" office:value="1561.981981982" calcext:value-type="float">
            <text:p>1561.981981982</text:p>
          </table:table-cell>
          <table:table-cell office:value-type="float" office:value="88.5651311542073" calcext:value-type="float">
            <text:p>88.5651311542073</text:p>
          </table:table-cell>
          <table:table-cell office:value-type="float" office:value="90.46044849838" calcext:value-type="float">
            <text:p>90.46044849838</text:p>
          </table:table-cell>
          <table:table-cell office:value-type="float" office:value="82.34360757101" calcext:value-type="float">
            <text:p>82.34360757101</text:p>
          </table:table-cell>
          <table:table-cell office:value-type="float" office:value="73.0394835563717" calcext:value-type="float">
            <text:p>73.0394835563717</text:p>
          </table:table-cell>
        </table:table-row>
        <table:table-row table:style-name="ro1">
          <table:table-cell office:value-type="float" office:value="1565.357357357" calcext:value-type="float">
            <text:p>1565.357357357</text:p>
          </table:table-cell>
          <table:table-cell office:value-type="float" office:value="88.6672316326492" calcext:value-type="float">
            <text:p>88.6672316326492</text:p>
          </table:table-cell>
          <table:table-cell office:value-type="float" office:value="90.32860800798" calcext:value-type="float">
            <text:p>90.32860800798</text:p>
          </table:table-cell>
          <table:table-cell office:value-type="float" office:value="82.18023471719" calcext:value-type="float">
            <text:p>82.18023471719</text:p>
          </table:table-cell>
          <table:table-cell office:value-type="float" office:value="72.6793925498771" calcext:value-type="float">
            <text:p>72.6793925498771</text:p>
          </table:table-cell>
        </table:table-row>
        <table:table-row table:style-name="ro1">
          <table:table-cell office:value-type="float" office:value="1568.732732733" calcext:value-type="float">
            <text:p>1568.732732733</text:p>
          </table:table-cell>
          <table:table-cell office:value-type="float" office:value="88.6775234378306" calcext:value-type="float">
            <text:p>88.6775234378306</text:p>
          </table:table-cell>
          <table:table-cell office:value-type="float" office:value="90.19287703091" calcext:value-type="float">
            <text:p>90.19287703091</text:p>
          </table:table-cell>
          <table:table-cell office:value-type="float" office:value="81.95676404912" calcext:value-type="float">
            <text:p>81.95676404912</text:p>
          </table:table-cell>
          <table:table-cell office:value-type="float" office:value="71.9784897607723" calcext:value-type="float">
            <text:p>71.9784897607723</text:p>
          </table:table-cell>
        </table:table-row>
        <table:table-row table:style-name="ro1">
          <table:table-cell office:value-type="float" office:value="1572.108108108" calcext:value-type="float">
            <text:p>1572.108108108</text:p>
          </table:table-cell>
          <table:table-cell office:value-type="float" office:value="88.5957180144503" calcext:value-type="float">
            <text:p>88.5957180144503</text:p>
          </table:table-cell>
          <table:table-cell office:value-type="float" office:value="90.05390579823" calcext:value-type="float">
            <text:p>90.05390579823</text:p>
          </table:table-cell>
          <table:table-cell office:value-type="float" office:value="81.57605424303" calcext:value-type="float">
            <text:p>81.57605424303</text:p>
          </table:table-cell>
          <table:table-cell office:value-type="float" office:value="71.0520416715582" calcext:value-type="float">
            <text:p>71.0520416715582</text:p>
          </table:table-cell>
        </table:table-row>
        <table:table-row table:style-name="ro1">
          <table:table-cell office:value-type="float" office:value="1575.483483483" calcext:value-type="float">
            <text:p>1575.483483483</text:p>
          </table:table-cell>
          <table:table-cell office:value-type="float" office:value="88.5576768093445" calcext:value-type="float">
            <text:p>88.5576768093445</text:p>
          </table:table-cell>
          <table:table-cell office:value-type="float" office:value="89.90797686356" calcext:value-type="float">
            <text:p>89.90797686356</text:p>
          </table:table-cell>
          <table:table-cell office:value-type="float" office:value="81.10393408905" calcext:value-type="float">
            <text:p>81.10393408905</text:p>
          </table:table-cell>
          <table:table-cell office:value-type="float" office:value="70.059055224974" calcext:value-type="float">
            <text:p>70.059055224974</text:p>
          </table:table-cell>
        </table:table-row>
        <table:table-row table:style-name="ro1">
          <table:table-cell office:value-type="float" office:value="1578.858858859" calcext:value-type="float">
            <text:p>1578.858858859</text:p>
          </table:table-cell>
          <table:table-cell office:value-type="float" office:value="88.4280673936836" calcext:value-type="float">
            <text:p>88.4280673936836</text:p>
          </table:table-cell>
          <table:table-cell office:value-type="float" office:value="89.75104509979" calcext:value-type="float">
            <text:p>89.75104509979</text:p>
          </table:table-cell>
          <table:table-cell office:value-type="float" office:value="80.45223433398" calcext:value-type="float">
            <text:p>80.45223433398</text:p>
          </table:table-cell>
          <table:table-cell office:value-type="float" office:value="69.046106143685" calcext:value-type="float">
            <text:p>69.046106143685</text:p>
          </table:table-cell>
        </table:table-row>
        <table:table-row table:style-name="ro1">
          <table:table-cell office:value-type="float" office:value="1582.234234234" calcext:value-type="float">
            <text:p>1582.234234234</text:p>
          </table:table-cell>
          <table:table-cell office:value-type="float" office:value="88.3337098154054" calcext:value-type="float">
            <text:p>88.3337098154054</text:p>
          </table:table-cell>
          <table:table-cell office:value-type="float" office:value="89.56923600428" calcext:value-type="float">
            <text:p>89.56923600428</text:p>
          </table:table-cell>
          <table:table-cell office:value-type="float" office:value="79.65510027481" calcext:value-type="float">
            <text:p>79.65510027481</text:p>
          </table:table-cell>
          <table:table-cell office:value-type="float" office:value="67.9929939005482" calcext:value-type="float">
            <text:p>67.9929939005482</text:p>
          </table:table-cell>
        </table:table-row>
        <table:table-row table:style-name="ro1">
          <table:table-cell office:value-type="float" office:value="1585.60960961" calcext:value-type="float">
            <text:p>1585.60960961</text:p>
          </table:table-cell>
          <table:table-cell office:value-type="float" office:value="88.1838053446828" calcext:value-type="float">
            <text:p>88.1838053446828</text:p>
          </table:table-cell>
          <table:table-cell office:value-type="float" office:value="89.36399290324" calcext:value-type="float">
            <text:p>89.36399290324</text:p>
          </table:table-cell>
          <table:table-cell office:value-type="float" office:value="78.66610887414" calcext:value-type="float">
            <text:p>78.66610887414</text:p>
          </table:table-cell>
          <table:table-cell office:value-type="float" office:value="66.949837081831" calcext:value-type="float">
            <text:p>66.949837081831</text:p>
          </table:table-cell>
        </table:table-row>
        <table:table-row table:style-name="ro1">
          <table:table-cell office:value-type="float" office:value="1588.984984985" calcext:value-type="float">
            <text:p>1588.984984985</text:p>
          </table:table-cell>
          <table:table-cell office:value-type="float" office:value="88.0056224560132" calcext:value-type="float">
            <text:p>88.0056224560132</text:p>
          </table:table-cell>
          <table:table-cell office:value-type="float" office:value="89.14485148691" calcext:value-type="float">
            <text:p>89.14485148691</text:p>
          </table:table-cell>
          <table:table-cell office:value-type="float" office:value="77.56075792931" calcext:value-type="float">
            <text:p>77.56075792931</text:p>
          </table:table-cell>
          <table:table-cell office:value-type="float" office:value="65.9127892198969" calcext:value-type="float">
            <text:p>65.9127892198969</text:p>
          </table:table-cell>
        </table:table-row>
        <table:table-row table:style-name="ro1">
          <table:table-cell office:value-type="float" office:value="1592.36036036" calcext:value-type="float">
            <text:p>1592.36036036</text:p>
          </table:table-cell>
          <table:table-cell office:value-type="float" office:value="87.8434543856777" calcext:value-type="float">
            <text:p>87.8434543856777</text:p>
          </table:table-cell>
          <table:table-cell office:value-type="float" office:value="88.91235327102" calcext:value-type="float">
            <text:p>88.91235327102</text:p>
          </table:table-cell>
          <table:table-cell office:value-type="float" office:value="76.36456153175" calcext:value-type="float">
            <text:p>76.36456153175</text:p>
          </table:table-cell>
          <table:table-cell office:value-type="float" office:value="64.9590695480371" calcext:value-type="float">
            <text:p>64.9590695480371</text:p>
          </table:table-cell>
        </table:table-row>
        <table:table-row table:style-name="ro1">
          <table:table-cell office:value-type="float" office:value="1595.735735736" calcext:value-type="float">
            <text:p>1595.735735736</text:p>
          </table:table-cell>
          <table:table-cell office:value-type="float" office:value="87.6577209670344" calcext:value-type="float">
            <text:p>87.6577209670344</text:p>
          </table:table-cell>
          <table:table-cell office:value-type="float" office:value="88.66221025285" calcext:value-type="float">
            <text:p>88.66221025285</text:p>
          </table:table-cell>
          <table:table-cell office:value-type="float" office:value="75.13436244567" calcext:value-type="float">
            <text:p>75.13436244567</text:p>
          </table:table-cell>
          <table:table-cell office:value-type="float" office:value="64.0597296129598" calcext:value-type="float">
            <text:p>64.0597296129598</text:p>
          </table:table-cell>
        </table:table-row>
        <table:table-row table:style-name="ro1">
          <table:table-cell office:value-type="float" office:value="1599.111111111" calcext:value-type="float">
            <text:p>1599.111111111</text:p>
          </table:table-cell>
          <table:table-cell office:value-type="float" office:value="87.35185236462" calcext:value-type="float">
            <text:p>87.35185236462</text:p>
          </table:table-cell>
          <table:table-cell office:value-type="float" office:value="88.38258416413" calcext:value-type="float">
            <text:p>88.38258416413</text:p>
          </table:table-cell>
          <table:table-cell office:value-type="float" office:value="73.8718113942" calcext:value-type="float">
            <text:p>73.8718113942</text:p>
          </table:table-cell>
          <table:table-cell office:value-type="float" office:value="63.279152897676" calcext:value-type="float">
            <text:p>63.279152897676</text:p>
          </table:table-cell>
        </table:table-row>
        <table:table-row table:style-name="ro1">
          <table:table-cell office:value-type="float" office:value="1602.486486486" calcext:value-type="float">
            <text:p>1602.486486486</text:p>
          </table:table-cell>
          <table:table-cell office:value-type="float" office:value="86.9972660115385" calcext:value-type="float">
            <text:p>86.9972660115385</text:p>
          </table:table-cell>
          <table:table-cell office:value-type="float" office:value="88.04589352235" calcext:value-type="float">
            <text:p>88.04589352235</text:p>
          </table:table-cell>
          <table:table-cell office:value-type="float" office:value="72.55852401416" calcext:value-type="float">
            <text:p>72.55852401416</text:p>
          </table:table-cell>
          <table:table-cell office:value-type="float" office:value="62.629709884565" calcext:value-type="float">
            <text:p>62.629709884565</text:p>
          </table:table-cell>
        </table:table-row>
        <table:table-row table:style-name="ro1">
          <table:table-cell office:value-type="float" office:value="1605.861861862" calcext:value-type="float">
            <text:p>1605.861861862</text:p>
          </table:table-cell>
          <table:table-cell office:value-type="float" office:value="86.6431124913844" calcext:value-type="float">
            <text:p>86.6431124913844</text:p>
          </table:table-cell>
          <table:table-cell office:value-type="float" office:value="87.67431111523" calcext:value-type="float">
            <text:p>87.67431111523</text:p>
          </table:table-cell>
          <table:table-cell office:value-type="float" office:value="71.18540819027" calcext:value-type="float">
            <text:p>71.18540819027</text:p>
          </table:table-cell>
          <table:table-cell office:value-type="float" office:value="62.0547752092236" calcext:value-type="float">
            <text:p>62.0547752092236</text:p>
          </table:table-cell>
        </table:table-row>
        <table:table-row table:style-name="ro1">
          <table:table-cell office:value-type="float" office:value="1609.237237237" calcext:value-type="float">
            <text:p>1609.237237237</text:p>
          </table:table-cell>
          <table:table-cell office:value-type="float" office:value="86.2212927568316" calcext:value-type="float">
            <text:p>86.2212927568316</text:p>
          </table:table-cell>
          <table:table-cell office:value-type="float" office:value="87.27658852305" calcext:value-type="float">
            <text:p>87.27658852305</text:p>
          </table:table-cell>
          <table:table-cell office:value-type="float" office:value="69.73586161022" calcext:value-type="float">
            <text:p>69.73586161022</text:p>
          </table:table-cell>
          <table:table-cell office:value-type="float" office:value="61.7094814020845" calcext:value-type="float">
            <text:p>61.7094814020845</text:p>
          </table:table-cell>
        </table:table-row>
        <table:table-row table:style-name="ro1">
          <table:table-cell office:value-type="float" office:value="1612.612612613" calcext:value-type="float">
            <text:p>1612.612612613</text:p>
          </table:table-cell>
          <table:table-cell office:value-type="float" office:value="85.6388920059948" calcext:value-type="float">
            <text:p>85.6388920059948</text:p>
          </table:table-cell>
          <table:table-cell office:value-type="float" office:value="86.75993733827" calcext:value-type="float">
            <text:p>86.75993733827</text:p>
          </table:table-cell>
          <table:table-cell office:value-type="float" office:value="68.22448901324" calcext:value-type="float">
            <text:p>68.22448901324</text:p>
          </table:table-cell>
          <table:table-cell office:value-type="float" office:value="61.4498366229166" calcext:value-type="float">
            <text:p>61.4498366229166</text:p>
          </table:table-cell>
        </table:table-row>
        <table:table-row table:style-name="ro1">
          <table:table-cell office:value-type="float" office:value="1615.987987988" calcext:value-type="float">
            <text:p>1615.987987988</text:p>
          </table:table-cell>
          <table:table-cell office:value-type="float" office:value="84.9968084036605" calcext:value-type="float">
            <text:p>84.9968084036605</text:p>
          </table:table-cell>
          <table:table-cell office:value-type="float" office:value="86.24402257072" calcext:value-type="float">
            <text:p>86.24402257072</text:p>
          </table:table-cell>
          <table:table-cell office:value-type="float" office:value="66.66530126327" calcext:value-type="float">
            <text:p>66.66530126327</text:p>
          </table:table-cell>
          <table:table-cell office:value-type="float" office:value="61.3638503086649" calcext:value-type="float">
            <text:p>61.3638503086649</text:p>
          </table:table-cell>
        </table:table-row>
        <table:table-row table:style-name="ro1">
          <table:table-cell office:value-type="float" office:value="1619.363363363" calcext:value-type="float">
            <text:p>1619.363363363</text:p>
          </table:table-cell>
          <table:table-cell office:value-type="float" office:value="84.1599499837525" calcext:value-type="float">
            <text:p>84.1599499837525</text:p>
          </table:table-cell>
          <table:table-cell office:value-type="float" office:value="85.81575607599" calcext:value-type="float">
            <text:p>85.81575607599</text:p>
          </table:table-cell>
          <table:table-cell office:value-type="float" office:value="65.10584859737" calcext:value-type="float">
            <text:p>65.10584859737</text:p>
          </table:table-cell>
          <table:table-cell office:value-type="float" office:value="61.3825393275762" calcext:value-type="float">
            <text:p>61.3825393275762</text:p>
          </table:table-cell>
        </table:table-row>
        <table:table-row table:style-name="ro1">
          <table:table-cell office:value-type="float" office:value="1622.738738739" calcext:value-type="float">
            <text:p>1622.738738739</text:p>
          </table:table-cell>
          <table:table-cell office:value-type="float" office:value="83.4908864622378" calcext:value-type="float">
            <text:p>83.4908864622378</text:p>
          </table:table-cell>
          <table:table-cell office:value-type="float" office:value="85.4153489181" calcext:value-type="float">
            <text:p>85.4153489181</text:p>
          </table:table-cell>
          <table:table-cell office:value-type="float" office:value="63.62003641936" calcext:value-type="float">
            <text:p>63.62003641936</text:p>
          </table:table-cell>
          <table:table-cell office:value-type="float" office:value="61.4562070469763" calcext:value-type="float">
            <text:p>61.4562070469763</text:p>
          </table:table-cell>
        </table:table-row>
        <table:table-row table:style-name="ro1">
          <table:table-cell office:value-type="float" office:value="1626.114114114" calcext:value-type="float">
            <text:p>1626.114114114</text:p>
          </table:table-cell>
          <table:table-cell office:value-type="float" office:value="82.8458692145059" calcext:value-type="float">
            <text:p>82.8458692145059</text:p>
          </table:table-cell>
          <table:table-cell office:value-type="float" office:value="85.03959454859" calcext:value-type="float">
            <text:p>85.03959454859</text:p>
          </table:table-cell>
          <table:table-cell office:value-type="float" office:value="62.28167911194" calcext:value-type="float">
            <text:p>62.28167911194</text:p>
          </table:table-cell>
          <table:table-cell office:value-type="float" office:value="61.5024155769562" calcext:value-type="float">
            <text:p>61.5024155769562</text:p>
          </table:table-cell>
        </table:table-row>
        <table:table-row table:style-name="ro1">
          <table:table-cell office:value-type="float" office:value="1629.489489489" calcext:value-type="float">
            <text:p>1629.489489489</text:p>
          </table:table-cell>
          <table:table-cell office:value-type="float" office:value="82.3768706908059" calcext:value-type="float">
            <text:p>82.3768706908059</text:p>
          </table:table-cell>
          <table:table-cell office:value-type="float" office:value="84.68892455109" calcext:value-type="float">
            <text:p>84.68892455109</text:p>
          </table:table-cell>
          <table:table-cell office:value-type="float" office:value="61.17598386714" calcext:value-type="float">
            <text:p>61.17598386714</text:p>
          </table:table-cell>
          <table:table-cell office:value-type="float" office:value="61.4782563732654" calcext:value-type="float">
            <text:p>61.4782563732654</text:p>
          </table:table-cell>
        </table:table-row>
        <table:table-row table:style-name="ro1">
          <table:table-cell office:value-type="float" office:value="1632.864864865" calcext:value-type="float">
            <text:p>1632.864864865</text:p>
          </table:table-cell>
          <table:table-cell office:value-type="float" office:value="82.085910778117" calcext:value-type="float">
            <text:p>82.085910778117</text:p>
          </table:table-cell>
          <table:table-cell office:value-type="float" office:value="84.37988826333" calcext:value-type="float">
            <text:p>84.37988826333</text:p>
          </table:table-cell>
          <table:table-cell office:value-type="float" office:value="60.40405440273" calcext:value-type="float">
            <text:p>60.40405440273</text:p>
          </table:table-cell>
          <table:table-cell office:value-type="float" office:value="61.3147315033467" calcext:value-type="float">
            <text:p>61.3147315033467</text:p>
          </table:table-cell>
        </table:table-row>
        <table:table-row table:style-name="ro1">
          <table:table-cell office:value-type="float" office:value="1636.24024024" calcext:value-type="float">
            <text:p>1636.24024024</text:p>
          </table:table-cell>
          <table:table-cell office:value-type="float" office:value="81.9916493849338" calcext:value-type="float">
            <text:p>81.9916493849338</text:p>
          </table:table-cell>
          <table:table-cell office:value-type="float" office:value="84.14080845837" calcext:value-type="float">
            <text:p>84.14080845837</text:p>
          </table:table-cell>
          <table:table-cell office:value-type="float" office:value="60.04460637518" calcext:value-type="float">
            <text:p>60.04460637518</text:p>
          </table:table-cell>
          <table:table-cell office:value-type="float" office:value="60.8888581495024" calcext:value-type="float">
            <text:p>60.8888581495024</text:p>
          </table:table-cell>
        </table:table-row>
        <table:table-row table:style-name="ro1">
          <table:table-cell office:value-type="float" office:value="1639.615615616" calcext:value-type="float">
            <text:p>1639.615615616</text:p>
          </table:table-cell>
          <table:table-cell office:value-type="float" office:value="81.9451438914517" calcext:value-type="float">
            <text:p>81.9451438914517</text:p>
          </table:table-cell>
          <table:table-cell office:value-type="float" office:value="84.00119608176" calcext:value-type="float">
            <text:p>84.00119608176</text:p>
          </table:table-cell>
          <table:table-cell office:value-type="float" office:value="60.12622892644" calcext:value-type="float">
            <text:p>60.12622892644</text:p>
          </table:table-cell>
          <table:table-cell office:value-type="float" office:value="60.3277641603798" calcext:value-type="float">
            <text:p>60.3277641603798</text:p>
          </table:table-cell>
        </table:table-row>
        <table:table-row table:style-name="ro1">
          <table:table-cell office:value-type="float" office:value="1642.990990991" calcext:value-type="float">
            <text:p>1642.990990991</text:p>
          </table:table-cell>
          <table:table-cell office:value-type="float" office:value="82.0150704555831" calcext:value-type="float">
            <text:p>82.0150704555831</text:p>
          </table:table-cell>
          <table:table-cell office:value-type="float" office:value="83.97283754967" calcext:value-type="float">
            <text:p>83.97283754967</text:p>
          </table:table-cell>
          <table:table-cell office:value-type="float" office:value="60.67244821799" calcext:value-type="float">
            <text:p>60.67244821799</text:p>
          </table:table-cell>
          <table:table-cell office:value-type="float" office:value="59.2291409584993" calcext:value-type="float">
            <text:p>59.2291409584993</text:p>
          </table:table-cell>
        </table:table-row>
        <table:table-row table:style-name="ro1">
          <table:table-cell office:value-type="float" office:value="1646.366366366" calcext:value-type="float">
            <text:p>1646.366366366</text:p>
          </table:table-cell>
          <table:table-cell office:value-type="float" office:value="82.145064611608" calcext:value-type="float">
            <text:p>82.145064611608</text:p>
          </table:table-cell>
          <table:table-cell office:value-type="float" office:value="84.03428542354" calcext:value-type="float">
            <text:p>84.03428542354</text:p>
          </table:table-cell>
          <table:table-cell office:value-type="float" office:value="61.51900265402" calcext:value-type="float">
            <text:p>61.51900265402</text:p>
          </table:table-cell>
          <table:table-cell office:value-type="float" office:value="58.0057223678086" calcext:value-type="float">
            <text:p>58.0057223678086</text:p>
          </table:table-cell>
        </table:table-row>
        <table:table-row table:style-name="ro1">
          <table:table-cell office:value-type="float" office:value="1649.741741742" calcext:value-type="float">
            <text:p>1649.741741742</text:p>
          </table:table-cell>
          <table:table-cell office:value-type="float" office:value="82.3470052187754" calcext:value-type="float">
            <text:p>82.3470052187754</text:p>
          </table:table-cell>
          <table:table-cell office:value-type="float" office:value="84.20025716453" calcext:value-type="float">
            <text:p>84.20025716453</text:p>
          </table:table-cell>
          <table:table-cell office:value-type="float" office:value="62.5845598184" calcext:value-type="float">
            <text:p>62.5845598184</text:p>
          </table:table-cell>
          <table:table-cell office:value-type="float" office:value="56.553768223519" calcext:value-type="float">
            <text:p>56.553768223519</text:p>
          </table:table-cell>
        </table:table-row>
        <table:table-row table:style-name="ro1">
          <table:table-cell office:value-type="float" office:value="1653.117117117" calcext:value-type="float">
            <text:p>1653.117117117</text:p>
          </table:table-cell>
          <table:table-cell office:value-type="float" office:value="82.6549418007324" calcext:value-type="float">
            <text:p>82.6549418007324</text:p>
          </table:table-cell>
          <table:table-cell office:value-type="float" office:value="84.47660461518" calcext:value-type="float">
            <text:p>84.47660461518</text:p>
          </table:table-cell>
          <table:table-cell office:value-type="float" office:value="63.76889251411" calcext:value-type="float">
            <text:p>63.76889251411</text:p>
          </table:table-cell>
          <table:table-cell office:value-type="float" office:value="54.5786291815664" calcext:value-type="float">
            <text:p>54.5786291815664</text:p>
          </table:table-cell>
        </table:table-row>
        <table:table-row table:style-name="ro1">
          <table:table-cell office:value-type="float" office:value="1656.492492492" calcext:value-type="float">
            <text:p>1656.492492492</text:p>
          </table:table-cell>
          <table:table-cell office:value-type="float" office:value="83.143081158354" calcext:value-type="float">
            <text:p>83.143081158354</text:p>
          </table:table-cell>
          <table:table-cell office:value-type="float" office:value="84.89871965317" calcext:value-type="float">
            <text:p>84.89871965317</text:p>
          </table:table-cell>
          <table:table-cell office:value-type="float" office:value="64.97408573916" calcext:value-type="float">
            <text:p>64.97408573916</text:p>
          </table:table-cell>
          <table:table-cell office:value-type="float" office:value="52.3844172092657" calcext:value-type="float">
            <text:p>52.3844172092657</text:p>
          </table:table-cell>
        </table:table-row>
        <table:table-row table:style-name="ro1">
          <table:table-cell office:value-type="float" office:value="1659.867867868" calcext:value-type="float">
            <text:p>1659.867867868</text:p>
          </table:table-cell>
          <table:table-cell office:value-type="float" office:value="83.8413368562342" calcext:value-type="float">
            <text:p>83.8413368562342</text:p>
          </table:table-cell>
          <table:table-cell office:value-type="float" office:value="85.54838053971" calcext:value-type="float">
            <text:p>85.54838053971</text:p>
          </table:table-cell>
          <table:table-cell office:value-type="float" office:value="66.23344051597" calcext:value-type="float">
            <text:p>66.23344051597</text:p>
          </table:table-cell>
          <table:table-cell office:value-type="float" office:value="50.6111768142117" calcext:value-type="float">
            <text:p>50.6111768142117</text:p>
          </table:table-cell>
        </table:table-row>
        <table:table-row table:style-name="ro1">
          <table:table-cell office:value-type="float" office:value="1663.243243243" calcext:value-type="float">
            <text:p>1663.243243243</text:p>
          </table:table-cell>
          <table:table-cell office:value-type="float" office:value="84.6881023409435" calcext:value-type="float">
            <text:p>84.6881023409435</text:p>
          </table:table-cell>
          <table:table-cell office:value-type="float" office:value="86.17917567278" calcext:value-type="float">
            <text:p>86.17917567278</text:p>
          </table:table-cell>
          <table:table-cell office:value-type="float" office:value="67.48494557196" calcext:value-type="float">
            <text:p>67.48494557196</text:p>
          </table:table-cell>
          <table:table-cell office:value-type="float" office:value="48.8578326028386" calcext:value-type="float">
            <text:p>48.8578326028386</text:p>
          </table:table-cell>
        </table:table-row>
        <table:table-row table:style-name="ro1">
          <table:table-cell office:value-type="float" office:value="1666.618618619" calcext:value-type="float">
            <text:p>1666.618618619</text:p>
          </table:table-cell>
          <table:table-cell office:value-type="float" office:value="85.5049542610747" calcext:value-type="float">
            <text:p>85.5049542610747</text:p>
          </table:table-cell>
          <table:table-cell office:value-type="float" office:value="86.71821323041" calcext:value-type="float">
            <text:p>86.71821323041</text:p>
          </table:table-cell>
          <table:table-cell office:value-type="float" office:value="68.75919550849" calcext:value-type="float">
            <text:p>68.75919550849</text:p>
          </table:table-cell>
          <table:table-cell office:value-type="float" office:value="47.1381982014906" calcext:value-type="float">
            <text:p>47.1381982014906</text:p>
          </table:table-cell>
        </table:table-row>
        <table:table-row table:style-name="ro1">
          <table:table-cell office:value-type="float" office:value="1669.993993994" calcext:value-type="float">
            <text:p>1669.993993994</text:p>
          </table:table-cell>
          <table:table-cell office:value-type="float" office:value="86.4656509909274" calcext:value-type="float">
            <text:p>86.4656509909274</text:p>
          </table:table-cell>
          <table:table-cell office:value-type="float" office:value="87.27477354968" calcext:value-type="float">
            <text:p>87.27477354968</text:p>
          </table:table-cell>
          <table:table-cell office:value-type="float" office:value="70.07304983203" calcext:value-type="float">
            <text:p>70.07304983203</text:p>
          </table:table-cell>
          <table:table-cell office:value-type="float" office:value="45.6429240118183" calcext:value-type="float">
            <text:p>45.6429240118183</text:p>
          </table:table-cell>
        </table:table-row>
        <table:table-row table:style-name="ro1">
          <table:table-cell office:value-type="float" office:value="1673.369369369" calcext:value-type="float">
            <text:p>1673.369369369</text:p>
          </table:table-cell>
          <table:table-cell office:value-type="float" office:value="87.3367513046885" calcext:value-type="float">
            <text:p>87.3367513046885</text:p>
          </table:table-cell>
          <table:table-cell office:value-type="float" office:value="87.86214924597" calcext:value-type="float">
            <text:p>87.86214924597</text:p>
          </table:table-cell>
          <table:table-cell office:value-type="float" office:value="71.49278159819" calcext:value-type="float">
            <text:p>71.49278159819</text:p>
          </table:table-cell>
          <table:table-cell office:value-type="float" office:value="44.2401458830177" calcext:value-type="float">
            <text:p>44.2401458830177</text:p>
          </table:table-cell>
        </table:table-row>
        <table:table-row table:style-name="ro1">
          <table:table-cell office:value-type="float" office:value="1676.744744745" calcext:value-type="float">
            <text:p>1676.744744745</text:p>
          </table:table-cell>
          <table:table-cell office:value-type="float" office:value="88.2597915698154" calcext:value-type="float">
            <text:p>88.2597915698154</text:p>
          </table:table-cell>
          <table:table-cell office:value-type="float" office:value="88.50422291801" calcext:value-type="float">
            <text:p>88.50422291801</text:p>
          </table:table-cell>
          <table:table-cell office:value-type="float" office:value="73.06134992076" calcext:value-type="float">
            <text:p>73.06134992076</text:p>
          </table:table-cell>
          <table:table-cell office:value-type="float" office:value="42.8732493741496" calcext:value-type="float">
            <text:p>42.8732493741496</text:p>
          </table:table-cell>
        </table:table-row>
        <table:table-row table:style-name="ro1">
          <table:table-cell office:value-type="float" office:value="1680.12012012" calcext:value-type="float">
            <text:p>1680.12012012</text:p>
          </table:table-cell>
          <table:table-cell office:value-type="float" office:value="89.0426901513785" calcext:value-type="float">
            <text:p>89.0426901513785</text:p>
          </table:table-cell>
          <table:table-cell office:value-type="float" office:value="89.1368730739" calcext:value-type="float">
            <text:p>89.1368730739</text:p>
          </table:table-cell>
          <table:table-cell office:value-type="float" office:value="74.72974680387" calcext:value-type="float">
            <text:p>74.72974680387</text:p>
          </table:table-cell>
          <table:table-cell office:value-type="float" office:value="41.6373750525719" calcext:value-type="float">
            <text:p>41.6373750525719</text:p>
          </table:table-cell>
        </table:table-row>
        <table:table-row table:style-name="ro1">
          <table:table-cell office:value-type="float" office:value="1683.495495495" calcext:value-type="float">
            <text:p>1683.495495495</text:p>
          </table:table-cell>
          <table:table-cell office:value-type="float" office:value="89.8773363141014" calcext:value-type="float">
            <text:p>89.8773363141014</text:p>
          </table:table-cell>
          <table:table-cell office:value-type="float" office:value="89.7355572421" calcext:value-type="float">
            <text:p>89.7355572421</text:p>
          </table:table-cell>
          <table:table-cell office:value-type="float" office:value="76.4085938553" calcext:value-type="float">
            <text:p>76.4085938553</text:p>
          </table:table-cell>
          <table:table-cell office:value-type="float" office:value="40.6071969457004" calcext:value-type="float">
            <text:p>40.6071969457004</text:p>
          </table:table-cell>
        </table:table-row>
        <table:table-row table:style-name="ro1">
          <table:table-cell office:value-type="float" office:value="1686.870870871" calcext:value-type="float">
            <text:p>1686.870870871</text:p>
          </table:table-cell>
          <table:table-cell office:value-type="float" office:value="90.7026044300454" calcext:value-type="float">
            <text:p>90.7026044300454</text:p>
          </table:table-cell>
          <table:table-cell office:value-type="float" office:value="90.2444290695" calcext:value-type="float">
            <text:p>90.2444290695</text:p>
          </table:table-cell>
          <table:table-cell office:value-type="float" office:value="77.86335916331" calcext:value-type="float">
            <text:p>77.86335916331</text:p>
          </table:table-cell>
          <table:table-cell office:value-type="float" office:value="39.919918618024" calcext:value-type="float">
            <text:p>39.919918618024</text:p>
          </table:table-cell>
        </table:table-row>
        <table:table-row table:style-name="ro1">
          <table:table-cell office:value-type="float" office:value="1690.246246246" calcext:value-type="float">
            <text:p>1690.246246246</text:p>
          </table:table-cell>
          <table:table-cell office:value-type="float" office:value="91.4352943919689" calcext:value-type="float">
            <text:p>91.4352943919689</text:p>
          </table:table-cell>
          <table:table-cell office:value-type="float" office:value="90.70881992272" calcext:value-type="float">
            <text:p>90.70881992272</text:p>
          </table:table-cell>
          <table:table-cell office:value-type="float" office:value="79.19000595415" calcext:value-type="float">
            <text:p>79.19000595415</text:p>
          </table:table-cell>
          <table:table-cell office:value-type="float" office:value="39.3623389271643" calcext:value-type="float">
            <text:p>39.3623389271643</text:p>
          </table:table-cell>
        </table:table-row>
        <table:table-row table:style-name="ro1">
          <table:table-cell office:value-type="float" office:value="1693.621621622" calcext:value-type="float">
            <text:p>1693.621621622</text:p>
          </table:table-cell>
          <table:table-cell office:value-type="float" office:value="92.0700679270829" calcext:value-type="float">
            <text:p>92.0700679270829</text:p>
          </table:table-cell>
          <table:table-cell office:value-type="float" office:value="91.14592623363" calcext:value-type="float">
            <text:p>91.14592623363</text:p>
          </table:table-cell>
          <table:table-cell office:value-type="float" office:value="80.37241534551" calcext:value-type="float">
            <text:p>80.37241534551</text:p>
          </table:table-cell>
          <table:table-cell office:value-type="float" office:value="38.8467834667774" calcext:value-type="float">
            <text:p>38.8467834667774</text:p>
          </table:table-cell>
        </table:table-row>
        <table:table-row table:style-name="ro1">
          <table:table-cell office:value-type="float" office:value="1696.996996997" calcext:value-type="float">
            <text:p>1696.996996997</text:p>
          </table:table-cell>
          <table:table-cell office:value-type="float" office:value="92.6647322775326" calcext:value-type="float">
            <text:p>92.6647322775326</text:p>
          </table:table-cell>
          <table:table-cell office:value-type="float" office:value="91.56410581783" calcext:value-type="float">
            <text:p>91.56410581783</text:p>
          </table:table-cell>
          <table:table-cell office:value-type="float" office:value="81.49179265653" calcext:value-type="float">
            <text:p>81.49179265653</text:p>
          </table:table-cell>
          <table:table-cell office:value-type="float" office:value="38.3560668047611" calcext:value-type="float">
            <text:p>38.3560668047611</text:p>
          </table:table-cell>
        </table:table-row>
        <table:table-row table:style-name="ro1">
          <table:table-cell office:value-type="float" office:value="1700.372372372" calcext:value-type="float">
            <text:p>1700.372372372</text:p>
          </table:table-cell>
          <table:table-cell office:value-type="float" office:value="93.3494258770014" calcext:value-type="float">
            <text:p>93.3494258770014</text:p>
          </table:table-cell>
          <table:table-cell office:value-type="float" office:value="92.03914485179" calcext:value-type="float">
            <text:p>92.03914485179</text:p>
          </table:table-cell>
          <table:table-cell office:value-type="float" office:value="82.56243119496" calcext:value-type="float">
            <text:p>82.56243119496</text:p>
          </table:table-cell>
          <table:table-cell office:value-type="float" office:value="37.9015292262892" calcext:value-type="float">
            <text:p>37.9015292262892</text:p>
          </table:table-cell>
        </table:table-row>
        <table:table-row table:style-name="ro1">
          <table:table-cell office:value-type="float" office:value="1703.747747748" calcext:value-type="float">
            <text:p>1703.747747748</text:p>
          </table:table-cell>
          <table:table-cell office:value-type="float" office:value="93.6859775247538" calcext:value-type="float">
            <text:p>93.6859775247538</text:p>
          </table:table-cell>
          <table:table-cell office:value-type="float" office:value="92.4080053115" calcext:value-type="float">
            <text:p>92.4080053115</text:p>
          </table:table-cell>
          <table:table-cell office:value-type="float" office:value="83.60569192414" calcext:value-type="float">
            <text:p>83.60569192414</text:p>
          </table:table-cell>
          <table:table-cell office:value-type="float" office:value="37.5044895436669" calcext:value-type="float">
            <text:p>37.5044895436669</text:p>
          </table:table-cell>
        </table:table-row>
        <table:table-row table:style-name="ro1">
          <table:table-cell office:value-type="float" office:value="1707.123123123" calcext:value-type="float">
            <text:p>1707.123123123</text:p>
          </table:table-cell>
          <table:table-cell office:value-type="float" office:value="94.102362801439" calcext:value-type="float">
            <text:p>94.102362801439</text:p>
          </table:table-cell>
          <table:table-cell office:value-type="float" office:value="92.74542185595" calcext:value-type="float">
            <text:p>92.74542185595</text:p>
          </table:table-cell>
          <table:table-cell office:value-type="float" office:value="84.64451414949" calcext:value-type="float">
            <text:p>84.64451414949</text:p>
          </table:table-cell>
          <table:table-cell office:value-type="float" office:value="37.1367831711476" calcext:value-type="float">
            <text:p>37.1367831711476</text:p>
          </table:table-cell>
        </table:table-row>
        <table:table-row table:style-name="ro1">
          <table:table-cell office:value-type="float" office:value="1710.498498498" calcext:value-type="float">
            <text:p>1710.498498498</text:p>
          </table:table-cell>
          <table:table-cell office:value-type="float" office:value="94.3466729429873" calcext:value-type="float">
            <text:p>94.3466729429873</text:p>
          </table:table-cell>
          <table:table-cell office:value-type="float" office:value="93.07764986954" calcext:value-type="float">
            <text:p>93.07764986954</text:p>
          </table:table-cell>
          <table:table-cell office:value-type="float" office:value="85.66634237888" calcext:value-type="float">
            <text:p>85.66634237888</text:p>
          </table:table-cell>
          <table:table-cell office:value-type="float" office:value="36.874395332592" calcext:value-type="float">
            <text:p>36.874395332592</text:p>
          </table:table-cell>
        </table:table-row>
        <table:table-row table:style-name="ro1">
          <table:table-cell office:value-type="float" office:value="1713.873873874" calcext:value-type="float">
            <text:p>1713.873873874</text:p>
          </table:table-cell>
          <table:table-cell office:value-type="float" office:value="94.5188923557667" calcext:value-type="float">
            <text:p>94.5188923557667</text:p>
          </table:table-cell>
          <table:table-cell office:value-type="float" office:value="93.41989596517" calcext:value-type="float">
            <text:p>93.41989596517</text:p>
          </table:table-cell>
          <table:table-cell office:value-type="float" office:value="86.6665115498" calcext:value-type="float">
            <text:p>86.6665115498</text:p>
          </table:table-cell>
          <table:table-cell office:value-type="float" office:value="36.7019972080513" calcext:value-type="float">
            <text:p>36.7019972080513</text:p>
          </table:table-cell>
        </table:table-row>
        <table:table-row table:style-name="ro1">
          <table:table-cell office:value-type="float" office:value="1717.249249249" calcext:value-type="float">
            <text:p>1717.249249249</text:p>
          </table:table-cell>
          <table:table-cell office:value-type="float" office:value="94.675000765101" calcext:value-type="float">
            <text:p>94.675000765101</text:p>
          </table:table-cell>
          <table:table-cell office:value-type="float" office:value="93.78965378677" calcext:value-type="float">
            <text:p>93.78965378677</text:p>
          </table:table-cell>
          <table:table-cell office:value-type="float" office:value="87.62498481855" calcext:value-type="float">
            <text:p>87.62498481855</text:p>
          </table:table-cell>
          <table:table-cell office:value-type="float" office:value="36.6513333581043" calcext:value-type="float">
            <text:p>36.6513333581043</text:p>
          </table:table-cell>
        </table:table-row>
        <table:table-row table:style-name="ro1">
          <table:table-cell office:value-type="float" office:value="1720.624624625" calcext:value-type="float">
            <text:p>1720.624624625</text:p>
          </table:table-cell>
          <table:table-cell office:value-type="float" office:value="94.9473007693272" calcext:value-type="float">
            <text:p>94.9473007693272</text:p>
          </table:table-cell>
          <table:table-cell office:value-type="float" office:value="94.1679745928" calcext:value-type="float">
            <text:p>94.1679745928</text:p>
          </table:table-cell>
          <table:table-cell office:value-type="float" office:value="88.52902693291" calcext:value-type="float">
            <text:p>88.52902693291</text:p>
          </table:table-cell>
          <table:table-cell office:value-type="float" office:value="37.1598177277461" calcext:value-type="float">
            <text:p>37.159817727746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95.1635248631186" calcext:value-type="float">
            <text:p>95.1635248631186</text:p>
          </table:table-cell>
          <table:table-cell office:value-type="float" office:value="94.54696606349" calcext:value-type="float">
            <text:p>94.54696606349</text:p>
          </table:table-cell>
          <table:table-cell office:value-type="float" office:value="89.36402173258" calcext:value-type="float">
            <text:p>89.36402173258</text:p>
          </table:table-cell>
          <table:table-cell office:value-type="float" office:value="37.9533608361029" calcext:value-type="float">
            <text:p>37.9533608361029</text:p>
          </table:table-cell>
        </table:table-row>
        <table:table-row table:style-name="ro1">
          <table:table-cell office:value-type="float" office:value="1727.375375375" calcext:value-type="float">
            <text:p>1727.375375375</text:p>
          </table:table-cell>
          <table:table-cell office:value-type="float" office:value="95.3256929334541" calcext:value-type="float">
            <text:p>95.3256929334541</text:p>
          </table:table-cell>
          <table:table-cell office:value-type="float" office:value="94.94474219929" calcext:value-type="float">
            <text:p>94.94474219929</text:p>
          </table:table-cell>
          <table:table-cell office:value-type="float" office:value="90.13346200889" calcext:value-type="float">
            <text:p>90.13346200889</text:p>
          </table:table-cell>
          <table:table-cell office:value-type="float" office:value="39.7267810169162" calcext:value-type="float">
            <text:p>39.7267810169162</text:p>
          </table:table-cell>
        </table:table-row>
        <table:table-row table:style-name="ro1">
          <table:table-cell office:value-type="float" office:value="1730.750750751" calcext:value-type="float">
            <text:p>1730.750750751</text:p>
          </table:table-cell>
          <table:table-cell office:value-type="float" office:value="95.4317850933547" calcext:value-type="float">
            <text:p>95.4317850933547</text:p>
          </table:table-cell>
          <table:table-cell office:value-type="float" office:value="95.29251306354" calcext:value-type="float">
            <text:p>95.29251306354</text:p>
          </table:table-cell>
          <table:table-cell office:value-type="float" office:value="90.82567262958" calcext:value-type="float">
            <text:p>90.82567262958</text:p>
          </table:table-cell>
          <table:table-cell office:value-type="float" office:value="41.6358684117842" calcext:value-type="float">
            <text:p>41.6358684117842</text:p>
          </table:table-cell>
        </table:table-row>
        <table:table-row table:style-name="ro1">
          <table:table-cell office:value-type="float" office:value="1734.126126126" calcext:value-type="float">
            <text:p>1734.126126126</text:p>
          </table:table-cell>
          <table:table-cell office:value-type="float" office:value="95.5198906404577" calcext:value-type="float">
            <text:p>95.5198906404577</text:p>
          </table:table-cell>
          <table:table-cell office:value-type="float" office:value="95.55579065187" calcext:value-type="float">
            <text:p>95.55579065187</text:p>
          </table:table-cell>
          <table:table-cell office:value-type="float" office:value="91.45408494201" calcext:value-type="float">
            <text:p>91.45408494201</text:p>
          </table:table-cell>
          <table:table-cell office:value-type="float" office:value="43.7135624902494" calcext:value-type="float">
            <text:p>43.7135624902494</text:p>
          </table:table-cell>
        </table:table-row>
        <table:table-row table:style-name="ro1">
          <table:table-cell office:value-type="float" office:value="1737.501501502" calcext:value-type="float">
            <text:p>1737.501501502</text:p>
          </table:table-cell>
          <table:table-cell office:value-type="float" office:value="95.6360341428022" calcext:value-type="float">
            <text:p>95.6360341428022</text:p>
          </table:table-cell>
          <table:table-cell office:value-type="float" office:value="95.74992945612" calcext:value-type="float">
            <text:p>95.74992945612</text:p>
          </table:table-cell>
          <table:table-cell office:value-type="float" office:value="92.0192527149" calcext:value-type="float">
            <text:p>92.0192527149</text:p>
          </table:table-cell>
          <table:table-cell office:value-type="float" office:value="45.779908539454" calcext:value-type="float">
            <text:p>45.779908539454</text:p>
          </table:table-cell>
        </table:table-row>
        <table:table-row table:style-name="ro1">
          <table:table-cell office:value-type="float" office:value="1740.876876877" calcext:value-type="float">
            <text:p>1740.876876877</text:p>
          </table:table-cell>
          <table:table-cell office:value-type="float" office:value="95.8142170314717" calcext:value-type="float">
            <text:p>95.8142170314717</text:p>
          </table:table-cell>
          <table:table-cell office:value-type="float" office:value="95.87294014785" calcext:value-type="float">
            <text:p>95.87294014785</text:p>
          </table:table-cell>
          <table:table-cell office:value-type="float" office:value="92.53210791606" calcext:value-type="float">
            <text:p>92.53210791606</text:p>
          </table:table-cell>
          <table:table-cell office:value-type="float" office:value="47.8404617862536" calcext:value-type="float">
            <text:p>47.8404617862536</text:p>
          </table:table-cell>
        </table:table-row>
        <table:table-row table:style-name="ro1">
          <table:table-cell office:value-type="float" office:value="1744.252252252" calcext:value-type="float">
            <text:p>1744.252252252</text:p>
          </table:table-cell>
          <table:table-cell office:value-type="float" office:value="95.924300872815" calcext:value-type="float">
            <text:p>95.924300872815</text:p>
          </table:table-cell>
          <table:table-cell office:value-type="float" office:value="95.95293702511" calcext:value-type="float">
            <text:p>95.95293702511</text:p>
          </table:table-cell>
          <table:table-cell office:value-type="float" office:value="93.00328345314" calcext:value-type="float">
            <text:p>93.00328345314</text:p>
          </table:table-cell>
          <table:table-cell office:value-type="float" office:value="49.8819012196533" calcext:value-type="float">
            <text:p>49.8819012196533</text:p>
          </table:table-cell>
        </table:table-row>
        <table:table-row table:style-name="ro1">
          <table:table-cell office:value-type="float" office:value="1747.627627628" calcext:value-type="float">
            <text:p>1747.627627628</text:p>
          </table:table-cell>
          <table:table-cell office:value-type="float" office:value="96.0063467589328" calcext:value-type="float">
            <text:p>96.0063467589328</text:p>
          </table:table-cell>
          <table:table-cell office:value-type="float" office:value="96.03172958155" calcext:value-type="float">
            <text:p>96.03172958155</text:p>
          </table:table-cell>
          <table:table-cell office:value-type="float" office:value="93.43385739291" calcext:value-type="float">
            <text:p>93.43385739291</text:p>
          </table:table-cell>
          <table:table-cell office:value-type="float" office:value="51.9924502416315" calcext:value-type="float">
            <text:p>51.9924502416315</text:p>
          </table:table-cell>
        </table:table-row>
        <table:table-row table:style-name="ro1">
          <table:table-cell office:value-type="float" office:value="1751.003003003" calcext:value-type="float">
            <text:p>1751.003003003</text:p>
          </table:table-cell>
          <table:table-cell office:value-type="float" office:value="96.044339871491" calcext:value-type="float">
            <text:p>96.044339871491</text:p>
          </table:table-cell>
          <table:table-cell office:value-type="float" office:value="96.0980216601" calcext:value-type="float">
            <text:p>96.0980216601</text:p>
          </table:table-cell>
          <table:table-cell office:value-type="float" office:value="93.83692427783" calcext:value-type="float">
            <text:p>93.83692427783</text:p>
          </table:table-cell>
          <table:table-cell office:value-type="float" office:value="54.1828869981" calcext:value-type="float">
            <text:p>54.1828869981</text:p>
          </table:table-cell>
        </table:table-row>
        <table:table-row table:style-name="ro1">
          <table:table-cell office:value-type="float" office:value="1754.378378378" calcext:value-type="float">
            <text:p>1754.378378378</text:p>
          </table:table-cell>
          <table:table-cell office:value-type="float" office:value="96.044339871491" calcext:value-type="float">
            <text:p>96.044339871491</text:p>
          </table:table-cell>
          <table:table-cell office:value-type="float" office:value="96.13047630371" calcext:value-type="float">
            <text:p>96.13047630371</text:p>
          </table:table-cell>
          <table:table-cell office:value-type="float" office:value="94.21004235655" calcext:value-type="float">
            <text:p>94.21004235655</text:p>
          </table:table-cell>
          <table:table-cell office:value-type="float" office:value="56.343422331654" calcext:value-type="float">
            <text:p>56.343422331654</text:p>
          </table:table-cell>
        </table:table-row>
        <table:table-row table:style-name="ro1">
          <table:table-cell office:value-type="float" office:value="1757.753753754" calcext:value-type="float">
            <text:p>1757.753753754</text:p>
          </table:table-cell>
          <table:table-cell office:value-type="float" office:value="96.0923843264932" calcext:value-type="float">
            <text:p>96.0923843264932</text:p>
          </table:table-cell>
          <table:table-cell office:value-type="float" office:value="96.14540576119" calcext:value-type="float">
            <text:p>96.14540576119</text:p>
          </table:table-cell>
          <table:table-cell office:value-type="float" office:value="94.56202405212" calcext:value-type="float">
            <text:p>94.56202405212</text:p>
          </table:table-cell>
          <table:table-cell office:value-type="float" office:value="58.4657115368623" calcext:value-type="float">
            <text:p>58.4657115368623</text:p>
          </table:table-cell>
        </table:table-row>
        <table:table-row table:style-name="ro1">
          <table:table-cell office:value-type="float" office:value="1761.129129129" calcext:value-type="float">
            <text:p>1761.129129129</text:p>
          </table:table-cell>
          <table:table-cell office:value-type="float" office:value="96.1264819427038" calcext:value-type="float">
            <text:p>96.1264819427038</text:p>
          </table:table-cell>
          <table:table-cell office:value-type="float" office:value="96.15480734369" calcext:value-type="float">
            <text:p>96.15480734369</text:p>
          </table:table-cell>
          <table:table-cell office:value-type="float" office:value="94.89073070603" calcext:value-type="float">
            <text:p>94.89073070603</text:p>
          </table:table-cell>
          <table:table-cell office:value-type="float" office:value="60.3992170925091" calcext:value-type="float">
            <text:p>60.3992170925091</text:p>
          </table:table-cell>
        </table:table-row>
        <table:table-row table:style-name="ro1">
          <table:table-cell office:value-type="float" office:value="1764.504504505" calcext:value-type="float">
            <text:p>1764.504504505</text:p>
          </table:table-cell>
          <table:table-cell office:value-type="float" office:value="96.1965527844937" calcext:value-type="float">
            <text:p>96.1965527844937</text:p>
          </table:table-cell>
          <table:table-cell office:value-type="float" office:value="96.16405941752" calcext:value-type="float">
            <text:p>96.16405941752</text:p>
          </table:table-cell>
          <table:table-cell office:value-type="float" office:value="95.20174007169" calcext:value-type="float">
            <text:p>95.20174007169</text:p>
          </table:table-cell>
          <table:table-cell office:value-type="float" office:value="62.2410670631743" calcext:value-type="float">
            <text:p>62.2410670631743</text:p>
          </table:table-cell>
        </table:table-row>
        <table:table-row table:style-name="ro1">
          <table:table-cell office:value-type="float" office:value="1767.87987988" calcext:value-type="float">
            <text:p>1767.87987988</text:p>
          </table:table-cell>
          <table:table-cell office:value-type="float" office:value="96.2365176914996" calcext:value-type="float">
            <text:p>96.2365176914996</text:p>
          </table:table-cell>
          <table:table-cell office:value-type="float" office:value="96.19977329401" calcext:value-type="float">
            <text:p>96.19977329401</text:p>
          </table:table-cell>
          <table:table-cell office:value-type="float" office:value="95.49533194948" calcext:value-type="float">
            <text:p>95.49533194948</text:p>
          </table:table-cell>
          <table:table-cell office:value-type="float" office:value="63.9843329748449" calcext:value-type="float">
            <text:p>63.9843329748449</text:p>
          </table:table-cell>
        </table:table-row>
        <table:table-row table:style-name="ro1">
          <table:table-cell office:value-type="float" office:value="1771.255255255" calcext:value-type="float">
            <text:p>1771.255255255</text:p>
          </table:table-cell>
          <table:table-cell office:value-type="float" office:value="96.2726351947053" calcext:value-type="float">
            <text:p>96.2726351947053</text:p>
          </table:table-cell>
          <table:table-cell office:value-type="float" office:value="96.29484529696" calcext:value-type="float">
            <text:p>96.29484529696</text:p>
          </table:table-cell>
          <table:table-cell office:value-type="float" office:value="95.77309881534" calcext:value-type="float">
            <text:p>95.77309881534</text:p>
          </table:table-cell>
          <table:table-cell office:value-type="float" office:value="65.6243600366791" calcext:value-type="float">
            <text:p>65.6243600366791</text:p>
          </table:table-cell>
        </table:table-row>
        <table:table-row table:style-name="ro1">
          <table:table-cell office:value-type="float" office:value="1774.630630631" calcext:value-type="float">
            <text:p>1774.630630631</text:p>
          </table:table-cell>
          <table:table-cell office:value-type="float" office:value="96.3106763998271" calcext:value-type="float">
            <text:p>96.3106763998271</text:p>
          </table:table-cell>
          <table:table-cell office:value-type="float" office:value="96.33517694161" calcext:value-type="float">
            <text:p>96.33517694161</text:p>
          </table:table-cell>
          <table:table-cell office:value-type="float" office:value="96.03766447225" calcext:value-type="float">
            <text:p>96.03766447225</text:p>
          </table:table-cell>
          <table:table-cell office:value-type="float" office:value="67.2275306762261" calcext:value-type="float">
            <text:p>67.2275306762261</text:p>
          </table:table-cell>
        </table:table-row>
        <table:table-row table:style-name="ro1">
          <table:table-cell office:value-type="float" office:value="1778.006006006" calcext:value-type="float">
            <text:p>1778.006006006</text:p>
          </table:table-cell>
          <table:table-cell office:value-type="float" office:value="96.3647324232669" calcext:value-type="float">
            <text:p>96.3647324232669</text:p>
          </table:table-cell>
          <table:table-cell office:value-type="float" office:value="96.31816466537" calcext:value-type="float">
            <text:p>96.31816466537</text:p>
          </table:table-cell>
          <table:table-cell office:value-type="float" office:value="96.28769329827" calcext:value-type="float">
            <text:p>96.28769329827</text:p>
          </table:table-cell>
          <table:table-cell office:value-type="float" office:value="68.7552253095013" calcext:value-type="float">
            <text:p>68.7552253095013</text:p>
          </table:table-cell>
        </table:table-row>
        <table:table-row table:style-name="ro1">
          <table:table-cell office:value-type="float" office:value="1781.381381381" calcext:value-type="float">
            <text:p>1781.381381381</text:p>
          </table:table-cell>
          <table:table-cell office:value-type="float" office:value="96.4126806931741" calcext:value-type="float">
            <text:p>96.4126806931741</text:p>
          </table:table-cell>
          <table:table-cell office:value-type="float" office:value="96.30071100615" calcext:value-type="float">
            <text:p>96.30071100615</text:p>
          </table:table-cell>
          <table:table-cell office:value-type="float" office:value="96.52764322033" calcext:value-type="float">
            <text:p>96.52764322033</text:p>
          </table:table-cell>
          <table:table-cell office:value-type="float" office:value="70.2467583005643" calcext:value-type="float">
            <text:p>70.2467583005643</text:p>
          </table:table-cell>
        </table:table-row>
        <table:table-row table:style-name="ro1">
          <table:table-cell office:value-type="float" office:value="1784.756756757" calcext:value-type="float">
            <text:p>1784.756756757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6.28297044162" calcext:value-type="float">
            <text:p>96.28297044162</text:p>
          </table:table-cell>
          <table:table-cell office:value-type="float" office:value="96.75413280954" calcext:value-type="float">
            <text:p>96.75413280954</text:p>
          </table:table-cell>
          <table:table-cell office:value-type="float" office:value="71.7020933548838" calcext:value-type="float">
            <text:p>71.7020933548838</text:p>
          </table:table-cell>
        </table:table-row>
        <table:table-row table:style-name="ro1">
          <table:table-cell office:value-type="float" office:value="1788.132132132" calcext:value-type="float">
            <text:p>1788.132132132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6.26491819152" calcext:value-type="float">
            <text:p>96.26491819152</text:p>
          </table:table-cell>
          <table:table-cell office:value-type="float" office:value="96.97277971413" calcext:value-type="float">
            <text:p>96.97277971413</text:p>
          </table:table-cell>
          <table:table-cell office:value-type="float" office:value="73.1085325969223" calcext:value-type="float">
            <text:p>73.1085325969223</text:p>
          </table:table-cell>
        </table:table-row>
        <table:table-row table:style-name="ro1">
          <table:table-cell office:value-type="float" office:value="1791.507507508" calcext:value-type="float">
            <text:p>1791.507507508</text:p>
          </table:table-cell>
          <table:table-cell office:value-type="float" office:value="96.4208083337178" calcext:value-type="float">
            <text:p>96.4208083337178</text:p>
          </table:table-cell>
          <table:table-cell office:value-type="float" office:value="96.24616360766" calcext:value-type="float">
            <text:p>96.24616360766</text:p>
          </table:table-cell>
          <table:table-cell office:value-type="float" office:value="97.17874747277" calcext:value-type="float">
            <text:p>97.17874747277</text:p>
          </table:table-cell>
          <table:table-cell office:value-type="float" office:value="74.4506687018947" calcext:value-type="float">
            <text:p>74.4506687018947</text:p>
          </table:table-cell>
        </table:table-row>
        <table:table-row table:style-name="ro1">
          <table:table-cell office:value-type="float" office:value="1794.882882883" calcext:value-type="float">
            <text:p>1794.882882883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2267096438" calcext:value-type="float">
            <text:p>96.2267096438</text:p>
          </table:table-cell>
          <table:table-cell office:value-type="float" office:value="97.37784103515" calcext:value-type="float">
            <text:p>97.37784103515</text:p>
          </table:table-cell>
          <table:table-cell office:value-type="float" office:value="75.5417876518373" calcext:value-type="float">
            <text:p>75.5417876518373</text:p>
          </table:table-cell>
        </table:table-row>
        <table:table-row table:style-name="ro1">
          <table:table-cell office:value-type="float" office:value="1798.258258258" calcext:value-type="float">
            <text:p>1798.258258258</text:p>
          </table:table-cell>
          <table:table-cell office:value-type="float" office:value="96.4767399665102" calcext:value-type="float">
            <text:p>96.4767399665102</text:p>
          </table:table-cell>
          <table:table-cell office:value-type="float" office:value="96.20664696629" calcext:value-type="float">
            <text:p>96.20664696629</text:p>
          </table:table-cell>
          <table:table-cell office:value-type="float" office:value="97.56652438892" calcext:value-type="float">
            <text:p>97.56652438892</text:p>
          </table:table-cell>
          <table:table-cell office:value-type="float" office:value="76.6105968708637" calcext:value-type="float">
            <text:p>76.6105968708637</text:p>
          </table:table-cell>
        </table:table-row>
        <table:table-row table:style-name="ro1">
          <table:table-cell office:value-type="float" office:value="1801.633633634" calcext:value-type="float">
            <text:p>1801.633633634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18763997318" calcext:value-type="float">
            <text:p>96.18763997318</text:p>
          </table:table-cell>
          <table:table-cell office:value-type="float" office:value="97.74762527924" calcext:value-type="float">
            <text:p>97.74762527924</text:p>
          </table:table-cell>
          <table:table-cell office:value-type="float" office:value="77.6586225730092" calcext:value-type="float">
            <text:p>77.6586225730092</text:p>
          </table:table-cell>
        </table:table-row>
        <table:table-row table:style-name="ro1">
          <table:table-cell office:value-type="float" office:value="1805.009009009" calcext:value-type="float">
            <text:p>1805.009009009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18189327084" calcext:value-type="float">
            <text:p>96.18189327084</text:p>
          </table:table-cell>
          <table:table-cell office:value-type="float" office:value="97.92019034609" calcext:value-type="float">
            <text:p>97.92019034609</text:p>
          </table:table-cell>
          <table:table-cell office:value-type="float" office:value="78.6634018671455" calcext:value-type="float">
            <text:p>78.6634018671455</text:p>
          </table:table-cell>
        </table:table-row>
        <table:table-row table:style-name="ro1">
          <table:table-cell office:value-type="float" office:value="1808.384384384" calcext:value-type="float">
            <text:p>1808.384384384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17597563437" calcext:value-type="float">
            <text:p>96.17597563437</text:p>
          </table:table-cell>
          <table:table-cell office:value-type="float" office:value="98.08445945091" calcext:value-type="float">
            <text:p>98.08445945091</text:p>
          </table:table-cell>
          <table:table-cell office:value-type="float" office:value="79.6498567851078" calcext:value-type="float">
            <text:p>79.6498567851078</text:p>
          </table:table-cell>
        </table:table-row>
        <table:table-row table:style-name="ro1">
          <table:table-cell office:value-type="float" office:value="1811.75975976" calcext:value-type="float">
            <text:p>1811.75975976</text:p>
          </table:table-cell>
          <table:table-cell office:value-type="float" office:value="96.4767399665102" calcext:value-type="float">
            <text:p>96.4767399665102</text:p>
          </table:table-cell>
          <table:table-cell office:value-type="float" office:value="96.19212752659" calcext:value-type="float">
            <text:p>96.19212752659</text:p>
          </table:table-cell>
          <table:table-cell office:value-type="float" office:value="98.24098100767" calcext:value-type="float">
            <text:p>98.24098100767</text:p>
          </table:table-cell>
          <table:table-cell office:value-type="float" office:value="80.5913443705102" calcext:value-type="float">
            <text:p>80.5913443705102</text:p>
          </table:table-cell>
        </table:table-row>
        <table:table-row table:style-name="ro1">
          <table:table-cell office:value-type="float" office:value="1815.135135135" calcext:value-type="float">
            <text:p>1815.135135135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21583296562" calcext:value-type="float">
            <text:p>96.21583296562</text:p>
          </table:table-cell>
          <table:table-cell office:value-type="float" office:value="98.38884425388" calcext:value-type="float">
            <text:p>98.38884425388</text:p>
          </table:table-cell>
          <table:table-cell office:value-type="float" office:value="81.5074947409292" calcext:value-type="float">
            <text:p>81.5074947409292</text:p>
          </table:table-cell>
        </table:table-row>
        <table:table-row table:style-name="ro1">
          <table:table-cell office:value-type="float" office:value="1818.510510511" calcext:value-type="float">
            <text:p>1818.510510511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24384008057" calcext:value-type="float">
            <text:p>96.24384008057</text:p>
          </table:table-cell>
          <table:table-cell office:value-type="float" office:value="98.52990150516" calcext:value-type="float">
            <text:p>98.52990150516</text:p>
          </table:table-cell>
          <table:table-cell office:value-type="float" office:value="82.4016820465749" calcext:value-type="float">
            <text:p>82.4016820465749</text:p>
          </table:table-cell>
        </table:table-row>
        <table:table-row table:style-name="ro1">
          <table:table-cell office:value-type="float" office:value="1821.885885886" calcext:value-type="float">
            <text:p>1821.885885886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27167006346" calcext:value-type="float">
            <text:p>96.27167006346</text:p>
          </table:table-cell>
          <table:table-cell office:value-type="float" office:value="98.66219131393" calcext:value-type="float">
            <text:p>98.66219131393</text:p>
          </table:table-cell>
          <table:table-cell office:value-type="float" office:value="83.2499703656949" calcext:value-type="float">
            <text:p>83.2499703656949</text:p>
          </table:table-cell>
        </table:table-row>
        <table:table-row table:style-name="ro1">
          <table:table-cell office:value-type="float" office:value="1825.261261261" calcext:value-type="float">
            <text:p>1825.261261261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29410709312" calcext:value-type="float">
            <text:p>96.29410709312</text:p>
          </table:table-cell>
          <table:table-cell office:value-type="float" office:value="98.7880813742" calcext:value-type="float">
            <text:p>98.7880813742</text:p>
          </table:table-cell>
          <table:table-cell office:value-type="float" office:value="84.0819464220186" calcext:value-type="float">
            <text:p>84.0819464220186</text:p>
          </table:table-cell>
        </table:table-row>
        <table:table-row table:style-name="ro1">
          <table:table-cell office:value-type="float" office:value="1828.636636637" calcext:value-type="float">
            <text:p>1828.636636637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28388983448" calcext:value-type="float">
            <text:p>96.28388983448</text:p>
          </table:table-cell>
          <table:table-cell office:value-type="float" office:value="98.90571090554" calcext:value-type="float">
            <text:p>98.90571090554</text:p>
          </table:table-cell>
          <table:table-cell office:value-type="float" office:value="84.8785734775156" calcext:value-type="float">
            <text:p>84.8785734775156</text:p>
          </table:table-cell>
        </table:table-row>
        <table:table-row table:style-name="ro1">
          <table:table-cell office:value-type="float" office:value="1832.012012012" calcext:value-type="float">
            <text:p>1832.012012012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27698451625" calcext:value-type="float">
            <text:p>96.27698451625</text:p>
          </table:table-cell>
          <table:table-cell office:value-type="float" office:value="99.01675125983" calcext:value-type="float">
            <text:p>99.01675125983</text:p>
          </table:table-cell>
          <table:table-cell office:value-type="float" office:value="85.5760265425799" calcext:value-type="float">
            <text:p>85.5760265425799</text:p>
          </table:table-cell>
        </table:table-row>
        <table:table-row table:style-name="ro1">
          <table:table-cell office:value-type="float" office:value="1835.387387387" calcext:value-type="float">
            <text:p>1835.387387387</text:p>
          </table:table-cell>
          <table:table-cell office:value-type="float" office:value="96.4509142684698" calcext:value-type="float">
            <text:p>96.4509142684698</text:p>
          </table:table-cell>
          <table:table-cell office:value-type="float" office:value="96.27594864181" calcext:value-type="float">
            <text:p>96.27594864181</text:p>
          </table:table-cell>
          <table:table-cell office:value-type="float" office:value="99.11924759357" calcext:value-type="float">
            <text:p>99.11924759357</text:p>
          </table:table-cell>
          <table:table-cell office:value-type="float" office:value="86.1935183735525" calcext:value-type="float">
            <text:p>86.1935183735525</text:p>
          </table:table-cell>
        </table:table-row>
        <table:table-row table:style-name="ro1">
          <table:table-cell office:value-type="float" office:value="1838.762762763" calcext:value-type="float">
            <text:p>1838.762762763</text:p>
          </table:table-cell>
          <table:table-cell office:value-type="float" office:value="96.4767399665102" calcext:value-type="float">
            <text:p>96.4767399665102</text:p>
          </table:table-cell>
          <table:table-cell office:value-type="float" office:value="96.29045698708" calcext:value-type="float">
            <text:p>96.29045698708</text:p>
          </table:table-cell>
          <table:table-cell office:value-type="float" office:value="99.21462766044" calcext:value-type="float">
            <text:p>99.21462766044</text:p>
          </table:table-cell>
          <table:table-cell office:value-type="float" office:value="86.7714897497171" calcext:value-type="float">
            <text:p>86.7714897497171</text:p>
          </table:table-cell>
        </table:table-row>
        <table:table-row table:style-name="ro1">
          <table:table-cell office:value-type="float" office:value="1842.138138138" calcext:value-type="float">
            <text:p>1842.138138138</text:p>
          </table:table-cell>
          <table:table-cell office:value-type="float" office:value="96.4629374053613" calcext:value-type="float">
            <text:p>96.4629374053613</text:p>
          </table:table-cell>
          <table:table-cell office:value-type="float" office:value="96.3494349352" calcext:value-type="float">
            <text:p>96.3494349352</text:p>
          </table:table-cell>
          <table:table-cell office:value-type="float" office:value="99.30270615167" calcext:value-type="float">
            <text:p>99.30270615167</text:p>
          </table:table-cell>
          <table:table-cell office:value-type="float" office:value="87.3352895666794" calcext:value-type="float">
            <text:p>87.3352895666794</text:p>
          </table:table-cell>
        </table:table-row>
        <table:table-row table:style-name="ro1">
          <table:table-cell office:value-type="float" office:value="1845.513513514" calcext:value-type="float">
            <text:p>1845.513513514</text:p>
          </table:table-cell>
          <table:table-cell office:value-type="float" office:value="96.4685161408714" calcext:value-type="float">
            <text:p>96.4685161408714</text:p>
          </table:table-cell>
          <table:table-cell office:value-type="float" office:value="96.42105969824" calcext:value-type="float">
            <text:p>96.42105969824</text:p>
          </table:table-cell>
          <table:table-cell office:value-type="float" office:value="99.38376506361" calcext:value-type="float">
            <text:p>99.38376506361</text:p>
          </table:table-cell>
          <table:table-cell office:value-type="float" office:value="87.8682314884649" calcext:value-type="float">
            <text:p>87.8682314884649</text:p>
          </table:table-cell>
        </table:table-row>
        <table:table-row table:style-name="ro1">
          <table:table-cell office:value-type="float" office:value="1848.888888889" calcext:value-type="float">
            <text:p>1848.888888889</text:p>
          </table:table-cell>
          <table:table-cell office:value-type="float" office:value="96.4589457239186" calcext:value-type="float">
            <text:p>96.4589457239186</text:p>
          </table:table-cell>
          <table:table-cell office:value-type="float" office:value="96.4679997712" calcext:value-type="float">
            <text:p>96.4679997712</text:p>
          </table:table-cell>
          <table:table-cell office:value-type="float" office:value="99.45717602716" calcext:value-type="float">
            <text:p>99.45717602716</text:p>
          </table:table-cell>
          <table:table-cell office:value-type="float" office:value="88.3813544097313" calcext:value-type="float">
            <text:p>88.3813544097313</text:p>
          </table:table-cell>
        </table:table-row>
        <table:table-row table:style-name="ro1">
          <table:table-cell office:value-type="float" office:value="1852.264264264" calcext:value-type="float">
            <text:p>1852.264264264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49984708077" calcext:value-type="float">
            <text:p>96.49984708077</text:p>
          </table:table-cell>
          <table:table-cell office:value-type="float" office:value="99.52315814223" calcext:value-type="float">
            <text:p>99.52315814223</text:p>
          </table:table-cell>
          <table:table-cell office:value-type="float" office:value="88.8796226011067" calcext:value-type="float">
            <text:p>88.8796226011067</text:p>
          </table:table-cell>
        </table:table-row>
        <table:table-row table:style-name="ro1">
          <table:table-cell office:value-type="float" office:value="1855.63963964" calcext:value-type="float">
            <text:p>1855.63963964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52872019419" calcext:value-type="float">
            <text:p>96.52872019419</text:p>
          </table:table-cell>
          <table:table-cell office:value-type="float" office:value="99.58204416468" calcext:value-type="float">
            <text:p>99.58204416468</text:p>
          </table:table-cell>
          <table:table-cell office:value-type="float" office:value="89.3509526854601" calcext:value-type="float">
            <text:p>89.3509526854601</text:p>
          </table:table-cell>
        </table:table-row>
        <table:table-row table:style-name="ro1">
          <table:table-cell office:value-type="float" office:value="1859.015015015" calcext:value-type="float">
            <text:p>1859.015015015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50485347315" calcext:value-type="float">
            <text:p>96.50485347315</text:p>
          </table:table-cell>
          <table:table-cell office:value-type="float" office:value="99.63336181904" calcext:value-type="float">
            <text:p>99.63336181904</text:p>
          </table:table-cell>
          <table:table-cell office:value-type="float" office:value="89.8109404077064" calcext:value-type="float">
            <text:p>89.8109404077064</text:p>
          </table:table-cell>
        </table:table-row>
        <table:table-row table:style-name="ro1">
          <table:table-cell office:value-type="float" office:value="1862.39039039" calcext:value-type="float">
            <text:p>1862.39039039</text:p>
          </table:table-cell>
          <table:table-cell office:value-type="float" office:value="96.4669771793514" calcext:value-type="float">
            <text:p>96.4669771793514</text:p>
          </table:table-cell>
          <table:table-cell office:value-type="float" office:value="96.43177621885" calcext:value-type="float">
            <text:p>96.43177621885</text:p>
          </table:table-cell>
          <table:table-cell office:value-type="float" office:value="99.67777141037" calcext:value-type="float">
            <text:p>99.67777141037</text:p>
          </table:table-cell>
          <table:table-cell office:value-type="float" office:value="90.2447842877703" calcext:value-type="float">
            <text:p>90.2447842877703</text:p>
          </table:table-cell>
        </table:table-row>
        <table:table-row table:style-name="ro1">
          <table:table-cell office:value-type="float" office:value="1865.765765766" calcext:value-type="float">
            <text:p>1865.765765766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40967275888" calcext:value-type="float">
            <text:p>96.40967275888</text:p>
          </table:table-cell>
          <table:table-cell office:value-type="float" office:value="99.71467437417" calcext:value-type="float">
            <text:p>99.71467437417</text:p>
          </table:table-cell>
          <table:table-cell office:value-type="float" office:value="90.6633788895763" calcext:value-type="float">
            <text:p>90.6633788895763</text:p>
          </table:table-cell>
        </table:table-row>
        <table:table-row table:style-name="ro1">
          <table:table-cell office:value-type="float" office:value="1869.141141141" calcext:value-type="float">
            <text:p>1869.141141141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45750568519" calcext:value-type="float">
            <text:p>96.45750568519</text:p>
          </table:table-cell>
          <table:table-cell office:value-type="float" office:value="99.74421694991" calcext:value-type="float">
            <text:p>99.74421694991</text:p>
          </table:table-cell>
          <table:table-cell office:value-type="float" office:value="91.0713565673919" calcext:value-type="float">
            <text:p>91.0713565673919</text:p>
          </table:table-cell>
        </table:table-row>
        <table:table-row table:style-name="ro1">
          <table:table-cell office:value-type="float" office:value="1872.516516517" calcext:value-type="float">
            <text:p>1872.516516517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50111843824" calcext:value-type="float">
            <text:p>96.50111843824</text:p>
          </table:table-cell>
          <table:table-cell office:value-type="float" office:value="99.76710319097" calcext:value-type="float">
            <text:p>99.76710319097</text:p>
          </table:table-cell>
          <table:table-cell office:value-type="float" office:value="91.4560484112156" calcext:value-type="float">
            <text:p>91.4560484112156</text:p>
          </table:table-cell>
        </table:table-row>
        <table:table-row table:style-name="ro1">
          <table:table-cell office:value-type="float" office:value="1875.891891892" calcext:value-type="float">
            <text:p>1875.891891892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6.5152555507" calcext:value-type="float">
            <text:p>96.5152555507</text:p>
          </table:table-cell>
          <table:table-cell office:value-type="float" office:value="99.78275464388" calcext:value-type="float">
            <text:p>99.78275464388</text:p>
          </table:table-cell>
          <table:table-cell office:value-type="float" office:value="91.8332698660694" calcext:value-type="float">
            <text:p>91.8332698660694</text:p>
          </table:table-cell>
        </table:table-row>
        <table:table-row table:style-name="ro1">
          <table:table-cell office:value-type="float" office:value="1879.267267267" calcext:value-type="float">
            <text:p>1879.267267267</text:p>
          </table:table-cell>
          <table:table-cell office:value-type="float" office:value="96.4244152747805" calcext:value-type="float">
            <text:p>96.4244152747805</text:p>
          </table:table-cell>
          <table:table-cell office:value-type="float" office:value="96.52820881321" calcext:value-type="float">
            <text:p>96.52820881321</text:p>
          </table:table-cell>
          <table:table-cell office:value-type="float" office:value="99.79247660332" calcext:value-type="float">
            <text:p>99.79247660332</text:p>
          </table:table-cell>
          <table:table-cell office:value-type="float" office:value="92.1949077369655" calcext:value-type="float">
            <text:p>92.1949077369655</text:p>
          </table:table-cell>
        </table:table-row>
        <table:table-row table:style-name="ro1">
          <table:table-cell office:value-type="float" office:value="1882.642642643" calcext:value-type="float">
            <text:p>1882.642642643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6.58116016059" calcext:value-type="float">
            <text:p>96.58116016059</text:p>
          </table:table-cell>
          <table:table-cell office:value-type="float" office:value="99.79519680603" calcext:value-type="float">
            <text:p>99.79519680603</text:p>
          </table:table-cell>
          <table:table-cell office:value-type="float" office:value="92.5457694954307" calcext:value-type="float">
            <text:p>92.5457694954307</text:p>
          </table:table-cell>
        </table:table-row>
        <table:table-row table:style-name="ro1">
          <table:table-cell office:value-type="float" office:value="1886.018018018" calcext:value-type="float">
            <text:p>1886.018018018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64971682616" calcext:value-type="float">
            <text:p>96.64971682616</text:p>
          </table:table-cell>
          <table:table-cell office:value-type="float" office:value="99.79232794643" calcext:value-type="float">
            <text:p>99.79232794643</text:p>
          </table:table-cell>
          <table:table-cell office:value-type="float" office:value="92.8896690148192" calcext:value-type="float">
            <text:p>92.8896690148192</text:p>
          </table:table-cell>
        </table:table-row>
        <table:table-row table:style-name="ro1">
          <table:table-cell office:value-type="float" office:value="1889.393393393" calcext:value-type="float">
            <text:p>1889.393393393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65509597924" calcext:value-type="float">
            <text:p>96.65509597924</text:p>
          </table:table-cell>
          <table:table-cell office:value-type="float" office:value="99.78262702114" calcext:value-type="float">
            <text:p>99.78262702114</text:p>
          </table:table-cell>
          <table:table-cell office:value-type="float" office:value="93.1422382566716" calcext:value-type="float">
            <text:p>93.1422382566716</text:p>
          </table:table-cell>
        </table:table-row>
        <table:table-row table:style-name="ro1">
          <table:table-cell office:value-type="float" office:value="1892.768768769" calcext:value-type="float">
            <text:p>1892.768768769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66801826449" calcext:value-type="float">
            <text:p>96.66801826449</text:p>
          </table:table-cell>
          <table:table-cell office:value-type="float" office:value="99.76732598321" calcext:value-type="float">
            <text:p>99.76732598321</text:p>
          </table:table-cell>
          <table:table-cell office:value-type="float" office:value="93.3852591192679" calcext:value-type="float">
            <text:p>93.3852591192679</text:p>
          </table:table-cell>
        </table:table-row>
        <table:table-row table:style-name="ro1">
          <table:table-cell office:value-type="float" office:value="1896.144144144" calcext:value-type="float">
            <text:p>1896.144144144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67770459296" calcext:value-type="float">
            <text:p>96.67770459296</text:p>
          </table:table-cell>
          <table:table-cell office:value-type="float" office:value="99.74587314256" calcext:value-type="float">
            <text:p>99.74587314256</text:p>
          </table:table-cell>
          <table:table-cell office:value-type="float" office:value="93.6168226799338" calcext:value-type="float">
            <text:p>93.6168226799338</text:p>
          </table:table-cell>
        </table:table-row>
        <table:table-row table:style-name="ro1">
          <table:table-cell office:value-type="float" office:value="1899.51951952" calcext:value-type="float">
            <text:p>1899.51951952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66345086484" calcext:value-type="float">
            <text:p>96.66345086484</text:p>
          </table:table-cell>
          <table:table-cell office:value-type="float" office:value="99.7191865576" calcext:value-type="float">
            <text:p>99.7191865576</text:p>
          </table:table-cell>
          <table:table-cell office:value-type="float" office:value="93.8397313567001" calcext:value-type="float">
            <text:p>93.8397313567001</text:p>
          </table:table-cell>
        </table:table-row>
        <table:table-row table:style-name="ro1">
          <table:table-cell office:value-type="float" office:value="1902.894894895" calcext:value-type="float">
            <text:p>1902.894894895</text:p>
          </table:table-cell>
          <table:table-cell office:value-type="float" office:value="96.4590419090136" calcext:value-type="float">
            <text:p>96.4590419090136</text:p>
          </table:table-cell>
          <table:table-cell office:value-type="float" office:value="96.63543943901" calcext:value-type="float">
            <text:p>96.63543943901</text:p>
          </table:table-cell>
          <table:table-cell office:value-type="float" office:value="99.6874124719" calcext:value-type="float">
            <text:p>99.6874124719</text:p>
          </table:table-cell>
          <table:table-cell office:value-type="float" office:value="94.0574573466887" calcext:value-type="float">
            <text:p>94.0574573466887</text:p>
          </table:table-cell>
        </table:table-row>
        <table:table-row table:style-name="ro1">
          <table:table-cell office:value-type="float" office:value="1906.27027027" calcext:value-type="float">
            <text:p>1906.27027027</text:p>
          </table:table-cell>
          <table:table-cell office:value-type="float" office:value="96.4767399665102" calcext:value-type="float">
            <text:p>96.4767399665102</text:p>
          </table:table-cell>
          <table:table-cell office:value-type="float" office:value="96.63747726443" calcext:value-type="float">
            <text:p>96.63747726443</text:p>
          </table:table-cell>
          <table:table-cell office:value-type="float" office:value="99.6503847351" calcext:value-type="float">
            <text:p>99.6503847351</text:p>
          </table:table-cell>
          <table:table-cell office:value-type="float" office:value="94.2639654825443" calcext:value-type="float">
            <text:p>94.2639654825443</text:p>
          </table:table-cell>
        </table:table-row>
        <table:table-row table:style-name="ro1">
          <table:table-cell office:value-type="float" office:value="1909.645645646" calcext:value-type="float">
            <text:p>1909.645645646</text:p>
          </table:table-cell>
          <table:table-cell office:value-type="float" office:value="96.4664000687814" calcext:value-type="float">
            <text:p>96.4664000687814</text:p>
          </table:table-cell>
          <table:table-cell office:value-type="float" office:value="96.70420209517" calcext:value-type="float">
            <text:p>96.70420209517</text:p>
          </table:table-cell>
          <table:table-cell office:value-type="float" office:value="99.60917572569" calcext:value-type="float">
            <text:p>99.60917572569</text:p>
          </table:table-cell>
          <table:table-cell office:value-type="float" office:value="94.4661981927174" calcext:value-type="float">
            <text:p>94.4661981927174</text:p>
          </table:table-cell>
        </table:table-row>
        <table:table-row table:style-name="ro1">
          <table:table-cell office:value-type="float" office:value="1913.021021021" calcext:value-type="float">
            <text:p>1913.021021021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77789691015" calcext:value-type="float">
            <text:p>96.77789691015</text:p>
          </table:table-cell>
          <table:table-cell office:value-type="float" office:value="99.56171689722" calcext:value-type="float">
            <text:p>99.56171689722</text:p>
          </table:table-cell>
          <table:table-cell office:value-type="float" office:value="94.6595716054737" calcext:value-type="float">
            <text:p>94.6595716054737</text:p>
          </table:table-cell>
        </table:table-row>
        <table:table-row table:style-name="ro1">
          <table:table-cell office:value-type="float" office:value="1916.396396396" calcext:value-type="float">
            <text:p>1916.396396396</text:p>
          </table:table-cell>
          <table:table-cell office:value-type="float" office:value="96.4383621135719" calcext:value-type="float">
            <text:p>96.4383621135719</text:p>
          </table:table-cell>
          <table:table-cell office:value-type="float" office:value="96.84589626047" calcext:value-type="float">
            <text:p>96.84589626047</text:p>
          </table:table-cell>
          <table:table-cell office:value-type="float" office:value="99.51103586481" calcext:value-type="float">
            <text:p>99.51103586481</text:p>
          </table:table-cell>
          <table:table-cell office:value-type="float" office:value="94.8474036025782" calcext:value-type="float">
            <text:p>94.8474036025782</text:p>
          </table:table-cell>
        </table:table-row>
        <table:table-row table:style-name="ro1">
          <table:table-cell office:value-type="float" office:value="1919.771771772" calcext:value-type="float">
            <text:p>1919.771771772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6.88943086685" calcext:value-type="float">
            <text:p>96.88943086685</text:p>
          </table:table-cell>
          <table:table-cell office:value-type="float" office:value="99.45506834361" calcext:value-type="float">
            <text:p>99.45506834361</text:p>
          </table:table-cell>
          <table:table-cell office:value-type="float" office:value="95.0322029745827" calcext:value-type="float">
            <text:p>95.0322029745827</text:p>
          </table:table-cell>
        </table:table-row>
        <table:table-row table:style-name="ro1">
          <table:table-cell office:value-type="float" office:value="1923.147147147" calcext:value-type="float">
            <text:p>1923.147147147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91782714623" calcext:value-type="float">
            <text:p>96.91782714623</text:p>
          </table:table-cell>
          <table:table-cell office:value-type="float" office:value="99.39602071125" calcext:value-type="float">
            <text:p>99.39602071125</text:p>
          </table:table-cell>
          <table:table-cell office:value-type="float" office:value="95.2052336606678" calcext:value-type="float">
            <text:p>95.2052336606678</text:p>
          </table:table-cell>
        </table:table-row>
        <table:table-row table:style-name="ro1">
          <table:table-cell office:value-type="float" office:value="1926.522522523" calcext:value-type="float">
            <text:p>1926.522522523</text:p>
          </table:table-cell>
          <table:table-cell office:value-type="float" office:value="96.4363422265608" calcext:value-type="float">
            <text:p>96.4363422265608</text:p>
          </table:table-cell>
          <table:table-cell office:value-type="float" office:value="96.94726882542" calcext:value-type="float">
            <text:p>96.94726882542</text:p>
          </table:table-cell>
          <table:table-cell office:value-type="float" office:value="99.33146105515" calcext:value-type="float">
            <text:p>99.33146105515</text:p>
          </table:table-cell>
          <table:table-cell office:value-type="float" office:value="95.3764788547636" calcext:value-type="float">
            <text:p>95.3764788547636</text:p>
          </table:table-cell>
        </table:table-row>
        <table:table-row table:style-name="ro1">
          <table:table-cell office:value-type="float" office:value="1929.897897898" calcext:value-type="float">
            <text:p>1929.897897898</text:p>
          </table:table-cell>
          <table:table-cell office:value-type="float" office:value="96.4430751832271" calcext:value-type="float">
            <text:p>96.4430751832271</text:p>
          </table:table-cell>
          <table:table-cell office:value-type="float" office:value="96.97787972968" calcext:value-type="float">
            <text:p>96.97787972968</text:p>
          </table:table-cell>
          <table:table-cell office:value-type="float" office:value="99.26417655278" calcext:value-type="float">
            <text:p>99.26417655278</text:p>
          </table:table-cell>
          <table:table-cell office:value-type="float" office:value="95.5443662771451" calcext:value-type="float">
            <text:p>95.5443662771451</text:p>
          </table:table-cell>
        </table:table-row>
        <table:table-row table:style-name="ro1">
          <table:table-cell office:value-type="float" office:value="1933.273273273" calcext:value-type="float">
            <text:p>1933.273273273</text:p>
          </table:table-cell>
          <table:table-cell office:value-type="float" office:value="96.4767399665102" calcext:value-type="float">
            <text:p>96.4767399665102</text:p>
          </table:table-cell>
          <table:table-cell office:value-type="float" office:value="97.1641843713" calcext:value-type="float">
            <text:p>97.1641843713</text:p>
          </table:table-cell>
          <table:table-cell office:value-type="float" office:value="99.19261072915" calcext:value-type="float">
            <text:p>99.19261072915</text:p>
          </table:table-cell>
          <table:table-cell office:value-type="float" office:value="95.7041211699951" calcext:value-type="float">
            <text:p>95.7041211699951</text:p>
          </table:table-cell>
        </table:table-row>
        <table:table-row table:style-name="ro1">
          <table:table-cell office:value-type="float" office:value="1936.648648649" calcext:value-type="float">
            <text:p>1936.648648649</text:p>
          </table:table-cell>
          <table:table-cell office:value-type="float" office:value="96.5031427751206" calcext:value-type="float">
            <text:p>96.5031427751206</text:p>
          </table:table-cell>
          <table:table-cell office:value-type="float" office:value="97.4366740524" calcext:value-type="float">
            <text:p>97.4366740524</text:p>
          </table:table-cell>
          <table:table-cell office:value-type="float" office:value="99.11796706668" calcext:value-type="float">
            <text:p>99.11796706668</text:p>
          </table:table-cell>
          <table:table-cell office:value-type="float" office:value="95.8597488878485" calcext:value-type="float">
            <text:p>95.8597488878485</text:p>
          </table:table-cell>
        </table:table-row>
        <table:table-row table:style-name="ro1">
          <table:table-cell office:value-type="float" office:value="1940.024024024" calcext:value-type="float">
            <text:p>1940.024024024</text:p>
          </table:table-cell>
          <table:table-cell office:value-type="float" office:value="96.5087696031783" calcext:value-type="float">
            <text:p>96.5087696031783</text:p>
          </table:table-cell>
          <table:table-cell office:value-type="float" office:value="97.66434409339" calcext:value-type="float">
            <text:p>97.66434409339</text:p>
          </table:table-cell>
          <table:table-cell office:value-type="float" office:value="99.04000153596" calcext:value-type="float">
            <text:p>99.04000153596</text:p>
          </table:table-cell>
          <table:table-cell office:value-type="float" office:value="96.0090109796436" calcext:value-type="float">
            <text:p>96.0090109796436</text:p>
          </table:table-cell>
        </table:table-row>
        <table:table-row table:style-name="ro1">
          <table:table-cell office:value-type="float" office:value="1943.399399399" calcext:value-type="float">
            <text:p>1943.399399399</text:p>
          </table:table-cell>
          <table:table-cell office:value-type="float" office:value="96.4863584760266" calcext:value-type="float">
            <text:p>96.4863584760266</text:p>
          </table:table-cell>
          <table:table-cell office:value-type="float" office:value="97.66108774122" calcext:value-type="float">
            <text:p>97.66108774122</text:p>
          </table:table-cell>
          <table:table-cell office:value-type="float" office:value="98.95851825966" calcext:value-type="float">
            <text:p>98.95851825966</text:p>
          </table:table-cell>
          <table:table-cell office:value-type="float" office:value="96.1472873346219" calcext:value-type="float">
            <text:p>96.1472873346219</text:p>
          </table:table-cell>
        </table:table-row>
        <table:table-row table:style-name="ro1">
          <table:table-cell office:value-type="float" office:value="1946.774774775" calcext:value-type="float">
            <text:p>1946.774774775</text:p>
          </table:table-cell>
          <table:table-cell office:value-type="float" office:value="96.4767399665102" calcext:value-type="float">
            <text:p>96.4767399665102</text:p>
          </table:table-cell>
          <table:table-cell office:value-type="float" office:value="97.59240819465" calcext:value-type="float">
            <text:p>97.59240819465</text:p>
          </table:table-cell>
          <table:table-cell office:value-type="float" office:value="98.87430009451" calcext:value-type="float">
            <text:p>98.87430009451</text:p>
          </table:table-cell>
          <table:table-cell office:value-type="float" office:value="96.2643313101062" calcext:value-type="float">
            <text:p>96.2643313101062</text:p>
          </table:table-cell>
        </table:table-row>
        <table:table-row table:style-name="ro1">
          <table:table-cell office:value-type="float" office:value="1950.15015015" calcext:value-type="float">
            <text:p>1950.15015015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7.66075257822" calcext:value-type="float">
            <text:p>97.66075257822</text:p>
          </table:table-cell>
          <table:table-cell office:value-type="float" office:value="98.78679378753" calcext:value-type="float">
            <text:p>98.78679378753</text:p>
          </table:table-cell>
          <table:table-cell office:value-type="float" office:value="96.3666696524733" calcext:value-type="float">
            <text:p>96.3666696524733</text:p>
          </table:table-cell>
        </table:table-row>
        <table:table-row table:style-name="ro1">
          <table:table-cell office:value-type="float" office:value="1953.525525526" calcext:value-type="float">
            <text:p>1953.525525526</text:p>
          </table:table-cell>
          <table:table-cell office:value-type="float" office:value="96.4531265256709" calcext:value-type="float">
            <text:p>96.4531265256709</text:p>
          </table:table-cell>
          <table:table-cell office:value-type="float" office:value="97.70419125498" calcext:value-type="float">
            <text:p>97.70419125498</text:p>
          </table:table-cell>
          <table:table-cell office:value-type="float" office:value="98.69682942019" calcext:value-type="float">
            <text:p>98.69682942019</text:p>
          </table:table-cell>
          <table:table-cell office:value-type="float" office:value="96.4620732828339" calcext:value-type="float">
            <text:p>96.4620732828339</text:p>
          </table:table-cell>
        </table:table-row>
        <table:table-row table:style-name="ro1">
          <table:table-cell office:value-type="float" office:value="1956.900900901" calcext:value-type="float">
            <text:p>1956.900900901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7.6267600321" calcext:value-type="float">
            <text:p>97.6267600321</text:p>
          </table:table-cell>
          <table:table-cell office:value-type="float" office:value="98.60410525275" calcext:value-type="float">
            <text:p>98.60410525275</text:p>
          </table:table-cell>
          <table:table-cell office:value-type="float" office:value="96.553442236687" calcext:value-type="float">
            <text:p>96.553442236687</text:p>
          </table:table-cell>
        </table:table-row>
        <table:table-row table:style-name="ro1">
          <table:table-cell office:value-type="float" office:value="1960.276276276" calcext:value-type="float">
            <text:p>1960.276276276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7.60088401248" calcext:value-type="float">
            <text:p>97.60088401248</text:p>
          </table:table-cell>
          <table:table-cell office:value-type="float" office:value="98.50940297057" calcext:value-type="float">
            <text:p>98.50940297057</text:p>
          </table:table-cell>
          <table:table-cell office:value-type="float" office:value="96.641723150155" calcext:value-type="float">
            <text:p>96.641723150155</text:p>
          </table:table-cell>
        </table:table-row>
        <table:table-row table:style-name="ro1">
          <table:table-cell office:value-type="float" office:value="1963.651651652" calcext:value-type="float">
            <text:p>1963.651651652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7.75669836457" calcext:value-type="float">
            <text:p>97.75669836457</text:p>
          </table:table-cell>
          <table:table-cell office:value-type="float" office:value="98.41151478089" calcext:value-type="float">
            <text:p>98.41151478089</text:p>
          </table:table-cell>
          <table:table-cell office:value-type="float" office:value="96.7244888625418" calcext:value-type="float">
            <text:p>96.7244888625418</text:p>
          </table:table-cell>
        </table:table-row>
        <table:table-row table:style-name="ro1">
          <table:table-cell office:value-type="float" office:value="1967.027027027" calcext:value-type="float">
            <text:p>1967.027027027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8.18005392609" calcext:value-type="float">
            <text:p>98.18005392609</text:p>
          </table:table-cell>
          <table:table-cell office:value-type="float" office:value="98.31135392743" calcext:value-type="float">
            <text:p>98.31135392743</text:p>
          </table:table-cell>
          <table:table-cell office:value-type="float" office:value="96.8033254025562" calcext:value-type="float">
            <text:p>96.8033254025562</text:p>
          </table:table-cell>
        </table:table-row>
        <table:table-row table:style-name="ro1">
          <table:table-cell office:value-type="float" office:value="1970.402402402" calcext:value-type="float">
            <text:p>1970.402402402</text:p>
          </table:table-cell>
          <table:table-cell office:value-type="float" office:value="96.4382659284769" calcext:value-type="float">
            <text:p>96.4382659284769</text:p>
          </table:table-cell>
          <table:table-cell office:value-type="float" office:value="98.35751043045" calcext:value-type="float">
            <text:p>98.35751043045</text:p>
          </table:table-cell>
          <table:table-cell office:value-type="float" office:value="98.20910171155" calcext:value-type="float">
            <text:p>98.20910171155</text:p>
          </table:table-cell>
          <table:table-cell office:value-type="float" office:value="96.880253900398" calcext:value-type="float">
            <text:p>96.880253900398</text:p>
          </table:table-cell>
        </table:table-row>
        <table:table-row table:style-name="ro1">
          <table:table-cell office:value-type="float" office:value="1973.777777778" calcext:value-type="float">
            <text:p>1973.777777778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8.0510472162" calcext:value-type="float">
            <text:p>98.0510472162</text:p>
          </table:table-cell>
          <table:table-cell office:value-type="float" office:value="98.10487444161" calcext:value-type="float">
            <text:p>98.10487444161</text:p>
          </table:table-cell>
          <table:table-cell office:value-type="float" office:value="96.9515555079326" calcext:value-type="float">
            <text:p>96.9515555079326</text:p>
          </table:table-cell>
        </table:table-row>
        <table:table-row table:style-name="ro1">
          <table:table-cell office:value-type="float" office:value="1977.153153153" calcext:value-type="float">
            <text:p>1977.153153153</text:p>
          </table:table-cell>
          <table:table-cell office:value-type="float" office:value="96.4742872465876" calcext:value-type="float">
            <text:p>96.4742872465876</text:p>
          </table:table-cell>
          <table:table-cell office:value-type="float" office:value="97.24448157057" calcext:value-type="float">
            <text:p>97.24448157057</text:p>
          </table:table-cell>
          <table:table-cell office:value-type="float" office:value="97.99886803426" calcext:value-type="float">
            <text:p>97.99886803426</text:p>
          </table:table-cell>
          <table:table-cell office:value-type="float" office:value="97.0206231652056" calcext:value-type="float">
            <text:p>97.0206231652056</text:p>
          </table:table-cell>
        </table:table-row>
        <table:table-row table:style-name="ro1">
          <table:table-cell office:value-type="float" office:value="1980.528528529" calcext:value-type="float">
            <text:p>1980.528528529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6.81038269285" calcext:value-type="float">
            <text:p>96.81038269285</text:p>
          </table:table-cell>
          <table:table-cell office:value-type="float" office:value="97.89100801139" calcext:value-type="float">
            <text:p>97.89100801139</text:p>
          </table:table-cell>
          <table:table-cell office:value-type="float" office:value="97.0860425204751" calcext:value-type="float">
            <text:p>97.0860425204751</text:p>
          </table:table-cell>
        </table:table-row>
        <table:table-row table:style-name="ro1">
          <table:table-cell office:value-type="float" office:value="1983.903903904" calcext:value-type="float">
            <text:p>1983.903903904</text:p>
          </table:table-cell>
          <table:table-cell office:value-type="float" office:value="96.4302344730281" calcext:value-type="float">
            <text:p>96.4302344730281</text:p>
          </table:table-cell>
          <table:table-cell office:value-type="float" office:value="96.93475813979" calcext:value-type="float">
            <text:p>96.93475813979</text:p>
          </table:table-cell>
          <table:table-cell office:value-type="float" office:value="97.7817474295" calcext:value-type="float">
            <text:p>97.7817474295</text:p>
          </table:table-cell>
          <table:table-cell office:value-type="float" office:value="97.1475349336948" calcext:value-type="float">
            <text:p>97.1475349336948</text:p>
          </table:table-cell>
        </table:table-row>
        <table:table-row table:style-name="ro1">
          <table:table-cell office:value-type="float" office:value="1987.279279279" calcext:value-type="float">
            <text:p>1987.279279279</text:p>
          </table:table-cell>
          <table:table-cell office:value-type="float" office:value="96.4171533000917" calcext:value-type="float">
            <text:p>96.4171533000917</text:p>
          </table:table-cell>
          <table:table-cell office:value-type="float" office:value="97.12781524896" calcext:value-type="float">
            <text:p>97.12781524896</text:p>
          </table:table-cell>
          <table:table-cell office:value-type="float" office:value="97.67106881034" calcext:value-type="float">
            <text:p>97.67106881034</text:p>
          </table:table-cell>
          <table:table-cell office:value-type="float" office:value="97.2073638700271" calcext:value-type="float">
            <text:p>97.2073638700271</text:p>
          </table:table-cell>
        </table:table-row>
        <table:table-row table:style-name="ro1">
          <table:table-cell office:value-type="float" office:value="1990.654654655" calcext:value-type="float">
            <text:p>1990.654654655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7.6121490783" calcext:value-type="float">
            <text:p>97.6121490783</text:p>
          </table:table-cell>
          <table:table-cell office:value-type="float" office:value="97.55877247242" calcext:value-type="float">
            <text:p>97.55877247242</text:p>
          </table:table-cell>
          <table:table-cell office:value-type="float" office:value="97.2651522516998" calcext:value-type="float">
            <text:p>97.2651522516998</text:p>
          </table:table-cell>
        </table:table-row>
        <table:table-row table:style-name="ro1">
          <table:table-cell office:value-type="float" office:value="1994.03003003" calcext:value-type="float">
            <text:p>1994.03003003</text:p>
          </table:table-cell>
          <table:table-cell office:value-type="float" office:value="96.4602442227011" calcext:value-type="float">
            <text:p>96.4602442227011</text:p>
          </table:table-cell>
          <table:table-cell office:value-type="float" office:value="98.15228804831" calcext:value-type="float">
            <text:p>98.15228804831</text:p>
          </table:table-cell>
          <table:table-cell office:value-type="float" office:value="97.44537366149" calcext:value-type="float">
            <text:p>97.44537366149</text:p>
          </table:table-cell>
          <table:table-cell office:value-type="float" office:value="97.3191335168477" calcext:value-type="float">
            <text:p>97.3191335168477</text:p>
          </table:table-cell>
        </table:table-row>
        <table:table-row table:style-name="ro1">
          <table:table-cell office:value-type="float" office:value="1997.405405405" calcext:value-type="float">
            <text:p>1997.405405405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8.42282473148" calcext:value-type="float">
            <text:p>98.42282473148</text:p>
          </table:table-cell>
          <table:table-cell office:value-type="float" office:value="97.33124980967" calcext:value-type="float">
            <text:p>97.33124980967</text:p>
          </table:table-cell>
          <table:table-cell office:value-type="float" office:value="97.3673499563656" calcext:value-type="float">
            <text:p>97.3673499563656</text:p>
          </table:table-cell>
        </table:table-row>
        <table:table-row table:style-name="ro1">
          <table:table-cell office:value-type="float" office:value="2000.780780781" calcext:value-type="float">
            <text:p>2000.780780781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8.54622845048" calcext:value-type="float">
            <text:p>98.54622845048</text:p>
          </table:table-cell>
          <table:table-cell office:value-type="float" office:value="97.21645081396" calcext:value-type="float">
            <text:p>97.21645081396</text:p>
          </table:table-cell>
          <table:table-cell office:value-type="float" office:value="97.4142744579836" calcext:value-type="float">
            <text:p>97.4142744579836</text:p>
          </table:table-cell>
        </table:table-row>
        <table:table-row table:style-name="ro1">
          <table:table-cell office:value-type="float" office:value="2004.156156156" calcext:value-type="float">
            <text:p>2004.156156156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8.59856386615" calcext:value-type="float">
            <text:p>98.59856386615</text:p>
          </table:table-cell>
          <table:table-cell office:value-type="float" office:value="97.1009829424" calcext:value-type="float">
            <text:p>97.1009829424</text:p>
          </table:table-cell>
          <table:table-cell office:value-type="float" office:value="97.4603804481343" calcext:value-type="float">
            <text:p>97.4603804481343</text:p>
          </table:table-cell>
        </table:table-row>
        <table:table-row table:style-name="ro1">
          <table:table-cell office:value-type="float" office:value="2007.531531532" calcext:value-type="float">
            <text:p>2007.531531532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8.60919089004" calcext:value-type="float">
            <text:p>98.60919089004</text:p>
          </table:table-cell>
          <table:table-cell office:value-type="float" office:value="96.98508972776" calcext:value-type="float">
            <text:p>96.98508972776</text:p>
          </table:table-cell>
          <table:table-cell office:value-type="float" office:value="97.5020694610782" calcext:value-type="float">
            <text:p>97.5020694610782</text:p>
          </table:table-cell>
        </table:table-row>
        <table:table-row table:style-name="ro1">
          <table:table-cell office:value-type="float" office:value="2010.906906907" calcext:value-type="float">
            <text:p>2010.906906907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8.61835102921" calcext:value-type="float">
            <text:p>98.61835102921</text:p>
          </table:table-cell>
          <table:table-cell office:value-type="float" office:value="96.86876453454" calcext:value-type="float">
            <text:p>96.86876453454</text:p>
          </table:table-cell>
          <table:table-cell office:value-type="float" office:value="97.5408642395324" calcext:value-type="float">
            <text:p>97.5408642395324</text:p>
          </table:table-cell>
        </table:table-row>
        <table:table-row table:style-name="ro1">
          <table:table-cell office:value-type="float" office:value="2014.282282282" calcext:value-type="float">
            <text:p>2014.282282282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8.69608455007" calcext:value-type="float">
            <text:p>98.69608455007</text:p>
          </table:table-cell>
          <table:table-cell office:value-type="float" office:value="96.75251277797" calcext:value-type="float">
            <text:p>96.75251277797</text:p>
          </table:table-cell>
          <table:table-cell office:value-type="float" office:value="97.5755908730049" calcext:value-type="float">
            <text:p>97.5755908730049</text:p>
          </table:table-cell>
        </table:table-row>
        <table:table-row table:style-name="ro1">
          <table:table-cell office:value-type="float" office:value="2017.657657658" calcext:value-type="float">
            <text:p>2017.657657658</text:p>
          </table:table-cell>
          <table:table-cell office:value-type="float" office:value="96.4341780619233" calcext:value-type="float">
            <text:p>96.4341780619233</text:p>
          </table:table-cell>
          <table:table-cell office:value-type="float" office:value="98.81235054267" calcext:value-type="float">
            <text:p>98.81235054267</text:p>
          </table:table-cell>
          <table:table-cell office:value-type="float" office:value="96.63641698837" calcext:value-type="float">
            <text:p>96.63641698837</text:p>
          </table:table-cell>
          <table:table-cell office:value-type="float" office:value="97.6107003995483" calcext:value-type="float">
            <text:p>97.6107003995483</text:p>
          </table:table-cell>
        </table:table-row>
        <table:table-row table:style-name="ro1">
          <table:table-cell office:value-type="float" office:value="2021.033033033" calcext:value-type="float">
            <text:p>2021.033033033</text:p>
          </table:table-cell>
          <table:table-cell office:value-type="float" office:value="96.380651056506" calcext:value-type="float">
            <text:p>96.380651056506</text:p>
          </table:table-cell>
          <table:table-cell office:value-type="float" office:value="98.9379604433" calcext:value-type="float">
            <text:p>98.9379604433</text:p>
          </table:table-cell>
          <table:table-cell office:value-type="float" office:value="96.5205124885" calcext:value-type="float">
            <text:p>96.5205124885</text:p>
          </table:table-cell>
          <table:table-cell office:value-type="float" office:value="97.6422004098838" calcext:value-type="float">
            <text:p>97.6422004098838</text:p>
          </table:table-cell>
        </table:table-row>
        <table:table-row table:style-name="ro1">
          <table:table-cell office:value-type="float" office:value="2024.408408408" calcext:value-type="float">
            <text:p>2024.408408408</text:p>
          </table:table-cell>
          <table:table-cell office:value-type="float" office:value="96.380651056506" calcext:value-type="float">
            <text:p>96.380651056506</text:p>
          </table:table-cell>
          <table:table-cell office:value-type="float" office:value="99.06991130704" calcext:value-type="float">
            <text:p>99.06991130704</text:p>
          </table:table-cell>
          <table:table-cell office:value-type="float" office:value="96.40531833103" calcext:value-type="float">
            <text:p>96.40531833103</text:p>
          </table:table-cell>
          <table:table-cell office:value-type="float" office:value="97.637026081728" calcext:value-type="float">
            <text:p>97.637026081728</text:p>
          </table:table-cell>
        </table:table-row>
        <table:table-row table:style-name="ro1">
          <table:table-cell office:value-type="float" office:value="2027.783783784" calcext:value-type="float">
            <text:p>2027.783783784</text:p>
          </table:table-cell>
          <table:table-cell office:value-type="float" office:value="96.380651056506" calcext:value-type="float">
            <text:p>96.380651056506</text:p>
          </table:table-cell>
          <table:table-cell office:value-type="float" office:value="98.78162326428" calcext:value-type="float">
            <text:p>98.78162326428</text:p>
          </table:table-cell>
          <table:table-cell office:value-type="float" office:value="96.29076909402" calcext:value-type="float">
            <text:p>96.29076909402</text:p>
          </table:table-cell>
          <table:table-cell office:value-type="float" office:value="97.6300692203495" calcext:value-type="float">
            <text:p>97.6300692203495</text:p>
          </table:table-cell>
        </table:table-row>
        <table:table-row table:style-name="ro1">
          <table:table-cell office:value-type="float" office:value="2031.159159159" calcext:value-type="float">
            <text:p>2031.159159159</text:p>
          </table:table-cell>
          <table:table-cell office:value-type="float" office:value="96.4152295981917" calcext:value-type="float">
            <text:p>96.4152295981917</text:p>
          </table:table-cell>
          <table:table-cell office:value-type="float" office:value="98.05194087922" calcext:value-type="float">
            <text:p>98.05194087922</text:p>
          </table:table-cell>
          <table:table-cell office:value-type="float" office:value="96.17687741057" calcext:value-type="float">
            <text:p>96.17687741057</text:p>
          </table:table-cell>
          <table:table-cell office:value-type="float" office:value="97.6207844074225" calcext:value-type="float">
            <text:p>97.6207844074225</text:p>
          </table:table-cell>
        </table:table-row>
        <table:table-row table:style-name="ro1">
          <table:table-cell office:value-type="float" office:value="2034.534534535" calcext:value-type="float">
            <text:p>2034.534534535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8.04934221135" calcext:value-type="float">
            <text:p>98.04934221135</text:p>
          </table:table-cell>
          <table:table-cell office:value-type="float" office:value="96.06416176016" calcext:value-type="float">
            <text:p>96.06416176016</text:p>
          </table:table-cell>
          <table:table-cell office:value-type="float" office:value="97.6079273031553" calcext:value-type="float">
            <text:p>97.6079273031553</text:p>
          </table:table-cell>
        </table:table-row>
        <table:table-row table:style-name="ro1">
          <table:table-cell office:value-type="float" office:value="2037.90990991" calcext:value-type="float">
            <text:p>2037.90990991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7.87476317688" calcext:value-type="float">
            <text:p>97.87476317688</text:p>
          </table:table-cell>
          <table:table-cell office:value-type="float" office:value="95.95260723945" calcext:value-type="float">
            <text:p>95.95260723945</text:p>
          </table:table-cell>
          <table:table-cell office:value-type="float" office:value="97.5937383643125" calcext:value-type="float">
            <text:p>97.5937383643125</text:p>
          </table:table-cell>
        </table:table-row>
        <table:table-row table:style-name="ro1">
          <table:table-cell office:value-type="float" office:value="2041.285285285" calcext:value-type="float">
            <text:p>2041.285285285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7.61848595709" calcext:value-type="float">
            <text:p>97.61848595709</text:p>
          </table:table-cell>
          <table:table-cell office:value-type="float" office:value="95.84233731027" calcext:value-type="float">
            <text:p>95.84233731027</text:p>
          </table:table-cell>
          <table:table-cell office:value-type="float" office:value="97.577317636547" calcext:value-type="float">
            <text:p>97.577317636547</text:p>
          </table:table-cell>
        </table:table-row>
        <table:table-row table:style-name="ro1">
          <table:table-cell office:value-type="float" office:value="2044.660660661" calcext:value-type="float">
            <text:p>2044.660660661</text:p>
          </table:table-cell>
          <table:table-cell office:value-type="float" office:value="96.4552906903085" calcext:value-type="float">
            <text:p>96.4552906903085</text:p>
          </table:table-cell>
          <table:table-cell office:value-type="float" office:value="97.38056303482" calcext:value-type="float">
            <text:p>97.38056303482</text:p>
          </table:table-cell>
          <table:table-cell office:value-type="float" office:value="95.73333992957" calcext:value-type="float">
            <text:p>95.73333992957</text:p>
          </table:table-cell>
          <table:table-cell office:value-type="float" office:value="97.5609097611662" calcext:value-type="float">
            <text:p>97.5609097611662</text:p>
          </table:table-cell>
        </table:table-row>
        <table:table-row table:style-name="ro1">
          <table:table-cell office:value-type="float" office:value="2048.036036036" calcext:value-type="float">
            <text:p>2048.036036036</text:p>
          </table:table-cell>
          <table:table-cell office:value-type="float" office:value="96.4601480376062" calcext:value-type="float">
            <text:p>96.4601480376062</text:p>
          </table:table-cell>
          <table:table-cell office:value-type="float" office:value="97.22129396434" calcext:value-type="float">
            <text:p>97.22129396434</text:p>
          </table:table-cell>
          <table:table-cell office:value-type="float" office:value="95.62723255391" calcext:value-type="float">
            <text:p>95.62723255391</text:p>
          </table:table-cell>
          <table:table-cell office:value-type="float" office:value="97.5445174922096" calcext:value-type="float">
            <text:p>97.5445174922096</text:p>
          </table:table-cell>
        </table:table-row>
        <table:table-row table:style-name="ro1">
          <table:table-cell office:value-type="float" office:value="2051.411411411" calcext:value-type="float">
            <text:p>2051.411411411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7.12764921083" calcext:value-type="float">
            <text:p>97.12764921083</text:p>
          </table:table-cell>
          <table:table-cell office:value-type="float" office:value="95.52234555996" calcext:value-type="float">
            <text:p>95.52234555996</text:p>
          </table:table-cell>
          <table:table-cell office:value-type="float" office:value="97.5248428312265" calcext:value-type="float">
            <text:p>97.5248428312265</text:p>
          </table:table-cell>
        </table:table-row>
        <table:table-row table:style-name="ro1">
          <table:table-cell office:value-type="float" office:value="2054.786786787" calcext:value-type="float">
            <text:p>2054.786786787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7.24549884693" calcext:value-type="float">
            <text:p>97.24549884693</text:p>
          </table:table-cell>
          <table:table-cell office:value-type="float" office:value="95.42106829163" calcext:value-type="float">
            <text:p>95.42106829163</text:p>
          </table:table-cell>
          <table:table-cell office:value-type="float" office:value="97.5039081050654" calcext:value-type="float">
            <text:p>97.5039081050654</text:p>
          </table:table-cell>
        </table:table-row>
        <table:table-row table:style-name="ro1">
          <table:table-cell office:value-type="float" office:value="2058.162162162" calcext:value-type="float">
            <text:p>2058.162162162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7.33277145957" calcext:value-type="float">
            <text:p>97.33277145957</text:p>
          </table:table-cell>
          <table:table-cell office:value-type="float" office:value="95.32199498966" calcext:value-type="float">
            <text:p>95.32199498966</text:p>
          </table:table-cell>
          <table:table-cell office:value-type="float" office:value="97.4804083800793" calcext:value-type="float">
            <text:p>97.4804083800793</text:p>
          </table:table-cell>
        </table:table-row>
        <table:table-row table:style-name="ro1">
          <table:table-cell office:value-type="float" office:value="2061.537537538" calcext:value-type="float">
            <text:p>2061.537537538</text:p>
          </table:table-cell>
          <table:table-cell office:value-type="float" office:value="96.469333714195" calcext:value-type="float">
            <text:p>96.469333714195</text:p>
          </table:table-cell>
          <table:table-cell office:value-type="float" office:value="96.99940355196" calcext:value-type="float">
            <text:p>96.99940355196</text:p>
          </table:table-cell>
          <table:table-cell office:value-type="float" office:value="95.22576470577" calcext:value-type="float">
            <text:p>95.22576470577</text:p>
          </table:table-cell>
          <table:table-cell office:value-type="float" office:value="97.4569086550351" calcext:value-type="float">
            <text:p>97.4569086550351</text:p>
          </table:table-cell>
        </table:table-row>
        <table:table-row table:style-name="ro1">
          <table:table-cell office:value-type="float" office:value="2064.912912913" calcext:value-type="float">
            <text:p>2064.912912913</text:p>
          </table:table-cell>
          <table:table-cell office:value-type="float" office:value="96.4927547848443" calcext:value-type="float">
            <text:p>96.4927547848443</text:p>
          </table:table-cell>
          <table:table-cell office:value-type="float" office:value="96.52675468084" calcext:value-type="float">
            <text:p>96.52675468084</text:p>
          </table:table-cell>
          <table:table-cell office:value-type="float" office:value="95.1321257875" calcext:value-type="float">
            <text:p>95.1321257875</text:p>
          </table:table-cell>
          <table:table-cell office:value-type="float" office:value="97.4334089300489" calcext:value-type="float">
            <text:p>97.4334089300489</text:p>
          </table:table-cell>
        </table:table-row>
        <table:table-row table:style-name="ro1">
          <table:table-cell office:value-type="float" office:value="2068.288288288" calcext:value-type="float">
            <text:p>2068.288288288</text:p>
          </table:table-cell>
          <table:table-cell office:value-type="float" office:value="96.4927547848443" calcext:value-type="float">
            <text:p>96.4927547848443</text:p>
          </table:table-cell>
          <table:table-cell office:value-type="float" office:value="96.39200958728" calcext:value-type="float">
            <text:p>96.39200958728</text:p>
          </table:table-cell>
          <table:table-cell office:value-type="float" office:value="95.04217929515" calcext:value-type="float">
            <text:p>95.04217929515</text:p>
          </table:table-cell>
          <table:table-cell office:value-type="float" office:value="97.40745794462" calcext:value-type="float">
            <text:p>97.40745794462</text:p>
          </table:table-cell>
        </table:table-row>
        <table:table-row table:style-name="ro1">
          <table:table-cell office:value-type="float" office:value="2071.663663664" calcext:value-type="float">
            <text:p>2071.663663664</text:p>
          </table:table-cell>
          <table:table-cell office:value-type="float" office:value="96.5033832378581" calcext:value-type="float">
            <text:p>96.5033832378581</text:p>
          </table:table-cell>
          <table:table-cell office:value-type="float" office:value="96.45974415401" calcext:value-type="float">
            <text:p>96.45974415401</text:p>
          </table:table-cell>
          <table:table-cell office:value-type="float" office:value="94.95583441701" calcext:value-type="float">
            <text:p>94.95583441701</text:p>
          </table:table-cell>
          <table:table-cell office:value-type="float" office:value="97.3807623088935" calcext:value-type="float">
            <text:p>97.3807623088935</text:p>
          </table:table-cell>
        </table:table-row>
        <table:table-row table:style-name="ro1">
          <table:table-cell office:value-type="float" office:value="2075.039039039" calcext:value-type="float">
            <text:p>2075.039039039</text:p>
          </table:table-cell>
          <table:table-cell office:value-type="float" office:value="96.5087696031783" calcext:value-type="float">
            <text:p>96.5087696031783</text:p>
          </table:table-cell>
          <table:table-cell office:value-type="float" office:value="96.47145461923" calcext:value-type="float">
            <text:p>96.47145461923</text:p>
          </table:table-cell>
          <table:table-cell office:value-type="float" office:value="94.87267930362" calcext:value-type="float">
            <text:p>94.87267930362</text:p>
          </table:table-cell>
          <table:table-cell office:value-type="float" office:value="97.3531431314814" calcext:value-type="float">
            <text:p>97.3531431314814</text:p>
          </table:table-cell>
        </table:table-row>
        <table:table-row table:style-name="ro1">
          <table:table-cell office:value-type="float" office:value="2078.414414414" calcext:value-type="float">
            <text:p>2078.414414414</text:p>
          </table:table-cell>
          <table:table-cell office:value-type="float" office:value="96.4927547848443" calcext:value-type="float">
            <text:p>96.4927547848443</text:p>
          </table:table-cell>
          <table:table-cell office:value-type="float" office:value="96.45872514567" calcext:value-type="float">
            <text:p>96.45872514567</text:p>
          </table:table-cell>
          <table:table-cell office:value-type="float" office:value="94.79358344011" calcext:value-type="float">
            <text:p>94.79358344011</text:p>
          </table:table-cell>
          <table:table-cell office:value-type="float" office:value="97.3260755720216" calcext:value-type="float">
            <text:p>97.3260755720216</text:p>
          </table:table-cell>
        </table:table-row>
        <table:table-row table:style-name="ro1">
          <table:table-cell office:value-type="float" office:value="2081.78978979" calcext:value-type="float">
            <text:p>2081.78978979</text:p>
          </table:table-cell>
          <table:table-cell office:value-type="float" office:value="96.4927547848443" calcext:value-type="float">
            <text:p>96.4927547848443</text:p>
          </table:table-cell>
          <table:table-cell office:value-type="float" office:value="96.39030922575" calcext:value-type="float">
            <text:p>96.39030922575</text:p>
          </table:table-cell>
          <table:table-cell office:value-type="float" office:value="94.71853844813" calcext:value-type="float">
            <text:p>94.71853844813</text:p>
          </table:table-cell>
          <table:table-cell office:value-type="float" office:value="97.2995878434011" calcext:value-type="float">
            <text:p>97.2995878434011</text:p>
          </table:table-cell>
        </table:table-row>
        <table:table-row table:style-name="ro1">
          <table:table-cell office:value-type="float" office:value="2085.165165165" calcext:value-type="float">
            <text:p>2085.165165165</text:p>
          </table:table-cell>
          <table:table-cell office:value-type="float" office:value="96.5061245130657" calcext:value-type="float">
            <text:p>96.5061245130657</text:p>
          </table:table-cell>
          <table:table-cell office:value-type="float" office:value="96.33225101014" calcext:value-type="float">
            <text:p>96.33225101014</text:p>
          </table:table-cell>
          <table:table-cell office:value-type="float" office:value="94.64803069376" calcext:value-type="float">
            <text:p>94.64803069376</text:p>
          </table:table-cell>
          <table:table-cell office:value-type="float" office:value="97.2692339073566" calcext:value-type="float">
            <text:p>97.2692339073566</text:p>
          </table:table-cell>
        </table:table-row>
        <table:table-row table:style-name="ro1">
          <table:table-cell office:value-type="float" office:value="2088.540540541" calcext:value-type="float">
            <text:p>2088.540540541</text:p>
          </table:table-cell>
          <table:table-cell office:value-type="float" office:value="96.5014114434106" calcext:value-type="float">
            <text:p>96.5014114434106</text:p>
          </table:table-cell>
          <table:table-cell office:value-type="float" office:value="96.33660200135" calcext:value-type="float">
            <text:p>96.33660200135</text:p>
          </table:table-cell>
          <table:table-cell office:value-type="float" office:value="94.5813989147" calcext:value-type="float">
            <text:p>94.5813989147</text:p>
          </table:table-cell>
          <table:table-cell office:value-type="float" office:value="97.2386582135603" calcext:value-type="float">
            <text:p>97.2386582135603</text:p>
          </table:table-cell>
        </table:table-row>
        <table:table-row table:style-name="ro1">
          <table:table-cell office:value-type="float" office:value="2091.915915916" calcext:value-type="float">
            <text:p>2091.915915916</text:p>
          </table:table-cell>
          <table:table-cell office:value-type="float" office:value="96.5234378301823" calcext:value-type="float">
            <text:p>96.5234378301823</text:p>
          </table:table-cell>
          <table:table-cell office:value-type="float" office:value="96.36646980691" calcext:value-type="float">
            <text:p>96.36646980691</text:p>
          </table:table-cell>
          <table:table-cell office:value-type="float" office:value="94.51987864661" calcext:value-type="float">
            <text:p>94.51987864661</text:p>
          </table:table-cell>
          <table:table-cell office:value-type="float" office:value="97.2110390361295" calcext:value-type="float">
            <text:p>97.2110390361295</text:p>
          </table:table-cell>
        </table:table-row>
        <table:table-row table:style-name="ro1">
          <table:table-cell office:value-type="float" office:value="2095.291291291" calcext:value-type="float">
            <text:p>2095.291291291</text:p>
          </table:table-cell>
          <table:table-cell office:value-type="float" office:value="96.5247844215124" calcext:value-type="float">
            <text:p>96.5247844215124</text:p>
          </table:table-cell>
          <table:table-cell office:value-type="float" office:value="96.36680544073" calcext:value-type="float">
            <text:p>96.36680544073</text:p>
          </table:table-cell>
          <table:table-cell office:value-type="float" office:value="94.46309445428" calcext:value-type="float">
            <text:p>94.46309445428</text:p>
          </table:table-cell>
          <table:table-cell office:value-type="float" office:value="97.1830533237661" calcext:value-type="float">
            <text:p>97.1830533237661</text:p>
          </table:table-cell>
        </table:table-row>
        <table:table-row table:style-name="ro1">
          <table:table-cell office:value-type="float" office:value="2098.666666667" calcext:value-type="float">
            <text:p>2098.666666667</text:p>
          </table:table-cell>
          <table:table-cell office:value-type="float" office:value="96.5087696031783" calcext:value-type="float">
            <text:p>96.5087696031783</text:p>
          </table:table-cell>
          <table:table-cell office:value-type="float" office:value="96.34644949838" calcext:value-type="float">
            <text:p>96.34644949838</text:p>
          </table:table-cell>
          <table:table-cell office:value-type="float" office:value="94.41183048347" calcext:value-type="float">
            <text:p>94.41183048347</text:p>
          </table:table-cell>
          <table:table-cell office:value-type="float" office:value="97.1547090402942" calcext:value-type="float">
            <text:p>97.1547090402942</text:p>
          </table:table-cell>
        </table:table-row>
        <table:table-row table:style-name="ro1">
          <table:table-cell office:value-type="float" office:value="2102.042042042" calcext:value-type="float">
            <text:p>2102.042042042</text:p>
          </table:table-cell>
          <table:table-cell office:value-type="float" office:value="96.4927547848443" calcext:value-type="float">
            <text:p>96.4927547848443</text:p>
          </table:table-cell>
          <table:table-cell office:value-type="float" office:value="96.30582267459" calcext:value-type="float">
            <text:p>96.30582267459</text:p>
          </table:table-cell>
          <table:table-cell office:value-type="float" office:value="94.36615058541" calcext:value-type="float">
            <text:p>94.36615058541</text:p>
          </table:table-cell>
          <table:table-cell office:value-type="float" office:value="97.1263232319269" calcext:value-type="float">
            <text:p>97.1263232319269</text:p>
          </table:table-cell>
        </table:table-row>
        <table:table-row table:style-name="ro1">
          <table:table-cell office:value-type="float" office:value="2105.417417417" calcext:value-type="float">
            <text:p>2105.417417417</text:p>
          </table:table-cell>
          <table:table-cell office:value-type="float" office:value="96.5087696031783" calcext:value-type="float">
            <text:p>96.5087696031783</text:p>
          </table:table-cell>
          <table:table-cell office:value-type="float" office:value="96.14731431423" calcext:value-type="float">
            <text:p>96.14731431423</text:p>
          </table:table-cell>
          <table:table-cell office:value-type="float" office:value="94.32590292997" calcext:value-type="float">
            <text:p>94.32590292997</text:p>
          </table:table-cell>
          <table:table-cell office:value-type="float" office:value="97.0982824789999" calcext:value-type="float">
            <text:p>97.0982824789999</text:p>
          </table:table-cell>
        </table:table-row>
        <table:table-row table:style-name="ro1">
          <table:table-cell office:value-type="float" office:value="2108.792792793" calcext:value-type="float">
            <text:p>2108.792792793</text:p>
          </table:table-cell>
          <table:table-cell office:value-type="float" office:value="96.4927547848443" calcext:value-type="float">
            <text:p>96.4927547848443</text:p>
          </table:table-cell>
          <table:table-cell office:value-type="float" office:value="95.96577140574" calcext:value-type="float">
            <text:p>95.96577140574</text:p>
          </table:table-cell>
          <table:table-cell office:value-type="float" office:value="94.2916286259" calcext:value-type="float">
            <text:p>94.2916286259</text:p>
          </table:table-cell>
          <table:table-cell office:value-type="float" office:value="97.0717947503794" calcext:value-type="float">
            <text:p>97.0717947503794</text:p>
          </table:table-cell>
        </table:table-row>
        <table:table-row table:style-name="ro1">
          <table:table-cell office:value-type="float" office:value="2112.168168168" calcext:value-type="float">
            <text:p>2112.168168168</text:p>
          </table:table-cell>
          <table:table-cell office:value-type="float" office:value="96.4927547848443" calcext:value-type="float">
            <text:p>96.4927547848443</text:p>
          </table:table-cell>
          <table:table-cell office:value-type="float" office:value="95.95706967109" calcext:value-type="float">
            <text:p>95.95706967109</text:p>
          </table:table-cell>
          <table:table-cell office:value-type="float" office:value="94.2631572754" calcext:value-type="float">
            <text:p>94.2631572754</text:p>
          </table:table-cell>
          <table:table-cell office:value-type="float" office:value="97.0458762362899" calcext:value-type="float">
            <text:p>97.0458762362899</text:p>
          </table:table-cell>
        </table:table-row>
        <table:table-row table:style-name="ro1">
          <table:table-cell office:value-type="float" office:value="2115.543543544" calcext:value-type="float">
            <text:p>2115.543543544</text:p>
          </table:table-cell>
          <table:table-cell office:value-type="float" office:value="96.4767399665102" calcext:value-type="float">
            <text:p>96.4767399665102</text:p>
          </table:table-cell>
          <table:table-cell office:value-type="float" office:value="96.05905579758" calcext:value-type="float">
            <text:p>96.05905579758</text:p>
          </table:table-cell>
          <table:table-cell office:value-type="float" office:value="94.24142246475" calcext:value-type="float">
            <text:p>94.24142246475</text:p>
          </table:table-cell>
          <table:table-cell office:value-type="float" office:value="97.0204759351399" calcext:value-type="float">
            <text:p>97.0204759351399</text:p>
          </table:table-cell>
        </table:table-row>
        <table:table-row table:style-name="ro1">
          <table:table-cell office:value-type="float" office:value="2118.918918919" calcext:value-type="float">
            <text:p>2118.918918919</text:p>
          </table:table-cell>
          <table:table-cell office:value-type="float" office:value="96.4299940102906" calcext:value-type="float">
            <text:p>96.4299940102906</text:p>
          </table:table-cell>
          <table:table-cell office:value-type="float" office:value="96.26020353197" calcext:value-type="float">
            <text:p>96.26020353197</text:p>
          </table:table-cell>
          <table:table-cell office:value-type="float" office:value="94.2264024262" calcext:value-type="float">
            <text:p>94.2264024262</text:p>
          </table:table-cell>
          <table:table-cell office:value-type="float" office:value="96.9960920513736" calcext:value-type="float">
            <text:p>96.9960920513736</text:p>
          </table:table-cell>
        </table:table-row>
        <table:table-row table:style-name="ro1">
          <table:table-cell office:value-type="float" office:value="2122.294294294" calcext:value-type="float">
            <text:p>2122.294294294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6.59307261747" calcext:value-type="float">
            <text:p>96.59307261747</text:p>
          </table:table-cell>
          <table:table-cell office:value-type="float" office:value="94.21819167646" calcext:value-type="float">
            <text:p>94.21819167646</text:p>
          </table:table-cell>
          <table:table-cell office:value-type="float" office:value="96.9724739341185" calcext:value-type="float">
            <text:p>96.9724739341185</text:p>
          </table:table-cell>
        </table:table-row>
        <table:table-row table:style-name="ro1">
          <table:table-cell office:value-type="float" office:value="2125.66966967" calcext:value-type="float">
            <text:p>2125.66966967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86302697084" calcext:value-type="float">
            <text:p>96.86302697084</text:p>
          </table:table-cell>
          <table:table-cell office:value-type="float" office:value="94.21656294081" calcext:value-type="float">
            <text:p>94.21656294081</text:p>
          </table:table-cell>
          <table:table-cell office:value-type="float" office:value="96.9512371067071" calcext:value-type="float">
            <text:p>96.9512371067071</text:p>
          </table:table-cell>
        </table:table-row>
        <table:table-row table:style-name="ro1">
          <table:table-cell office:value-type="float" office:value="2129.045045045" calcext:value-type="float">
            <text:p>2129.045045045</text:p>
          </table:table-cell>
          <table:table-cell office:value-type="float" office:value="96.4600037599637" calcext:value-type="float">
            <text:p>96.4600037599637</text:p>
          </table:table-cell>
          <table:table-cell office:value-type="float" office:value="97.02619322676" calcext:value-type="float">
            <text:p>97.02619322676</text:p>
          </table:table-cell>
          <table:table-cell office:value-type="float" office:value="94.22123811812" calcext:value-type="float">
            <text:p>94.22123811812</text:p>
          </table:table-cell>
          <table:table-cell office:value-type="float" office:value="96.9299803178387" calcext:value-type="float">
            <text:p>96.9299803178387</text:p>
          </table:table-cell>
        </table:table-row>
        <table:table-row table:style-name="ro1">
          <table:table-cell office:value-type="float" office:value="2132.42042042" calcext:value-type="float">
            <text:p>2132.42042042</text:p>
          </table:table-cell>
          <table:table-cell office:value-type="float" office:value="96.4219625548579" calcext:value-type="float">
            <text:p>96.4219625548579</text:p>
          </table:table-cell>
          <table:table-cell office:value-type="float" office:value="97.20220910723" calcext:value-type="float">
            <text:p>97.20220910723</text:p>
          </table:table-cell>
          <table:table-cell office:value-type="float" office:value="94.23392289948" calcext:value-type="float">
            <text:p>94.23392289948</text:p>
          </table:table-cell>
          <table:table-cell office:value-type="float" office:value="96.908706620908" calcext:value-type="float">
            <text:p>96.908706620908</text:p>
          </table:table-cell>
        </table:table-row>
        <table:table-row table:style-name="ro1">
          <table:table-cell office:value-type="float" office:value="2135.795795796" calcext:value-type="float">
            <text:p>2135.795795796</text:p>
          </table:table-cell>
          <table:table-cell office:value-type="float" office:value="96.425425218278" calcext:value-type="float">
            <text:p>96.425425218278</text:p>
          </table:table-cell>
          <table:table-cell office:value-type="float" office:value="97.44166789855" calcext:value-type="float">
            <text:p>97.44166789855</text:p>
          </table:table-cell>
          <table:table-cell office:value-type="float" office:value="94.25223385851" calcext:value-type="float">
            <text:p>94.25223385851</text:p>
          </table:table-cell>
          <table:table-cell office:value-type="float" office:value="96.8880159492636" calcext:value-type="float">
            <text:p>96.8880159492636</text:p>
          </table:table-cell>
        </table:table-row>
        <table:table-row table:style-name="ro1">
          <table:table-cell office:value-type="float" office:value="2139.171171171" calcext:value-type="float">
            <text:p>2139.171171171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7.5584683652" calcext:value-type="float">
            <text:p>97.5584683652</text:p>
          </table:table-cell>
          <table:table-cell office:value-type="float" office:value="94.27900100257" calcext:value-type="float">
            <text:p>94.27900100257</text:p>
          </table:table-cell>
          <table:table-cell office:value-type="float" office:value="96.8690858273884" calcext:value-type="float">
            <text:p>96.8690858273884</text:p>
          </table:table-cell>
        </table:table-row>
        <table:table-row table:style-name="ro1">
          <table:table-cell office:value-type="float" office:value="2142.546546547" calcext:value-type="float">
            <text:p>2142.546546547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7.62989618123" calcext:value-type="float">
            <text:p>97.62989618123</text:p>
          </table:table-cell>
          <table:table-cell office:value-type="float" office:value="94.31104374053" calcext:value-type="float">
            <text:p>94.31104374053</text:p>
          </table:table-cell>
          <table:table-cell office:value-type="float" office:value="96.8560879048168" calcext:value-type="float">
            <text:p>96.8560879048168</text:p>
          </table:table-cell>
        </table:table-row>
        <table:table-row table:style-name="ro1">
          <table:table-cell office:value-type="float" office:value="2145.921921922" calcext:value-type="float">
            <text:p>2145.921921922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7.85092586341" calcext:value-type="float">
            <text:p>97.85092586341</text:p>
          </table:table-cell>
          <table:table-cell office:value-type="float" office:value="94.35189489224" calcext:value-type="float">
            <text:p>94.35189489224</text:p>
          </table:table-cell>
          <table:table-cell office:value-type="float" office:value="96.8420370580622" calcext:value-type="float">
            <text:p>96.8420370580622</text:p>
          </table:table-cell>
        </table:table-row>
        <table:table-row table:style-name="ro1">
          <table:table-cell office:value-type="float" office:value="2149.297297297" calcext:value-type="float">
            <text:p>2149.297297297</text:p>
          </table:table-cell>
          <table:table-cell office:value-type="float" office:value="96.3871435504187" calcext:value-type="float">
            <text:p>96.3871435504187</text:p>
          </table:table-cell>
          <table:table-cell office:value-type="float" office:value="98.07977094691" calcext:value-type="float">
            <text:p>98.07977094691</text:p>
          </table:table-cell>
          <table:table-cell office:value-type="float" office:value="94.39787297333" calcext:value-type="float">
            <text:p>94.39787297333</text:p>
          </table:table-cell>
          <table:table-cell office:value-type="float" office:value="96.8271567916407" calcext:value-type="float">
            <text:p>96.8271567916407</text:p>
          </table:table-cell>
        </table:table-row>
        <table:table-row table:style-name="ro1">
          <table:table-cell office:value-type="float" office:value="2152.672672673" calcext:value-type="float">
            <text:p>2152.672672673</text:p>
          </table:table-cell>
          <table:table-cell office:value-type="float" office:value="96.3593941504942" calcext:value-type="float">
            <text:p>96.3593941504942</text:p>
          </table:table-cell>
          <table:table-cell office:value-type="float" office:value="97.78930899596" calcext:value-type="float">
            <text:p>97.78930899596</text:p>
          </table:table-cell>
          <table:table-cell office:value-type="float" office:value="94.45135009415" calcext:value-type="float">
            <text:p>94.45135009415</text:p>
          </table:table-cell>
          <table:table-cell office:value-type="float" office:value="96.8166628003142" calcext:value-type="float">
            <text:p>96.8166628003142</text:p>
          </table:table-cell>
        </table:table-row>
        <table:table-row table:style-name="ro1">
          <table:table-cell office:value-type="float" office:value="2156.048048048" calcext:value-type="float">
            <text:p>2156.048048048</text:p>
          </table:table-cell>
          <table:table-cell office:value-type="float" office:value="96.4454798106022" calcext:value-type="float">
            <text:p>96.4454798106022</text:p>
          </table:table-cell>
          <table:table-cell office:value-type="float" office:value="97.34292117297" calcext:value-type="float">
            <text:p>97.34292117297</text:p>
          </table:table-cell>
          <table:table-cell office:value-type="float" office:value="94.51060890325" calcext:value-type="float">
            <text:p>94.51060890325</text:p>
          </table:table-cell>
          <table:table-cell office:value-type="float" office:value="96.8069232614738" calcext:value-type="float">
            <text:p>96.8069232614738</text:p>
          </table:table-cell>
        </table:table-row>
        <table:table-row table:style-name="ro1">
          <table:table-cell office:value-type="float" office:value="2159.423423423" calcext:value-type="float">
            <text:p>2159.423423423</text:p>
          </table:table-cell>
          <table:table-cell office:value-type="float" office:value="96.4471630497647" calcext:value-type="float">
            <text:p>96.4471630497647</text:p>
          </table:table-cell>
          <table:table-cell office:value-type="float" office:value="97.28559722768" calcext:value-type="float">
            <text:p>97.28559722768</text:p>
          </table:table-cell>
          <table:table-cell office:value-type="float" office:value="94.57622416934" calcext:value-type="float">
            <text:p>94.57622416934</text:p>
          </table:table-cell>
          <table:table-cell office:value-type="float" office:value="96.7980447912974" calcext:value-type="float">
            <text:p>96.7980447912974</text:p>
          </table:table-cell>
        </table:table-row>
        <table:table-row table:style-name="ro1">
          <table:table-cell office:value-type="float" office:value="2162.798798799" calcext:value-type="float">
            <text:p>2162.798798799</text:p>
          </table:table-cell>
          <table:table-cell office:value-type="float" office:value="96.3550658212031" calcext:value-type="float">
            <text:p>96.3550658212031</text:p>
          </table:table-cell>
          <table:table-cell office:value-type="float" office:value="97.28577036929" calcext:value-type="float">
            <text:p>97.28577036929</text:p>
          </table:table-cell>
          <table:table-cell office:value-type="float" office:value="94.64799914008" calcext:value-type="float">
            <text:p>94.64799914008</text:p>
          </table:table-cell>
          <table:table-cell office:value-type="float" office:value="96.8098457585091" calcext:value-type="float">
            <text:p>96.8098457585091</text:p>
          </table:table-cell>
        </table:table-row>
        <table:table-row table:style-name="ro1">
          <table:table-cell office:value-type="float" office:value="2166.174174174" calcext:value-type="float">
            <text:p>2166.174174174</text:p>
          </table:table-cell>
          <table:table-cell office:value-type="float" office:value="96.2497431420785" calcext:value-type="float">
            <text:p>96.2497431420785</text:p>
          </table:table-cell>
          <table:table-cell office:value-type="float" office:value="97.00935039211" calcext:value-type="float">
            <text:p>97.00935039211</text:p>
          </table:table-cell>
          <table:table-cell office:value-type="float" office:value="94.72447748159" calcext:value-type="float">
            <text:p>94.72447748159</text:p>
          </table:table-cell>
          <table:table-cell office:value-type="float" office:value="96.8367865210611" calcext:value-type="float">
            <text:p>96.8367865210611</text:p>
          </table:table-cell>
        </table:table-row>
        <table:table-row table:style-name="ro1">
          <table:table-cell office:value-type="float" office:value="2169.54954955" calcext:value-type="float">
            <text:p>2169.54954955</text:p>
          </table:table-cell>
          <table:table-cell office:value-type="float" office:value="96.294950136778" calcext:value-type="float">
            <text:p>96.294950136778</text:p>
          </table:table-cell>
          <table:table-cell office:value-type="float" office:value="96.75024169802" calcext:value-type="float">
            <text:p>96.75024169802</text:p>
          </table:table-cell>
          <table:table-cell office:value-type="float" office:value="94.80701601505" calcext:value-type="float">
            <text:p>94.80701601505</text:p>
          </table:table-cell>
          <table:table-cell office:value-type="float" office:value="96.8662294467981" calcext:value-type="float">
            <text:p>96.8662294467981</text:p>
          </table:table-cell>
        </table:table-row>
        <table:table-row table:style-name="ro1">
          <table:table-cell office:value-type="float" office:value="2172.924924925" calcext:value-type="float">
            <text:p>2172.924924925</text:p>
          </table:table-cell>
          <table:table-cell office:value-type="float" office:value="96.4126806931741" calcext:value-type="float">
            <text:p>96.4126806931741</text:p>
          </table:table-cell>
          <table:table-cell office:value-type="float" office:value="96.4322594232" calcext:value-type="float">
            <text:p>96.4322594232</text:p>
          </table:table-cell>
          <table:table-cell office:value-type="float" office:value="94.89304140662" calcext:value-type="float">
            <text:p>94.89304140662</text:p>
          </table:table-cell>
          <table:table-cell office:value-type="float" office:value="96.8962545648699" calcext:value-type="float">
            <text:p>96.8962545648699</text:p>
          </table:table-cell>
        </table:table-row>
        <table:table-row table:style-name="ro1">
          <table:table-cell office:value-type="float" office:value="2176.3003003" calcext:value-type="float">
            <text:p>2176.3003003</text:p>
          </table:table-cell>
          <table:table-cell office:value-type="float" office:value="96.3326066015038" calcext:value-type="float">
            <text:p>96.3326066015038</text:p>
          </table:table-cell>
          <table:table-cell office:value-type="float" office:value="96.08666629603" calcext:value-type="float">
            <text:p>96.08666629603</text:p>
          </table:table-cell>
          <table:table-cell office:value-type="float" office:value="94.98447797908" calcext:value-type="float">
            <text:p>94.98447797908</text:p>
          </table:table-cell>
          <table:table-cell office:value-type="float" office:value="96.9273219316139" calcext:value-type="float">
            <text:p>96.9273219316139</text:p>
          </table:table-cell>
        </table:table-row>
        <table:table-row table:style-name="ro1">
          <table:table-cell office:value-type="float" office:value="2179.675675676" calcext:value-type="float">
            <text:p>2179.675675676</text:p>
          </table:table-cell>
          <table:table-cell office:value-type="float" office:value="96.4343223395658" calcext:value-type="float">
            <text:p>96.4343223395658</text:p>
          </table:table-cell>
          <table:table-cell office:value-type="float" office:value="95.87058956091" calcext:value-type="float">
            <text:p>95.87058956091</text:p>
          </table:table-cell>
          <table:table-cell office:value-type="float" office:value="95.07842102746" calcext:value-type="float">
            <text:p>95.07842102746</text:p>
          </table:table-cell>
          <table:table-cell office:value-type="float" office:value="96.9594676204624" calcext:value-type="float">
            <text:p>96.9594676204624</text:p>
          </table:table-cell>
        </table:table-row>
        <table:table-row table:style-name="ro1">
          <table:table-cell office:value-type="float" office:value="2183.051051051" calcext:value-type="float">
            <text:p>2183.051051051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5.83407622284" calcext:value-type="float">
            <text:p>95.83407622284</text:p>
          </table:table-cell>
          <table:table-cell office:value-type="float" office:value="95.17817301412" calcext:value-type="float">
            <text:p>95.17817301412</text:p>
          </table:table-cell>
          <table:table-cell office:value-type="float" office:value="96.9923376991296" calcext:value-type="float">
            <text:p>96.9923376991296</text:p>
          </table:table-cell>
        </table:table-row>
        <table:table-row table:style-name="ro1">
          <table:table-cell office:value-type="float" office:value="2186.426426426" calcext:value-type="float">
            <text:p>2186.426426426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5.72816179897" calcext:value-type="float">
            <text:p>95.72816179897</text:p>
          </table:table-cell>
          <table:table-cell office:value-type="float" office:value="95.27979083994" calcext:value-type="float">
            <text:p>95.27979083994</text:p>
          </table:table-cell>
          <table:table-cell office:value-type="float" office:value="97.0278025886553" calcext:value-type="float">
            <text:p>97.0278025886553</text:p>
          </table:table-cell>
        </table:table-row>
        <table:table-row table:style-name="ro1">
          <table:table-cell office:value-type="float" office:value="2189.801801802" calcext:value-type="float">
            <text:p>2189.801801802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5.90668889067" calcext:value-type="float">
            <text:p>95.90668889067</text:p>
          </table:table-cell>
          <table:table-cell office:value-type="float" office:value="95.38521121957" calcext:value-type="float">
            <text:p>95.38521121957</text:p>
          </table:table-cell>
          <table:table-cell office:value-type="float" office:value="97.0638317556578" calcext:value-type="float">
            <text:p>97.0638317556578</text:p>
          </table:table-cell>
        </table:table-row>
        <table:table-row table:style-name="ro1">
          <table:table-cell office:value-type="float" office:value="2193.177177177" calcext:value-type="float">
            <text:p>2193.177177177</text:p>
          </table:table-cell>
          <table:table-cell office:value-type="float" office:value="96.4607251481762" calcext:value-type="float">
            <text:p>96.4607251481762</text:p>
          </table:table-cell>
          <table:table-cell office:value-type="float" office:value="96.10600660828" calcext:value-type="float">
            <text:p>96.10600660828</text:p>
          </table:table-cell>
          <table:table-cell office:value-type="float" office:value="95.49270072691" calcext:value-type="float">
            <text:p>95.49270072691</text:p>
          </table:table-cell>
          <table:table-cell office:value-type="float" office:value="97.1008855046566" calcext:value-type="float">
            <text:p>97.1008855046566</text:p>
          </table:table-cell>
        </table:table-row>
        <table:table-row table:style-name="ro1">
          <table:table-cell office:value-type="float" office:value="2196.552552553" calcext:value-type="float">
            <text:p>2196.552552553</text:p>
          </table:table-cell>
          <table:table-cell office:value-type="float" office:value="96.5087696031783" calcext:value-type="float">
            <text:p>96.5087696031783</text:p>
          </table:table-cell>
          <table:table-cell office:value-type="float" office:value="96.15592090011" calcext:value-type="float">
            <text:p>96.15592090011</text:p>
          </table:table-cell>
          <table:table-cell office:value-type="float" office:value="95.60309926701" calcext:value-type="float">
            <text:p>95.60309926701</text:p>
          </table:table-cell>
          <table:table-cell office:value-type="float" office:value="97.1397406731384" calcext:value-type="float">
            <text:p>97.1397406731384</text:p>
          </table:table-cell>
        </table:table-row>
        <table:table-row table:style-name="ro1">
          <table:table-cell office:value-type="float" office:value="2199.927927928" calcext:value-type="float">
            <text:p>2199.927927928</text:p>
          </table:table-cell>
          <table:table-cell office:value-type="float" office:value="96.4939090059843" calcext:value-type="float">
            <text:p>96.4939090059843</text:p>
          </table:table-cell>
          <table:table-cell office:value-type="float" office:value="96.11345855812" calcext:value-type="float">
            <text:p>96.11345855812</text:p>
          </table:table-cell>
          <table:table-cell office:value-type="float" office:value="95.71546254438" calcext:value-type="float">
            <text:p>95.71546254438</text:p>
          </table:table-cell>
          <table:table-cell office:value-type="float" office:value="97.1797182078164" calcext:value-type="float">
            <text:p>97.1797182078164</text:p>
          </table:table-cell>
        </table:table-row>
        <table:table-row table:style-name="ro1">
          <table:table-cell office:value-type="float" office:value="2203.303303303" calcext:value-type="float">
            <text:p>2203.303303303</text:p>
          </table:table-cell>
          <table:table-cell office:value-type="float" office:value="96.5087696031783" calcext:value-type="float">
            <text:p>96.5087696031783</text:p>
          </table:table-cell>
          <table:table-cell office:value-type="float" office:value="96.05329190374" calcext:value-type="float">
            <text:p>96.05329190374</text:p>
          </table:table-cell>
          <table:table-cell office:value-type="float" office:value="95.82973725109" calcext:value-type="float">
            <text:p>95.82973725109</text:p>
          </table:table-cell>
          <table:table-cell office:value-type="float" office:value="97.2230324152836" calcext:value-type="float">
            <text:p>97.2230324152836</text:p>
          </table:table-cell>
        </table:table-row>
        <table:table-row table:style-name="ro1">
          <table:table-cell office:value-type="float" office:value="2206.678678679" calcext:value-type="float">
            <text:p>2206.678678679</text:p>
          </table:table-cell>
          <table:table-cell office:value-type="float" office:value="96.4767399665102" calcext:value-type="float">
            <text:p>96.4767399665102</text:p>
          </table:table-cell>
          <table:table-cell office:value-type="float" office:value="96.04183105151" calcext:value-type="float">
            <text:p>96.04183105151</text:p>
          </table:table-cell>
          <table:table-cell office:value-type="float" office:value="95.94597173857" calcext:value-type="float">
            <text:p>95.94597173857</text:p>
          </table:table-cell>
          <table:table-cell office:value-type="float" office:value="97.266046960889" calcext:value-type="float">
            <text:p>97.266046960889</text:p>
          </table:table-cell>
        </table:table-row>
        <table:table-row table:style-name="ro1">
          <table:table-cell office:value-type="float" office:value="2210.054054054" calcext:value-type="float">
            <text:p>2210.054054054</text:p>
          </table:table-cell>
          <table:table-cell office:value-type="float" office:value="96.4927547848443" calcext:value-type="float">
            <text:p>96.4927547848443</text:p>
          </table:table-cell>
          <table:table-cell office:value-type="float" office:value="96.09283647195" calcext:value-type="float">
            <text:p>96.09283647195</text:p>
          </table:table-cell>
          <table:table-cell office:value-type="float" office:value="96.0634885366" calcext:value-type="float">
            <text:p>96.0634885366</text:p>
          </table:table-cell>
          <table:table-cell office:value-type="float" office:value="97.3079536790258" calcext:value-type="float">
            <text:p>97.3079536790258</text:p>
          </table:table-cell>
        </table:table-row>
        <table:table-row table:style-name="ro1">
          <table:table-cell office:value-type="float" office:value="2213.429429429" calcext:value-type="float">
            <text:p>2213.429429429</text:p>
          </table:table-cell>
          <table:table-cell office:value-type="float" office:value="96.4538479138835" calcext:value-type="float">
            <text:p>96.4538479138835</text:p>
          </table:table-cell>
          <table:table-cell office:value-type="float" office:value="96.16272744913" calcext:value-type="float">
            <text:p>96.16272744913</text:p>
          </table:table-cell>
          <table:table-cell office:value-type="float" office:value="96.18217548654" calcext:value-type="float">
            <text:p>96.18217548654</text:p>
          </table:table-cell>
          <table:table-cell office:value-type="float" office:value="97.3517089920219" calcext:value-type="float">
            <text:p>97.3517089920219</text:p>
          </table:table-cell>
        </table:table-row>
        <table:table-row table:style-name="ro1">
          <table:table-cell office:value-type="float" office:value="2216.804804805" calcext:value-type="float">
            <text:p>2216.804804805</text:p>
          </table:table-cell>
          <table:table-cell office:value-type="float" office:value="96.4575991325886" calcext:value-type="float">
            <text:p>96.4575991325886</text:p>
          </table:table-cell>
          <table:table-cell office:value-type="float" office:value="96.21929814685" calcext:value-type="float">
            <text:p>96.21929814685</text:p>
          </table:table-cell>
          <table:table-cell office:value-type="float" office:value="96.30134954986" calcext:value-type="float">
            <text:p>96.30134954986</text:p>
          </table:table-cell>
          <table:table-cell office:value-type="float" office:value="97.3965310851276" calcext:value-type="float">
            <text:p>97.3965310851276</text:p>
          </table:table-cell>
        </table:table-row>
        <table:table-row table:style-name="ro1">
          <table:table-cell office:value-type="float" office:value="2220.18018018" calcext:value-type="float">
            <text:p>2220.18018018</text:p>
          </table:table-cell>
          <table:table-cell office:value-type="float" office:value="96.4418247769921" calcext:value-type="float">
            <text:p>96.4418247769921</text:p>
          </table:table-cell>
          <table:table-cell office:value-type="float" office:value="96.242816931" calcext:value-type="float">
            <text:p>96.242816931</text:p>
          </table:table-cell>
          <table:table-cell office:value-type="float" office:value="96.42134235167" calcext:value-type="float">
            <text:p>96.42134235167</text:p>
          </table:table-cell>
          <table:table-cell office:value-type="float" office:value="97.4458529031542" calcext:value-type="float">
            <text:p>97.4458529031542</text:p>
          </table:table-cell>
        </table:table-row>
        <table:table-row table:style-name="ro1">
          <table:table-cell office:value-type="float" office:value="2223.555555556" calcext:value-type="float">
            <text:p>2223.555555556</text:p>
          </table:table-cell>
          <table:table-cell office:value-type="float" office:value="96.39666587484" calcext:value-type="float">
            <text:p>96.39666587484</text:p>
          </table:table-cell>
          <table:table-cell office:value-type="float" office:value="96.20653236669" calcext:value-type="float">
            <text:p>96.20653236669</text:p>
          </table:table-cell>
          <table:table-cell office:value-type="float" office:value="96.54172538639" calcext:value-type="float">
            <text:p>96.54172538639</text:p>
          </table:table-cell>
          <table:table-cell office:value-type="float" office:value="97.4948185459546" calcext:value-type="float">
            <text:p>97.4948185459546</text:p>
          </table:table-cell>
        </table:table-row>
        <table:table-row table:style-name="ro1">
          <table:table-cell office:value-type="float" office:value="2226.930930931" calcext:value-type="float">
            <text:p>2226.930930931</text:p>
          </table:table-cell>
          <table:table-cell office:value-type="float" office:value="96.4126806931741" calcext:value-type="float">
            <text:p>96.4126806931741</text:p>
          </table:table-cell>
          <table:table-cell office:value-type="float" office:value="96.12855933887" calcext:value-type="float">
            <text:p>96.12855933887</text:p>
          </table:table-cell>
          <table:table-cell office:value-type="float" office:value="96.66215358133" calcext:value-type="float">
            <text:p>96.66215358133</text:p>
          </table:table-cell>
          <table:table-cell office:value-type="float" office:value="97.5427116463274" calcext:value-type="float">
            <text:p>97.5427116463274</text:p>
          </table:table-cell>
        </table:table-row>
        <table:table-row table:style-name="ro1">
          <table:table-cell office:value-type="float" office:value="2230.306306306" calcext:value-type="float">
            <text:p>2230.306306306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6.04573395427" calcext:value-type="float">
            <text:p>96.04573395427</text:p>
          </table:table-cell>
          <table:table-cell office:value-type="float" office:value="96.78244371419" calcext:value-type="float">
            <text:p>96.78244371419</text:p>
          </table:table-cell>
          <table:table-cell office:value-type="float" office:value="97.592971734908" calcext:value-type="float">
            <text:p>97.592971734908</text:p>
          </table:table-cell>
        </table:table-row>
        <table:table-row table:style-name="ro1">
          <table:table-cell office:value-type="float" office:value="2233.681681682" calcext:value-type="float">
            <text:p>2233.681681682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5.96155196111" calcext:value-type="float">
            <text:p>95.96155196111</text:p>
          </table:table-cell>
          <table:table-cell office:value-type="float" office:value="96.90186089447" calcext:value-type="float">
            <text:p>96.90186089447</text:p>
          </table:table-cell>
          <table:table-cell office:value-type="float" office:value="97.6444949412654" calcext:value-type="float">
            <text:p>97.6444949412654</text:p>
          </table:table-cell>
        </table:table-row>
        <table:table-row table:style-name="ro1">
          <table:table-cell office:value-type="float" office:value="2237.057057057" calcext:value-type="float">
            <text:p>2237.057057057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5.88570522646" calcext:value-type="float">
            <text:p>95.88570522646</text:p>
          </table:table-cell>
          <table:table-cell office:value-type="float" office:value="97.02056917125" calcext:value-type="float">
            <text:p>97.02056917125</text:p>
          </table:table-cell>
          <table:table-cell office:value-type="float" office:value="97.6958911232367" calcext:value-type="float">
            <text:p>97.6958911232367</text:p>
          </table:table-cell>
        </table:table-row>
        <table:table-row table:style-name="ro1">
          <table:table-cell office:value-type="float" office:value="2240.432432432" calcext:value-type="float">
            <text:p>2240.432432432</text:p>
          </table:table-cell>
          <table:table-cell office:value-type="float" office:value="96.3897405479998" calcext:value-type="float">
            <text:p>96.3897405479998</text:p>
          </table:table-cell>
          <table:table-cell office:value-type="float" office:value="95.85348749223" calcext:value-type="float">
            <text:p>95.85348749223</text:p>
          </table:table-cell>
          <table:table-cell office:value-type="float" office:value="97.1379111017" calcext:value-type="float">
            <text:p>97.1379111017</text:p>
          </table:table-cell>
          <table:table-cell office:value-type="float" office:value="97.7483195601986" calcext:value-type="float">
            <text:p>97.7483195601986</text:p>
          </table:table-cell>
        </table:table-row>
        <table:table-row table:style-name="ro1">
          <table:table-cell office:value-type="float" office:value="2243.807807808" calcext:value-type="float">
            <text:p>2243.807807808</text:p>
          </table:table-cell>
          <table:table-cell office:value-type="float" office:value="96.3935879517999" calcext:value-type="float">
            <text:p>96.3935879517999</text:p>
          </table:table-cell>
          <table:table-cell office:value-type="float" office:value="95.909901647" calcext:value-type="float">
            <text:p>95.909901647</text:p>
          </table:table-cell>
          <table:table-cell office:value-type="float" office:value="97.25394034842" calcext:value-type="float">
            <text:p>97.25394034842</text:p>
          </table:table-cell>
          <table:table-cell office:value-type="float" office:value="97.8028307701717" calcext:value-type="float">
            <text:p>97.8028307701717</text:p>
          </table:table-cell>
        </table:table-row>
        <table:table-row table:style-name="ro1">
          <table:table-cell office:value-type="float" office:value="2247.183183183" calcext:value-type="float">
            <text:p>2247.183183183</text:p>
          </table:table-cell>
          <table:table-cell office:value-type="float" office:value="96.4126806931741" calcext:value-type="float">
            <text:p>96.4126806931741</text:p>
          </table:table-cell>
          <table:table-cell office:value-type="float" office:value="96.01605758466" calcext:value-type="float">
            <text:p>96.01605758466</text:p>
          </table:table-cell>
          <table:table-cell office:value-type="float" office:value="97.36788263584" calcext:value-type="float">
            <text:p>97.36788263584</text:p>
          </table:table-cell>
          <table:table-cell office:value-type="float" office:value="97.8585858772616" calcext:value-type="float">
            <text:p>97.8585858772616</text:p>
          </table:table-cell>
        </table:table-row>
        <table:table-row table:style-name="ro1">
          <table:table-cell office:value-type="float" office:value="2250.558558559" calcext:value-type="float">
            <text:p>2250.558558559</text:p>
          </table:table-cell>
          <table:table-cell office:value-type="float" office:value="96.4197502976568" calcext:value-type="float">
            <text:p>96.4197502976568</text:p>
          </table:table-cell>
          <table:table-cell office:value-type="float" office:value="96.05377760578" calcext:value-type="float">
            <text:p>96.05377760578</text:p>
          </table:table-cell>
          <table:table-cell office:value-type="float" office:value="97.47919360327" calcext:value-type="float">
            <text:p>97.47919360327</text:p>
          </table:table-cell>
          <table:table-cell office:value-type="float" office:value="97.9149776708301" calcext:value-type="float">
            <text:p>97.9149776708301</text:p>
          </table:table-cell>
        </table:table-row>
        <table:table-row table:style-name="ro1">
          <table:table-cell office:value-type="float" office:value="2253.933933934" calcext:value-type="float">
            <text:p>2253.933933934</text:p>
          </table:table-cell>
          <table:table-cell office:value-type="float" office:value="96.3646362381719" calcext:value-type="float">
            <text:p>96.3646362381719</text:p>
          </table:table-cell>
          <table:table-cell office:value-type="float" office:value="96.04625456845" calcext:value-type="float">
            <text:p>96.04625456845</text:p>
          </table:table-cell>
          <table:table-cell office:value-type="float" office:value="97.58692237364" calcext:value-type="float">
            <text:p>97.58692237364</text:p>
          </table:table-cell>
          <table:table-cell office:value-type="float" office:value="97.9742187821949" calcext:value-type="float">
            <text:p>97.9742187821949</text:p>
          </table:table-cell>
        </table:table-row>
        <table:table-row table:style-name="ro1">
          <table:table-cell office:value-type="float" office:value="2257.309309309" calcext:value-type="float">
            <text:p>2257.309309309</text:p>
          </table:table-cell>
          <table:table-cell office:value-type="float" office:value="96.380651056506" calcext:value-type="float">
            <text:p>96.380651056506</text:p>
          </table:table-cell>
          <table:table-cell office:value-type="float" office:value="96.02672794061" calcext:value-type="float">
            <text:p>96.02672794061</text:p>
          </table:table-cell>
          <table:table-cell office:value-type="float" office:value="97.69047234876" calcext:value-type="float">
            <text:p>97.69047234876</text:p>
          </table:table-cell>
          <table:table-cell office:value-type="float" office:value="98.033104421" calcext:value-type="float">
            <text:p>98.033104421</text:p>
          </table:table-cell>
        </table:table-row>
        <table:table-row table:style-name="ro1">
          <table:table-cell office:value-type="float" office:value="2260.684684685" calcext:value-type="float">
            <text:p>2260.684684685</text:p>
          </table:table-cell>
          <table:table-cell office:value-type="float" office:value="96.380651056506" calcext:value-type="float">
            <text:p>96.380651056506</text:p>
          </table:table-cell>
          <table:table-cell office:value-type="float" office:value="96.00703675958" calcext:value-type="float">
            <text:p>96.00703675958</text:p>
          </table:table-cell>
          <table:table-cell office:value-type="float" office:value="97.78735289366" calcext:value-type="float">
            <text:p>97.78735289366</text:p>
          </table:table-cell>
          <table:table-cell office:value-type="float" office:value="98.0913287405902" calcext:value-type="float">
            <text:p>98.0913287405902</text:p>
          </table:table-cell>
        </table:table-row>
        <table:table-row table:style-name="ro1">
          <table:table-cell office:value-type="float" office:value="2264.06006006" calcext:value-type="float">
            <text:p>2264.06006006</text:p>
          </table:table-cell>
          <table:table-cell office:value-type="float" office:value="96.381612907456" calcext:value-type="float">
            <text:p>96.381612907456</text:p>
          </table:table-cell>
          <table:table-cell office:value-type="float" office:value="95.98512616863" calcext:value-type="float">
            <text:p>95.98512616863</text:p>
          </table:table-cell>
          <table:table-cell office:value-type="float" office:value="97.87795054351" calcext:value-type="float">
            <text:p>97.87795054351</text:p>
          </table:table-cell>
          <table:table-cell office:value-type="float" office:value="98.1516086929945" calcext:value-type="float">
            <text:p>98.1516086929945</text:p>
          </table:table-cell>
        </table:table-row>
        <table:table-row table:style-name="ro1">
          <table:table-cell office:value-type="float" office:value="2267.435435435" calcext:value-type="float">
            <text:p>2267.435435435</text:p>
          </table:table-cell>
          <table:table-cell office:value-type="float" office:value="96.39666587484" calcext:value-type="float">
            <text:p>96.39666587484</text:p>
          </table:table-cell>
          <table:table-cell office:value-type="float" office:value="95.94017488379" calcext:value-type="float">
            <text:p>95.94017488379</text:p>
          </table:table-cell>
          <table:table-cell office:value-type="float" office:value="97.95338893035" calcext:value-type="float">
            <text:p>97.95338893035</text:p>
          </table:table-cell>
          <table:table-cell office:value-type="float" office:value="98.2128372022677" calcext:value-type="float">
            <text:p>98.2128372022677</text:p>
          </table:table-cell>
        </table:table-row>
        <table:table-row table:style-name="ro1">
          <table:table-cell office:value-type="float" office:value="2270.810810811" calcext:value-type="float">
            <text:p>2270.810810811</text:p>
          </table:table-cell>
          <table:table-cell office:value-type="float" office:value="96.39666587484" calcext:value-type="float">
            <text:p>96.39666587484</text:p>
          </table:table-cell>
          <table:table-cell office:value-type="float" office:value="95.83874102683" calcext:value-type="float">
            <text:p>95.83874102683</text:p>
          </table:table-cell>
          <table:table-cell office:value-type="float" office:value="98.02051844513" calcext:value-type="float">
            <text:p>98.02051844513</text:p>
          </table:table-cell>
          <table:table-cell office:value-type="float" office:value="98.2746644565491" calcext:value-type="float">
            <text:p>98.2746644565491</text:p>
          </table:table-cell>
        </table:table-row>
        <table:table-row table:style-name="ro1">
          <table:table-cell office:value-type="float" office:value="2274.186186186" calcext:value-type="float">
            <text:p>2274.186186186</text:p>
          </table:table-cell>
          <table:table-cell office:value-type="float" office:value="96.39666587484" calcext:value-type="float">
            <text:p>96.39666587484</text:p>
          </table:table-cell>
          <table:table-cell office:value-type="float" office:value="95.73747620965" calcext:value-type="float">
            <text:p>95.73747620965</text:p>
          </table:table-cell>
          <table:table-cell office:value-type="float" office:value="98.05813048715" calcext:value-type="float">
            <text:p>98.05813048715</text:p>
          </table:table-cell>
          <table:table-cell office:value-type="float" office:value="98.3362656859974" calcext:value-type="float">
            <text:p>98.3362656859974</text:p>
          </table:table-cell>
        </table:table-row>
        <table:table-row table:style-name="ro1">
          <table:table-cell office:value-type="float" office:value="2277.561561562" calcext:value-type="float">
            <text:p>2277.561561562</text:p>
          </table:table-cell>
          <table:table-cell office:value-type="float" office:value="96.39666587484" calcext:value-type="float">
            <text:p>96.39666587484</text:p>
          </table:table-cell>
          <table:table-cell office:value-type="float" office:value="95.63874583272" calcext:value-type="float">
            <text:p>95.63874583272</text:p>
          </table:table-cell>
          <table:table-cell office:value-type="float" office:value="98.08385830984" calcext:value-type="float">
            <text:p>98.08385830984</text:p>
          </table:table-cell>
          <table:table-cell office:value-type="float" office:value="98.3974780092221" calcext:value-type="float">
            <text:p>98.3974780092221</text:p>
          </table:table-cell>
        </table:table-row>
        <table:table-row table:style-name="ro1">
          <table:table-cell office:value-type="float" office:value="2280.936936937" calcext:value-type="float">
            <text:p>2280.936936937</text:p>
          </table:table-cell>
          <table:table-cell office:value-type="float" office:value="96.4116707496765" calcext:value-type="float">
            <text:p>96.4116707496765</text:p>
          </table:table-cell>
          <table:table-cell office:value-type="float" office:value="95.54420434185" calcext:value-type="float">
            <text:p>95.54420434185</text:p>
          </table:table-cell>
          <table:table-cell office:value-type="float" office:value="98.07375516599" calcext:value-type="float">
            <text:p>98.07375516599</text:p>
          </table:table-cell>
          <table:table-cell office:value-type="float" office:value="98.4600009135442" calcext:value-type="float">
            <text:p>98.4600009135442</text:p>
          </table:table-cell>
        </table:table-row>
        <table:table-row table:style-name="ro1">
          <table:table-cell office:value-type="float" office:value="2284.312312312" calcext:value-type="float">
            <text:p>2284.312312312</text:p>
          </table:table-cell>
          <table:table-cell office:value-type="float" office:value="96.4126806931741" calcext:value-type="float">
            <text:p>96.4126806931741</text:p>
          </table:table-cell>
          <table:table-cell office:value-type="float" office:value="95.40005859121" calcext:value-type="float">
            <text:p>95.40005859121</text:p>
          </table:table-cell>
          <table:table-cell office:value-type="float" office:value="98.05024312745" calcext:value-type="float">
            <text:p>98.05024312745</text:p>
          </table:table-cell>
          <table:table-cell office:value-type="float" office:value="98.5230971639434" calcext:value-type="float">
            <text:p>98.5230971639434</text:p>
          </table:table-cell>
        </table:table-row>
        <table:table-row table:style-name="ro1">
          <table:table-cell office:value-type="float" office:value="2287.687687688" calcext:value-type="float">
            <text:p>2287.687687688</text:p>
          </table:table-cell>
          <table:table-cell office:value-type="float" office:value="96.4016674997802" calcext:value-type="float">
            <text:p>96.4016674997802</text:p>
          </table:table-cell>
          <table:table-cell office:value-type="float" office:value="95.27968120896" calcext:value-type="float">
            <text:p>95.27968120896</text:p>
          </table:table-cell>
          <table:table-cell office:value-type="float" office:value="98.003524833" calcext:value-type="float">
            <text:p>98.003524833</text:p>
          </table:table-cell>
          <table:table-cell office:value-type="float" office:value="98.5867841961797" calcext:value-type="float">
            <text:p>98.5867841961797</text:p>
          </table:table-cell>
        </table:table-row>
        <table:table-row table:style-name="ro1">
          <table:table-cell office:value-type="float" office:value="2291.063063063" calcext:value-type="float">
            <text:p>2291.063063063</text:p>
          </table:table-cell>
          <table:table-cell office:value-type="float" office:value="96.39666587484" calcext:value-type="float">
            <text:p>96.39666587484</text:p>
          </table:table-cell>
          <table:table-cell office:value-type="float" office:value="95.21384797121" calcext:value-type="float">
            <text:p>95.21384797121</text:p>
          </table:table-cell>
          <table:table-cell office:value-type="float" office:value="97.94685576121" calcext:value-type="float">
            <text:p>97.94685576121</text:p>
          </table:table-cell>
          <table:table-cell office:value-type="float" office:value="98.6490809813445" calcext:value-type="float">
            <text:p>98.6490809813445</text:p>
          </table:table-cell>
        </table:table-row>
        <table:table-row table:style-name="ro1">
          <table:table-cell office:value-type="float" office:value="2294.438438438" calcext:value-type="float">
            <text:p>2294.438438438</text:p>
          </table:table-cell>
          <table:table-cell office:value-type="float" office:value="96.4126806931741" calcext:value-type="float">
            <text:p>96.4126806931741</text:p>
          </table:table-cell>
          <table:table-cell office:value-type="float" office:value="95.21748977931" calcext:value-type="float">
            <text:p>95.21748977931</text:p>
          </table:table-cell>
          <table:table-cell office:value-type="float" office:value="97.88063802542" calcext:value-type="float">
            <text:p>97.88063802542</text:p>
          </table:table-cell>
          <table:table-cell office:value-type="float" office:value="98.7091618557588" calcext:value-type="float">
            <text:p>98.7091618557588</text:p>
          </table:table-cell>
        </table:table-row>
        <table:table-row table:style-name="ro1">
          <table:table-cell office:value-type="float" office:value="2297.813813814" calcext:value-type="float">
            <text:p>2297.813813814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5.2400452285" calcext:value-type="float">
            <text:p>95.2400452285</text:p>
          </table:table-cell>
          <table:table-cell office:value-type="float" office:value="97.80842637357" calcext:value-type="float">
            <text:p>97.80842637357</text:p>
          </table:table-cell>
          <table:table-cell office:value-type="float" office:value="98.7813624662196" calcext:value-type="float">
            <text:p>98.7813624662196</text:p>
          </table:table-cell>
        </table:table-row>
        <table:table-row table:style-name="ro1">
          <table:table-cell office:value-type="float" office:value="2301.189189189" calcext:value-type="float">
            <text:p>2301.189189189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5.25308078178" calcext:value-type="float">
            <text:p>95.25308078178</text:p>
          </table:table-cell>
          <table:table-cell office:value-type="float" office:value="97.73166913193" calcext:value-type="float">
            <text:p>97.73166913193</text:p>
          </table:table-cell>
          <table:table-cell office:value-type="float" office:value="98.8578760869625" calcext:value-type="float">
            <text:p>98.8578760869625</text:p>
          </table:table-cell>
        </table:table-row>
        <table:table-row table:style-name="ro1">
          <table:table-cell office:value-type="float" office:value="2304.564564565" calcext:value-type="float">
            <text:p>2304.564564565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5.21806962333" calcext:value-type="float">
            <text:p>95.21806962333</text:p>
          </table:table-cell>
          <table:table-cell office:value-type="float" office:value="97.65073207481" calcext:value-type="float">
            <text:p>97.65073207481</text:p>
          </table:table-cell>
          <table:table-cell office:value-type="float" office:value="98.9299393277645" calcext:value-type="float">
            <text:p>98.9299393277645</text:p>
          </table:table-cell>
        </table:table-row>
        <table:table-row table:style-name="ro1">
          <table:table-cell office:value-type="float" office:value="2307.93993994" calcext:value-type="float">
            <text:p>2307.93993994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5.19369265944" calcext:value-type="float">
            <text:p>95.19369265944</text:p>
          </table:table-cell>
          <table:table-cell office:value-type="float" office:value="97.56616776088" calcext:value-type="float">
            <text:p>97.56616776088</text:p>
          </table:table-cell>
          <table:table-cell office:value-type="float" office:value="99.002663962813" calcext:value-type="float">
            <text:p>99.002663962813</text:p>
          </table:table-cell>
        </table:table-row>
        <table:table-row table:style-name="ro1">
          <table:table-cell office:value-type="float" office:value="2311.315315315" calcext:value-type="float">
            <text:p>2311.315315315</text:p>
          </table:table-cell>
          <table:table-cell office:value-type="float" office:value="96.4447103298421" calcext:value-type="float">
            <text:p>96.4447103298421</text:p>
          </table:table-cell>
          <table:table-cell office:value-type="float" office:value="95.18560281378" calcext:value-type="float">
            <text:p>95.18560281378</text:p>
          </table:table-cell>
          <table:table-cell office:value-type="float" office:value="97.47966061212" calcext:value-type="float">
            <text:p>97.47966061212</text:p>
          </table:table-cell>
          <table:table-cell office:value-type="float" office:value="99.0763664304942" calcext:value-type="float">
            <text:p>99.0763664304942</text:p>
          </table:table-cell>
        </table:table-row>
        <table:table-row table:style-name="ro1">
          <table:table-cell office:value-type="float" office:value="2314.690690691" calcext:value-type="float">
            <text:p>2314.690690691</text:p>
          </table:table-cell>
          <table:table-cell office:value-type="float" office:value="96.4878012524516" calcext:value-type="float">
            <text:p>96.4878012524516</text:p>
          </table:table-cell>
          <table:table-cell office:value-type="float" office:value="95.17924625122" calcext:value-type="float">
            <text:p>95.17924625122</text:p>
          </table:table-cell>
          <table:table-cell office:value-type="float" office:value="97.3906458152" calcext:value-type="float">
            <text:p>97.3906458152</text:p>
          </table:table-cell>
          <table:table-cell office:value-type="float" office:value="99.1493230104988" calcext:value-type="float">
            <text:p>99.1493230104988</text:p>
          </table:table-cell>
        </table:table-row>
        <table:table-row table:style-name="ro1">
          <table:table-cell office:value-type="float" office:value="2318.066066066" calcext:value-type="float">
            <text:p>2318.066066066</text:p>
          </table:table-cell>
          <table:table-cell office:value-type="float" office:value="96.4916967487993" calcext:value-type="float">
            <text:p>96.4916967487993</text:p>
          </table:table-cell>
          <table:table-cell office:value-type="float" office:value="95.17212887572" calcext:value-type="float">
            <text:p>95.17212887572</text:p>
          </table:table-cell>
          <table:table-cell office:value-type="float" office:value="97.30069493005" calcext:value-type="float">
            <text:p>97.30069493005</text:p>
          </table:table-cell>
          <table:table-cell office:value-type="float" office:value="99.2215648884155" calcext:value-type="float">
            <text:p>99.2215648884155</text:p>
          </table:table-cell>
        </table:table-row>
        <table:table-row table:style-name="ro1">
          <table:table-cell office:value-type="float" office:value="2321.441441441" calcext:value-type="float">
            <text:p>2321.441441441</text:p>
          </table:table-cell>
          <table:table-cell office:value-type="float" office:value="96.4536555436935" calcext:value-type="float">
            <text:p>96.4536555436935</text:p>
          </table:table-cell>
          <table:table-cell office:value-type="float" office:value="95.19767793141" calcext:value-type="float">
            <text:p>95.19767793141</text:p>
          </table:table-cell>
          <table:table-cell office:value-type="float" office:value="97.20951826541" calcext:value-type="float">
            <text:p>97.20951826541</text:p>
          </table:table-cell>
          <table:table-cell office:value-type="float" office:value="99.2887835708086" calcext:value-type="float">
            <text:p>99.2887835708086</text:p>
          </table:table-cell>
        </table:table-row>
        <table:table-row table:style-name="ro1">
          <table:table-cell office:value-type="float" office:value="2324.816816817" calcext:value-type="float">
            <text:p>2324.816816817</text:p>
          </table:table-cell>
          <table:table-cell office:value-type="float" office:value="96.4286955115081" calcext:value-type="float">
            <text:p>96.4286955115081</text:p>
          </table:table-cell>
          <table:table-cell office:value-type="float" office:value="95.26474927227" calcext:value-type="float">
            <text:p>95.26474927227</text:p>
          </table:table-cell>
          <table:table-cell office:value-type="float" office:value="97.11799460821" calcext:value-type="float">
            <text:p>97.11799460821</text:p>
          </table:table-cell>
          <table:table-cell office:value-type="float" office:value="99.355739414321" calcext:value-type="float">
            <text:p>99.355739414321</text:p>
          </table:table-cell>
        </table:table-row>
        <table:table-row table:style-name="ro1">
          <table:table-cell office:value-type="float" office:value="2328.192192192" calcext:value-type="float">
            <text:p>2328.192192192</text:p>
          </table:table-cell>
          <table:table-cell office:value-type="float" office:value="96.3424655737577" calcext:value-type="float">
            <text:p>96.3424655737577</text:p>
          </table:table-cell>
          <table:table-cell office:value-type="float" office:value="95.3481205285" calcext:value-type="float">
            <text:p>95.3481205285</text:p>
          </table:table-cell>
          <table:table-cell office:value-type="float" office:value="97.02695267607" calcext:value-type="float">
            <text:p>97.02695267607</text:p>
          </table:table-cell>
          <table:table-cell office:value-type="float" office:value="99.4223344260187" calcext:value-type="float">
            <text:p>99.4223344260187</text:p>
          </table:table-cell>
        </table:table-row>
        <table:table-row table:style-name="ro1">
          <table:table-cell office:value-type="float" office:value="2331.567567568" calcext:value-type="float">
            <text:p>2331.567567568</text:p>
          </table:table-cell>
          <table:table-cell office:value-type="float" office:value="96.3326066015038" calcext:value-type="float">
            <text:p>96.3326066015038</text:p>
          </table:table-cell>
          <table:table-cell office:value-type="float" office:value="95.43387612083" calcext:value-type="float">
            <text:p>95.43387612083</text:p>
          </table:table-cell>
          <table:table-cell office:value-type="float" office:value="96.93739900206" calcext:value-type="float">
            <text:p>96.93739900206</text:p>
          </table:table-cell>
          <table:table-cell office:value-type="float" office:value="99.4876042267431" calcext:value-type="float">
            <text:p>99.4876042267431</text:p>
          </table:table-cell>
        </table:table-row>
        <table:table-row table:style-name="ro1">
          <table:table-cell office:value-type="float" office:value="2334.942942943" calcext:value-type="float">
            <text:p>2334.942942943</text:p>
          </table:table-cell>
          <table:table-cell office:value-type="float" office:value="96.3646362381719" calcext:value-type="float">
            <text:p>96.3646362381719</text:p>
          </table:table-cell>
          <table:table-cell office:value-type="float" office:value="95.51033405969" calcext:value-type="float">
            <text:p>95.51033405969</text:p>
          </table:table-cell>
          <table:table-cell office:value-type="float" office:value="96.85075700981" calcext:value-type="float">
            <text:p>96.85075700981</text:p>
          </table:table-cell>
          <table:table-cell office:value-type="float" office:value="99.5518618767272" calcext:value-type="float">
            <text:p>99.5518618767272</text:p>
          </table:table-cell>
        </table:table-row>
        <table:table-row table:style-name="ro1">
          <table:table-cell office:value-type="float" office:value="2338.318318318" calcext:value-type="float">
            <text:p>2338.318318318</text:p>
          </table:table-cell>
          <table:table-cell office:value-type="float" office:value="96.4337933215433" calcext:value-type="float">
            <text:p>96.4337933215433</text:p>
          </table:table-cell>
          <table:table-cell office:value-type="float" office:value="95.53387949988" calcext:value-type="float">
            <text:p>95.53387949988</text:p>
          </table:table-cell>
          <table:table-cell office:value-type="float" office:value="96.76818365486" calcext:value-type="float">
            <text:p>96.76818365486</text:p>
          </table:table-cell>
          <table:table-cell office:value-type="float" office:value="99.6108416542495" calcext:value-type="float">
            <text:p>99.6108416542495</text:p>
          </table:table-cell>
        </table:table-row>
        <table:table-row table:style-name="ro1">
          <table:table-cell office:value-type="float" office:value="2341.693693694" calcext:value-type="float">
            <text:p>2341.693693694</text:p>
          </table:table-cell>
          <table:table-cell office:value-type="float" office:value="96.4224915728804" calcext:value-type="float">
            <text:p>96.4224915728804</text:p>
          </table:table-cell>
          <table:table-cell office:value-type="float" office:value="95.47837040582" calcext:value-type="float">
            <text:p>95.47837040582</text:p>
          </table:table-cell>
          <table:table-cell office:value-type="float" office:value="96.69276283854" calcext:value-type="float">
            <text:p>96.69276283854</text:p>
          </table:table-cell>
          <table:table-cell office:value-type="float" office:value="99.6692287826318" calcext:value-type="float">
            <text:p>99.6692287826318</text:p>
          </table:table-cell>
        </table:table-row>
        <table:table-row table:style-name="ro1">
          <table:table-cell office:value-type="float" office:value="2345.069069069" calcext:value-type="float">
            <text:p>2345.069069069</text:p>
          </table:table-cell>
          <table:table-cell office:value-type="float" office:value="96.4171052075442" calcext:value-type="float">
            <text:p>96.4171052075442</text:p>
          </table:table-cell>
          <table:table-cell office:value-type="float" office:value="95.37593324819" calcext:value-type="float">
            <text:p>95.37593324819</text:p>
          </table:table-cell>
          <table:table-cell office:value-type="float" office:value="96.6258792962" calcext:value-type="float">
            <text:p>96.6258792962</text:p>
          </table:table-cell>
          <table:table-cell office:value-type="float" office:value="99.7268597834487" calcext:value-type="float">
            <text:p>99.7268597834487</text:p>
          </table:table-cell>
        </table:table-row>
        <table:table-row table:style-name="ro1">
          <table:table-cell office:value-type="float" office:value="2348.444444444" calcext:value-type="float">
            <text:p>2348.444444444</text:p>
          </table:table-cell>
          <table:table-cell office:value-type="float" office:value="96.3948864505824" calcext:value-type="float">
            <text:p>96.3948864505824</text:p>
          </table:table-cell>
          <table:table-cell office:value-type="float" office:value="95.26461678961" calcext:value-type="float">
            <text:p>95.26461678961</text:p>
          </table:table-cell>
          <table:table-cell office:value-type="float" office:value="96.574658854" calcext:value-type="float">
            <text:p>96.574658854</text:p>
          </table:table-cell>
          <table:table-cell office:value-type="float" office:value="99.7795170357179" calcext:value-type="float">
            <text:p>99.7795170357179</text:p>
          </table:table-cell>
        </table:table-row>
        <table:table-row table:style-name="ro1">
          <table:table-cell office:value-type="float" office:value="2351.81981982" calcext:value-type="float">
            <text:p>2351.81981982</text:p>
          </table:table-cell>
          <table:table-cell office:value-type="float" office:value="96.2307465857994" calcext:value-type="float">
            <text:p>96.2307465857994</text:p>
          </table:table-cell>
          <table:table-cell office:value-type="float" office:value="95.15385878945" calcext:value-type="float">
            <text:p>95.15385878945</text:p>
          </table:table-cell>
          <table:table-cell office:value-type="float" office:value="96.54593958877" calcext:value-type="float">
            <text:p>96.54593958877</text:p>
          </table:table-cell>
          <table:table-cell office:value-type="float" office:value="99.8308029058675" calcext:value-type="float">
            <text:p>99.8308029058675</text:p>
          </table:table-cell>
        </table:table-row>
        <table:table-row table:style-name="ro1">
          <table:table-cell office:value-type="float" office:value="2355.195195195" calcext:value-type="float">
            <text:p>2355.195195195</text:p>
          </table:table-cell>
          <table:table-cell office:value-type="float" office:value="96.4189327243493" calcext:value-type="float">
            <text:p>96.4189327243493</text:p>
          </table:table-cell>
          <table:table-cell office:value-type="float" office:value="95.06914706884" calcext:value-type="float">
            <text:p>95.06914706884</text:p>
          </table:table-cell>
          <table:table-cell office:value-type="float" office:value="96.54857959299" calcext:value-type="float">
            <text:p>96.54857959299</text:p>
          </table:table-cell>
          <table:table-cell office:value-type="float" office:value="99.8824578994156" calcext:value-type="float">
            <text:p>99.8824578994156</text:p>
          </table:table-cell>
        </table:table-row>
        <table:table-row table:style-name="ro1">
          <table:table-cell office:value-type="float" office:value="2358.570570571" calcext:value-type="float">
            <text:p>2358.570570571</text:p>
          </table:table-cell>
          <table:table-cell office:value-type="float" office:value="96.4195579274668" calcext:value-type="float">
            <text:p>96.4195579274668</text:p>
          </table:table-cell>
          <table:table-cell office:value-type="float" office:value="95.04324956859" calcext:value-type="float">
            <text:p>95.04324956859</text:p>
          </table:table-cell>
          <table:table-cell office:value-type="float" office:value="96.5894635368" calcext:value-type="float">
            <text:p>96.5894635368</text:p>
          </table:table-cell>
          <table:table-cell office:value-type="float" office:value="99.9300470411566" calcext:value-type="float">
            <text:p>99.9300470411566</text:p>
          </table:table-cell>
        </table:table-row>
        <table:table-row table:style-name="ro1">
          <table:table-cell office:value-type="float" office:value="2361.945945946" calcext:value-type="float">
            <text:p>2361.945945946</text:p>
          </table:table-cell>
          <table:table-cell office:value-type="float" office:value="96.3343379332139" calcext:value-type="float">
            <text:p>96.3343379332139</text:p>
          </table:table-cell>
          <table:table-cell office:value-type="float" office:value="95.0574994821" calcext:value-type="float">
            <text:p>95.0574994821</text:p>
          </table:table-cell>
          <table:table-cell office:value-type="float" office:value="96.65592254924" calcext:value-type="float">
            <text:p>96.65592254924</text:p>
          </table:table-cell>
          <table:table-cell office:value-type="float" office:value="99.9728121401649" calcext:value-type="float">
            <text:p>99.9728121401649</text:p>
          </table:table-cell>
        </table:table-row>
        <table:table-row table:style-name="ro1">
          <table:table-cell office:value-type="float" office:value="2365.321321321" calcext:value-type="float">
            <text:p>2365.321321321</text:p>
          </table:table-cell>
          <table:table-cell office:value-type="float" office:value="96.3005769648357" calcext:value-type="float">
            <text:p>96.3005769648357</text:p>
          </table:table-cell>
          <table:table-cell office:value-type="float" office:value="95.03912794849" calcext:value-type="float">
            <text:p>95.03912794849</text:p>
          </table:table-cell>
          <table:table-cell office:value-type="float" office:value="96.73748421454" calcext:value-type="float">
            <text:p>96.73748421454</text:p>
          </table:table-cell>
          <table:table-cell office:value-type="float" office:value="99.97345392439" calcext:value-type="float">
            <text:p>99.97345392439</text:p>
          </table:table-cell>
        </table:table-row>
        <table:table-row table:style-name="ro1">
          <table:table-cell office:value-type="float" office:value="2368.696696697" calcext:value-type="float">
            <text:p>2368.696696697</text:p>
          </table:table-cell>
          <table:table-cell office:value-type="float" office:value="96.3005769648357" calcext:value-type="float">
            <text:p>96.3005769648357</text:p>
          </table:table-cell>
          <table:table-cell office:value-type="float" office:value="94.9217911265" calcext:value-type="float">
            <text:p>94.9217911265</text:p>
          </table:table-cell>
          <table:table-cell office:value-type="float" office:value="96.81203279435" calcext:value-type="float">
            <text:p>96.81203279435</text:p>
          </table:table-cell>
          <table:table-cell office:value-type="float" office:value="99.9611518997669" calcext:value-type="float">
            <text:p>99.9611518997669</text:p>
          </table:table-cell>
        </table:table-row>
        <table:table-row table:style-name="ro1">
          <table:table-cell office:value-type="float" office:value="2372.072072072" calcext:value-type="float">
            <text:p>2372.072072072</text:p>
          </table:table-cell>
          <table:table-cell office:value-type="float" office:value="96.3177460043098" calcext:value-type="float">
            <text:p>96.3177460043098</text:p>
          </table:table-cell>
          <table:table-cell office:value-type="float" office:value="94.84465570778" calcext:value-type="float">
            <text:p>94.84465570778</text:p>
          </table:table-cell>
          <table:table-cell office:value-type="float" office:value="96.88646871491" calcext:value-type="float">
            <text:p>96.88646871491</text:p>
          </table:table-cell>
          <table:table-cell office:value-type="float" office:value="99.9342274764194" calcext:value-type="float">
            <text:p>99.9342274764194</text:p>
          </table:table-cell>
        </table:table-row>
        <table:table-row table:style-name="ro1">
          <table:table-cell office:value-type="float" office:value="2375.447447447" calcext:value-type="float">
            <text:p>2375.447447447</text:p>
          </table:table-cell>
          <table:table-cell office:value-type="float" office:value="96.3326066015038" calcext:value-type="float">
            <text:p>96.3326066015038</text:p>
          </table:table-cell>
          <table:table-cell office:value-type="float" office:value="94.94936096169" calcext:value-type="float">
            <text:p>94.94936096169</text:p>
          </table:table-cell>
          <table:table-cell office:value-type="float" office:value="96.95174753464" calcext:value-type="float">
            <text:p>96.95174753464</text:p>
          </table:table-cell>
          <table:table-cell office:value-type="float" office:value="99.9058581244506" calcext:value-type="float">
            <text:p>99.9058581244506</text:p>
          </table:table-cell>
        </table:table-row>
        <table:table-row table:style-name="ro1">
          <table:table-cell office:value-type="float" office:value="2378.822822823" calcext:value-type="float">
            <text:p>2378.822822823</text:p>
          </table:table-cell>
          <table:table-cell office:value-type="float" office:value="96.3457839595353" calcext:value-type="float">
            <text:p>96.3457839595353</text:p>
          </table:table-cell>
          <table:table-cell office:value-type="float" office:value="95.00580327023" calcext:value-type="float">
            <text:p>95.00580327023</text:p>
          </table:table-cell>
          <table:table-cell office:value-type="float" office:value="97.00855783773" calcext:value-type="float">
            <text:p>97.00855783773</text:p>
          </table:table-cell>
          <table:table-cell office:value-type="float" office:value="99.8758937662426" calcext:value-type="float">
            <text:p>99.8758937662426</text:p>
          </table:table-cell>
        </table:table-row>
        <table:table-row table:style-name="ro1">
          <table:table-cell office:value-type="float" office:value="2382.198198198" calcext:value-type="float">
            <text:p>2382.198198198</text:p>
          </table:table-cell>
          <table:table-cell office:value-type="float" office:value="96.3486214198379" calcext:value-type="float">
            <text:p>96.3486214198379</text:p>
          </table:table-cell>
          <table:table-cell office:value-type="float" office:value="94.97588907229" calcext:value-type="float">
            <text:p>94.97588907229</text:p>
          </table:table-cell>
          <table:table-cell office:value-type="float" office:value="97.03620464566" calcext:value-type="float">
            <text:p>97.03620464566</text:p>
          </table:table-cell>
          <table:table-cell office:value-type="float" office:value="99.8386522030319" calcext:value-type="float">
            <text:p>99.8386522030319</text:p>
          </table:table-cell>
        </table:table-row>
        <table:table-row table:style-name="ro1">
          <table:table-cell office:value-type="float" office:value="2385.573573574" calcext:value-type="float">
            <text:p>2385.573573574</text:p>
          </table:table-cell>
          <table:table-cell office:value-type="float" office:value="96.3486214198379" calcext:value-type="float">
            <text:p>96.3486214198379</text:p>
          </table:table-cell>
          <table:table-cell office:value-type="float" office:value="94.94522429557" calcext:value-type="float">
            <text:p>94.94522429557</text:p>
          </table:table-cell>
          <table:table-cell office:value-type="float" office:value="97.03731186759" calcext:value-type="float">
            <text:p>97.03731186759</text:p>
          </table:table-cell>
          <table:table-cell office:value-type="float" office:value="99.7990252706848" calcext:value-type="float">
            <text:p>99.7990252706848</text:p>
          </table:table-cell>
        </table:table-row>
        <table:table-row table:style-name="ro1">
          <table:table-cell office:value-type="float" office:value="2388.948948949" calcext:value-type="float">
            <text:p>2388.948948949</text:p>
          </table:table-cell>
          <table:table-cell office:value-type="float" office:value="96.3638186648644" calcext:value-type="float">
            <text:p>96.3638186648644</text:p>
          </table:table-cell>
          <table:table-cell office:value-type="float" office:value="94.91396732896" calcext:value-type="float">
            <text:p>94.91396732896</text:p>
          </table:table-cell>
          <table:table-cell office:value-type="float" office:value="96.99809757235" calcext:value-type="float">
            <text:p>96.99809757235</text:p>
          </table:table-cell>
          <table:table-cell office:value-type="float" office:value="99.7553042744403" calcext:value-type="float">
            <text:p>99.7553042744403</text:p>
          </table:table-cell>
        </table:table-row>
        <table:table-row table:style-name="ro1">
          <table:table-cell office:value-type="float" office:value="2392.324324324" calcext:value-type="float">
            <text:p>2392.324324324</text:p>
          </table:table-cell>
          <table:table-cell office:value-type="float" office:value="96.3646362381719" calcext:value-type="float">
            <text:p>96.3646362381719</text:p>
          </table:table-cell>
          <table:table-cell office:value-type="float" office:value="94.88182555121" calcext:value-type="float">
            <text:p>94.88182555121</text:p>
          </table:table-cell>
          <table:table-cell office:value-type="float" office:value="96.93780032361" calcext:value-type="float">
            <text:p>96.93780032361</text:p>
          </table:table-cell>
          <table:table-cell office:value-type="float" office:value="99.7080338213946" calcext:value-type="float">
            <text:p>99.7080338213946</text:p>
          </table:table-cell>
        </table:table-row>
        <table:table-row table:style-name="ro1">
          <table:table-cell office:value-type="float" office:value="2395.6996997" calcext:value-type="float">
            <text:p>2395.6996997</text:p>
          </table:table-cell>
          <table:table-cell office:value-type="float" office:value="96.3646362381719" calcext:value-type="float">
            <text:p>96.3646362381719</text:p>
          </table:table-cell>
          <table:table-cell office:value-type="float" office:value="94.84596372142" calcext:value-type="float">
            <text:p>94.84596372142</text:p>
          </table:table-cell>
          <table:table-cell office:value-type="float" office:value="96.85072853961" calcext:value-type="float">
            <text:p>96.85072853961</text:p>
          </table:table-cell>
          <table:table-cell office:value-type="float" office:value="99.6571171252618" calcext:value-type="float">
            <text:p>99.6571171252618</text:p>
          </table:table-cell>
        </table:table-row>
        <table:table-row table:style-name="ro1">
          <table:table-cell office:value-type="float" office:value="2399.075075075" calcext:value-type="float">
            <text:p>2399.075075075</text:p>
          </table:table-cell>
          <table:table-cell office:value-type="float" office:value="96.380651056506" calcext:value-type="float">
            <text:p>96.380651056506</text:p>
          </table:table-cell>
          <table:table-cell office:value-type="float" office:value="94.78114203758" calcext:value-type="float">
            <text:p>94.78114203758</text:p>
          </table:table-cell>
          <table:table-cell office:value-type="float" office:value="96.75637664985" calcext:value-type="float">
            <text:p>96.75637664985</text:p>
          </table:table-cell>
          <table:table-cell office:value-type="float" office:value="99.601287006595" calcext:value-type="float">
            <text:p>99.601287006595</text:p>
          </table:table-cell>
        </table:table-row>
        <table:table-row table:style-name="ro1">
          <table:table-cell office:value-type="float" office:value="2402.45045045" calcext:value-type="float">
            <text:p>2402.45045045</text:p>
          </table:table-cell>
          <table:table-cell office:value-type="float" office:value="96.39666587484" calcext:value-type="float">
            <text:p>96.39666587484</text:p>
          </table:table-cell>
          <table:table-cell office:value-type="float" office:value="94.70859790714" calcext:value-type="float">
            <text:p>94.70859790714</text:p>
          </table:table-cell>
          <table:table-cell office:value-type="float" office:value="96.64721797633" calcext:value-type="float">
            <text:p>96.64721797633</text:p>
          </table:table-cell>
          <table:table-cell office:value-type="float" office:value="99.5437328304223" calcext:value-type="float">
            <text:p>99.5437328304223</text:p>
          </table:table-cell>
        </table:table-row>
        <table:table-row table:style-name="ro1">
          <table:table-cell office:value-type="float" office:value="2405.825825826" calcext:value-type="float">
            <text:p>2405.825825826</text:p>
          </table:table-cell>
          <table:table-cell office:value-type="float" office:value="96.4126806931741" calcext:value-type="float">
            <text:p>96.4126806931741</text:p>
          </table:table-cell>
          <table:table-cell office:value-type="float" office:value="94.6323895453" calcext:value-type="float">
            <text:p>94.6323895453</text:p>
          </table:table-cell>
          <table:table-cell office:value-type="float" office:value="96.53521699701" calcext:value-type="float">
            <text:p>96.53521699701</text:p>
          </table:table-cell>
          <table:table-cell office:value-type="float" office:value="99.4825915905668" calcext:value-type="float">
            <text:p>99.4825915905668</text:p>
          </table:table-cell>
        </table:table-row>
        <table:table-row table:style-name="ro1">
          <table:table-cell office:value-type="float" office:value="2409.201201201" calcext:value-type="float">
            <text:p>2409.201201201</text:p>
          </table:table-cell>
          <table:table-cell office:value-type="float" office:value="96.4159028938567" calcext:value-type="float">
            <text:p>96.4159028938567</text:p>
          </table:table-cell>
          <table:table-cell office:value-type="float" office:value="94.55693447412" calcext:value-type="float">
            <text:p>94.55693447412</text:p>
          </table:table-cell>
          <table:table-cell office:value-type="float" office:value="96.4157451405" calcext:value-type="float">
            <text:p>96.4157451405</text:p>
          </table:table-cell>
          <table:table-cell office:value-type="float" office:value="99.416916721312" calcext:value-type="float">
            <text:p>99.416916721312</text:p>
          </table:table-cell>
        </table:table-row>
        <table:table-row table:style-name="ro1">
          <table:table-cell office:value-type="float" office:value="2412.576576577" calcext:value-type="float">
            <text:p>2412.576576577</text:p>
          </table:table-cell>
          <table:table-cell office:value-type="float" office:value="96.4354765607058" calcext:value-type="float">
            <text:p>96.4354765607058</text:p>
          </table:table-cell>
          <table:table-cell office:value-type="float" office:value="94.4808233986" calcext:value-type="float">
            <text:p>94.4808233986</text:p>
          </table:table-cell>
          <table:table-cell office:value-type="float" office:value="96.29369837141" calcext:value-type="float">
            <text:p>96.29369837141</text:p>
          </table:table-cell>
          <table:table-cell office:value-type="float" office:value="99.3469074652982" calcext:value-type="float">
            <text:p>99.3469074652982</text:p>
          </table:table-cell>
        </table:table-row>
        <table:table-row table:style-name="ro1">
          <table:table-cell office:value-type="float" office:value="2415.951951952" calcext:value-type="float">
            <text:p>2415.951951952</text:p>
          </table:table-cell>
          <table:table-cell office:value-type="float" office:value="96.3974353556" calcext:value-type="float">
            <text:p>96.3974353556</text:p>
          </table:table-cell>
          <table:table-cell office:value-type="float" office:value="94.40511747761" calcext:value-type="float">
            <text:p>94.40511747761</text:p>
          </table:table-cell>
          <table:table-cell office:value-type="float" office:value="96.1687453918" calcext:value-type="float">
            <text:p>96.1687453918</text:p>
          </table:table-cell>
          <table:table-cell office:value-type="float" office:value="99.2719072558464" calcext:value-type="float">
            <text:p>99.2719072558464</text:p>
          </table:table-cell>
        </table:table-row>
        <table:table-row table:style-name="ro1">
          <table:table-cell office:value-type="float" office:value="2419.327327327" calcext:value-type="float">
            <text:p>2419.327327327</text:p>
          </table:table-cell>
          <table:table-cell office:value-type="float" office:value="96.3593941504942" calcext:value-type="float">
            <text:p>96.3593941504942</text:p>
          </table:table-cell>
          <table:table-cell office:value-type="float" office:value="94.33111553952" calcext:value-type="float">
            <text:p>94.33111553952</text:p>
          </table:table-cell>
          <table:table-cell office:value-type="float" office:value="96.04184168599" calcext:value-type="float">
            <text:p>96.04184168599</text:p>
          </table:table-cell>
          <table:table-cell office:value-type="float" office:value="99.1948757917127" calcext:value-type="float">
            <text:p>99.1948757917127</text:p>
          </table:table-cell>
        </table:table-row>
        <table:table-row table:style-name="ro1">
          <table:table-cell office:value-type="float" office:value="2422.702702703" calcext:value-type="float">
            <text:p>2422.702702703</text:p>
          </table:table-cell>
          <table:table-cell office:value-type="float" office:value="96.3373677637065" calcext:value-type="float">
            <text:p>96.3373677637065</text:p>
          </table:table-cell>
          <table:table-cell office:value-type="float" office:value="94.27729718465" calcext:value-type="float">
            <text:p>94.27729718465</text:p>
          </table:table-cell>
          <table:table-cell office:value-type="float" office:value="95.91314944012" calcext:value-type="float">
            <text:p>95.91314944012</text:p>
          </table:table-cell>
          <table:table-cell office:value-type="float" office:value="99.1128937712202" calcext:value-type="float">
            <text:p>99.1128937712202</text:p>
          </table:table-cell>
        </table:table-row>
        <table:table-row table:style-name="ro1">
          <table:table-cell office:value-type="float" office:value="2426.078078078" calcext:value-type="float">
            <text:p>2426.078078078</text:p>
          </table:table-cell>
          <table:table-cell office:value-type="float" office:value="96.3153413769347" calcext:value-type="float">
            <text:p>96.3153413769347</text:p>
          </table:table-cell>
          <table:table-cell office:value-type="float" office:value="94.22900928" calcext:value-type="float">
            <text:p>94.22900928</text:p>
          </table:table-cell>
          <table:table-cell office:value-type="float" office:value="95.78316400246" calcext:value-type="float">
            <text:p>95.78316400246</text:p>
          </table:table-cell>
          <table:table-cell office:value-type="float" office:value="99.0287955014432" calcext:value-type="float">
            <text:p>99.0287955014432</text:p>
          </table:table-cell>
        </table:table-row>
        <table:table-row table:style-name="ro1">
          <table:table-cell office:value-type="float" office:value="2429.453453453" calcext:value-type="float">
            <text:p>2429.453453453</text:p>
          </table:table-cell>
          <table:table-cell office:value-type="float" office:value="96.2612853534949" calcext:value-type="float">
            <text:p>96.2612853534949</text:p>
          </table:table-cell>
          <table:table-cell office:value-type="float" office:value="94.18090664439" calcext:value-type="float">
            <text:p>94.18090664439</text:p>
          </table:table-cell>
          <table:table-cell office:value-type="float" office:value="95.6525098922" calcext:value-type="float">
            <text:p>95.6525098922</text:p>
          </table:table-cell>
          <table:table-cell office:value-type="float" office:value="98.9428361117872" calcext:value-type="float">
            <text:p>98.9428361117872</text:p>
          </table:table-cell>
        </table:table-row>
        <table:table-row table:style-name="ro1">
          <table:table-cell office:value-type="float" office:value="2432.828828829" calcext:value-type="float">
            <text:p>2432.828828829</text:p>
          </table:table-cell>
          <table:table-cell office:value-type="float" office:value="96.2205028731655" calcext:value-type="float">
            <text:p>96.2205028731655</text:p>
          </table:table-cell>
          <table:table-cell office:value-type="float" office:value="94.132593076" calcext:value-type="float">
            <text:p>94.132593076</text:p>
          </table:table-cell>
          <table:table-cell office:value-type="float" office:value="95.52198937402" calcext:value-type="float">
            <text:p>95.52198937402</text:p>
          </table:table-cell>
          <table:table-cell office:value-type="float" office:value="98.8532910172451" calcext:value-type="float">
            <text:p>98.8532910172451</text:p>
          </table:table-cell>
        </table:table-row>
        <table:table-row table:style-name="ro1">
          <table:table-cell office:value-type="float" office:value="2436.204204204" calcext:value-type="float">
            <text:p>2436.204204204</text:p>
          </table:table-cell>
          <table:table-cell office:value-type="float" office:value="96.1691881249333" calcext:value-type="float">
            <text:p>96.1691881249333</text:p>
          </table:table-cell>
          <table:table-cell office:value-type="float" office:value="94.08432512893" calcext:value-type="float">
            <text:p>94.08432512893</text:p>
          </table:table-cell>
          <table:table-cell office:value-type="float" office:value="95.39170996821" calcext:value-type="float">
            <text:p>95.39170996821</text:p>
          </table:table-cell>
          <table:table-cell office:value-type="float" office:value="98.7587984907312" calcext:value-type="float">
            <text:p>98.7587984907312</text:p>
          </table:table-cell>
        </table:table-row>
        <table:table-row table:style-name="ro1">
          <table:table-cell office:value-type="float" office:value="2439.57957958" calcext:value-type="float">
            <text:p>2439.57957958</text:p>
          </table:table-cell>
          <table:table-cell office:value-type="float" office:value="96.1151321014774" calcext:value-type="float">
            <text:p>96.1151321014774</text:p>
          </table:table-cell>
          <table:table-cell office:value-type="float" office:value="94.03782232363" calcext:value-type="float">
            <text:p>94.03782232363</text:p>
          </table:table-cell>
          <table:table-cell office:value-type="float" office:value="95.26203389038" calcext:value-type="float">
            <text:p>95.26203389038</text:p>
          </table:table-cell>
          <table:table-cell office:value-type="float" office:value="98.6475805192569" calcext:value-type="float">
            <text:p>98.6475805192569</text:p>
          </table:table-cell>
        </table:table-row>
        <table:table-row table:style-name="ro1">
          <table:table-cell office:value-type="float" office:value="2442.954954955" calcext:value-type="float">
            <text:p>2442.954954955</text:p>
          </table:table-cell>
          <table:table-cell office:value-type="float" office:value="96.0610760780376" calcext:value-type="float">
            <text:p>96.0610760780376</text:p>
          </table:table-cell>
          <table:table-cell office:value-type="float" office:value="93.99744832134" calcext:value-type="float">
            <text:p>93.99744832134</text:p>
          </table:table-cell>
          <table:table-cell office:value-type="float" office:value="95.1329180304" calcext:value-type="float">
            <text:p>95.1329180304</text:p>
          </table:table-cell>
          <table:table-cell office:value-type="float" office:value="98.5352239021949" calcext:value-type="float">
            <text:p>98.5352239021949</text:p>
          </table:table-cell>
        </table:table-row>
        <table:table-row table:style-name="ro1">
          <table:table-cell office:value-type="float" office:value="2446.33033033" calcext:value-type="float">
            <text:p>2446.33033033</text:p>
          </table:table-cell>
          <table:table-cell office:value-type="float" office:value="96.0230348729318" calcext:value-type="float">
            <text:p>96.0230348729318</text:p>
          </table:table-cell>
          <table:table-cell office:value-type="float" office:value="93.95991715162" calcext:value-type="float">
            <text:p>93.95991715162</text:p>
          </table:table-cell>
          <table:table-cell office:value-type="float" office:value="95.00585525374" calcext:value-type="float">
            <text:p>95.00585525374</text:p>
          </table:table-cell>
          <table:table-cell office:value-type="float" office:value="98.4219357852594" calcext:value-type="float">
            <text:p>98.4219357852594</text:p>
          </table:table-cell>
        </table:table-row>
        <table:table-row table:style-name="ro1">
          <table:table-cell office:value-type="float" office:value="2449.705705706" calcext:value-type="float">
            <text:p>2449.705705706</text:p>
          </table:table-cell>
          <table:table-cell office:value-type="float" office:value="95.9576771008131" calcext:value-type="float">
            <text:p>95.9576771008131</text:p>
          </table:table-cell>
          <table:table-cell office:value-type="float" office:value="93.92258647707" calcext:value-type="float">
            <text:p>93.92258647707</text:p>
          </table:table-cell>
          <table:table-cell office:value-type="float" office:value="94.88041997683" calcext:value-type="float">
            <text:p>94.88041997683</text:p>
          </table:table-cell>
          <table:table-cell office:value-type="float" office:value="98.3059931514196" calcext:value-type="float">
            <text:p>98.3059931514196</text:p>
          </table:table-cell>
        </table:table-row>
        <table:table-row table:style-name="ro1">
          <table:table-cell office:value-type="float" office:value="2453.081081081" calcext:value-type="float">
            <text:p>2453.081081081</text:p>
          </table:table-cell>
          <table:table-cell office:value-type="float" office:value="95.866878371034" calcext:value-type="float">
            <text:p>95.866878371034</text:p>
          </table:table-cell>
          <table:table-cell office:value-type="float" office:value="93.88551244306" calcext:value-type="float">
            <text:p>93.88551244306</text:p>
          </table:table-cell>
          <table:table-cell office:value-type="float" office:value="94.75703762575" calcext:value-type="float">
            <text:p>94.75703762575</text:p>
          </table:table-cell>
          <table:table-cell office:value-type="float" office:value="98.1889925472517" calcext:value-type="float">
            <text:p>98.1889925472517</text:p>
          </table:table-cell>
        </table:table-row>
        <table:table-row table:style-name="ro1">
          <table:table-cell office:value-type="float" office:value="2456.456456456" calcext:value-type="float">
            <text:p>2456.456456456</text:p>
          </table:table-cell>
          <table:table-cell office:value-type="float" office:value="95.8128223475942" calcext:value-type="float">
            <text:p>95.8128223475942</text:p>
          </table:table-cell>
          <table:table-cell office:value-type="float" office:value="93.84884130614" calcext:value-type="float">
            <text:p>93.84884130614</text:p>
          </table:table-cell>
          <table:table-cell office:value-type="float" office:value="94.63605867181" calcext:value-type="float">
            <text:p>94.63605867181</text:p>
          </table:table-cell>
          <table:table-cell office:value-type="float" office:value="98.0695213673352" calcext:value-type="float">
            <text:p>98.0695213673352</text:p>
          </table:table-cell>
        </table:table-row>
        <table:table-row table:style-name="ro1">
          <table:table-cell office:value-type="float" office:value="2459.831831832" calcext:value-type="float">
            <text:p>2459.831831832</text:p>
          </table:table-cell>
          <table:table-cell office:value-type="float" office:value="95.7587663241383" calcext:value-type="float">
            <text:p>95.7587663241383</text:p>
          </table:table-cell>
          <table:table-cell office:value-type="float" office:value="93.812714772" calcext:value-type="float">
            <text:p>93.812714772</text:p>
          </table:table-cell>
          <table:table-cell office:value-type="float" office:value="94.5173917939" calcext:value-type="float">
            <text:p>94.5173917939</text:p>
          </table:table-cell>
          <table:table-cell office:value-type="float" office:value="97.9467734762043" calcext:value-type="float">
            <text:p>97.9467734762043</text:p>
          </table:table-cell>
        </table:table-row>
        <table:table-row table:style-name="ro1">
          <table:table-cell office:value-type="float" office:value="2463.207207207" calcext:value-type="float">
            <text:p>2463.207207207</text:p>
          </table:table-cell>
          <table:table-cell office:value-type="float" office:value="95.6886954823644" calcext:value-type="float">
            <text:p>95.6886954823644</text:p>
          </table:table-cell>
          <table:table-cell office:value-type="float" office:value="93.77599245185" calcext:value-type="float">
            <text:p>93.77599245185</text:p>
          </table:table-cell>
          <table:table-cell office:value-type="float" office:value="94.40154904841" calcext:value-type="float">
            <text:p>94.40154904841</text:p>
          </table:table-cell>
          <table:table-cell office:value-type="float" office:value="97.8215333447997" calcext:value-type="float">
            <text:p>97.8215333447997</text:p>
          </table:table-cell>
        </table:table-row>
        <table:table-row table:style-name="ro1">
          <table:table-cell office:value-type="float" office:value="2466.582582583" calcext:value-type="float">
            <text:p>2466.582582583</text:p>
          </table:table-cell>
          <table:table-cell office:value-type="float" office:value="95.6346394589086" calcext:value-type="float">
            <text:p>95.6346394589086</text:p>
          </table:table-cell>
          <table:table-cell office:value-type="float" office:value="93.7331783062" calcext:value-type="float">
            <text:p>93.7331783062</text:p>
          </table:table-cell>
          <table:table-cell office:value-type="float" office:value="94.28905429019" calcext:value-type="float">
            <text:p>94.28905429019</text:p>
          </table:table-cell>
          <table:table-cell office:value-type="float" office:value="97.6937820100178" calcext:value-type="float">
            <text:p>97.6937820100178</text:p>
          </table:table-cell>
        </table:table-row>
        <table:table-row table:style-name="ro1">
          <table:table-cell office:value-type="float" office:value="2469.957957958" calcext:value-type="float">
            <text:p>2469.957957958</text:p>
          </table:table-cell>
          <table:table-cell office:value-type="float" office:value="95.5645686171347" calcext:value-type="float">
            <text:p>95.5645686171347</text:p>
          </table:table-cell>
          <table:table-cell office:value-type="float" office:value="93.68514986023" calcext:value-type="float">
            <text:p>93.68514986023</text:p>
          </table:table-cell>
          <table:table-cell office:value-type="float" office:value="94.18046678208" calcext:value-type="float">
            <text:p>94.18046678208</text:p>
          </table:table-cell>
          <table:table-cell office:value-type="float" office:value="97.5658412925174" calcext:value-type="float">
            <text:p>97.5658412925174</text:p>
          </table:table-cell>
        </table:table-row>
        <table:table-row table:style-name="ro1">
          <table:table-cell office:value-type="float" office:value="2473.333333333" calcext:value-type="float">
            <text:p>2473.333333333</text:p>
          </table:table-cell>
          <table:table-cell office:value-type="float" office:value="95.4784829570268" calcext:value-type="float">
            <text:p>95.4784829570268</text:p>
          </table:table-cell>
          <table:table-cell office:value-type="float" office:value="93.63857948998" calcext:value-type="float">
            <text:p>93.63857948998</text:p>
          </table:table-cell>
          <table:table-cell office:value-type="float" office:value="94.07581404891" calcext:value-type="float">
            <text:p>94.07581404891</text:p>
          </table:table-cell>
          <table:table-cell office:value-type="float" office:value="97.4381169041248" calcext:value-type="float">
            <text:p>97.4381169041248</text:p>
          </table:table-cell>
        </table:table-row>
        <table:table-row table:style-name="ro1">
          <table:table-cell office:value-type="float" office:value="2476.708708709" calcext:value-type="float">
            <text:p>2476.708708709</text:p>
          </table:table-cell>
          <table:table-cell office:value-type="float" office:value="95.424426933571" calcext:value-type="float">
            <text:p>95.424426933571</text:p>
          </table:table-cell>
          <table:table-cell office:value-type="float" office:value="93.5943328909" calcext:value-type="float">
            <text:p>93.5943328909</text:p>
          </table:table-cell>
          <table:table-cell office:value-type="float" office:value="93.97581887728" calcext:value-type="float">
            <text:p>93.97581887728</text:p>
          </table:table-cell>
          <table:table-cell office:value-type="float" office:value="97.3087714009798" calcext:value-type="float">
            <text:p>97.3087714009798</text:p>
          </table:table-cell>
        </table:table-row>
        <table:table-row table:style-name="ro1">
          <table:table-cell office:value-type="float" office:value="2480.084084084" calcext:value-type="float">
            <text:p>2480.084084084</text:p>
          </table:table-cell>
          <table:table-cell office:value-type="float" office:value="95.3703709101311" calcext:value-type="float">
            <text:p>95.3703709101311</text:p>
          </table:table-cell>
          <table:table-cell office:value-type="float" office:value="93.55186103589" calcext:value-type="float">
            <text:p>93.55186103589</text:p>
          </table:table-cell>
          <table:table-cell office:value-type="float" office:value="93.88092817633" calcext:value-type="float">
            <text:p>93.88092817633</text:p>
          </table:table-cell>
          <table:table-cell office:value-type="float" office:value="97.1782803683116" calcext:value-type="float">
            <text:p>97.1782803683116</text:p>
          </table:table-cell>
        </table:table-row>
        <table:table-row table:style-name="ro1">
          <table:table-cell office:value-type="float" office:value="2483.459459459" calcext:value-type="float">
            <text:p>2483.459459459</text:p>
          </table:table-cell>
          <table:table-cell office:value-type="float" office:value="95.3163148866913" calcext:value-type="float">
            <text:p>95.3163148866913</text:p>
          </table:table-cell>
          <table:table-cell office:value-type="float" office:value="93.51029089916" calcext:value-type="float">
            <text:p>93.51029089916</text:p>
          </table:table-cell>
          <table:table-cell office:value-type="float" office:value="93.7915319581" calcext:value-type="float">
            <text:p>93.7915319581</text:p>
          </table:table-cell>
          <table:table-cell office:value-type="float" office:value="97.0450274952705" calcext:value-type="float">
            <text:p>97.0450274952705</text:p>
          </table:table-cell>
        </table:table-row>
        <table:table-row table:style-name="ro1">
          <table:table-cell office:value-type="float" office:value="2486.834834835" calcext:value-type="float">
            <text:p>2486.834834835</text:p>
          </table:table-cell>
          <table:table-cell office:value-type="float" office:value="95.2622588632354" calcext:value-type="float">
            <text:p>95.2622588632354</text:p>
          </table:table-cell>
          <table:table-cell office:value-type="float" office:value="93.47416529019" calcext:value-type="float">
            <text:p>93.47416529019</text:p>
          </table:table-cell>
          <table:table-cell office:value-type="float" office:value="93.71007239195" calcext:value-type="float">
            <text:p>93.71007239195</text:p>
          </table:table-cell>
          <table:table-cell office:value-type="float" office:value="96.9114875895163" calcext:value-type="float">
            <text:p>96.9114875895163</text:p>
          </table:table-cell>
        </table:table-row>
        <table:table-row table:style-name="ro1">
          <table:table-cell office:value-type="float" office:value="2490.21021021" calcext:value-type="float">
            <text:p>2490.21021021</text:p>
          </table:table-cell>
          <table:table-cell office:value-type="float" office:value="95.1888215431365" calcext:value-type="float">
            <text:p>95.1888215431365</text:p>
          </table:table-cell>
          <table:table-cell office:value-type="float" office:value="93.46311258919" calcext:value-type="float">
            <text:p>93.46311258919</text:p>
          </table:table-cell>
          <table:table-cell office:value-type="float" office:value="93.63434709662" calcext:value-type="float">
            <text:p>93.63434709662</text:p>
          </table:table-cell>
          <table:table-cell office:value-type="float" office:value="96.7777768188689" calcext:value-type="float">
            <text:p>96.7777768188689</text:p>
          </table:table-cell>
        </table:table-row>
        <table:table-row table:style-name="ro1">
          <table:table-cell office:value-type="float" office:value="2493.585585586" calcext:value-type="float">
            <text:p>2493.585585586</text:p>
          </table:table-cell>
          <table:table-cell office:value-type="float" office:value="95.1221171796717" calcext:value-type="float">
            <text:p>95.1221171796717</text:p>
          </table:table-cell>
          <table:table-cell office:value-type="float" office:value="93.48850776085" calcext:value-type="float">
            <text:p>93.48850776085</text:p>
          </table:table-cell>
          <table:table-cell office:value-type="float" office:value="93.56905597849" calcext:value-type="float">
            <text:p>93.56905597849</text:p>
          </table:table-cell>
          <table:table-cell office:value-type="float" office:value="96.6446438926434" calcext:value-type="float">
            <text:p>96.6446438926434</text:p>
          </table:table-cell>
        </table:table-row>
        <table:table-row table:style-name="ro1">
          <table:table-cell office:value-type="float" office:value="2496.960960961" calcext:value-type="float">
            <text:p>2496.960960961</text:p>
          </table:table-cell>
          <table:table-cell office:value-type="float" office:value="95.0840759745659" calcext:value-type="float">
            <text:p>95.0840759745659</text:p>
          </table:table-cell>
          <table:table-cell office:value-type="float" office:value="93.51483043752" calcext:value-type="float">
            <text:p>93.51483043752</text:p>
          </table:table-cell>
          <table:table-cell office:value-type="float" office:value="93.50955478953" calcext:value-type="float">
            <text:p>93.50955478953</text:p>
          </table:table-cell>
          <table:table-cell office:value-type="float" office:value="96.5118899624313" calcext:value-type="float">
            <text:p>96.5118899624313</text:p>
          </table:table-cell>
        </table:table-row>
        <table:table-row table:style-name="ro1">
          <table:table-cell office:value-type="float" office:value="2500.336336336" calcext:value-type="float">
            <text:p>2500.336336336</text:p>
          </table:table-cell>
          <table:table-cell office:value-type="float" office:value="95.0300199511261" calcext:value-type="float">
            <text:p>95.0300199511261</text:p>
          </table:table-cell>
          <table:table-cell office:value-type="float" office:value="93.52573580181" calcext:value-type="float">
            <text:p>93.52573580181</text:p>
          </table:table-cell>
          <table:table-cell office:value-type="float" office:value="93.46147092622" calcext:value-type="float">
            <text:p>93.46147092622</text:p>
          </table:table-cell>
          <table:table-cell office:value-type="float" office:value="96.375619178072" calcext:value-type="float">
            <text:p>96.375619178072</text:p>
          </table:table-cell>
        </table:table-row>
        <table:table-row table:style-name="ro1">
          <table:table-cell office:value-type="float" office:value="2503.711711712" calcext:value-type="float">
            <text:p>2503.711711712</text:p>
          </table:table-cell>
          <table:table-cell office:value-type="float" office:value="94.9599491093361" calcext:value-type="float">
            <text:p>94.9599491093361</text:p>
          </table:table-cell>
          <table:table-cell office:value-type="float" office:value="93.47454112236" calcext:value-type="float">
            <text:p>93.47454112236</text:p>
          </table:table-cell>
          <table:table-cell office:value-type="float" office:value="93.42001917749" calcext:value-type="float">
            <text:p>93.42001917749</text:p>
          </table:table-cell>
          <table:table-cell office:value-type="float" office:value="96.2396647181193" calcext:value-type="float">
            <text:p>96.2396647181193</text:p>
          </table:table-cell>
        </table:table-row>
        <table:table-row table:style-name="ro1">
          <table:table-cell office:value-type="float" office:value="2507.087087087" calcext:value-type="float">
            <text:p>2507.087087087</text:p>
          </table:table-cell>
          <table:table-cell office:value-type="float" office:value="94.9233025881079" calcext:value-type="float">
            <text:p>94.9233025881079</text:p>
          </table:table-cell>
          <table:table-cell office:value-type="float" office:value="93.41493236642" calcext:value-type="float">
            <text:p>93.41493236642</text:p>
          </table:table-cell>
          <table:table-cell office:value-type="float" office:value="93.38847136481" calcext:value-type="float">
            <text:p>93.38847136481</text:p>
          </table:table-cell>
          <table:table-cell office:value-type="float" office:value="96.1050542330831" calcext:value-type="float">
            <text:p>96.1050542330831</text:p>
          </table:table-cell>
        </table:table-row>
        <table:table-row table:style-name="ro1">
          <table:table-cell office:value-type="float" office:value="2510.462462462" calcext:value-type="float">
            <text:p>2510.462462462</text:p>
          </table:table-cell>
          <table:table-cell office:value-type="float" office:value="94.8838666991246" calcext:value-type="float">
            <text:p>94.8838666991246</text:p>
          </table:table-cell>
          <table:table-cell office:value-type="float" office:value="93.35301334095" calcext:value-type="float">
            <text:p>93.35301334095</text:p>
          </table:table-cell>
          <table:table-cell office:value-type="float" office:value="93.36428567961" calcext:value-type="float">
            <text:p>93.36428567961</text:p>
          </table:table-cell>
          <table:table-cell office:value-type="float" office:value="95.970443748059" calcext:value-type="float">
            <text:p>95.970443748059</text:p>
          </table:table-cell>
        </table:table-row>
        <table:table-row table:style-name="ro1">
          <table:table-cell office:value-type="float" office:value="2513.837837838" calcext:value-type="float">
            <text:p>2513.837837838</text:p>
          </table:table-cell>
          <table:table-cell office:value-type="float" office:value="94.8458254940028" calcext:value-type="float">
            <text:p>94.8458254940028</text:p>
          </table:table-cell>
          <table:table-cell office:value-type="float" office:value="93.29178301776" calcext:value-type="float">
            <text:p>93.29178301776</text:p>
          </table:table-cell>
          <table:table-cell office:value-type="float" office:value="93.34735193353" calcext:value-type="float">
            <text:p>93.34735193353</text:p>
          </table:table-cell>
          <table:table-cell office:value-type="float" office:value="95.8358332630228" calcext:value-type="float">
            <text:p>95.8358332630228</text:p>
          </table:table-cell>
        </table:table-row>
        <table:table-row table:style-name="ro1">
          <table:table-cell office:value-type="float" office:value="2517.213213213" calcext:value-type="float">
            <text:p>2517.213213213</text:p>
          </table:table-cell>
          <table:table-cell office:value-type="float" office:value="94.807784288897" calcext:value-type="float">
            <text:p>94.807784288897</text:p>
          </table:table-cell>
          <table:table-cell office:value-type="float" office:value="93.23168837752" calcext:value-type="float">
            <text:p>93.23168837752</text:p>
          </table:table-cell>
          <table:table-cell office:value-type="float" office:value="93.33642141393" calcext:value-type="float">
            <text:p>93.33642141393</text:p>
          </table:table-cell>
          <table:table-cell office:value-type="float" office:value="95.701695849631" calcext:value-type="float">
            <text:p>95.701695849631</text:p>
          </table:table-cell>
        </table:table-row>
        <table:table-row table:style-name="ro1">
          <table:table-cell office:value-type="float" office:value="2520.588588589" calcext:value-type="float">
            <text:p>2520.588588589</text:p>
          </table:table-cell>
          <table:table-cell office:value-type="float" office:value="94.7537282654411" calcext:value-type="float">
            <text:p>94.7537282654411</text:p>
          </table:table-cell>
          <table:table-cell office:value-type="float" office:value="93.18673858466" calcext:value-type="float">
            <text:p>93.18673858466</text:p>
          </table:table-cell>
          <table:table-cell office:value-type="float" office:value="93.32857663723" calcext:value-type="float">
            <text:p>93.32857663723</text:p>
          </table:table-cell>
          <table:table-cell office:value-type="float" office:value="95.5679891985428" calcext:value-type="float">
            <text:p>95.5679891985428</text:p>
          </table:table-cell>
        </table:table-row>
        <table:table-row table:style-name="ro1">
          <table:table-cell office:value-type="float" office:value="2523.963963964" calcext:value-type="float">
            <text:p>2523.963963964</text:p>
          </table:table-cell>
          <table:table-cell office:value-type="float" office:value="94.7156870603354" calcext:value-type="float">
            <text:p>94.7156870603354</text:p>
          </table:table-cell>
          <table:table-cell office:value-type="float" office:value="93.14502260644" calcext:value-type="float">
            <text:p>93.14502260644</text:p>
          </table:table-cell>
          <table:table-cell office:value-type="float" office:value="93.31977106531" calcext:value-type="float">
            <text:p>93.31977106531</text:p>
          </table:table-cell>
          <table:table-cell office:value-type="float" office:value="95.4352352683307" calcext:value-type="float">
            <text:p>95.4352352683307</text:p>
          </table:table-cell>
        </table:table-row>
        <table:table-row table:style-name="ro1">
          <table:table-cell office:value-type="float" office:value="2527.339339339" calcext:value-type="float">
            <text:p>2527.339339339</text:p>
          </table:table-cell>
          <table:table-cell office:value-type="float" office:value="94.6616310368955" calcext:value-type="float">
            <text:p>94.6616310368955</text:p>
          </table:table-cell>
          <table:table-cell office:value-type="float" office:value="93.10263830064" calcext:value-type="float">
            <text:p>93.10263830064</text:p>
          </table:table-cell>
          <table:table-cell office:value-type="float" office:value="93.31064911171" calcext:value-type="float">
            <text:p>93.31064911171</text:p>
          </table:table-cell>
          <table:table-cell office:value-type="float" office:value="95.3036692120849" calcext:value-type="float">
            <text:p>95.3036692120849</text:p>
          </table:table-cell>
        </table:table-row>
        <table:table-row table:style-name="ro1">
          <table:table-cell office:value-type="float" office:value="2530.714714715" calcext:value-type="float">
            <text:p>2530.714714715</text:p>
          </table:table-cell>
          <table:table-cell office:value-type="float" office:value="94.6075750134397" calcext:value-type="float">
            <text:p>94.6075750134397</text:p>
          </table:table-cell>
          <table:table-cell office:value-type="float" office:value="93.05982732154" calcext:value-type="float">
            <text:p>93.05982732154</text:p>
          </table:table-cell>
          <table:table-cell office:value-type="float" office:value="93.29210450226" calcext:value-type="float">
            <text:p>93.29210450226</text:p>
          </table:table-cell>
          <table:table-cell office:value-type="float" office:value="95.172771836678" calcext:value-type="float">
            <text:p>95.172771836678</text:p>
          </table:table-cell>
        </table:table-row>
        <table:table-row table:style-name="ro1">
          <table:table-cell office:value-type="float" office:value="2534.09009009" calcext:value-type="float">
            <text:p>2534.09009009</text:p>
          </table:table-cell>
          <table:table-cell office:value-type="float" office:value="94.5535189899998" calcext:value-type="float">
            <text:p>94.5535189899998</text:p>
          </table:table-cell>
          <table:table-cell office:value-type="float" office:value="93.01648385188" calcext:value-type="float">
            <text:p>93.01648385188</text:p>
          </table:table-cell>
          <table:table-cell office:value-type="float" office:value="93.27069386794" calcext:value-type="float">
            <text:p>93.27069386794</text:p>
          </table:table-cell>
          <table:table-cell office:value-type="float" office:value="95.0411546018267" calcext:value-type="float">
            <text:p>95.0411546018267</text:p>
          </table:table-cell>
        </table:table-row>
        <table:table-row table:style-name="ro1">
          <table:table-cell office:value-type="float" office:value="2537.465465465" calcext:value-type="float">
            <text:p>2537.465465465</text:p>
          </table:table-cell>
          <table:table-cell office:value-type="float" office:value="94.5154777848941" calcext:value-type="float">
            <text:p>94.5154777848941</text:p>
          </table:table-cell>
          <table:table-cell office:value-type="float" office:value="92.97185676726" calcext:value-type="float">
            <text:p>92.97185676726</text:p>
          </table:table-cell>
          <table:table-cell office:value-type="float" office:value="93.23553603335" calcext:value-type="float">
            <text:p>93.23553603335</text:p>
          </table:table-cell>
          <table:table-cell office:value-type="float" office:value="94.9103494166009" calcext:value-type="float">
            <text:p>94.9103494166009</text:p>
          </table:table-cell>
        </table:table-row>
        <table:table-row table:style-name="ro1">
          <table:table-cell office:value-type="float" office:value="2540.840840841" calcext:value-type="float">
            <text:p>2540.840840841</text:p>
          </table:table-cell>
          <table:table-cell office:value-type="float" office:value="94.4614217614382" calcext:value-type="float">
            <text:p>94.4614217614382</text:p>
          </table:table-cell>
          <table:table-cell office:value-type="float" office:value="92.92554666252" calcext:value-type="float">
            <text:p>92.92554666252</text:p>
          </table:table-cell>
          <table:table-cell office:value-type="float" office:value="93.1950846187" calcext:value-type="float">
            <text:p>93.1950846187</text:p>
          </table:table-cell>
          <table:table-cell office:value-type="float" office:value="94.7813085960061" calcext:value-type="float">
            <text:p>94.7813085960061</text:p>
          </table:table-cell>
        </table:table-row>
        <table:table-row table:style-name="ro1">
          <table:table-cell office:value-type="float" office:value="2544.216216216" calcext:value-type="float">
            <text:p>2544.216216216</text:p>
          </table:table-cell>
          <table:table-cell office:value-type="float" office:value="94.4233805563324" calcext:value-type="float">
            <text:p>94.4233805563324</text:p>
          </table:table-cell>
          <table:table-cell office:value-type="float" office:value="92.87980953621" calcext:value-type="float">
            <text:p>92.87980953621</text:p>
          </table:table-cell>
          <table:table-cell office:value-type="float" office:value="93.14097079599" calcext:value-type="float">
            <text:p>93.14097079599</text:p>
          </table:table-cell>
          <table:table-cell office:value-type="float" office:value="94.6537562780112" calcext:value-type="float">
            <text:p>94.6537562780112</text:p>
          </table:table-cell>
        </table:table-row>
        <table:table-row table:style-name="ro1">
          <table:table-cell office:value-type="float" office:value="2547.591591592" calcext:value-type="float">
            <text:p>2547.591591592</text:p>
          </table:table-cell>
          <table:table-cell office:value-type="float" office:value="94.3853393512106" calcext:value-type="float">
            <text:p>94.3853393512106</text:p>
          </table:table-cell>
          <table:table-cell office:value-type="float" office:value="92.83262411195" calcext:value-type="float">
            <text:p>92.83262411195</text:p>
          </table:table-cell>
          <table:table-cell office:value-type="float" office:value="93.07800550593" calcext:value-type="float">
            <text:p>93.07800550593</text:p>
          </table:table-cell>
          <table:table-cell office:value-type="float" office:value="94.5269783550183" calcext:value-type="float">
            <text:p>94.5269783550183</text:p>
          </table:table-cell>
        </table:table-row>
        <table:table-row table:style-name="ro1">
          <table:table-cell office:value-type="float" office:value="2550.966966967" calcext:value-type="float">
            <text:p>2550.966966967</text:p>
          </table:table-cell>
          <table:table-cell office:value-type="float" office:value="94.3472981461048" calcext:value-type="float">
            <text:p>94.3472981461048</text:p>
          </table:table-cell>
          <table:table-cell office:value-type="float" office:value="92.78386285115" calcext:value-type="float">
            <text:p>92.78386285115</text:p>
          </table:table-cell>
          <table:table-cell office:value-type="float" office:value="93.00302608803" calcext:value-type="float">
            <text:p>93.00302608803</text:p>
          </table:table-cell>
          <table:table-cell office:value-type="float" office:value="94.3999811797922" calcext:value-type="float">
            <text:p>94.3999811797922</text:p>
          </table:table-cell>
        </table:table-row>
        <table:table-row table:style-name="ro1">
          <table:table-cell office:value-type="float" office:value="2554.342342342" calcext:value-type="float">
            <text:p>2554.342342342</text:p>
          </table:table-cell>
          <table:table-cell office:value-type="float" office:value="94.3252717593331" calcext:value-type="float">
            <text:p>94.3252717593331</text:p>
          </table:table-cell>
          <table:table-cell office:value-type="float" office:value="92.73369076521" calcext:value-type="float">
            <text:p>92.73369076521</text:p>
          </table:table-cell>
          <table:table-cell office:value-type="float" office:value="92.91655012168" calcext:value-type="float">
            <text:p>92.91655012168</text:p>
          </table:table-cell>
          <table:table-cell office:value-type="float" office:value="94.2736837894532" calcext:value-type="float">
            <text:p>94.2736837894532</text:p>
          </table:table-cell>
        </table:table-row>
        <table:table-row table:style-name="ro1">
          <table:table-cell office:value-type="float" office:value="2557.717717718" calcext:value-type="float">
            <text:p>2557.717717718</text:p>
          </table:table-cell>
          <table:table-cell office:value-type="float" office:value="94.2712157358772" calcext:value-type="float">
            <text:p>94.2712157358772</text:p>
          </table:table-cell>
          <table:table-cell office:value-type="float" office:value="92.68226983837" calcext:value-type="float">
            <text:p>92.68226983837</text:p>
          </table:table-cell>
          <table:table-cell office:value-type="float" office:value="92.81879691588" calcext:value-type="float">
            <text:p>92.81879691588</text:p>
          </table:table-cell>
          <table:table-cell office:value-type="float" office:value="94.1487624212844" calcext:value-type="float">
            <text:p>94.1487624212844</text:p>
          </table:table-cell>
        </table:table-row>
        <table:table-row table:style-name="ro1">
          <table:table-cell office:value-type="float" office:value="2561.093093093" calcext:value-type="float">
            <text:p>2561.093093093</text:p>
          </table:table-cell>
          <table:table-cell office:value-type="float" office:value="94.2331745307714" calcext:value-type="float">
            <text:p>94.2331745307714</text:p>
          </table:table-cell>
          <table:table-cell office:value-type="float" office:value="92.62975379392" calcext:value-type="float">
            <text:p>92.62975379392</text:p>
          </table:table-cell>
          <table:table-cell office:value-type="float" office:value="92.70780501484" calcext:value-type="float">
            <text:p>92.70780501484</text:p>
          </table:table-cell>
          <table:table-cell office:value-type="float" office:value="94.0244603977202" calcext:value-type="float">
            <text:p>94.0244603977202</text:p>
          </table:table-cell>
        </table:table-row>
        <table:table-row table:style-name="ro1">
          <table:table-cell office:value-type="float" office:value="2564.468468468" calcext:value-type="float">
            <text:p>2564.468468468</text:p>
          </table:table-cell>
          <table:table-cell office:value-type="float" office:value="94.1951333256657" calcext:value-type="float">
            <text:p>94.1951333256657</text:p>
          </table:table-cell>
          <table:table-cell office:value-type="float" office:value="92.57224731106" calcext:value-type="float">
            <text:p>92.57224731106</text:p>
          </table:table-cell>
          <table:table-cell office:value-type="float" office:value="92.58603615365" calcext:value-type="float">
            <text:p>92.58603615365</text:p>
          </table:table-cell>
          <table:table-cell office:value-type="float" office:value="93.9003998406808" calcext:value-type="float">
            <text:p>93.9003998406808</text:p>
          </table:table-cell>
        </table:table-row>
        <table:table-row table:style-name="ro1">
          <table:table-cell office:value-type="float" office:value="2567.843843844" calcext:value-type="float">
            <text:p>2567.843843844</text:p>
          </table:table-cell>
          <table:table-cell office:value-type="float" office:value="94.1275632963459" calcext:value-type="float">
            <text:p>94.1275632963459</text:p>
          </table:table-cell>
          <table:table-cell office:value-type="float" office:value="92.50447801337" calcext:value-type="float">
            <text:p>92.50447801337</text:p>
          </table:table-cell>
          <table:table-cell office:value-type="float" office:value="92.45025219273" calcext:value-type="float">
            <text:p>92.45025219273</text:p>
          </table:table-cell>
          <table:table-cell office:value-type="float" office:value="93.7731141395729" calcext:value-type="float">
            <text:p>93.7731141395729</text:p>
          </table:table-cell>
        </table:table-row>
        <table:table-row table:style-name="ro1">
          <table:table-cell office:value-type="float" office:value="2571.219219219" calcext:value-type="float">
            <text:p>2571.219219219</text:p>
          </table:table-cell>
          <table:table-cell office:value-type="float" office:value="94.071006460436" calcext:value-type="float">
            <text:p>94.071006460436</text:p>
          </table:table-cell>
          <table:table-cell office:value-type="float" office:value="92.42644491353" calcext:value-type="float">
            <text:p>92.42644491353</text:p>
          </table:table-cell>
          <table:table-cell office:value-type="float" office:value="92.30421208179" calcext:value-type="float">
            <text:p>92.30421208179</text:p>
          </table:table-cell>
          <table:table-cell office:value-type="float" office:value="93.6470706452251" calcext:value-type="float">
            <text:p>93.6470706452251</text:p>
          </table:table-cell>
        </table:table-row>
        <table:table-row table:style-name="ro1">
          <table:table-cell office:value-type="float" office:value="2574.594594595" calcext:value-type="float">
            <text:p>2574.594594595</text:p>
          </table:table-cell>
          <table:table-cell office:value-type="float" office:value="94.0169504369801" calcext:value-type="float">
            <text:p>94.0169504369801</text:p>
          </table:table-cell>
          <table:table-cell office:value-type="float" office:value="92.34353191996" calcext:value-type="float">
            <text:p>92.34353191996</text:p>
          </table:table-cell>
          <table:table-cell office:value-type="float" office:value="92.14452969372" calcext:value-type="float">
            <text:p>92.14452969372</text:p>
          </table:table-cell>
          <table:table-cell office:value-type="float" office:value="93.5232807258394" calcext:value-type="float">
            <text:p>93.5232807258394</text:p>
          </table:table-cell>
        </table:table-row>
        <table:table-row table:style-name="ro1">
          <table:table-cell office:value-type="float" office:value="2577.96996997" calcext:value-type="float">
            <text:p>2577.96996997</text:p>
          </table:table-cell>
          <table:table-cell office:value-type="float" office:value="93.9628944135403" calcext:value-type="float">
            <text:p>93.9628944135403</text:p>
          </table:table-cell>
          <table:table-cell office:value-type="float" office:value="92.2582805597" calcext:value-type="float">
            <text:p>92.2582805597</text:p>
          </table:table-cell>
          <table:table-cell office:value-type="float" office:value="91.9733013234" calcext:value-type="float">
            <text:p>91.9733013234</text:p>
          </table:table-cell>
          <table:table-cell office:value-type="float" office:value="93.3961262181883" calcext:value-type="float">
            <text:p>93.3961262181883</text:p>
          </table:table-cell>
        </table:table-row>
        <table:table-row table:style-name="ro1">
          <table:table-cell office:value-type="float" office:value="2581.345345345" calcext:value-type="float">
            <text:p>2581.345345345</text:p>
          </table:table-cell>
          <table:table-cell office:value-type="float" office:value="93.8872929287877" calcext:value-type="float">
            <text:p>93.8872929287877</text:p>
          </table:table-cell>
          <table:table-cell office:value-type="float" office:value="92.17147318787" calcext:value-type="float">
            <text:p>92.17147318787</text:p>
          </table:table-cell>
          <table:table-cell office:value-type="float" office:value="91.78994722752" calcext:value-type="float">
            <text:p>91.78994722752</text:p>
          </table:table-cell>
          <table:table-cell office:value-type="float" office:value="93.2676160682943" calcext:value-type="float">
            <text:p>93.2676160682943</text:p>
          </table:table-cell>
        </table:table-row>
        <table:table-row table:style-name="ro1">
          <table:table-cell office:value-type="float" office:value="2584.720720721" calcext:value-type="float">
            <text:p>2584.720720721</text:p>
          </table:table-cell>
          <table:table-cell office:value-type="float" office:value="93.8067379116425" calcext:value-type="float">
            <text:p>93.8067379116425</text:p>
          </table:table-cell>
          <table:table-cell office:value-type="float" office:value="92.08411752867" calcext:value-type="float">
            <text:p>92.08411752867</text:p>
          </table:table-cell>
          <table:table-cell office:value-type="float" office:value="91.59468645615" calcext:value-type="float">
            <text:p>91.59468645615</text:p>
          </table:table-cell>
          <table:table-cell office:value-type="float" office:value="93.1426947001255" calcext:value-type="float">
            <text:p>93.1426947001255</text:p>
          </table:table-cell>
        </table:table-row>
        <table:table-row table:style-name="ro1">
          <table:table-cell office:value-type="float" office:value="2588.096096096" calcext:value-type="float">
            <text:p>2588.096096096</text:p>
          </table:table-cell>
          <table:table-cell office:value-type="float" office:value="93.7526818882026" calcext:value-type="float">
            <text:p>93.7526818882026</text:p>
          </table:table-cell>
          <table:table-cell office:value-type="float" office:value="91.99655422218" calcext:value-type="float">
            <text:p>91.99655422218</text:p>
          </table:table-cell>
          <table:table-cell office:value-type="float" office:value="91.38845711884" calcext:value-type="float">
            <text:p>91.38845711884</text:p>
          </table:table-cell>
          <table:table-cell office:value-type="float" office:value="93.0164683442394" calcext:value-type="float">
            <text:p>93.0164683442394</text:p>
          </table:table-cell>
        </table:table-row>
        <table:table-row table:style-name="ro1">
          <table:table-cell office:value-type="float" office:value="2591.471471471" calcext:value-type="float">
            <text:p>2591.471471471</text:p>
          </table:table-cell>
          <table:table-cell office:value-type="float" office:value="93.6826110464287" calcext:value-type="float">
            <text:p>93.6826110464287</text:p>
          </table:table-cell>
          <table:table-cell office:value-type="float" office:value="91.90904210819" calcext:value-type="float">
            <text:p>91.90904210819</text:p>
          </table:table-cell>
          <table:table-cell office:value-type="float" office:value="91.17015394009" calcext:value-type="float">
            <text:p>91.17015394009</text:p>
          </table:table-cell>
          <table:table-cell office:value-type="float" office:value="92.8880511943672" calcext:value-type="float">
            <text:p>92.8880511943672</text:p>
          </table:table-cell>
        </table:table-row>
        <table:table-row table:style-name="ro1">
          <table:table-cell office:value-type="float" office:value="2594.846846847" calcext:value-type="float">
            <text:p>2594.846846847</text:p>
          </table:table-cell>
          <table:table-cell office:value-type="float" office:value="93.6125402046389" calcext:value-type="float">
            <text:p>93.6125402046389</text:p>
          </table:table-cell>
          <table:table-cell office:value-type="float" office:value="91.82154205184" calcext:value-type="float">
            <text:p>91.82154205184</text:p>
          </table:table-cell>
          <table:table-cell office:value-type="float" office:value="90.94133739303" calcext:value-type="float">
            <text:p>90.94133739303</text:p>
          </table:table-cell>
          <table:table-cell office:value-type="float" office:value="92.7573452373694" calcext:value-type="float">
            <text:p>92.7573452373694</text:p>
          </table:table-cell>
        </table:table-row>
        <table:table-row table:style-name="ro1">
          <table:table-cell office:value-type="float" office:value="2598.222222222" calcext:value-type="float">
            <text:p>2598.222222222</text:p>
          </table:table-cell>
          <table:table-cell office:value-type="float" office:value="93.5389105143499" calcext:value-type="float">
            <text:p>93.5389105143499</text:p>
          </table:table-cell>
          <table:table-cell office:value-type="float" office:value="91.72668725098" calcext:value-type="float">
            <text:p>91.72668725098</text:p>
          </table:table-cell>
          <table:table-cell office:value-type="float" office:value="90.70153704456" calcext:value-type="float">
            <text:p>90.70153704456</text:p>
          </table:table-cell>
          <table:table-cell office:value-type="float" office:value="92.625750881781" calcext:value-type="float">
            <text:p>92.625750881781</text:p>
          </table:table-cell>
        </table:table-row>
        <table:table-row table:style-name="ro1">
          <table:table-cell office:value-type="float" office:value="2601.597597598" calcext:value-type="float">
            <text:p>2601.597597598</text:p>
          </table:table-cell>
          <table:table-cell office:value-type="float" office:value="93.4628281041223" calcext:value-type="float">
            <text:p>93.4628281041223</text:p>
          </table:table-cell>
          <table:table-cell office:value-type="float" office:value="91.61870849981" calcext:value-type="float">
            <text:p>91.61870849981</text:p>
          </table:table-cell>
          <table:table-cell office:value-type="float" office:value="90.4519388026" calcext:value-type="float">
            <text:p>90.4519388026</text:p>
          </table:table-cell>
          <table:table-cell office:value-type="float" office:value="92.494853506393" calcext:value-type="float">
            <text:p>92.494853506393</text:p>
          </table:table-cell>
        </table:table-row>
        <table:table-row table:style-name="ro1">
          <table:table-cell office:value-type="float" office:value="2604.972972973" calcext:value-type="float">
            <text:p>2604.972972973</text:p>
          </table:table-cell>
          <table:table-cell office:value-type="float" office:value="93.4023276793012" calcext:value-type="float">
            <text:p>93.4023276793012</text:p>
          </table:table-cell>
          <table:table-cell office:value-type="float" office:value="91.52226858896" calcext:value-type="float">
            <text:p>91.52226858896</text:p>
          </table:table-cell>
          <table:table-cell office:value-type="float" office:value="90.19252814872" calcext:value-type="float">
            <text:p>90.19252814872</text:p>
          </table:table-cell>
          <table:table-cell office:value-type="float" office:value="92.3633147627676" calcext:value-type="float">
            <text:p>92.3633147627676</text:p>
          </table:table-cell>
        </table:table-row>
        <table:table-row table:style-name="ro1">
          <table:table-cell office:value-type="float" office:value="2608.348348348" calcext:value-type="float">
            <text:p>2608.348348348</text:p>
          </table:table-cell>
          <table:table-cell office:value-type="float" office:value="93.3266781020012" calcext:value-type="float">
            <text:p>93.3266781020012</text:p>
          </table:table-cell>
          <table:table-cell office:value-type="float" office:value="91.46394924063" calcext:value-type="float">
            <text:p>91.46394924063</text:p>
          </table:table-cell>
          <table:table-cell office:value-type="float" office:value="89.92390762779" calcext:value-type="float">
            <text:p>89.92390762779</text:p>
          </table:table-cell>
          <table:table-cell office:value-type="float" office:value="92.230778160473" calcext:value-type="float">
            <text:p>92.230778160473</text:p>
          </table:table-cell>
        </table:table-row>
        <table:table-row table:style-name="ro1">
          <table:table-cell office:value-type="float" office:value="2611.723723724" calcext:value-type="float">
            <text:p>2611.723723724</text:p>
          </table:table-cell>
          <table:table-cell office:value-type="float" office:value="93.2461711774034" calcext:value-type="float">
            <text:p>93.2461711774034</text:p>
          </table:table-cell>
          <table:table-cell office:value-type="float" office:value="91.42527624207" calcext:value-type="float">
            <text:p>91.42527624207</text:p>
          </table:table-cell>
          <table:table-cell office:value-type="float" office:value="89.64722026928" calcext:value-type="float">
            <text:p>89.64722026928</text:p>
          </table:table-cell>
          <table:table-cell office:value-type="float" office:value="92.096260903592" calcext:value-type="float">
            <text:p>92.096260903592</text:p>
          </table:table-cell>
        </table:table-row>
        <table:table-row table:style-name="ro1">
          <table:table-cell office:value-type="float" office:value="2615.099099099" calcext:value-type="float">
            <text:p>2615.099099099</text:p>
          </table:table-cell>
          <table:table-cell office:value-type="float" office:value="93.1761003356295" calcext:value-type="float">
            <text:p>93.1761003356295</text:p>
          </table:table-cell>
          <table:table-cell office:value-type="float" office:value="91.3876404872" calcext:value-type="float">
            <text:p>91.3876404872</text:p>
          </table:table-cell>
          <table:table-cell office:value-type="float" office:value="89.36215842207" calcext:value-type="float">
            <text:p>89.36215842207</text:p>
          </table:table-cell>
          <table:table-cell office:value-type="float" office:value="91.9606983874761" calcext:value-type="float">
            <text:p>91.9606983874761</text:p>
          </table:table-cell>
        </table:table-row>
        <table:table-row table:style-name="ro1">
          <table:table-cell office:value-type="float" office:value="2618.474474474" calcext:value-type="float">
            <text:p>2618.474474474</text:p>
          </table:table-cell>
          <table:table-cell office:value-type="float" office:value="93.0984308713344" calcext:value-type="float">
            <text:p>93.0984308713344</text:p>
          </table:table-cell>
          <table:table-cell office:value-type="float" office:value="91.33363835972" calcext:value-type="float">
            <text:p>91.33363835972</text:p>
          </table:table-cell>
          <table:table-cell office:value-type="float" office:value="89.07087279525" calcext:value-type="float">
            <text:p>89.07087279525</text:p>
          </table:table-cell>
          <table:table-cell office:value-type="float" office:value="91.8210543291023" calcext:value-type="float">
            <text:p>91.8210543291023</text:p>
          </table:table-cell>
        </table:table-row>
        <table:table-row table:style-name="ro1">
          <table:table-cell office:value-type="float" office:value="2621.84984985" calcext:value-type="float">
            <text:p>2621.84984985</text:p>
          </table:table-cell>
          <table:table-cell office:value-type="float" office:value="93.0063336427727" calcext:value-type="float">
            <text:p>93.0063336427727</text:p>
          </table:table-cell>
          <table:table-cell office:value-type="float" office:value="91.20677579822" calcext:value-type="float">
            <text:p>91.20677579822</text:p>
          </table:table-cell>
          <table:table-cell office:value-type="float" office:value="88.7723810307" calcext:value-type="float">
            <text:p>88.7723810307</text:p>
          </table:table-cell>
          <table:table-cell office:value-type="float" office:value="91.6800861813686" calcext:value-type="float">
            <text:p>91.6800861813686</text:p>
          </table:table-cell>
        </table:table-row>
        <table:table-row table:style-name="ro1">
          <table:table-cell office:value-type="float" office:value="2625.225225225" calcext:value-type="float">
            <text:p>2625.225225225</text:p>
          </table:table-cell>
          <table:table-cell office:value-type="float" office:value="92.9302512325612" calcext:value-type="float">
            <text:p>92.9302512325612</text:p>
          </table:table-cell>
          <table:table-cell office:value-type="float" office:value="91.03024910376" calcext:value-type="float">
            <text:p>91.03024910376</text:p>
          </table:table-cell>
          <table:table-cell office:value-type="float" office:value="88.46989123927" calcext:value-type="float">
            <text:p>88.46989123927</text:p>
          </table:table-cell>
          <table:table-cell office:value-type="float" office:value="91.5372064942715" calcext:value-type="float">
            <text:p>91.5372064942715</text:p>
          </table:table-cell>
        </table:table-row>
        <table:table-row table:style-name="ro1">
          <table:table-cell office:value-type="float" office:value="2628.600600601" calcext:value-type="float">
            <text:p>2628.600600601</text:p>
          </table:table-cell>
          <table:table-cell office:value-type="float" office:value="92.8541688223336" calcext:value-type="float">
            <text:p>92.8541688223336</text:p>
          </table:table-cell>
          <table:table-cell office:value-type="float" office:value="90.8750214171" calcext:value-type="float">
            <text:p>90.8750214171</text:p>
          </table:table-cell>
          <table:table-cell office:value-type="float" office:value="88.16205805509" calcext:value-type="float">
            <text:p>88.16205805509</text:p>
          </table:table-cell>
          <table:table-cell office:value-type="float" office:value="91.394044599545" calcext:value-type="float">
            <text:p>91.394044599545</text:p>
          </table:table-cell>
        </table:table-row>
        <table:table-row table:style-name="ro1">
          <table:table-cell office:value-type="float" office:value="2631.975975976" calcext:value-type="float">
            <text:p>2631.975975976</text:p>
          </table:table-cell>
          <table:table-cell office:value-type="float" office:value="92.777701671726" calcext:value-type="float">
            <text:p>92.777701671726</text:p>
          </table:table-cell>
          <table:table-cell office:value-type="float" office:value="90.8174343515" calcext:value-type="float">
            <text:p>90.8174343515</text:p>
          </table:table-cell>
          <table:table-cell office:value-type="float" office:value="87.85220508317" calcext:value-type="float">
            <text:p>87.85220508317</text:p>
          </table:table-cell>
          <table:table-cell office:value-type="float" office:value="91.2485108990386" calcext:value-type="float">
            <text:p>91.2485108990386</text:p>
          </table:table-cell>
        </table:table-row>
        <table:table-row table:style-name="ro1">
          <table:table-cell office:value-type="float" office:value="2635.351351351" calcext:value-type="float">
            <text:p>2635.351351351</text:p>
          </table:table-cell>
          <table:table-cell office:value-type="float" office:value="92.6916160116181" calcext:value-type="float">
            <text:p>92.6916160116181</text:p>
          </table:table-cell>
          <table:table-cell office:value-type="float" office:value="90.77370054338" calcext:value-type="float">
            <text:p>90.77370054338</text:p>
          </table:table-cell>
          <table:table-cell office:value-type="float" office:value="87.53942053782" calcext:value-type="float">
            <text:p>87.53942053782</text:p>
          </table:table-cell>
          <table:table-cell office:value-type="float" office:value="91.0796084363649" calcext:value-type="float">
            <text:p>91.0796084363649</text:p>
          </table:table-cell>
        </table:table-row>
        <table:table-row table:style-name="ro1">
          <table:table-cell office:value-type="float" office:value="2638.726726727" calcext:value-type="float">
            <text:p>2638.726726727</text:p>
          </table:table-cell>
          <table:table-cell office:value-type="float" office:value="92.6055303514941" calcext:value-type="float">
            <text:p>92.6055303514941</text:p>
          </table:table-cell>
          <table:table-cell office:value-type="float" office:value="90.73053611053" calcext:value-type="float">
            <text:p>90.73053611053</text:p>
          </table:table-cell>
          <table:table-cell office:value-type="float" office:value="87.22560609424" calcext:value-type="float">
            <text:p>87.22560609424</text:p>
          </table:table-cell>
          <table:table-cell office:value-type="float" office:value="90.8932614528626" calcext:value-type="float">
            <text:p>90.8932614528626</text:p>
          </table:table-cell>
        </table:table-row>
        <table:table-row table:style-name="ro1">
          <table:table-cell office:value-type="float" office:value="2642.102102102" calcext:value-type="float">
            <text:p>2642.102102102</text:p>
          </table:table-cell>
          <table:table-cell office:value-type="float" office:value="92.5178095447711" calcext:value-type="float">
            <text:p>92.5178095447711</text:p>
          </table:table-cell>
          <table:table-cell office:value-type="float" office:value="90.68736440737" calcext:value-type="float">
            <text:p>90.68736440737</text:p>
          </table:table-cell>
          <table:table-cell office:value-type="float" office:value="86.91115333298" calcext:value-type="float">
            <text:p>86.91115333298</text:p>
          </table:table-cell>
          <table:table-cell office:value-type="float" office:value="90.6835225969851" calcext:value-type="float">
            <text:p>90.6835225969851</text:p>
          </table:table-cell>
        </table:table-row>
        <table:table-row table:style-name="ro1">
          <table:table-cell office:value-type="float" office:value="2645.477477477" calcext:value-type="float">
            <text:p>2645.477477477</text:p>
          </table:table-cell>
          <table:table-cell office:value-type="float" office:value="92.4257123162095" calcext:value-type="float">
            <text:p>92.4257123162095</text:p>
          </table:table-cell>
          <table:table-cell office:value-type="float" office:value="90.63413702257" calcext:value-type="float">
            <text:p>90.63413702257</text:p>
          </table:table-cell>
          <table:table-cell office:value-type="float" office:value="86.59786451148" calcext:value-type="float">
            <text:p>86.59786451148</text:p>
          </table:table-cell>
          <table:table-cell office:value-type="float" office:value="90.4721572053782" calcext:value-type="float">
            <text:p>90.4721572053782</text:p>
          </table:table-cell>
        </table:table-row>
        <table:table-row table:style-name="ro1">
          <table:table-cell office:value-type="float" office:value="2648.852852853" calcext:value-type="float">
            <text:p>2648.852852853</text:p>
          </table:table-cell>
          <table:table-cell office:value-type="float" office:value="92.3176002693138" calcext:value-type="float">
            <text:p>92.3176002693138</text:p>
          </table:table-cell>
          <table:table-cell office:value-type="float" office:value="90.54915162927" calcext:value-type="float">
            <text:p>90.54915162927</text:p>
          </table:table-cell>
          <table:table-cell office:value-type="float" office:value="86.28579304696" calcext:value-type="float">
            <text:p>86.28579304696</text:p>
          </table:table-cell>
          <table:table-cell office:value-type="float" office:value="90.2595426883108" calcext:value-type="float">
            <text:p>90.2595426883108</text:p>
          </table:table-cell>
        </table:table-row>
        <table:table-row table:style-name="ro1">
          <table:table-cell office:value-type="float" office:value="2652.228228228" calcext:value-type="float">
            <text:p>2652.228228228</text:p>
          </table:table-cell>
          <table:table-cell office:value-type="float" office:value="92.2255030407682" calcext:value-type="float">
            <text:p>92.2255030407682</text:p>
          </table:table-cell>
          <table:table-cell office:value-type="float" office:value="90.46349899161" calcext:value-type="float">
            <text:p>90.46349899161</text:p>
          </table:table-cell>
          <table:table-cell office:value-type="float" office:value="85.9762515243" calcext:value-type="float">
            <text:p>85.9762515243</text:p>
          </table:table-cell>
          <table:table-cell office:value-type="float" office:value="90.0405796497385" calcext:value-type="float">
            <text:p>90.0405796497385</text:p>
          </table:table-cell>
        </table:table-row>
        <table:table-row table:style-name="ro1">
          <table:table-cell office:value-type="float" office:value="2655.603603604" calcext:value-type="float">
            <text:p>2655.603603604</text:p>
          </table:table-cell>
          <table:table-cell office:value-type="float" office:value="92.1173909938725" calcext:value-type="float">
            <text:p>92.1173909938725</text:p>
          </table:table-cell>
          <table:table-cell office:value-type="float" office:value="90.37778485054" calcext:value-type="float">
            <text:p>90.37778485054</text:p>
          </table:table-cell>
          <table:table-cell office:value-type="float" office:value="85.66966052131" calcext:value-type="float">
            <text:p>85.66966052131</text:p>
          </table:table-cell>
          <table:table-cell office:value-type="float" office:value="89.8201150053503" calcext:value-type="float">
            <text:p>89.8201150053503</text:p>
          </table:table-cell>
        </table:table-row>
        <table:table-row table:style-name="ro1">
          <table:table-cell office:value-type="float" office:value="2658.978978979" calcext:value-type="float">
            <text:p>2658.978978979</text:p>
          </table:table-cell>
          <table:table-cell office:value-type="float" office:value="92.0092789469769" calcext:value-type="float">
            <text:p>92.0092789469769</text:p>
          </table:table-cell>
          <table:table-cell office:value-type="float" office:value="90.29215736845" calcext:value-type="float">
            <text:p>90.29215736845</text:p>
          </table:table-cell>
          <table:table-cell office:value-type="float" office:value="85.36482271304" calcext:value-type="float">
            <text:p>85.36482271304</text:p>
          </table:table-cell>
          <table:table-cell office:value-type="float" office:value="89.597778631473" calcext:value-type="float">
            <text:p>89.597778631473</text:p>
          </table:table-cell>
        </table:table-row>
        <table:table-row table:style-name="ro1">
          <table:table-cell office:value-type="float" office:value="2662.354354354" calcext:value-type="float">
            <text:p>2662.354354354</text:p>
          </table:table-cell>
          <table:table-cell office:value-type="float" office:value="91.8851520817471" calcext:value-type="float">
            <text:p>91.8851520817471</text:p>
          </table:table-cell>
          <table:table-cell office:value-type="float" office:value="90.20670134965" calcext:value-type="float">
            <text:p>90.20670134965</text:p>
          </table:table-cell>
          <table:table-cell office:value-type="float" office:value="85.06269853935" calcext:value-type="float">
            <text:p>85.06269853935</text:p>
          </table:table-cell>
          <table:table-cell office:value-type="float" office:value="89.3707263261886" calcext:value-type="float">
            <text:p>89.3707263261886</text:p>
          </table:table-cell>
        </table:table-row>
        <table:table-row table:style-name="ro1">
          <table:table-cell office:value-type="float" office:value="2665.72972973" calcext:value-type="float">
            <text:p>2665.72972973</text:p>
          </table:table-cell>
          <table:table-cell office:value-type="float" office:value="91.7610252165334" calcext:value-type="float">
            <text:p>91.7610252165334</text:p>
          </table:table-cell>
          <table:table-cell office:value-type="float" office:value="90.12103575771" calcext:value-type="float">
            <text:p>90.12103575771</text:p>
          </table:table-cell>
          <table:table-cell office:value-type="float" office:value="84.76337522485" calcext:value-type="float">
            <text:p>84.76337522485</text:p>
          </table:table-cell>
          <table:table-cell office:value-type="float" office:value="89.1420202130333" calcext:value-type="float">
            <text:p>89.1420202130333</text:p>
          </table:table-cell>
        </table:table-row>
        <table:table-row table:style-name="ro1">
          <table:table-cell office:value-type="float" office:value="2669.105105105" calcext:value-type="float">
            <text:p>2669.105105105</text:p>
          </table:table-cell>
          <table:table-cell office:value-type="float" office:value="91.6208835329697" calcext:value-type="float">
            <text:p>91.6208835329697</text:p>
          </table:table-cell>
          <table:table-cell office:value-type="float" office:value="90.03507661282" calcext:value-type="float">
            <text:p>90.03507661282</text:p>
          </table:table-cell>
          <table:table-cell office:value-type="float" office:value="84.46675326279" calcext:value-type="float">
            <text:p>84.46675326279</text:p>
          </table:table-cell>
          <table:table-cell office:value-type="float" office:value="88.9106988171763" calcext:value-type="float">
            <text:p>88.9106988171763</text:p>
          </table:table-cell>
        </table:table-row>
        <table:table-row table:style-name="ro1">
          <table:table-cell office:value-type="float" office:value="2672.48048048" calcext:value-type="float">
            <text:p>2672.48048048</text:p>
          </table:table-cell>
          <table:table-cell office:value-type="float" office:value="91.4890618601397" calcext:value-type="float">
            <text:p>91.4890618601397</text:p>
          </table:table-cell>
          <table:table-cell office:value-type="float" office:value="89.94897710502" calcext:value-type="float">
            <text:p>89.94897710502</text:p>
          </table:table-cell>
          <table:table-cell office:value-type="float" office:value="84.17284876295" calcext:value-type="float">
            <text:p>84.17284876295</text:p>
          </table:table-cell>
          <table:table-cell office:value-type="float" office:value="88.6754702084764" calcext:value-type="float">
            <text:p>88.6754702084764</text:p>
          </table:table-cell>
        </table:table-row>
        <table:table-row table:style-name="ro1">
          <table:table-cell office:value-type="float" office:value="2675.855855856" calcext:value-type="float">
            <text:p>2675.855855856</text:p>
          </table:table-cell>
          <table:table-cell office:value-type="float" office:value="91.3429086081222" calcext:value-type="float">
            <text:p>91.3429086081222</text:p>
          </table:table-cell>
          <table:table-cell office:value-type="float" office:value="89.83958725935" calcext:value-type="float">
            <text:p>89.83958725935</text:p>
          </table:table-cell>
          <table:table-cell office:value-type="float" office:value="83.88137515098" calcext:value-type="float">
            <text:p>83.88137515098</text:p>
          </table:table-cell>
          <table:table-cell office:value-type="float" office:value="88.4357117097193" calcext:value-type="float">
            <text:p>88.4357117097193</text:p>
          </table:table-cell>
        </table:table-row>
        <table:table-row table:style-name="ro1">
          <table:table-cell office:value-type="float" office:value="2679.231231231" calcext:value-type="float">
            <text:p>2679.231231231</text:p>
          </table:table-cell>
          <table:table-cell office:value-type="float" office:value="91.2004584822944" calcext:value-type="float">
            <text:p>91.2004584822944</text:p>
          </table:table-cell>
          <table:table-cell office:value-type="float" office:value="89.71818729361" calcext:value-type="float">
            <text:p>89.71818729361</text:p>
          </table:table-cell>
          <table:table-cell office:value-type="float" office:value="83.592744699" calcext:value-type="float">
            <text:p>83.592744699</text:p>
          </table:table-cell>
          <table:table-cell office:value-type="float" office:value="88.1933824260604" calcext:value-type="float">
            <text:p>88.1933824260604</text:p>
          </table:table-cell>
        </table:table-row>
        <table:table-row table:style-name="ro1">
          <table:table-cell office:value-type="float" office:value="2682.606606607" calcext:value-type="float">
            <text:p>2682.606606607</text:p>
          </table:table-cell>
          <table:table-cell office:value-type="float" office:value="91.0603167987306" calcext:value-type="float">
            <text:p>91.0603167987306</text:p>
          </table:table-cell>
          <table:table-cell office:value-type="float" office:value="89.60880255535" calcext:value-type="float">
            <text:p>89.60880255535</text:p>
          </table:table-cell>
          <table:table-cell office:value-type="float" office:value="83.30694188538" calcext:value-type="float">
            <text:p>83.30694188538</text:p>
          </table:table-cell>
          <table:table-cell office:value-type="float" office:value="87.949513343511" calcext:value-type="float">
            <text:p>87.949513343511</text:p>
          </table:table-cell>
        </table:table-row>
        <table:table-row table:style-name="ro1">
          <table:table-cell office:value-type="float" office:value="2685.981981982" calcext:value-type="float">
            <text:p>2685.981981982</text:p>
          </table:table-cell>
          <table:table-cell office:value-type="float" office:value="90.9204636704518" calcext:value-type="float">
            <text:p>90.9204636704518</text:p>
          </table:table-cell>
          <table:table-cell office:value-type="float" office:value="89.52480007106" calcext:value-type="float">
            <text:p>89.52480007106</text:p>
          </table:table-cell>
          <table:table-cell office:value-type="float" office:value="83.02392984518" calcext:value-type="float">
            <text:p>83.02392984518</text:p>
          </table:table-cell>
          <table:table-cell office:value-type="float" office:value="87.70015051791" calcext:value-type="float">
            <text:p>87.70015051791</text:p>
          </table:table-cell>
        </table:table-row>
        <table:table-row table:style-name="ro1">
          <table:table-cell office:value-type="float" office:value="2689.357357357" calcext:value-type="float">
            <text:p>2689.357357357</text:p>
          </table:table-cell>
          <table:table-cell office:value-type="float" office:value="90.7800334316031" calcext:value-type="float">
            <text:p>90.7800334316031</text:p>
          </table:table-cell>
          <table:table-cell office:value-type="float" office:value="89.44941465623" calcext:value-type="float">
            <text:p>89.44941465623</text:p>
          </table:table-cell>
          <table:table-cell office:value-type="float" office:value="82.74385687663" calcext:value-type="float">
            <text:p>82.74385687663</text:p>
          </table:table-cell>
          <table:table-cell office:value-type="float" office:value="87.4493541839949" calcext:value-type="float">
            <text:p>87.4493541839949</text:p>
          </table:table-cell>
        </table:table-row>
        <table:table-row table:style-name="ro1">
          <table:table-cell office:value-type="float" office:value="2692.732732733" calcext:value-type="float">
            <text:p>2692.732732733</text:p>
          </table:table-cell>
          <table:table-cell office:value-type="float" office:value="90.6441719847829" calcext:value-type="float">
            <text:p>90.6441719847829</text:p>
          </table:table-cell>
          <table:table-cell office:value-type="float" office:value="89.37295195577" calcext:value-type="float">
            <text:p>89.37295195577</text:p>
          </table:table-cell>
          <table:table-cell office:value-type="float" office:value="82.46655055879" calcext:value-type="float">
            <text:p>82.46655055879</text:p>
          </table:table-cell>
          <table:table-cell office:value-type="float" office:value="87.1970291832731" calcext:value-type="float">
            <text:p>87.1970291832731</text:p>
          </table:table-cell>
        </table:table-row>
        <table:table-row table:style-name="ro1">
          <table:table-cell office:value-type="float" office:value="2696.108108108" calcext:value-type="float">
            <text:p>2696.108108108</text:p>
          </table:table-cell>
          <table:table-cell office:value-type="float" office:value="90.4997500644916" calcext:value-type="float">
            <text:p>90.4997500644916</text:p>
          </table:table-cell>
          <table:table-cell office:value-type="float" office:value="89.29545191746" calcext:value-type="float">
            <text:p>89.29545191746</text:p>
          </table:table-cell>
          <table:table-cell office:value-type="float" office:value="82.19226173028" calcext:value-type="float">
            <text:p>82.19226173028</text:p>
          </table:table-cell>
          <table:table-cell office:value-type="float" office:value="86.9403863796103" calcext:value-type="float">
            <text:p>86.9403863796103</text:p>
          </table:table-cell>
        </table:table-row>
        <table:table-row table:style-name="ro1">
          <table:table-cell office:value-type="float" office:value="2699.483483483" calcext:value-type="float">
            <text:p>2699.483483483</text:p>
          </table:table-cell>
          <table:table-cell office:value-type="float" office:value="90.3756231992618" calcext:value-type="float">
            <text:p>90.3756231992618</text:p>
          </table:table-cell>
          <table:table-cell office:value-type="float" office:value="89.21715083963" calcext:value-type="float">
            <text:p>89.21715083963</text:p>
          </table:table-cell>
          <table:table-cell office:value-type="float" office:value="81.9202950708" calcext:value-type="float">
            <text:p>81.9202950708</text:p>
          </table:table-cell>
          <table:table-cell office:value-type="float" office:value="86.6852413967418" calcext:value-type="float">
            <text:p>86.6852413967418</text:p>
          </table:table-cell>
        </table:table-row>
        <table:table-row table:style-name="ro1">
          <table:table-cell office:value-type="float" office:value="2702.858858859" calcext:value-type="float">
            <text:p>2702.858858859</text:p>
          </table:table-cell>
          <table:table-cell office:value-type="float" office:value="90.2514963340321" calcext:value-type="float">
            <text:p>90.2514963340321</text:p>
          </table:table-cell>
          <table:table-cell office:value-type="float" office:value="89.13200309962" calcext:value-type="float">
            <text:p>89.13200309962</text:p>
          </table:table-cell>
          <table:table-cell office:value-type="float" office:value="81.65014696252" calcext:value-type="float">
            <text:p>81.65014696252</text:p>
          </table:table-cell>
          <table:table-cell office:value-type="float" office:value="86.4427965835028" calcext:value-type="float">
            <text:p>86.4427965835028</text:p>
          </table:table-cell>
        </table:table-row>
        <table:table-row table:style-name="ro1">
          <table:table-cell office:value-type="float" office:value="2706.234234234" calcext:value-type="float">
            <text:p>2706.234234234</text:p>
          </table:table-cell>
          <table:table-cell office:value-type="float" office:value="90.1113546504844" calcext:value-type="float">
            <text:p>90.1113546504844</text:p>
          </table:table-cell>
          <table:table-cell office:value-type="float" office:value="89.03881898743" calcext:value-type="float">
            <text:p>89.03881898743</text:p>
          </table:table-cell>
          <table:table-cell office:value-type="float" office:value="81.38108214201" calcext:value-type="float">
            <text:p>81.38108214201</text:p>
          </table:table-cell>
          <table:table-cell office:value-type="float" office:value="86.1984951180496" calcext:value-type="float">
            <text:p>86.1984951180496</text:p>
          </table:table-cell>
        </table:table-row>
        <table:table-row table:style-name="ro1">
          <table:table-cell office:value-type="float" office:value="2709.60960961" calcext:value-type="float">
            <text:p>2709.60960961</text:p>
          </table:table-cell>
          <table:table-cell office:value-type="float" office:value="89.9934798164298" calcext:value-type="float">
            <text:p>89.9934798164298</text:p>
          </table:table-cell>
          <table:table-cell office:value-type="float" office:value="88.94330265894" calcext:value-type="float">
            <text:p>88.94330265894</text:p>
          </table:table-cell>
          <table:table-cell office:value-type="float" office:value="81.11201422876" calcext:value-type="float">
            <text:p>81.11201422876</text:p>
          </table:table-cell>
          <table:table-cell office:value-type="float" office:value="85.9523510340212" calcext:value-type="float">
            <text:p>85.9523510340212</text:p>
          </table:table-cell>
        </table:table-row>
        <table:table-row table:style-name="ro1">
          <table:table-cell office:value-type="float" office:value="2712.984984985" calcext:value-type="float">
            <text:p>2712.984984985</text:p>
          </table:table-cell>
          <table:table-cell office:value-type="float" office:value="89.8633413827624" calcext:value-type="float">
            <text:p>89.8633413827624</text:p>
          </table:table-cell>
          <table:table-cell office:value-type="float" office:value="88.84721280725" calcext:value-type="float">
            <text:p>88.84721280725</text:p>
          </table:table-cell>
          <table:table-cell office:value-type="float" office:value="80.8422383025" calcext:value-type="float">
            <text:p>80.8422383025</text:p>
          </table:table-cell>
          <table:table-cell office:value-type="float" office:value="85.7033548281247" calcext:value-type="float">
            <text:p>85.7033548281247</text:p>
          </table:table-cell>
        </table:table-row>
        <table:table-row table:style-name="ro1">
          <table:table-cell office:value-type="float" office:value="2716.36036036" calcext:value-type="float">
            <text:p>2716.36036036</text:p>
          </table:table-cell>
          <table:table-cell office:value-type="float" office:value="89.7229592364611" calcext:value-type="float">
            <text:p>89.7229592364611</text:p>
          </table:table-cell>
          <table:table-cell office:value-type="float" office:value="88.75022547063" calcext:value-type="float">
            <text:p>88.75022547063</text:p>
          </table:table-cell>
          <table:table-cell office:value-type="float" office:value="80.57079518591" calcext:value-type="float">
            <text:p>80.57079518591</text:p>
          </table:table-cell>
          <table:table-cell office:value-type="float" office:value="85.4532043835943" calcext:value-type="float">
            <text:p>85.4532043835943</text:p>
          </table:table-cell>
        </table:table-row>
        <table:table-row table:style-name="ro1">
          <table:table-cell office:value-type="float" office:value="2719.735735736" calcext:value-type="float">
            <text:p>2719.735735736</text:p>
          </table:table-cell>
          <table:table-cell office:value-type="float" office:value="89.5710348787595" calcext:value-type="float">
            <text:p>89.5710348787595</text:p>
          </table:table-cell>
          <table:table-cell office:value-type="float" office:value="88.65255971165" calcext:value-type="float">
            <text:p>88.65255971165</text:p>
          </table:table-cell>
          <table:table-cell office:value-type="float" office:value="80.29686146306" calcext:value-type="float">
            <text:p>80.29686146306</text:p>
          </table:table-cell>
          <table:table-cell office:value-type="float" office:value="85.2002395355923" calcext:value-type="float">
            <text:p>85.2002395355923</text:p>
          </table:table-cell>
        </table:table-row>
        <table:table-row table:style-name="ro1">
          <table:table-cell office:value-type="float" office:value="2723.111111111" calcext:value-type="float">
            <text:p>2723.111111111</text:p>
          </table:table-cell>
          <table:table-cell office:value-type="float" office:value="89.4408964450921" calcext:value-type="float">
            <text:p>89.4408964450921</text:p>
          </table:table-cell>
          <table:table-cell office:value-type="float" office:value="88.55586073582" calcext:value-type="float">
            <text:p>88.55586073582</text:p>
          </table:table-cell>
          <table:table-cell office:value-type="float" office:value="80.01958559196" calcext:value-type="float">
            <text:p>80.01958559196</text:p>
          </table:table-cell>
          <table:table-cell office:value-type="float" office:value="84.9447728878235" calcext:value-type="float">
            <text:p>84.9447728878235</text:p>
          </table:table-cell>
        </table:table-row>
        <table:table-row table:style-name="ro1">
          <table:table-cell office:value-type="float" office:value="2726.486486486" calcext:value-type="float">
            <text:p>2726.486486486</text:p>
          </table:table-cell>
          <table:table-cell office:value-type="float" office:value="89.3025341857858" calcext:value-type="float">
            <text:p>89.3025341857858</text:p>
          </table:table-cell>
          <table:table-cell office:value-type="float" office:value="88.46485204432" calcext:value-type="float">
            <text:p>88.46485204432</text:p>
          </table:table-cell>
          <table:table-cell office:value-type="float" office:value="79.7381518072" calcext:value-type="float">
            <text:p>79.7381518072</text:p>
          </table:table-cell>
          <table:table-cell office:value-type="float" office:value="84.6869955525309" calcext:value-type="float">
            <text:p>84.6869955525309</text:p>
          </table:table-cell>
        </table:table-row>
        <table:table-row table:style-name="ro1">
          <table:table-cell office:value-type="float" office:value="2729.861861862" calcext:value-type="float">
            <text:p>2729.861861862</text:p>
          </table:table-cell>
          <table:table-cell office:value-type="float" office:value="89.1806195777412" calcext:value-type="float">
            <text:p>89.1806195777412</text:p>
          </table:table-cell>
          <table:table-cell office:value-type="float" office:value="88.38135757364" calcext:value-type="float">
            <text:p>88.38135757364</text:p>
          </table:table-cell>
          <table:table-cell office:value-type="float" office:value="79.45211432292" calcext:value-type="float">
            <text:p>79.45211432292</text:p>
          </table:table-cell>
          <table:table-cell office:value-type="float" office:value="84.428247190217" calcext:value-type="float">
            <text:p>84.428247190217</text:p>
          </table:table-cell>
        </table:table-row>
        <table:table-row table:style-name="ro1">
          <table:table-cell office:value-type="float" office:value="2733.237237237" calcext:value-type="float">
            <text:p>2733.237237237</text:p>
          </table:table-cell>
          <table:table-cell office:value-type="float" office:value="89.0702952736764" calcext:value-type="float">
            <text:p>89.0702952736764</text:p>
          </table:table-cell>
          <table:table-cell office:value-type="float" office:value="88.29750047721" calcext:value-type="float">
            <text:p>88.29750047721</text:p>
          </table:table-cell>
          <table:table-cell office:value-type="float" office:value="79.16025186434" calcext:value-type="float">
            <text:p>79.16025186434</text:p>
          </table:table-cell>
          <table:table-cell office:value-type="float" office:value="84.1681160666959" calcext:value-type="float">
            <text:p>84.1681160666959</text:p>
          </table:table-cell>
        </table:table-row>
        <table:table-row table:style-name="ro1">
          <table:table-cell office:value-type="float" office:value="2736.612612613" calcext:value-type="float">
            <text:p>2736.612612613</text:p>
          </table:table-cell>
          <table:table-cell office:value-type="float" office:value="88.9461684084467" calcext:value-type="float">
            <text:p>88.9461684084467</text:p>
          </table:table-cell>
          <table:table-cell office:value-type="float" office:value="88.21316382719" calcext:value-type="float">
            <text:p>88.21316382719</text:p>
          </table:table-cell>
          <table:table-cell office:value-type="float" office:value="78.86156689549" calcext:value-type="float">
            <text:p>78.86156689549</text:p>
          </table:table-cell>
          <table:table-cell office:value-type="float" office:value="83.9029891111454" calcext:value-type="float">
            <text:p>83.9029891111454</text:p>
          </table:table-cell>
        </table:table-row>
        <table:table-row table:style-name="ro1">
          <table:table-cell office:value-type="float" office:value="2739.987987988" calcext:value-type="float">
            <text:p>2739.987987988</text:p>
          </table:table-cell>
          <table:table-cell office:value-type="float" office:value="88.8380563615511" calcext:value-type="float">
            <text:p>88.8380563615511</text:p>
          </table:table-cell>
          <table:table-cell office:value-type="float" office:value="88.12841415664" calcext:value-type="float">
            <text:p>88.12841415664</text:p>
          </table:table-cell>
          <table:table-cell office:value-type="float" office:value="78.55565751102" calcext:value-type="float">
            <text:p>78.55565751102</text:p>
          </table:table-cell>
          <table:table-cell office:value-type="float" office:value="83.6367753750058" calcext:value-type="float">
            <text:p>83.6367753750058</text:p>
          </table:table-cell>
        </table:table-row>
        <table:table-row table:style-name="ro1">
          <table:table-cell office:value-type="float" office:value="2743.363363363" calcext:value-type="float">
            <text:p>2743.363363363</text:p>
          </table:table-cell>
          <table:table-cell office:value-type="float" office:value="88.7299443146554" calcext:value-type="float">
            <text:p>88.7299443146554</text:p>
          </table:table-cell>
          <table:table-cell office:value-type="float" office:value="88.04237186606" calcext:value-type="float">
            <text:p>88.04237186606</text:p>
          </table:table-cell>
          <table:table-cell office:value-type="float" office:value="78.23952469439" calcext:value-type="float">
            <text:p>78.23952469439</text:p>
          </table:table-cell>
          <table:table-cell office:value-type="float" office:value="83.3696276860629" calcext:value-type="float">
            <text:p>83.3696276860629</text:p>
          </table:table-cell>
        </table:table-row>
        <table:table-row table:style-name="ro1">
          <table:table-cell office:value-type="float" office:value="2746.738738739" calcext:value-type="float">
            <text:p>2746.738738739</text:p>
          </table:table-cell>
          <table:table-cell office:value-type="float" office:value="88.6218322677757" calcext:value-type="float">
            <text:p>88.6218322677757</text:p>
          </table:table-cell>
          <table:table-cell office:value-type="float" office:value="87.95287322371" calcext:value-type="float">
            <text:p>87.95287322371</text:p>
          </table:table-cell>
          <table:table-cell office:value-type="float" office:value="77.91477333739" calcext:value-type="float">
            <text:p>77.91477333739</text:p>
          </table:table-cell>
          <table:table-cell office:value-type="float" office:value="83.1027100515191" calcext:value-type="float">
            <text:p>83.1027100515191</text:p>
          </table:table-cell>
        </table:table-row>
        <table:table-row table:style-name="ro1">
          <table:table-cell office:value-type="float" office:value="2750.114114114" calcext:value-type="float">
            <text:p>2750.114114114</text:p>
          </table:table-cell>
          <table:table-cell office:value-type="float" office:value="88.51372022088" calcext:value-type="float">
            <text:p>88.51372022088</text:p>
          </table:table-cell>
          <table:table-cell office:value-type="float" office:value="87.86065954579" calcext:value-type="float">
            <text:p>87.86065954579</text:p>
          </table:table-cell>
          <table:table-cell office:value-type="float" office:value="77.57561798802" calcext:value-type="float">
            <text:p>77.57561798802</text:p>
          </table:table-cell>
          <table:table-cell office:value-type="float" office:value="82.8348722160087" calcext:value-type="float">
            <text:p>82.8348722160087</text:p>
          </table:table-cell>
        </table:table-row>
        <table:table-row table:style-name="ro1">
          <table:table-cell office:value-type="float" office:value="2753.489489489" calcext:value-type="float">
            <text:p>2753.489489489</text:p>
          </table:table-cell>
          <table:table-cell office:value-type="float" office:value="88.4216229923184" calcext:value-type="float">
            <text:p>88.4216229923184</text:p>
          </table:table-cell>
          <table:table-cell office:value-type="float" office:value="87.76254918508" calcext:value-type="float">
            <text:p>87.76254918508</text:p>
          </table:table-cell>
          <table:table-cell office:value-type="float" office:value="77.22668937227" calcext:value-type="float">
            <text:p>77.22668937227</text:p>
          </table:table-cell>
          <table:table-cell office:value-type="float" office:value="82.5636050746398" calcext:value-type="float">
            <text:p>82.5636050746398</text:p>
          </table:table-cell>
        </table:table-row>
        <table:table-row table:style-name="ro1">
          <table:table-cell office:value-type="float" office:value="2756.864864865" calcext:value-type="float">
            <text:p>2756.864864865</text:p>
          </table:table-cell>
          <table:table-cell office:value-type="float" office:value="88.3135109454227" calcext:value-type="float">
            <text:p>88.3135109454227</text:p>
          </table:table-cell>
          <table:table-cell office:value-type="float" office:value="87.64986169429" calcext:value-type="float">
            <text:p>87.64986169429</text:p>
          </table:table-cell>
          <table:table-cell office:value-type="float" office:value="76.8548309375" calcext:value-type="float">
            <text:p>76.8548309375</text:p>
          </table:table-cell>
          <table:table-cell office:value-type="float" office:value="82.2927409283663" calcext:value-type="float">
            <text:p>82.2927409283663</text:p>
          </table:table-cell>
        </table:table-row>
        <table:table-row table:style-name="ro1">
          <table:table-cell office:value-type="float" office:value="2760.24024024" calcext:value-type="float">
            <text:p>2760.24024024</text:p>
          </table:table-cell>
          <table:table-cell office:value-type="float" office:value="88.205398898543" calcext:value-type="float">
            <text:p>88.205398898543</text:p>
          </table:table-cell>
          <table:table-cell office:value-type="float" office:value="87.53653873865" calcext:value-type="float">
            <text:p>87.53653873865</text:p>
          </table:table-cell>
          <table:table-cell office:value-type="float" office:value="76.46911810982" calcext:value-type="float">
            <text:p>76.46911810982</text:p>
          </table:table-cell>
          <table:table-cell office:value-type="float" office:value="82.0221988929839" calcext:value-type="float">
            <text:p>82.0221988929839</text:p>
          </table:table-cell>
        </table:table-row>
        <table:table-row table:style-name="ro1">
          <table:table-cell office:value-type="float" office:value="2763.615615616" calcext:value-type="float">
            <text:p>2763.615615616</text:p>
          </table:table-cell>
          <table:table-cell office:value-type="float" office:value="88.0972868516474" calcext:value-type="float">
            <text:p>88.0972868516474</text:p>
          </table:table-cell>
          <table:table-cell office:value-type="float" office:value="87.42320778761" calcext:value-type="float">
            <text:p>87.42320778761</text:p>
          </table:table-cell>
          <table:table-cell office:value-type="float" office:value="76.05527780128" calcext:value-type="float">
            <text:p>76.05527780128</text:p>
          </table:table-cell>
          <table:table-cell office:value-type="float" office:value="81.7475471548788" calcext:value-type="float">
            <text:p>81.7475471548788</text:p>
          </table:table-cell>
        </table:table-row>
        <table:table-row table:style-name="ro1">
          <table:table-cell office:value-type="float" office:value="2766.990990991" calcext:value-type="float">
            <text:p>2766.990990991</text:p>
          </table:table-cell>
          <table:table-cell office:value-type="float" office:value="87.9891748047517" calcext:value-type="float">
            <text:p>87.9891748047517</text:p>
          </table:table-cell>
          <table:table-cell office:value-type="float" office:value="87.31007175504" calcext:value-type="float">
            <text:p>87.31007175504</text:p>
          </table:table-cell>
          <table:table-cell office:value-type="float" office:value="75.61854852653" calcext:value-type="float">
            <text:p>75.61854852653</text:p>
          </table:table-cell>
          <table:table-cell office:value-type="float" office:value="81.4725210603278" calcext:value-type="float">
            <text:p>81.4725210603278</text:p>
          </table:table-cell>
        </table:table-row>
        <table:table-row table:style-name="ro1">
          <table:table-cell office:value-type="float" office:value="2770.366366366" calcext:value-type="float">
            <text:p>2770.366366366</text:p>
          </table:table-cell>
          <table:table-cell office:value-type="float" office:value="87.8431658303927" calcext:value-type="float">
            <text:p>87.8431658303927</text:p>
          </table:table-cell>
          <table:table-cell office:value-type="float" office:value="87.19621965474" calcext:value-type="float">
            <text:p>87.19621965474</text:p>
          </table:table-cell>
          <table:table-cell office:value-type="float" office:value="75.14737072006" calcext:value-type="float">
            <text:p>75.14737072006</text:p>
          </table:table-cell>
          <table:table-cell office:value-type="float" office:value="81.1978595725775" calcext:value-type="float">
            <text:p>81.1978595725775</text:p>
          </table:table-cell>
        </table:table-row>
        <table:table-row table:style-name="ro1">
          <table:table-cell office:value-type="float" office:value="2773.741741742" calcext:value-type="float">
            <text:p>2773.741741742</text:p>
          </table:table-cell>
          <table:table-cell office:value-type="float" office:value="87.6970125783913" calcext:value-type="float">
            <text:p>87.6970125783913</text:p>
          </table:table-cell>
          <table:table-cell office:value-type="float" office:value="87.08199432114" calcext:value-type="float">
            <text:p>87.08199432114</text:p>
          </table:table-cell>
          <table:table-cell office:value-type="float" office:value="74.64203697062" calcext:value-type="float">
            <text:p>74.64203697062</text:p>
          </table:table-cell>
          <table:table-cell office:value-type="float" office:value="80.9231980847964" calcext:value-type="float">
            <text:p>80.9231980847964</text:p>
          </table:table-cell>
        </table:table-row>
        <table:table-row table:style-name="ro1">
          <table:table-cell office:value-type="float" office:value="2777.117117117" calcext:value-type="float">
            <text:p>2777.117117117</text:p>
          </table:table-cell>
          <table:table-cell office:value-type="float" office:value="87.5508593263898" calcext:value-type="float">
            <text:p>87.5508593263898</text:p>
          </table:table-cell>
          <table:table-cell office:value-type="float" office:value="86.96381787267" calcext:value-type="float">
            <text:p>86.96381787267</text:p>
          </table:table-cell>
          <table:table-cell office:value-type="float" office:value="74.09824755592" calcext:value-type="float">
            <text:p>74.09824755592</text:p>
          </table:table-cell>
          <table:table-cell office:value-type="float" office:value="80.6485365970461" calcext:value-type="float">
            <text:p>80.6485365970461</text:p>
          </table:table-cell>
        </table:table-row>
        <table:table-row table:style-name="ro1">
          <table:table-cell office:value-type="float" office:value="2780.492492492" calcext:value-type="float">
            <text:p>2780.492492492</text:p>
          </table:table-cell>
          <table:table-cell office:value-type="float" office:value="87.4047060743883" calcext:value-type="float">
            <text:p>87.4047060743883</text:p>
          </table:table-cell>
          <table:table-cell office:value-type="float" office:value="86.83364618271" calcext:value-type="float">
            <text:p>86.83364618271</text:p>
          </table:table-cell>
          <table:table-cell office:value-type="float" office:value="73.50601571113" calcext:value-type="float">
            <text:p>73.50601571113</text:p>
          </table:table-cell>
          <table:table-cell office:value-type="float" office:value="80.3724064063306" calcext:value-type="float">
            <text:p>80.3724064063306</text:p>
          </table:table-cell>
        </table:table-row>
        <table:table-row table:style-name="ro1">
          <table:table-cell office:value-type="float" office:value="2783.867867868" calcext:value-type="float">
            <text:p>2783.867867868</text:p>
          </table:table-cell>
          <table:table-cell office:value-type="float" office:value="87.2425380040368" calcext:value-type="float">
            <text:p>87.2425380040368</text:p>
          </table:table-cell>
          <table:table-cell office:value-type="float" office:value="86.70115996204" calcext:value-type="float">
            <text:p>86.70115996204</text:p>
          </table:table-cell>
          <table:table-cell office:value-type="float" office:value="72.87524021095" calcext:value-type="float">
            <text:p>72.87524021095</text:p>
          </table:table-cell>
          <table:table-cell office:value-type="float" office:value="80.0962559599264" calcext:value-type="float">
            <text:p>80.0962559599264</text:p>
          </table:table-cell>
        </table:table-row>
        <table:table-row table:style-name="ro1">
          <table:table-cell office:value-type="float" office:value="2787.243243243" calcext:value-type="float">
            <text:p>2787.243243243</text:p>
          </table:table-cell>
          <table:table-cell office:value-type="float" office:value="87.0643551153672" calcext:value-type="float">
            <text:p>87.0643551153672</text:p>
          </table:table-cell>
          <table:table-cell office:value-type="float" office:value="86.56767825585" calcext:value-type="float">
            <text:p>86.56767825585</text:p>
          </table:table-cell>
          <table:table-cell office:value-type="float" office:value="72.19397894852" calcext:value-type="float">
            <text:p>72.19397894852</text:p>
          </table:table-cell>
          <table:table-cell office:value-type="float" office:value="79.8204630233658" calcext:value-type="float">
            <text:p>79.8204630233658</text:p>
          </table:table-cell>
        </table:table-row>
        <table:table-row table:style-name="ro1">
          <table:table-cell office:value-type="float" office:value="2790.618618619" calcext:value-type="float">
            <text:p>2790.618618619</text:p>
          </table:table-cell>
          <table:table-cell office:value-type="float" office:value="86.8762651619124" calcext:value-type="float">
            <text:p>86.8762651619124</text:p>
          </table:table-cell>
          <table:table-cell office:value-type="float" office:value="86.43340771904" calcext:value-type="float">
            <text:p>86.43340771904</text:p>
          </table:table-cell>
          <table:table-cell office:value-type="float" office:value="71.47652067999" calcext:value-type="float">
            <text:p>71.47652067999</text:p>
          </table:table-cell>
          <table:table-cell office:value-type="float" office:value="79.5457685956424" calcext:value-type="float">
            <text:p>79.5457685956424</text:p>
          </table:table-cell>
        </table:table-row>
        <table:table-row table:style-name="ro1">
          <table:table-cell office:value-type="float" office:value="2793.993993994" calcext:value-type="float">
            <text:p>2793.993993994</text:p>
          </table:table-cell>
          <table:table-cell office:value-type="float" office:value="86.676055886455" calcext:value-type="float">
            <text:p>86.676055886455</text:p>
          </table:table-cell>
          <table:table-cell office:value-type="float" office:value="86.29838397497" calcext:value-type="float">
            <text:p>86.29838397497</text:p>
          </table:table-cell>
          <table:table-cell office:value-type="float" office:value="70.73083618426" calcext:value-type="float">
            <text:p>70.73083618426</text:p>
          </table:table-cell>
          <table:table-cell office:value-type="float" office:value="79.2718322138938" calcext:value-type="float">
            <text:p>79.2718322138938</text:p>
          </table:table-cell>
        </table:table-row>
        <table:table-row table:style-name="ro1">
          <table:table-cell office:value-type="float" office:value="2797.369369369" calcext:value-type="float">
            <text:p>2797.369369369</text:p>
          </table:table-cell>
          <table:table-cell office:value-type="float" office:value="86.4758466110138" calcext:value-type="float">
            <text:p>86.4758466110138</text:p>
          </table:table-cell>
          <table:table-cell office:value-type="float" office:value="86.16232816391" calcext:value-type="float">
            <text:p>86.16232816391</text:p>
          </table:table-cell>
          <table:table-cell office:value-type="float" office:value="69.95877096623" calcext:value-type="float">
            <text:p>69.95877096623</text:p>
          </table:table-cell>
          <table:table-cell office:value-type="float" office:value="78.9978320903473" calcext:value-type="float">
            <text:p>78.9978320903473</text:p>
          </table:table-cell>
        </table:table-row>
        <table:table-row table:style-name="ro1">
          <table:table-cell office:value-type="float" office:value="2800.744744745" calcext:value-type="float">
            <text:p>2800.744744745</text:p>
          </table:table-cell>
          <table:table-cell office:value-type="float" office:value="86.2436076988884" calcext:value-type="float">
            <text:p>86.2436076988884</text:p>
          </table:table-cell>
          <table:table-cell office:value-type="float" office:value="86.02467543669" calcext:value-type="float">
            <text:p>86.02467543669</text:p>
          </table:table-cell>
          <table:table-cell office:value-type="float" office:value="69.16151094967" calcext:value-type="float">
            <text:p>69.16151094967</text:p>
          </table:table-cell>
          <table:table-cell office:value-type="float" office:value="78.7239560033079" calcext:value-type="float">
            <text:p>78.7239560033079</text:p>
          </table:table-cell>
        </table:table-row>
        <table:table-row table:style-name="ro1">
          <table:table-cell office:value-type="float" office:value="2804.12012012" calcext:value-type="float">
            <text:p>2804.12012012</text:p>
          </table:table-cell>
          <table:table-cell office:value-type="float" office:value="86.011368786779" calcext:value-type="float">
            <text:p>86.011368786779</text:p>
          </table:table-cell>
          <table:table-cell office:value-type="float" office:value="85.8811792131" calcext:value-type="float">
            <text:p>85.8811792131</text:p>
          </table:table-cell>
          <table:table-cell office:value-type="float" office:value="68.33553535625" calcext:value-type="float">
            <text:p>68.33553535625</text:p>
          </table:table-cell>
          <table:table-cell office:value-type="float" office:value="78.4504259643183" calcext:value-type="float">
            <text:p>78.4504259643183</text:p>
          </table:table-cell>
        </table:table-row>
        <table:table-row table:style-name="ro1">
          <table:table-cell office:value-type="float" office:value="2807.495495495" calcext:value-type="float">
            <text:p>2807.495495495</text:p>
          </table:table-cell>
          <table:table-cell office:value-type="float" office:value="85.7872094226498" calcext:value-type="float">
            <text:p>85.7872094226498</text:p>
          </table:table-cell>
          <table:table-cell office:value-type="float" office:value="85.73227144804" calcext:value-type="float">
            <text:p>85.73227144804</text:p>
          </table:table-cell>
          <table:table-cell office:value-type="float" office:value="67.48057759756" calcext:value-type="float">
            <text:p>67.48057759756</text:p>
          </table:table-cell>
          <table:table-cell office:value-type="float" office:value="78.1766064151145" calcext:value-type="float">
            <text:p>78.1766064151145</text:p>
          </table:table-cell>
        </table:table-row>
        <table:table-row table:style-name="ro1">
          <table:table-cell office:value-type="float" office:value="2810.870870871" calcext:value-type="float">
            <text:p>2810.870870871</text:p>
          </table:table-cell>
          <table:table-cell office:value-type="float" office:value="85.5468909625442" calcext:value-type="float">
            <text:p>85.5468909625442</text:p>
          </table:table-cell>
          <table:table-cell office:value-type="float" office:value="85.5755485479" calcext:value-type="float">
            <text:p>85.5755485479</text:p>
          </table:table-cell>
          <table:table-cell office:value-type="float" office:value="66.59616219182" calcext:value-type="float">
            <text:p>66.59616219182</text:p>
          </table:table-cell>
          <table:table-cell office:value-type="float" office:value="77.9026014975854" calcext:value-type="float">
            <text:p>77.9026014975854</text:p>
          </table:table-cell>
        </table:table-row>
        <table:table-row table:style-name="ro1">
          <table:table-cell office:value-type="float" office:value="2814.246246246" calcext:value-type="float">
            <text:p>2814.246246246</text:p>
          </table:table-cell>
          <table:table-cell office:value-type="float" office:value="85.3107084615236" calcext:value-type="float">
            <text:p>85.3107084615236</text:p>
          </table:table-cell>
          <table:table-cell office:value-type="float" office:value="85.41105172042" calcext:value-type="float">
            <text:p>85.41105172042</text:p>
          </table:table-cell>
          <table:table-cell office:value-type="float" office:value="65.68294506959" calcext:value-type="float">
            <text:p>65.68294506959</text:p>
          </table:table-cell>
          <table:table-cell office:value-type="float" office:value="77.6283586411251" calcext:value-type="float">
            <text:p>77.6283586411251</text:p>
          </table:table-cell>
        </table:table-row>
        <table:table-row table:style-name="ro1">
          <table:table-cell office:value-type="float" office:value="2817.621621622" calcext:value-type="float">
            <text:p>2817.621621622</text:p>
          </table:table-cell>
          <table:table-cell office:value-type="float" office:value="85.0564431626265" calcext:value-type="float">
            <text:p>85.0564431626265</text:p>
          </table:table-cell>
          <table:table-cell office:value-type="float" office:value="85.22943383198" calcext:value-type="float">
            <text:p>85.22943383198</text:p>
          </table:table-cell>
          <table:table-cell office:value-type="float" office:value="64.73735403613" calcext:value-type="float">
            <text:p>64.73735403613</text:p>
          </table:table-cell>
          <table:table-cell office:value-type="float" office:value="77.3532392145913" calcext:value-type="float">
            <text:p>77.3532392145913</text:p>
          </table:table-cell>
        </table:table-row>
        <table:table-row table:style-name="ro1">
          <table:table-cell office:value-type="float" office:value="2820.996996997" calcext:value-type="float">
            <text:p>2820.996996997</text:p>
          </table:table-cell>
          <table:table-cell office:value-type="float" office:value="84.7701482270613" calcext:value-type="float">
            <text:p>84.7701482270613</text:p>
          </table:table-cell>
          <table:table-cell office:value-type="float" office:value="85.01622339334" calcext:value-type="float">
            <text:p>85.01622339334</text:p>
          </table:table-cell>
          <table:table-cell office:value-type="float" office:value="63.75498482017" calcext:value-type="float">
            <text:p>63.75498482017</text:p>
          </table:table-cell>
          <table:table-cell office:value-type="float" office:value="77.075996065976" calcext:value-type="float">
            <text:p>77.075996065976</text:p>
          </table:table-cell>
        </table:table-row>
        <table:table-row table:style-name="ro1">
          <table:table-cell office:value-type="float" office:value="2824.372372372" calcext:value-type="float">
            <text:p>2824.372372372</text:p>
          </table:table-cell>
          <table:table-cell office:value-type="float" office:value="84.467838473162" calcext:value-type="float">
            <text:p>84.467838473162</text:p>
          </table:table-cell>
          <table:table-cell office:value-type="float" office:value="84.77040626719" calcext:value-type="float">
            <text:p>84.77040626719</text:p>
          </table:table-cell>
          <table:table-cell office:value-type="float" office:value="62.71704354447" calcext:value-type="float">
            <text:p>62.71704354447</text:p>
          </table:table-cell>
          <table:table-cell office:value-type="float" office:value="76.794374478005" calcext:value-type="float">
            <text:p>76.794374478005</text:p>
          </table:table-cell>
        </table:table-row>
        <table:table-row table:style-name="ro1">
          <table:table-cell office:value-type="float" office:value="2827.747747748" calcext:value-type="float">
            <text:p>2827.747747748</text:p>
          </table:table-cell>
          <table:table-cell office:value-type="float" office:value="84.1255638122569" calcext:value-type="float">
            <text:p>84.1255638122569</text:p>
          </table:table-cell>
          <table:table-cell office:value-type="float" office:value="84.48515785907" calcext:value-type="float">
            <text:p>84.48515785907</text:p>
          </table:table-cell>
          <table:table-cell office:value-type="float" office:value="61.60406699324" calcext:value-type="float">
            <text:p>61.60406699324</text:p>
          </table:table-cell>
          <table:table-cell office:value-type="float" office:value="76.5101549625614" calcext:value-type="float">
            <text:p>76.5101549625614</text:p>
          </table:table-cell>
        </table:table-row>
        <table:table-row table:style-name="ro1">
          <table:table-cell office:value-type="float" office:value="2831.123123123" calcext:value-type="float">
            <text:p>2831.123123123</text:p>
          </table:table-cell>
          <table:table-cell office:value-type="float" office:value="83.763186466464" calcext:value-type="float">
            <text:p>83.763186466464</text:p>
          </table:table-cell>
          <table:table-cell office:value-type="float" office:value="84.16681278683" calcext:value-type="float">
            <text:p>84.16681278683</text:p>
          </table:table-cell>
          <table:table-cell office:value-type="float" office:value="60.36377120559" calcext:value-type="float">
            <text:p>60.36377120559</text:p>
          </table:table-cell>
          <table:table-cell office:value-type="float" office:value="76.1491554209072" calcext:value-type="float">
            <text:p>76.1491554209072</text:p>
          </table:table-cell>
        </table:table-row>
        <table:table-row table:style-name="ro1">
          <table:table-cell office:value-type="float" office:value="2834.498498498" calcext:value-type="float">
            <text:p>2834.498498498</text:p>
          </table:table-cell>
          <table:table-cell office:value-type="float" office:value="83.3847943023532" calcext:value-type="float">
            <text:p>83.3847943023532</text:p>
          </table:table-cell>
          <table:table-cell office:value-type="float" office:value="83.82710182725" calcext:value-type="float">
            <text:p>83.82710182725</text:p>
          </table:table-cell>
          <table:table-cell office:value-type="float" office:value="58.96272380006" calcext:value-type="float">
            <text:p>58.96272380006</text:p>
          </table:table-cell>
          <table:table-cell office:value-type="float" office:value="75.7822382556511" calcext:value-type="float">
            <text:p>75.7822382556511</text:p>
          </table:table-cell>
        </table:table-row>
        <table:table-row table:style-name="ro1">
          <table:table-cell office:value-type="float" office:value="2837.873873874" calcext:value-type="float">
            <text:p>2837.873873874</text:p>
          </table:table-cell>
          <table:table-cell office:value-type="float" office:value="82.9924072068873" calcext:value-type="float">
            <text:p>82.9924072068873</text:p>
          </table:table-cell>
          <table:table-cell office:value-type="float" office:value="83.45711922188" calcext:value-type="float">
            <text:p>83.45711922188</text:p>
          </table:table-cell>
          <table:table-cell office:value-type="float" office:value="57.35166974379" calcext:value-type="float">
            <text:p>57.35166974379</text:p>
          </table:table-cell>
          <table:table-cell office:value-type="float" office:value="75.4075431956454" calcext:value-type="float">
            <text:p>75.4075431956454</text:p>
          </table:table-cell>
        </table:table-row>
        <table:table-row table:style-name="ro1">
          <table:table-cell office:value-type="float" office:value="2841.249249249" calcext:value-type="float">
            <text:p>2841.249249249</text:p>
          </table:table-cell>
          <table:table-cell office:value-type="float" office:value="82.539952519544" calcext:value-type="float">
            <text:p>82.539952519544</text:p>
          </table:table-cell>
          <table:table-cell office:value-type="float" office:value="83.06569788912" calcext:value-type="float">
            <text:p>83.06569788912</text:p>
          </table:table-cell>
          <table:table-cell office:value-type="float" office:value="55.55639189929" calcext:value-type="float">
            <text:p>55.55639189929</text:p>
          </table:table-cell>
          <table:table-cell office:value-type="float" office:value="75.0195114609257" calcext:value-type="float">
            <text:p>75.0195114609257</text:p>
          </table:table-cell>
        </table:table-row>
        <table:table-row table:style-name="ro1">
          <table:table-cell office:value-type="float" office:value="2844.624624625" calcext:value-type="float">
            <text:p>2844.624624625</text:p>
          </table:table-cell>
          <table:table-cell office:value-type="float" office:value="82.0534483085214" calcext:value-type="float">
            <text:p>82.0534483085214</text:p>
          </table:table-cell>
          <table:table-cell office:value-type="float" office:value="82.66661712486" calcext:value-type="float">
            <text:p>82.66661712486</text:p>
          </table:table-cell>
          <table:table-cell office:value-type="float" office:value="53.82029851486" calcext:value-type="float">
            <text:p>53.82029851486</text:p>
          </table:table-cell>
          <table:table-cell office:value-type="float" office:value="74.6241576209077" calcext:value-type="float">
            <text:p>74.6241576209077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81.5349144608468" calcext:value-type="float">
            <text:p>81.5349144608468</text:p>
          </table:table-cell>
          <table:table-cell office:value-type="float" office:value="82.2444480616" calcext:value-type="float">
            <text:p>82.2444480616</text:p>
          </table:table-cell>
          <table:table-cell office:value-type="float" office:value="52.24116636522" calcext:value-type="float">
            <text:p>52.24116636522</text:p>
          </table:table-cell>
          <table:table-cell office:value-type="float" office:value="74.2044738139798" calcext:value-type="float">
            <text:p>74.2044738139798</text:p>
          </table:table-cell>
        </table:table-row>
        <table:table-row table:style-name="ro1">
          <table:table-cell office:value-type="float" office:value="2851.375375375" calcext:value-type="float">
            <text:p>2851.375375375</text:p>
          </table:table-cell>
          <table:table-cell office:value-type="float" office:value="80.9503014528249" calcext:value-type="float">
            <text:p>80.9503014528249</text:p>
          </table:table-cell>
          <table:table-cell office:value-type="float" office:value="81.77146103193" calcext:value-type="float">
            <text:p>81.77146103193</text:p>
          </table:table-cell>
          <table:table-cell office:value-type="float" office:value="50.90220989758" calcext:value-type="float">
            <text:p>50.90220989758</text:p>
          </table:table-cell>
          <table:table-cell office:value-type="float" office:value="73.7692300517629" calcext:value-type="float">
            <text:p>73.7692300517629</text:p>
          </table:table-cell>
        </table:table-row>
        <table:table-row table:style-name="ro1">
          <table:table-cell office:value-type="float" office:value="2854.750750751" calcext:value-type="float">
            <text:p>2854.750750751</text:p>
          </table:table-cell>
          <table:table-cell office:value-type="float" office:value="80.2735912162574" calcext:value-type="float">
            <text:p>80.2735912162574</text:p>
          </table:table-cell>
          <table:table-cell office:value-type="float" office:value="81.25242138113" calcext:value-type="float">
            <text:p>81.25242138113</text:p>
          </table:table-cell>
          <table:table-cell office:value-type="float" office:value="49.84441653085" calcext:value-type="float">
            <text:p>49.84441653085</text:p>
          </table:table-cell>
          <table:table-cell office:value-type="float" office:value="73.3023692469126" calcext:value-type="float">
            <text:p>73.3023692469126</text:p>
          </table:table-cell>
        </table:table-row>
        <table:table-row table:style-name="ro1">
          <table:table-cell office:value-type="float" office:value="2858.126126126" calcext:value-type="float">
            <text:p>2858.126126126</text:p>
          </table:table-cell>
          <table:table-cell office:value-type="float" office:value="79.5027638641332" calcext:value-type="float">
            <text:p>79.5027638641332</text:p>
          </table:table-cell>
          <table:table-cell office:value-type="float" office:value="80.72752550336" calcext:value-type="float">
            <text:p>80.72752550336</text:p>
          </table:table-cell>
          <table:table-cell office:value-type="float" office:value="48.90860335662" calcext:value-type="float">
            <text:p>48.90860335662</text:p>
          </table:table-cell>
          <table:table-cell office:value-type="float" office:value="72.7859826107346" calcext:value-type="float">
            <text:p>72.7859826107346</text:p>
          </table:table-cell>
        </table:table-row>
        <table:table-row table:style-name="ro1">
          <table:table-cell office:value-type="float" office:value="2861.501501502" calcext:value-type="float">
            <text:p>2861.501501502</text:p>
          </table:table-cell>
          <table:table-cell office:value-type="float" office:value="78.6197846911232" calcext:value-type="float">
            <text:p>78.6197846911232</text:p>
          </table:table-cell>
          <table:table-cell office:value-type="float" office:value="80.21469966814" calcext:value-type="float">
            <text:p>80.21469966814</text:p>
          </table:table-cell>
          <table:table-cell office:value-type="float" office:value="48.10229617927" calcext:value-type="float">
            <text:p>48.10229617927</text:p>
          </table:table-cell>
          <table:table-cell office:value-type="float" office:value="72.2437997425098" calcext:value-type="float">
            <text:p>72.2437997425098</text:p>
          </table:table-cell>
        </table:table-row>
        <table:table-row table:style-name="ro1">
          <table:table-cell office:value-type="float" office:value="2864.876876877" calcext:value-type="float">
            <text:p>2864.876876877</text:p>
          </table:table-cell>
          <table:table-cell office:value-type="float" office:value="77.6026754029871" calcext:value-type="float">
            <text:p>77.6026754029871</text:p>
          </table:table-cell>
          <table:table-cell office:value-type="float" office:value="79.63164614469" calcext:value-type="float">
            <text:p>79.63164614469</text:p>
          </table:table-cell>
          <table:table-cell office:value-type="float" office:value="47.3900162386" calcext:value-type="float">
            <text:p>47.3900162386</text:p>
          </table:table-cell>
          <table:table-cell office:value-type="float" office:value="71.5592697210714" calcext:value-type="float">
            <text:p>71.5592697210714</text:p>
          </table:table-cell>
        </table:table-row>
        <table:table-row table:style-name="ro1">
          <table:table-cell office:value-type="float" office:value="2868.252252252" calcext:value-type="float">
            <text:p>2868.252252252</text:p>
          </table:table-cell>
          <table:table-cell office:value-type="float" office:value="76.5175151600882" calcext:value-type="float">
            <text:p>76.5175151600882</text:p>
          </table:table-cell>
          <table:table-cell office:value-type="float" office:value="79.05186709564" calcext:value-type="float">
            <text:p>79.05186709564</text:p>
          </table:table-cell>
          <table:table-cell office:value-type="float" office:value="46.76380883439" calcext:value-type="float">
            <text:p>46.76380883439</text:p>
          </table:table-cell>
          <table:table-cell office:value-type="float" office:value="70.792152631164" calcext:value-type="float">
            <text:p>70.792152631164</text:p>
          </table:table-cell>
        </table:table-row>
        <table:table-row table:style-name="ro1">
          <table:table-cell office:value-type="float" office:value="2871.627627628" calcext:value-type="float">
            <text:p>2871.627627628</text:p>
          </table:table-cell>
          <table:table-cell office:value-type="float" office:value="75.4765519683753" calcext:value-type="float">
            <text:p>75.4765519683753</text:p>
          </table:table-cell>
          <table:table-cell office:value-type="float" office:value="78.43514681801" calcext:value-type="float">
            <text:p>78.43514681801</text:p>
          </table:table-cell>
          <table:table-cell office:value-type="float" office:value="46.21856610064" calcext:value-type="float">
            <text:p>46.21856610064</text:p>
          </table:table-cell>
          <table:table-cell office:value-type="float" office:value="69.8669335955805" calcext:value-type="float">
            <text:p>69.8669335955805</text:p>
          </table:table-cell>
        </table:table-row>
        <table:table-row table:style-name="ro1">
          <table:table-cell office:value-type="float" office:value="2875.003003003" calcext:value-type="float">
            <text:p>2875.003003003</text:p>
          </table:table-cell>
          <table:table-cell office:value-type="float" office:value="74.6480135591852" calcext:value-type="float">
            <text:p>74.6480135591852</text:p>
          </table:table-cell>
          <table:table-cell office:value-type="float" office:value="77.84482779371" calcext:value-type="float">
            <text:p>77.84482779371</text:p>
          </table:table-cell>
          <table:table-cell office:value-type="float" office:value="45.73326280879" calcext:value-type="float">
            <text:p>45.73326280879</text:p>
          </table:table-cell>
          <table:table-cell office:value-type="float" office:value="68.9028371643737" calcext:value-type="float">
            <text:p>68.9028371643737</text:p>
          </table:table-cell>
        </table:table-row>
        <table:table-row table:style-name="ro1">
          <table:table-cell office:value-type="float" office:value="2878.378378378" calcext:value-type="float">
            <text:p>2878.378378378</text:p>
          </table:table-cell>
          <table:table-cell office:value-type="float" office:value="74.1317400612431" calcext:value-type="float">
            <text:p>74.1317400612431</text:p>
          </table:table-cell>
          <table:table-cell office:value-type="float" office:value="77.30152025539" calcext:value-type="float">
            <text:p>77.30152025539</text:p>
          </table:table-cell>
          <table:table-cell office:value-type="float" office:value="45.32242078328" calcext:value-type="float">
            <text:p>45.32242078328</text:p>
          </table:table-cell>
          <table:table-cell office:value-type="float" office:value="67.9210075301524" calcext:value-type="float">
            <text:p>67.9210075301524</text:p>
          </table:table-cell>
        </table:table-row>
        <table:table-row table:style-name="ro1">
          <table:table-cell office:value-type="float" office:value="2881.753753754" calcext:value-type="float">
            <text:p>2881.753753754</text:p>
          </table:table-cell>
          <table:table-cell office:value-type="float" office:value="73.891662063875" calcext:value-type="float">
            <text:p>73.891662063875</text:p>
          </table:table-cell>
          <table:table-cell office:value-type="float" office:value="76.85087013123" calcext:value-type="float">
            <text:p>76.85087013123</text:p>
          </table:table-cell>
          <table:table-cell office:value-type="float" office:value="44.95081972752" calcext:value-type="float">
            <text:p>44.95081972752</text:p>
          </table:table-cell>
          <table:table-cell office:value-type="float" office:value="66.9476575008617" calcext:value-type="float">
            <text:p>66.9476575008617</text:p>
          </table:table-cell>
        </table:table-row>
        <table:table-row table:style-name="ro1">
          <table:table-cell office:value-type="float" office:value="2885.129129129" calcext:value-type="float">
            <text:p>2885.129129129</text:p>
          </table:table-cell>
          <table:table-cell office:value-type="float" office:value="73.8839672562587" calcext:value-type="float">
            <text:p>73.8839672562587</text:p>
          </table:table-cell>
          <table:table-cell office:value-type="float" office:value="76.79187950977" calcext:value-type="float">
            <text:p>76.79187950977</text:p>
          </table:table-cell>
          <table:table-cell office:value-type="float" office:value="44.65662586745" calcext:value-type="float">
            <text:p>44.65662586745</text:p>
          </table:table-cell>
          <table:table-cell office:value-type="float" office:value="65.9913321826322" calcext:value-type="float">
            <text:p>65.9913321826322</text:p>
          </table:table-cell>
        </table:table-row>
        <table:table-row table:style-name="ro1">
          <table:table-cell office:value-type="float" office:value="2888.504504505" calcext:value-type="float">
            <text:p>2888.504504505</text:p>
          </table:table-cell>
          <table:table-cell office:value-type="float" office:value="74.040268035799" calcext:value-type="float">
            <text:p>74.040268035799</text:p>
          </table:table-cell>
          <table:table-cell office:value-type="float" office:value="76.86593939007" calcext:value-type="float">
            <text:p>76.86593939007</text:p>
          </table:table-cell>
          <table:table-cell office:value-type="float" office:value="44.39417470791" calcext:value-type="float">
            <text:p>44.39417470791</text:p>
          </table:table-cell>
          <table:table-cell office:value-type="float" office:value="65.0651306853199" calcext:value-type="float">
            <text:p>65.0651306853199</text:p>
          </table:table-cell>
        </table:table-row>
        <table:table-row table:style-name="ro1">
          <table:table-cell office:value-type="float" office:value="2891.87987988" calcext:value-type="float">
            <text:p>2891.87987988</text:p>
          </table:table-cell>
          <table:table-cell office:value-type="float" office:value="74.2564921295904" calcext:value-type="float">
            <text:p>74.2564921295904</text:p>
          </table:table-cell>
          <table:table-cell office:value-type="float" office:value="77.04858929286" calcext:value-type="float">
            <text:p>77.04858929286</text:p>
          </table:table-cell>
          <table:table-cell office:value-type="float" office:value="44.2004795908" calcext:value-type="float">
            <text:p>44.2004795908</text:p>
          </table:table-cell>
          <table:table-cell office:value-type="float" office:value="64.2082834422947" calcext:value-type="float">
            <text:p>64.2082834422947</text:p>
          </table:table-cell>
        </table:table-row>
        <table:table-row table:style-name="ro1">
          <table:table-cell office:value-type="float" office:value="2895.255255255" calcext:value-type="float">
            <text:p>2895.255255255</text:p>
          </table:table-cell>
          <table:table-cell office:value-type="float" office:value="74.5047458600338" calcext:value-type="float">
            <text:p>74.5047458600338</text:p>
          </table:table-cell>
          <table:table-cell office:value-type="float" office:value="77.24468585919" calcext:value-type="float">
            <text:p>77.24468585919</text:p>
          </table:table-cell>
          <table:table-cell office:value-type="float" office:value="44.04713810447" calcext:value-type="float">
            <text:p>44.04713810447</text:p>
          </table:table-cell>
          <table:table-cell office:value-type="float" office:value="63.3897762046809" calcext:value-type="float">
            <text:p>63.3897762046809</text:p>
          </table:table-cell>
        </table:table-row>
        <table:table-row table:style-name="ro1">
          <table:table-cell office:value-type="float" office:value="2898.630630631" calcext:value-type="float">
            <text:p>2898.630630631</text:p>
          </table:table-cell>
          <table:table-cell office:value-type="float" office:value="74.7369847721592" calcext:value-type="float">
            <text:p>74.7369847721592</text:p>
          </table:table-cell>
          <table:table-cell office:value-type="float" office:value="77.41437334544" calcext:value-type="float">
            <text:p>77.41437334544</text:p>
          </table:table-cell>
          <table:table-cell office:value-type="float" office:value="43.95734551853" calcext:value-type="float">
            <text:p>43.95734551853</text:p>
          </table:table-cell>
          <table:table-cell office:value-type="float" office:value="62.7821763611851" calcext:value-type="float">
            <text:p>62.7821763611851</text:p>
          </table:table-cell>
        </table:table-row>
        <table:table-row table:style-name="ro1">
          <table:table-cell office:value-type="float" office:value="2902.006006006" calcext:value-type="float">
            <text:p>2902.006006006</text:p>
          </table:table-cell>
          <table:table-cell office:value-type="float" office:value="74.9211792292665" calcext:value-type="float">
            <text:p>74.9211792292665</text:p>
          </table:table-cell>
          <table:table-cell office:value-type="float" office:value="77.49277315259" calcext:value-type="float">
            <text:p>77.49277315259</text:p>
          </table:table-cell>
          <table:table-cell office:value-type="float" office:value="43.92490779849" calcext:value-type="float">
            <text:p>43.92490779849</text:p>
          </table:table-cell>
          <table:table-cell office:value-type="float" office:value="62.2015110601494" calcext:value-type="float">
            <text:p>62.2015110601494</text:p>
          </table:table-cell>
        </table:table-row>
        <table:table-row table:style-name="ro1">
          <table:table-cell office:value-type="float" office:value="2905.381381381" calcext:value-type="float">
            <text:p>2905.381381381</text:p>
          </table:table-cell>
          <table:table-cell office:value-type="float" office:value="75.0550207890915" calcext:value-type="float">
            <text:p>75.0550207890915</text:p>
          </table:table-cell>
          <table:table-cell office:value-type="float" office:value="77.36494936878" calcext:value-type="float">
            <text:p>77.36494936878</text:p>
          </table:table-cell>
          <table:table-cell office:value-type="float" office:value="43.96510361271" calcext:value-type="float">
            <text:p>43.96510361271</text:p>
          </table:table-cell>
          <table:table-cell office:value-type="float" office:value="61.6649700174062" calcext:value-type="float">
            <text:p>61.6649700174062</text:p>
          </table:table-cell>
        </table:table-row>
        <table:table-row table:style-name="ro1">
          <table:table-cell office:value-type="float" office:value="2908.756756757" calcext:value-type="float">
            <text:p>2908.756756757</text:p>
          </table:table-cell>
          <table:table-cell office:value-type="float" office:value="75.0285698879496" calcext:value-type="float">
            <text:p>75.0285698879496</text:p>
          </table:table-cell>
          <table:table-cell office:value-type="float" office:value="77.15292450061" calcext:value-type="float">
            <text:p>77.15292450061</text:p>
          </table:table-cell>
          <table:table-cell office:value-type="float" office:value="44.09298282994" calcext:value-type="float">
            <text:p>44.09298282994</text:p>
          </table:table-cell>
          <table:table-cell office:value-type="float" office:value="61.1654468341619" calcext:value-type="float">
            <text:p>61.1654468341619</text:p>
          </table:table-cell>
        </table:table-row>
        <table:table-row table:style-name="ro1">
          <table:table-cell office:value-type="float" office:value="2912.132132132" calcext:value-type="float">
            <text:p>2912.132132132</text:p>
          </table:table-cell>
          <table:table-cell office:value-type="float" office:value="74.7938782559016" calcext:value-type="float">
            <text:p>74.7938782559016</text:p>
          </table:table-cell>
          <table:table-cell office:value-type="float" office:value="76.88297970654" calcext:value-type="float">
            <text:p>76.88297970654</text:p>
          </table:table-cell>
          <table:table-cell office:value-type="float" office:value="44.33064099558" calcext:value-type="float">
            <text:p>44.33064099558</text:p>
          </table:table-cell>
          <table:table-cell office:value-type="float" office:value="60.6828587659915" calcext:value-type="float">
            <text:p>60.6828587659915</text:p>
          </table:table-cell>
        </table:table-row>
        <table:table-row table:style-name="ro1">
          <table:table-cell office:value-type="float" office:value="2915.507507508" calcext:value-type="float">
            <text:p>2915.507507508</text:p>
          </table:table-cell>
          <table:table-cell office:value-type="float" office:value="74.3270438968392" calcext:value-type="float">
            <text:p>74.3270438968392</text:p>
          </table:table-cell>
          <table:table-cell office:value-type="float" office:value="76.50367187148" calcext:value-type="float">
            <text:p>76.50367187148</text:p>
          </table:table-cell>
          <table:table-cell office:value-type="float" office:value="45.58419619053" calcext:value-type="float">
            <text:p>45.58419619053</text:p>
          </table:table-cell>
          <table:table-cell office:value-type="float" office:value="60.2413574830489" calcext:value-type="float">
            <text:p>60.2413574830489</text:p>
          </table:table-cell>
        </table:table-row>
        <table:table-row table:style-name="ro1">
          <table:table-cell office:value-type="float" office:value="2918.882882883" calcext:value-type="float">
            <text:p>2918.882882883</text:p>
          </table:table-cell>
          <table:table-cell office:value-type="float" office:value="73.7421904260799" calcext:value-type="float">
            <text:p>73.7421904260799</text:p>
          </table:table-cell>
          <table:table-cell office:value-type="float" office:value="76.09746840546" calcext:value-type="float">
            <text:p>76.09746840546</text:p>
          </table:table-cell>
          <table:table-cell office:value-type="float" office:value="46.55426410271" calcext:value-type="float">
            <text:p>46.55426410271</text:p>
          </table:table-cell>
          <table:table-cell office:value-type="float" office:value="59.8105643915342" calcext:value-type="float">
            <text:p>59.8105643915342</text:p>
          </table:table-cell>
        </table:table-row>
        <table:table-row table:style-name="ro1">
          <table:table-cell office:value-type="float" office:value="2922.258258258" calcext:value-type="float">
            <text:p>2922.258258258</text:p>
          </table:table-cell>
          <table:table-cell office:value-type="float" office:value="73.0775033264038" calcext:value-type="float">
            <text:p>73.0775033264038</text:p>
          </table:table-cell>
          <table:table-cell office:value-type="float" office:value="75.71109948049" calcext:value-type="float">
            <text:p>75.71109948049</text:p>
          </table:table-cell>
          <table:table-cell office:value-type="float" office:value="47.44051660678" calcext:value-type="float">
            <text:p>47.44051660678</text:p>
          </table:table-cell>
          <table:table-cell office:value-type="float" office:value="59.3960355501267" calcext:value-type="float">
            <text:p>59.3960355501267</text:p>
          </table:table-cell>
        </table:table-row>
        <table:table-row table:style-name="ro1">
          <table:table-cell office:value-type="float" office:value="2925.633633634" calcext:value-type="float">
            <text:p>2925.633633634</text:p>
          </table:table-cell>
          <table:table-cell office:value-type="float" office:value="72.4811557367915" calcext:value-type="float">
            <text:p>72.4811557367915</text:p>
          </table:table-cell>
          <table:table-cell office:value-type="float" office:value="75.3825013815" calcext:value-type="float">
            <text:p>75.3825013815</text:p>
          </table:table-cell>
          <table:table-cell office:value-type="float" office:value="48.43044304344" calcext:value-type="float">
            <text:p>48.43044304344</text:p>
          </table:table-cell>
          <table:table-cell office:value-type="float" office:value="58.9932706587132" calcext:value-type="float">
            <text:p>58.9932706587132</text:p>
          </table:table-cell>
        </table:table-row>
        <table:table-row table:style-name="ro1">
          <table:table-cell office:value-type="float" office:value="2929.009009009" calcext:value-type="float">
            <text:p>2929.009009009</text:p>
          </table:table-cell>
          <table:table-cell office:value-type="float" office:value="72.1339275434777" calcext:value-type="float">
            <text:p>72.1339275434777</text:p>
          </table:table-cell>
          <table:table-cell office:value-type="float" office:value="75.20396119198" calcext:value-type="float">
            <text:p>75.20396119198</text:p>
          </table:table-cell>
          <table:table-cell office:value-type="float" office:value="49.62165588953" calcext:value-type="float">
            <text:p>49.62165588953</text:p>
          </table:table-cell>
          <table:table-cell office:value-type="float" office:value="58.5929896838621" calcext:value-type="float">
            <text:p>58.5929896838621</text:p>
          </table:table-cell>
        </table:table-row>
        <table:table-row table:style-name="ro1">
          <table:table-cell office:value-type="float" office:value="2932.384384384" calcext:value-type="float">
            <text:p>2932.384384384</text:p>
          </table:table-cell>
          <table:table-cell office:value-type="float" office:value="72.114498154271" calcext:value-type="float">
            <text:p>72.114498154271</text:p>
          </table:table-cell>
          <table:table-cell office:value-type="float" office:value="75.21814144264" calcext:value-type="float">
            <text:p>75.21814144264</text:p>
          </table:table-cell>
          <table:table-cell office:value-type="float" office:value="50.96846274411" calcext:value-type="float">
            <text:p>50.96846274411</text:p>
          </table:table-cell>
          <table:table-cell office:value-type="float" office:value="58.1723714090145" calcext:value-type="float">
            <text:p>58.1723714090145</text:p>
          </table:table-cell>
        </table:table-row>
        <table:table-row table:style-name="ro1">
          <table:table-cell office:value-type="float" office:value="2935.75975976" calcext:value-type="float">
            <text:p>2935.75975976</text:p>
          </table:table-cell>
          <table:table-cell office:value-type="float" office:value="72.3635213654745" calcext:value-type="float">
            <text:p>72.3635213654745</text:p>
          </table:table-cell>
          <table:table-cell office:value-type="float" office:value="75.46300822852" calcext:value-type="float">
            <text:p>75.46300822852</text:p>
          </table:table-cell>
          <table:table-cell office:value-type="float" office:value="52.51722354573" calcext:value-type="float">
            <text:p>52.51722354573</text:p>
          </table:table-cell>
          <table:table-cell office:value-type="float" office:value="57.7478760013848" calcext:value-type="float">
            <text:p>57.7478760013848</text:p>
          </table:table-cell>
        </table:table-row>
        <table:table-row table:style-name="ro1">
          <table:table-cell office:value-type="float" office:value="2939.135135135" calcext:value-type="float">
            <text:p>2939.135135135</text:p>
          </table:table-cell>
          <table:table-cell office:value-type="float" office:value="72.8808528994776" calcext:value-type="float">
            <text:p>72.8808528994776</text:p>
          </table:table-cell>
          <table:table-cell office:value-type="float" office:value="75.89491514249" calcext:value-type="float">
            <text:p>75.89491514249</text:p>
          </table:table-cell>
          <table:table-cell office:value-type="float" office:value="54.15955304771" calcext:value-type="float">
            <text:p>54.15955304771</text:p>
          </table:table-cell>
          <table:table-cell office:value-type="float" office:value="57.3179788209864" calcext:value-type="float">
            <text:p>57.3179788209864</text:p>
          </table:table-cell>
        </table:table-row>
        <table:table-row table:style-name="ro1">
          <table:table-cell office:value-type="float" office:value="2942.510510511" calcext:value-type="float">
            <text:p>2942.510510511</text:p>
          </table:table-cell>
          <table:table-cell office:value-type="float" office:value="73.5860820167456" calcext:value-type="float">
            <text:p>73.5860820167456</text:p>
          </table:table-cell>
          <table:table-cell office:value-type="float" office:value="76.43972476677" calcext:value-type="float">
            <text:p>76.43972476677</text:p>
          </table:table-cell>
          <table:table-cell office:value-type="float" office:value="55.73888382029" calcext:value-type="float">
            <text:p>55.73888382029</text:p>
          </table:table-cell>
          <table:table-cell office:value-type="float" office:value="56.8658044626458" calcext:value-type="float">
            <text:p>56.8658044626458</text:p>
          </table:table-cell>
        </table:table-row>
        <table:table-row table:style-name="ro1">
          <table:table-cell office:value-type="float" office:value="2945.885885886" calcext:value-type="float">
            <text:p>2945.885885886</text:p>
          </table:table-cell>
          <table:table-cell office:value-type="float" office:value="74.4413117898151" calcext:value-type="float">
            <text:p>74.4413117898151</text:p>
          </table:table-cell>
          <table:table-cell office:value-type="float" office:value="77.05080139036" calcext:value-type="float">
            <text:p>77.05080139036</text:p>
          </table:table-cell>
          <table:table-cell office:value-type="float" office:value="57.22757663056" calcext:value-type="float">
            <text:p>57.22757663056</text:p>
          </table:table-cell>
          <table:table-cell office:value-type="float" office:value="56.3936926152234" calcext:value-type="float">
            <text:p>56.3936926152234</text:p>
          </table:table-cell>
        </table:table-row>
        <table:table-row table:style-name="ro1">
          <table:table-cell office:value-type="float" office:value="2949.261261261" calcext:value-type="float">
            <text:p>2949.261261261</text:p>
          </table:table-cell>
          <table:table-cell office:value-type="float" office:value="75.3240505000876" calcext:value-type="float">
            <text:p>75.3240505000876</text:p>
          </table:table-cell>
          <table:table-cell office:value-type="float" office:value="77.68990392208" calcext:value-type="float">
            <text:p>77.68990392208</text:p>
          </table:table-cell>
          <table:table-cell office:value-type="float" office:value="58.61231494054" calcext:value-type="float">
            <text:p>58.61231494054</text:p>
          </table:table-cell>
          <table:table-cell office:value-type="float" office:value="55.7994484111137" calcext:value-type="float">
            <text:p>55.7994484111137</text:p>
          </table:table-cell>
        </table:table-row>
        <table:table-row table:style-name="ro1">
          <table:table-cell office:value-type="float" office:value="2952.636636637" calcext:value-type="float">
            <text:p>2952.636636637</text:p>
          </table:table-cell>
          <table:table-cell office:value-type="float" office:value="76.1365259983963" calcext:value-type="float">
            <text:p>76.1365259983963</text:p>
          </table:table-cell>
          <table:table-cell office:value-type="float" office:value="78.31370829424" calcext:value-type="float">
            <text:p>78.31370829424</text:p>
          </table:table-cell>
          <table:table-cell office:value-type="float" office:value="59.92056373729" calcext:value-type="float">
            <text:p>59.92056373729</text:p>
          </table:table-cell>
          <table:table-cell office:value-type="float" office:value="55.1508362905794" calcext:value-type="float">
            <text:p>55.1508362905794</text:p>
          </table:table-cell>
        </table:table-row>
        <table:table-row table:style-name="ro1">
          <table:table-cell office:value-type="float" office:value="2956.012012012" calcext:value-type="float">
            <text:p>2956.012012012</text:p>
          </table:table-cell>
          <table:table-cell office:value-type="float" office:value="76.7640375588216" calcext:value-type="float">
            <text:p>76.7640375588216</text:p>
          </table:table-cell>
          <table:table-cell office:value-type="float" office:value="78.90582257987" calcext:value-type="float">
            <text:p>78.90582257987</text:p>
          </table:table-cell>
          <table:table-cell office:value-type="float" office:value="61.19144078198" calcext:value-type="float">
            <text:p>61.19144078198</text:p>
          </table:table-cell>
          <table:table-cell office:value-type="float" office:value="54.4318386124112" calcext:value-type="float">
            <text:p>54.4318386124112</text:p>
          </table:table-cell>
        </table:table-row>
        <table:table-row table:style-name="ro1">
          <table:table-cell office:value-type="float" office:value="2959.387387387" calcext:value-type="float">
            <text:p>2959.387387387</text:p>
          </table:table-cell>
          <table:table-cell office:value-type="float" office:value="77.0791880229198" calcext:value-type="float">
            <text:p>77.0791880229198</text:p>
          </table:table-cell>
          <table:table-cell office:value-type="float" office:value="79.52734628627" calcext:value-type="float">
            <text:p>79.52734628627</text:p>
          </table:table-cell>
          <table:table-cell office:value-type="float" office:value="62.40019262696" calcext:value-type="float">
            <text:p>62.40019262696</text:p>
          </table:table-cell>
          <table:table-cell office:value-type="float" office:value="53.5658998525669" calcext:value-type="float">
            <text:p>53.5658998525669</text:p>
          </table:table-cell>
        </table:table-row>
        <table:table-row table:style-name="ro1">
          <table:table-cell office:value-type="float" office:value="2962.762762763" calcext:value-type="float">
            <text:p>2962.762762763</text:p>
          </table:table-cell>
          <table:table-cell office:value-type="float" office:value="77.0461484427542" calcext:value-type="float">
            <text:p>77.0461484427542</text:p>
          </table:table-cell>
          <table:table-cell office:value-type="float" office:value="80.04827614385" calcext:value-type="float">
            <text:p>80.04827614385</text:p>
          </table:table-cell>
          <table:table-cell office:value-type="float" office:value="63.51777695527" calcext:value-type="float">
            <text:p>63.51777695527</text:p>
          </table:table-cell>
          <table:table-cell office:value-type="float" office:value="52.7352456329702" calcext:value-type="float">
            <text:p>52.7352456329702</text:p>
          </table:table-cell>
        </table:table-row>
        <table:table-row table:style-name="ro1">
          <table:table-cell office:value-type="float" office:value="2966.138138138" calcext:value-type="float">
            <text:p>2966.138138138</text:p>
          </table:table-cell>
          <table:table-cell office:value-type="float" office:value="76.6945438276178" calcext:value-type="float">
            <text:p>76.6945438276178</text:p>
          </table:table-cell>
          <table:table-cell office:value-type="float" office:value="80.28573993827" calcext:value-type="float">
            <text:p>80.28573993827</text:p>
          </table:table-cell>
          <table:table-cell office:value-type="float" office:value="64.52172447342" calcext:value-type="float">
            <text:p>64.52172447342</text:p>
          </table:table-cell>
          <table:table-cell office:value-type="float" office:value="52.5209697431818" calcext:value-type="float">
            <text:p>52.5209697431818</text:p>
          </table:table-cell>
        </table:table-row>
        <table:table-row table:style-name="ro1">
          <table:table-cell office:value-type="float" office:value="2969.513513514" calcext:value-type="float">
            <text:p>2969.513513514</text:p>
          </table:table-cell>
          <table:table-cell office:value-type="float" office:value="76.2487259118296" calcext:value-type="float">
            <text:p>76.2487259118296</text:p>
          </table:table-cell>
          <table:table-cell office:value-type="float" office:value="80.66010344074" calcext:value-type="float">
            <text:p>80.66010344074</text:p>
          </table:table-cell>
          <table:table-cell office:value-type="float" office:value="65.39688492793" calcext:value-type="float">
            <text:p>65.39688492793</text:p>
          </table:table-cell>
          <table:table-cell office:value-type="float" office:value="52.5223793304655" calcext:value-type="float">
            <text:p>52.5223793304655</text:p>
          </table:table-cell>
        </table:table-row>
        <table:table-row table:style-name="ro1">
          <table:table-cell office:value-type="float" office:value="2972.888888889" calcext:value-type="float">
            <text:p>2972.888888889</text:p>
          </table:table-cell>
          <table:table-cell office:value-type="float" office:value="76.1948622585797" calcext:value-type="float">
            <text:p>76.1948622585797</text:p>
          </table:table-cell>
          <table:table-cell office:value-type="float" office:value="81.3343969123" calcext:value-type="float">
            <text:p>81.3343969123</text:p>
          </table:table-cell>
          <table:table-cell office:value-type="float" office:value="66.15264071589" calcext:value-type="float">
            <text:p>66.15264071589</text:p>
          </table:table-cell>
          <table:table-cell office:value-type="float" office:value="52.7834308784987" calcext:value-type="float">
            <text:p>52.7834308784987</text:p>
          </table:table-cell>
        </table:table-row>
        <table:table-row table:style-name="ro1">
          <table:table-cell office:value-type="float" office:value="2976.264264264" calcext:value-type="float">
            <text:p>2976.264264264</text:p>
          </table:table-cell>
          <table:table-cell office:value-type="float" office:value="76.9356798610309" calcext:value-type="float">
            <text:p>76.9356798610309</text:p>
          </table:table-cell>
          <table:table-cell office:value-type="float" office:value="81.86382194745" calcext:value-type="float">
            <text:p>81.86382194745</text:p>
          </table:table-cell>
          <table:table-cell office:value-type="float" office:value="66.79772788737" calcext:value-type="float">
            <text:p>66.79772788737</text:p>
          </table:table-cell>
          <table:table-cell office:value-type="float" office:value="52.9013966774353" calcext:value-type="float">
            <text:p>52.9013966774353</text:p>
          </table:table-cell>
        </table:table-row>
        <table:table-row table:style-name="ro1">
          <table:table-cell office:value-type="float" office:value="2979.63963964" calcext:value-type="float">
            <text:p>2979.63963964</text:p>
          </table:table-cell>
          <table:table-cell office:value-type="float" office:value="78.4195273231184" calcext:value-type="float">
            <text:p>78.4195273231184</text:p>
          </table:table-cell>
          <table:table-cell office:value-type="float" office:value="82.49656378969" calcext:value-type="float">
            <text:p>82.49656378969</text:p>
          </table:table-cell>
          <table:table-cell office:value-type="float" office:value="67.23290746623" calcext:value-type="float">
            <text:p>67.23290746623</text:p>
          </table:table-cell>
          <table:table-cell office:value-type="float" office:value="52.9744867356147" calcext:value-type="float">
            <text:p>52.9744867356147</text:p>
          </table:table-cell>
        </table:table-row>
        <table:table-row table:style-name="ro1">
          <table:table-cell office:value-type="float" office:value="2983.015015015" calcext:value-type="float">
            <text:p>2983.015015015</text:p>
          </table:table-cell>
          <table:table-cell office:value-type="float" office:value="80.1971240656498" calcext:value-type="float">
            <text:p>80.1971240656498</text:p>
          </table:table-cell>
          <table:table-cell office:value-type="float" office:value="83.21941642244" calcext:value-type="float">
            <text:p>83.21941642244</text:p>
          </table:table-cell>
          <table:table-cell office:value-type="float" office:value="67.34160897367" calcext:value-type="float">
            <text:p>67.34160897367</text:p>
          </table:table-cell>
          <table:table-cell office:value-type="float" office:value="52.9987607925452" calcext:value-type="float">
            <text:p>52.9987607925452</text:p>
          </table:table-cell>
        </table:table-row>
        <table:table-row table:style-name="ro1">
          <table:table-cell office:value-type="float" office:value="2986.39039039" calcext:value-type="float">
            <text:p>2986.39039039</text:p>
          </table:table-cell>
          <table:table-cell office:value-type="float" office:value="81.7935561815666" calcext:value-type="float">
            <text:p>81.7935561815666</text:p>
          </table:table-cell>
          <table:table-cell office:value-type="float" office:value="83.83187728387" calcext:value-type="float">
            <text:p>83.83187728387</text:p>
          </table:table-cell>
          <table:table-cell office:value-type="float" office:value="67.23577213859" calcext:value-type="float">
            <text:p>67.23577213859</text:p>
          </table:table-cell>
          <table:table-cell office:value-type="float" office:value="53.4392302926669" calcext:value-type="float">
            <text:p>53.4392302926669</text:p>
          </table:table-cell>
        </table:table-row>
        <table:table-row table:style-name="ro1">
          <table:table-cell office:value-type="float" office:value="2989.765765766" calcext:value-type="float">
            <text:p>2989.765765766</text:p>
          </table:table-cell>
          <table:table-cell office:value-type="float" office:value="83.0293422834006" calcext:value-type="float">
            <text:p>83.0293422834006</text:p>
          </table:table-cell>
          <table:table-cell office:value-type="float" office:value="84.33027679282" calcext:value-type="float">
            <text:p>84.33027679282</text:p>
          </table:table-cell>
          <table:table-cell office:value-type="float" office:value="66.85159553391" calcext:value-type="float">
            <text:p>66.85159553391</text:p>
          </table:table-cell>
          <table:table-cell office:value-type="float" office:value="54.345795960743" calcext:value-type="float">
            <text:p>54.345795960743</text:p>
          </table:table-cell>
        </table:table-row>
        <table:table-row table:style-name="ro1">
          <table:table-cell office:value-type="float" office:value="2993.141141141" calcext:value-type="float">
            <text:p>2993.141141141</text:p>
          </table:table-cell>
          <table:table-cell office:value-type="float" office:value="83.8841873161062" calcext:value-type="float">
            <text:p>83.8841873161062</text:p>
          </table:table-cell>
          <table:table-cell office:value-type="float" office:value="84.55686225722" calcext:value-type="float">
            <text:p>84.55686225722</text:p>
          </table:table-cell>
          <table:table-cell office:value-type="float" office:value="66.41626905167" calcext:value-type="float">
            <text:p>66.41626905167</text:p>
          </table:table-cell>
          <table:table-cell office:value-type="float" office:value="55.7421103142146" calcext:value-type="float">
            <text:p>55.7421103142146</text:p>
          </table:table-cell>
        </table:table-row>
        <table:table-row table:style-name="ro1">
          <table:table-cell office:value-type="float" office:value="2996.516516517" calcext:value-type="float">
            <text:p>2996.516516517</text:p>
          </table:table-cell>
          <table:table-cell office:value-type="float" office:value="84.4357126513989" calcext:value-type="float">
            <text:p>84.4357126513989</text:p>
          </table:table-cell>
          <table:table-cell office:value-type="float" office:value="84.74606855592" calcext:value-type="float">
            <text:p>84.74606855592</text:p>
          </table:table-cell>
          <table:table-cell office:value-type="float" office:value="65.93844909252" calcext:value-type="float">
            <text:p>65.93844909252</text:p>
          </table:table-cell>
          <table:table-cell office:value-type="float" office:value="57.2307295349724" calcext:value-type="float">
            <text:p>57.2307295349724</text:p>
          </table:table-cell>
        </table:table-row>
        <table:table-row table:style-name="ro1">
          <table:table-cell office:value-type="float" office:value="2999.891891892" calcext:value-type="float">
            <text:p>2999.891891892</text:p>
          </table:table-cell>
          <table:table-cell office:value-type="float" office:value="84.7612511057575" calcext:value-type="float">
            <text:p>84.7612511057575</text:p>
          </table:table-cell>
          <table:table-cell office:value-type="float" office:value="84.79679626479" calcext:value-type="float">
            <text:p>84.79679626479</text:p>
          </table:table-cell>
          <table:table-cell office:value-type="float" office:value="65.44456234198" calcext:value-type="float">
            <text:p>65.44456234198</text:p>
          </table:table-cell>
          <table:table-cell office:value-type="float" office:value="58.5901913249535" calcext:value-type="float">
            <text:p>58.5901913249535</text:p>
          </table:table-cell>
        </table:table-row>
        <table:table-row table:style-name="ro1">
          <table:table-cell office:value-type="float" office:value="3003.267267267" calcext:value-type="float">
            <text:p>3003.267267267</text:p>
          </table:table-cell>
          <table:table-cell office:value-type="float" office:value="84.9023065477237" calcext:value-type="float">
            <text:p>84.9023065477237</text:p>
          </table:table-cell>
          <table:table-cell office:value-type="float" office:value="84.77972783446" calcext:value-type="float">
            <text:p>84.77972783446</text:p>
          </table:table-cell>
          <table:table-cell office:value-type="float" office:value="64.933258001" calcext:value-type="float">
            <text:p>64.933258001</text:p>
          </table:table-cell>
          <table:table-cell office:value-type="float" office:value="59.8962009865654" calcext:value-type="float">
            <text:p>59.8962009865654</text:p>
          </table:table-cell>
        </table:table-row>
        <table:table-row table:style-name="ro1">
          <table:table-cell office:value-type="float" office:value="3006.642642643" calcext:value-type="float">
            <text:p>3006.642642643</text:p>
          </table:table-cell>
          <table:table-cell office:value-type="float" office:value="84.9037493241488" calcext:value-type="float">
            <text:p>84.9037493241488</text:p>
          </table:table-cell>
          <table:table-cell office:value-type="float" office:value="84.6610531444" calcext:value-type="float">
            <text:p>84.6610531444</text:p>
          </table:table-cell>
          <table:table-cell office:value-type="float" office:value="64.4224841794" calcext:value-type="float">
            <text:p>64.4224841794</text:p>
          </table:table-cell>
          <table:table-cell office:value-type="float" office:value="61.1465055190571" calcext:value-type="float">
            <text:p>61.1465055190571</text:p>
          </table:table-cell>
        </table:table-row>
        <table:table-row table:style-name="ro1">
          <table:table-cell office:value-type="float" office:value="3010.018018018" calcext:value-type="float">
            <text:p>3010.018018018</text:p>
          </table:table-cell>
          <table:table-cell office:value-type="float" office:value="84.8173751087559" calcext:value-type="float">
            <text:p>84.8173751087559</text:p>
          </table:table-cell>
          <table:table-cell office:value-type="float" office:value="84.53106648953" calcext:value-type="float">
            <text:p>84.53106648953</text:p>
          </table:table-cell>
          <table:table-cell office:value-type="float" office:value="63.8973900583" calcext:value-type="float">
            <text:p>63.8973900583</text:p>
          </table:table-cell>
          <table:table-cell office:value-type="float" office:value="62.2111028586064" calcext:value-type="float">
            <text:p>62.2111028586064</text:p>
          </table:table-cell>
        </table:table-row>
        <table:table-row table:style-name="ro1">
          <table:table-cell office:value-type="float" office:value="3013.393393393" calcext:value-type="float">
            <text:p>3013.393393393</text:p>
          </table:table-cell>
          <table:table-cell office:value-type="float" office:value="84.6709333014694" calcext:value-type="float">
            <text:p>84.6709333014694</text:p>
          </table:table-cell>
          <table:table-cell office:value-type="float" office:value="84.37809529524" calcext:value-type="float">
            <text:p>84.37809529524</text:p>
          </table:table-cell>
          <table:table-cell office:value-type="float" office:value="63.36831153216" calcext:value-type="float">
            <text:p>63.36831153216</text:p>
          </table:table-cell>
          <table:table-cell office:value-type="float" office:value="63.1347864601741" calcext:value-type="float">
            <text:p>63.1347864601741</text:p>
          </table:table-cell>
        </table:table-row>
        <table:table-row table:style-name="ro1">
          <table:table-cell office:value-type="float" office:value="3016.768768769" calcext:value-type="float">
            <text:p>3016.768768769</text:p>
          </table:table-cell>
          <table:table-cell office:value-type="float" office:value="84.4804387206234" calcext:value-type="float">
            <text:p>84.4804387206234</text:p>
          </table:table-cell>
          <table:table-cell office:value-type="float" office:value="84.15014614993" calcext:value-type="float">
            <text:p>84.15014614993</text:p>
          </table:table-cell>
          <table:table-cell office:value-type="float" office:value="62.82100979784" calcext:value-type="float">
            <text:p>62.82100979784</text:p>
          </table:table-cell>
          <table:table-cell office:value-type="float" office:value="63.5562096078724" calcext:value-type="float">
            <text:p>63.5562096078724</text:p>
          </table:table-cell>
        </table:table-row>
        <table:table-row table:style-name="ro1">
          <table:table-cell office:value-type="float" office:value="3020.144144144" calcext:value-type="float">
            <text:p>3020.144144144</text:p>
          </table:table-cell>
          <table:table-cell office:value-type="float" office:value="84.2138617295499" calcext:value-type="float">
            <text:p>84.2138617295499</text:p>
          </table:table-cell>
          <table:table-cell office:value-type="float" office:value="83.90956202212" calcext:value-type="float">
            <text:p>83.90956202212</text:p>
          </table:table-cell>
          <table:table-cell office:value-type="float" office:value="62.25637007797" calcext:value-type="float">
            <text:p>62.25637007797</text:p>
          </table:table-cell>
          <table:table-cell office:value-type="float" office:value="63.8105177596601" calcext:value-type="float">
            <text:p>63.8105177596601</text:p>
          </table:table-cell>
        </table:table-row>
        <table:table-row table:style-name="ro1">
          <table:table-cell office:value-type="float" office:value="3023.51951952" calcext:value-type="float">
            <text:p>3023.51951952</text:p>
          </table:table-cell>
          <table:table-cell office:value-type="float" office:value="83.9275667939846" calcext:value-type="float">
            <text:p>83.9275667939846</text:p>
          </table:table-cell>
          <table:table-cell office:value-type="float" office:value="83.66233735337" calcext:value-type="float">
            <text:p>83.66233735337</text:p>
          </table:table-cell>
          <table:table-cell office:value-type="float" office:value="61.66691396812" calcext:value-type="float">
            <text:p>61.66691396812</text:p>
          </table:table-cell>
          <table:table-cell office:value-type="float" office:value="63.9027404981439" calcext:value-type="float">
            <text:p>63.9027404981439</text:p>
          </table:table-cell>
        </table:table-row>
        <table:table-row table:style-name="ro1">
          <table:table-cell office:value-type="float" office:value="3026.894894895" calcext:value-type="float">
            <text:p>3026.894894895</text:p>
          </table:table-cell>
          <table:table-cell office:value-type="float" office:value="83.6109254609299" calcext:value-type="float">
            <text:p>83.6109254609299</text:p>
          </table:table-cell>
          <table:table-cell office:value-type="float" office:value="83.40213019507" calcext:value-type="float">
            <text:p>83.40213019507</text:p>
          </table:table-cell>
          <table:table-cell office:value-type="float" office:value="61.04646872814" calcext:value-type="float">
            <text:p>61.04646872814</text:p>
          </table:table-cell>
          <table:table-cell office:value-type="float" office:value="63.8521119304007" calcext:value-type="float">
            <text:p>63.8521119304007</text:p>
          </table:table-cell>
        </table:table-row>
        <table:table-row table:style-name="ro1">
          <table:table-cell office:value-type="float" office:value="3030.27027027" calcext:value-type="float">
            <text:p>3030.27027027</text:p>
          </table:table-cell>
          <table:table-cell office:value-type="float" office:value="83.2982758093017" calcext:value-type="float">
            <text:p>83.2982758093017</text:p>
          </table:table-cell>
          <table:table-cell office:value-type="float" office:value="83.1173630898" calcext:value-type="float">
            <text:p>83.1173630898</text:p>
          </table:table-cell>
          <table:table-cell office:value-type="float" office:value="60.38733509966" calcext:value-type="float">
            <text:p>60.38733509966</text:p>
          </table:table-cell>
          <table:table-cell office:value-type="float" office:value="63.7543664758059" calcext:value-type="float">
            <text:p>63.7543664758059</text:p>
          </table:table-cell>
        </table:table-row>
        <table:table-row table:style-name="ro1">
          <table:table-cell office:value-type="float" office:value="3033.645645646" calcext:value-type="float">
            <text:p>3033.645645646</text:p>
          </table:table-cell>
          <table:table-cell office:value-type="float" office:value="82.9519132818429" calcext:value-type="float">
            <text:p>82.9519132818429</text:p>
          </table:table-cell>
          <table:table-cell office:value-type="float" office:value="82.8233645505" calcext:value-type="float">
            <text:p>82.8233645505</text:p>
          </table:table-cell>
          <table:table-cell office:value-type="float" office:value="59.67896389636" calcext:value-type="float">
            <text:p>59.67896389636</text:p>
          </table:table-cell>
          <table:table-cell office:value-type="float" office:value="63.564974068873" calcext:value-type="float">
            <text:p>63.564974068873</text:p>
          </table:table-cell>
        </table:table-row>
        <table:table-row table:style-name="ro1">
          <table:table-cell office:value-type="float" office:value="3037.021021021" calcext:value-type="float">
            <text:p>3037.021021021</text:p>
          </table:table-cell>
          <table:table-cell office:value-type="float" office:value="82.5895359360661" calcext:value-type="float">
            <text:p>82.5895359360661</text:p>
          </table:table-cell>
          <table:table-cell office:value-type="float" office:value="82.52333086137" calcext:value-type="float">
            <text:p>82.52333086137</text:p>
          </table:table-cell>
          <table:table-cell office:value-type="float" office:value="58.90876892725" calcext:value-type="float">
            <text:p>58.90876892725</text:p>
          </table:table-cell>
          <table:table-cell office:value-type="float" office:value="63.3351522211875" calcext:value-type="float">
            <text:p>63.3351522211875</text:p>
          </table:table-cell>
        </table:table-row>
        <table:table-row table:style-name="ro1">
          <table:table-cell office:value-type="float" office:value="3040.396396396" calcext:value-type="float">
            <text:p>3040.396396396</text:p>
          </table:table-cell>
          <table:table-cell office:value-type="float" office:value="82.2111437719393" calcext:value-type="float">
            <text:p>82.2111437719393</text:p>
          </table:table-cell>
          <table:table-cell office:value-type="float" office:value="82.21271437108" calcext:value-type="float">
            <text:p>82.21271437108</text:p>
          </table:table-cell>
          <table:table-cell office:value-type="float" office:value="58.07418947177" calcext:value-type="float">
            <text:p>58.07418947177</text:p>
          </table:table-cell>
          <table:table-cell office:value-type="float" office:value="63.0688389949424" calcext:value-type="float">
            <text:p>63.0688389949424</text:p>
          </table:table-cell>
        </table:table-row>
        <table:table-row table:style-name="ro1">
          <table:table-cell office:value-type="float" office:value="3043.771771772" calcext:value-type="float">
            <text:p>3043.771771772</text:p>
          </table:table-cell>
          <table:table-cell office:value-type="float" office:value="81.8327516078284" calcext:value-type="float">
            <text:p>81.8327516078284</text:p>
          </table:table-cell>
          <table:table-cell office:value-type="float" office:value="81.89322703574" calcext:value-type="float">
            <text:p>81.89322703574</text:p>
          </table:table-cell>
          <table:table-cell office:value-type="float" office:value="57.17903428196" calcext:value-type="float">
            <text:p>57.17903428196</text:p>
          </table:table-cell>
          <table:table-cell office:value-type="float" office:value="62.6555794000789" calcext:value-type="float">
            <text:p>62.6555794000789</text:p>
          </table:table-cell>
        </table:table-row>
        <table:table-row table:style-name="ro1">
          <table:table-cell office:value-type="float" office:value="3047.147147147" calcext:value-type="float">
            <text:p>3047.147147147</text:p>
          </table:table-cell>
          <table:table-cell office:value-type="float" office:value="81.452002908874" calcext:value-type="float">
            <text:p>81.452002908874</text:p>
          </table:table-cell>
          <table:table-cell office:value-type="float" office:value="81.56980702491" calcext:value-type="float">
            <text:p>81.56980702491</text:p>
          </table:table-cell>
          <table:table-cell office:value-type="float" office:value="56.24964823594" calcext:value-type="float">
            <text:p>56.24964823594</text:p>
          </table:table-cell>
          <table:table-cell office:value-type="float" office:value="62.2113296265607" calcext:value-type="float">
            <text:p>62.2113296265607</text:p>
          </table:table-cell>
        </table:table-row>
        <table:table-row table:style-name="ro1">
          <table:table-cell office:value-type="float" office:value="3050.522522523" calcext:value-type="float">
            <text:p>3050.522522523</text:p>
          </table:table-cell>
          <table:table-cell office:value-type="float" office:value="81.0355695396413" calcext:value-type="float">
            <text:p>81.0355695396413</text:p>
          </table:table-cell>
          <table:table-cell office:value-type="float" office:value="81.22750825065" calcext:value-type="float">
            <text:p>81.22750825065</text:p>
          </table:table-cell>
          <table:table-cell office:value-type="float" office:value="55.31371427783" calcext:value-type="float">
            <text:p>55.31371427783</text:p>
          </table:table-cell>
          <table:table-cell office:value-type="float" office:value="61.7366684163655" calcext:value-type="float">
            <text:p>61.7366684163655</text:p>
          </table:table-cell>
        </table:table-row>
        <table:table-row table:style-name="ro1">
          <table:table-cell office:value-type="float" office:value="3053.897897898" calcext:value-type="float">
            <text:p>3053.897897898</text:p>
          </table:table-cell>
          <table:table-cell office:value-type="float" office:value="80.6191361704087" calcext:value-type="float">
            <text:p>80.6191361704087</text:p>
          </table:table-cell>
          <table:table-cell office:value-type="float" office:value="80.86412934642" calcext:value-type="float">
            <text:p>80.86412934642</text:p>
          </table:table-cell>
          <table:table-cell office:value-type="float" office:value="54.38783602522" calcext:value-type="float">
            <text:p>54.38783602522</text:p>
          </table:table-cell>
          <table:table-cell office:value-type="float" office:value="61.2448822144914" calcext:value-type="float">
            <text:p>61.2448822144914</text:p>
          </table:table-cell>
        </table:table-row>
        <table:table-row table:style-name="ro1">
          <table:table-cell office:value-type="float" office:value="3057.273273273" calcext:value-type="float">
            <text:p>3057.273273273</text:p>
          </table:table-cell>
          <table:table-cell office:value-type="float" office:value="80.202702801176" calcext:value-type="float">
            <text:p>80.202702801176</text:p>
          </table:table-cell>
          <table:table-cell office:value-type="float" office:value="80.48507028552" calcext:value-type="float">
            <text:p>80.48507028552</text:p>
          </table:table-cell>
          <table:table-cell office:value-type="float" office:value="53.48786526176" calcext:value-type="float">
            <text:p>53.48786526176</text:p>
          </table:table-cell>
          <table:table-cell office:value-type="float" office:value="60.738715596909" calcext:value-type="float">
            <text:p>60.738715596909</text:p>
          </table:table-cell>
        </table:table-row>
        <table:table-row table:style-name="ro1">
          <table:table-cell office:value-type="float" office:value="3060.648648649" calcext:value-type="float">
            <text:p>3060.648648649</text:p>
          </table:table-cell>
          <table:table-cell office:value-type="float" office:value="79.7702546136093" calcext:value-type="float">
            <text:p>79.7702546136093</text:p>
          </table:table-cell>
          <table:table-cell office:value-type="float" office:value="80.09608213844" calcext:value-type="float">
            <text:p>80.09608213844</text:p>
          </table:table-cell>
          <table:table-cell office:value-type="float" office:value="52.61002182734" calcext:value-type="float">
            <text:p>52.61002182734</text:p>
          </table:table-cell>
          <table:table-cell office:value-type="float" office:value="60.2118598311153" calcext:value-type="float">
            <text:p>60.2118598311153</text:p>
          </table:table-cell>
        </table:table-row>
        <table:table-row table:style-name="ro1">
          <table:table-cell office:value-type="float" office:value="3064.024024024" calcext:value-type="float">
            <text:p>3064.024024024</text:p>
          </table:table-cell>
          <table:table-cell office:value-type="float" office:value="79.3374216856626" calcext:value-type="float">
            <text:p>79.3374216856626</text:p>
          </table:table-cell>
          <table:table-cell office:value-type="float" office:value="79.70242564718" calcext:value-type="float">
            <text:p>79.70242564718</text:p>
          </table:table-cell>
          <table:table-cell office:value-type="float" office:value="51.7662034208" calcext:value-type="float">
            <text:p>51.7662034208</text:p>
          </table:table-cell>
          <table:table-cell office:value-type="float" office:value="59.6793603752778" calcext:value-type="float">
            <text:p>59.6793603752778</text:p>
          </table:table-cell>
        </table:table-row>
        <table:table-row table:style-name="ro1">
          <table:table-cell office:value-type="float" office:value="3067.399399399" calcext:value-type="float">
            <text:p>3067.399399399</text:p>
          </table:table-cell>
          <table:table-cell office:value-type="float" office:value="78.8829471113081" calcext:value-type="float">
            <text:p>78.8829471113081</text:p>
          </table:table-cell>
          <table:table-cell office:value-type="float" office:value="79.30768463538" calcext:value-type="float">
            <text:p>79.30768463538</text:p>
          </table:table-cell>
          <table:table-cell office:value-type="float" office:value="50.95485024038" calcext:value-type="float">
            <text:p>50.95485024038</text:p>
          </table:table-cell>
          <table:table-cell office:value-type="float" office:value="59.1368576476759" calcext:value-type="float">
            <text:p>59.1368576476759</text:p>
          </table:table-cell>
        </table:table-row>
        <table:table-row table:style-name="ro1">
          <table:table-cell office:value-type="float" office:value="3070.774774775" calcext:value-type="float">
            <text:p>3070.774774775</text:p>
          </table:table-cell>
          <table:table-cell office:value-type="float" office:value="78.4248655959071" calcext:value-type="float">
            <text:p>78.4248655959071</text:p>
          </table:table-cell>
          <table:table-cell office:value-type="float" office:value="78.91290086299" calcext:value-type="float">
            <text:p>78.91290086299</text:p>
          </table:table-cell>
          <table:table-cell office:value-type="float" office:value="50.16983004311" calcext:value-type="float">
            <text:p>50.16983004311</text:p>
          </table:table-cell>
          <table:table-cell office:value-type="float" office:value="58.5865397088342" calcext:value-type="float">
            <text:p>58.5865397088342</text:p>
          </table:table-cell>
        </table:table-row>
        <table:table-row table:style-name="ro1">
          <table:table-cell office:value-type="float" office:value="3074.15015015" calcext:value-type="float">
            <text:p>3074.15015015</text:p>
          </table:table-cell>
          <table:table-cell office:value-type="float" office:value="77.9739979626312" calcext:value-type="float">
            <text:p>77.9739979626312</text:p>
          </table:table-cell>
          <table:table-cell office:value-type="float" office:value="78.51661782427" calcext:value-type="float">
            <text:p>78.51661782427</text:p>
          </table:table-cell>
          <table:table-cell office:value-type="float" office:value="49.41202914594" calcext:value-type="float">
            <text:p>49.41202914594</text:p>
          </table:table-cell>
          <table:table-cell office:value-type="float" office:value="58.0301189321712" calcext:value-type="float">
            <text:p>58.0301189321712</text:p>
          </table:table-cell>
        </table:table-row>
        <table:table-row table:style-name="ro1">
          <table:table-cell office:value-type="float" office:value="3077.525525526" calcext:value-type="float">
            <text:p>3077.525525526</text:p>
          </table:table-cell>
          <table:table-cell office:value-type="float" office:value="77.5035085699427" calcext:value-type="float">
            <text:p>77.5035085699427</text:p>
          </table:table-cell>
          <table:table-cell office:value-type="float" office:value="78.11741432125" calcext:value-type="float">
            <text:p>78.11741432125</text:p>
          </table:table-cell>
          <table:table-cell office:value-type="float" office:value="48.65873352596" calcext:value-type="float">
            <text:p>48.65873352596</text:p>
          </table:table-cell>
          <table:table-cell office:value-type="float" office:value="57.4747774161187" calcext:value-type="float">
            <text:p>57.4747774161187</text:p>
          </table:table-cell>
        </table:table-row>
        <table:table-row table:style-name="ro1">
          <table:table-cell office:value-type="float" office:value="3080.900900901" calcext:value-type="float">
            <text:p>3080.900900901</text:p>
          </table:table-cell>
          <table:table-cell office:value-type="float" office:value="77.0170043589362" calcext:value-type="float">
            <text:p>77.0170043589362</text:p>
          </table:table-cell>
          <table:table-cell office:value-type="float" office:value="77.71423527895" calcext:value-type="float">
            <text:p>77.71423527895</text:p>
          </table:table-cell>
          <table:table-cell office:value-type="float" office:value="47.88616525807" calcext:value-type="float">
            <text:p>47.88616525807</text:p>
          </table:table-cell>
          <table:table-cell office:value-type="float" office:value="56.9221189307326" calcext:value-type="float">
            <text:p>56.9221189307326</text:p>
          </table:table-cell>
        </table:table-row>
        <table:table-row table:style-name="ro1">
          <table:table-cell office:value-type="float" office:value="3084.276276276" calcext:value-type="float">
            <text:p>3084.276276276</text:p>
          </table:table-cell>
          <table:table-cell office:value-type="float" office:value="76.5465149662637" calcext:value-type="float">
            <text:p>76.5465149662637</text:p>
          </table:table-cell>
          <table:table-cell office:value-type="float" office:value="77.30664576769" calcext:value-type="float">
            <text:p>77.30664576769</text:p>
          </table:table-cell>
          <table:table-cell office:value-type="float" office:value="47.08782385493" calcext:value-type="float">
            <text:p>47.08782385493</text:p>
          </table:table-cell>
          <table:table-cell office:value-type="float" office:value="56.3775390783414" calcext:value-type="float">
            <text:p>56.3775390783414</text:p>
          </table:table-cell>
        </table:table-row>
        <table:table-row table:style-name="ro1">
          <table:table-cell office:value-type="float" office:value="3087.651651652" calcext:value-type="float">
            <text:p>3087.651651652</text:p>
          </table:table-cell>
          <table:table-cell office:value-type="float" office:value="76.0760255735752" calcext:value-type="float">
            <text:p>76.0760255735752</text:p>
          </table:table-cell>
          <table:table-cell office:value-type="float" office:value="76.89508717195" calcext:value-type="float">
            <text:p>76.89508717195</text:p>
          </table:table-cell>
          <table:table-cell office:value-type="float" office:value="46.27421666641" calcext:value-type="float">
            <text:p>46.27421666641</text:p>
          </table:table-cell>
          <table:table-cell office:value-type="float" office:value="55.8506813456531" calcext:value-type="float">
            <text:p>55.8506813456531</text:p>
          </table:table-cell>
        </table:table-row>
        <table:table-row table:style-name="ro1">
          <table:table-cell office:value-type="float" office:value="3091.027027027" calcext:value-type="float">
            <text:p>3091.027027027</text:p>
          </table:table-cell>
          <table:table-cell office:value-type="float" office:value="75.5895213625687" calcext:value-type="float">
            <text:p>75.5895213625687</text:p>
          </table:table-cell>
          <table:table-cell office:value-type="float" office:value="76.47935928999" calcext:value-type="float">
            <text:p>76.47935928999</text:p>
          </table:table-cell>
          <table:table-cell office:value-type="float" office:value="45.45087232843" calcext:value-type="float">
            <text:p>45.45087232843</text:p>
          </table:table-cell>
          <table:table-cell office:value-type="float" office:value="55.3366845364706" calcext:value-type="float">
            <text:p>55.3366845364706</text:p>
          </table:table-cell>
        </table:table-row>
        <table:table-row table:style-name="ro1">
          <table:table-cell office:value-type="float" office:value="3094.402402402" calcext:value-type="float">
            <text:p>3094.402402402</text:p>
          </table:table-cell>
          <table:table-cell office:value-type="float" office:value="75.1190319698802" calcext:value-type="float">
            <text:p>75.1190319698802</text:p>
          </table:table-cell>
          <table:table-cell office:value-type="float" office:value="76.05573926103" calcext:value-type="float">
            <text:p>76.05573926103</text:p>
          </table:table-cell>
          <table:table-cell office:value-type="float" office:value="44.62020122093" calcext:value-type="float">
            <text:p>44.62020122093</text:p>
          </table:table-cell>
          <table:table-cell office:value-type="float" office:value="54.8466906643005" calcext:value-type="float">
            <text:p>54.8466906643005</text:p>
          </table:table-cell>
        </table:table-row>
        <table:table-row table:style-name="ro1">
          <table:table-cell office:value-type="float" office:value="3097.777777778" calcext:value-type="float">
            <text:p>3097.777777778</text:p>
          </table:table-cell>
          <table:table-cell office:value-type="float" office:value="74.6165129405396" calcext:value-type="float">
            <text:p>74.6165129405396</text:p>
          </table:table-cell>
          <table:table-cell office:value-type="float" office:value="75.62202747905" calcext:value-type="float">
            <text:p>75.62202747905</text:p>
          </table:table-cell>
          <table:table-cell office:value-type="float" office:value="43.77867793705" calcext:value-type="float">
            <text:p>43.77867793705</text:p>
          </table:table-cell>
          <table:table-cell office:value-type="float" office:value="54.3572155139068" calcext:value-type="float">
            <text:p>54.3572155139068</text:p>
          </table:table-cell>
        </table:table-row>
        <table:table-row table:style-name="ro1">
          <table:table-cell office:value-type="float" office:value="3101.153153153" calcext:value-type="float">
            <text:p>3101.153153153</text:p>
          </table:table-cell>
          <table:table-cell office:value-type="float" office:value="74.1115411912604" calcext:value-type="float">
            <text:p>74.1115411912604</text:p>
          </table:table-cell>
          <table:table-cell office:value-type="float" office:value="75.18619279972" calcext:value-type="float">
            <text:p>75.18619279972</text:p>
          </table:table-cell>
          <table:table-cell office:value-type="float" office:value="42.93595913021" calcext:value-type="float">
            <text:p>42.93595913021</text:p>
          </table:table-cell>
          <table:table-cell office:value-type="float" office:value="53.8633125883063" calcext:value-type="float">
            <text:p>53.8633125883063</text:p>
          </table:table-cell>
        </table:table-row>
        <table:table-row table:style-name="ro1">
          <table:table-cell office:value-type="float" office:value="3104.528528529" calcext:value-type="float">
            <text:p>3104.528528529</text:p>
          </table:table-cell>
          <table:table-cell office:value-type="float" office:value="73.5954600635084" calcext:value-type="float">
            <text:p>73.5954600635084</text:p>
          </table:table-cell>
          <table:table-cell office:value-type="float" office:value="74.75031285117" calcext:value-type="float">
            <text:p>74.75031285117</text:p>
          </table:table-cell>
          <table:table-cell office:value-type="float" office:value="42.08456899977" calcext:value-type="float">
            <text:p>42.08456899977</text:p>
          </table:table-cell>
          <table:table-cell office:value-type="float" office:value="53.3537760003425" calcext:value-type="float">
            <text:p>53.3537760003425</text:p>
          </table:table-cell>
        </table:table-row>
        <table:table-row table:style-name="ro1">
          <table:table-cell office:value-type="float" office:value="3107.903903904" calcext:value-type="float">
            <text:p>3107.903903904</text:p>
          </table:table-cell>
          <table:table-cell office:value-type="float" office:value="73.0624503590198" calcext:value-type="float">
            <text:p>73.0624503590198</text:p>
          </table:table-cell>
          <table:table-cell office:value-type="float" office:value="74.31428196608" calcext:value-type="float">
            <text:p>74.31428196608</text:p>
          </table:table-cell>
          <table:table-cell office:value-type="float" office:value="41.24127666151" calcext:value-type="float">
            <text:p>41.24127666151</text:p>
          </table:table-cell>
          <table:table-cell office:value-type="float" office:value="52.8337050772843" calcext:value-type="float">
            <text:p>52.8337050772843</text:p>
          </table:table-cell>
        </table:table-row>
        <table:table-row table:style-name="ro1">
          <table:table-cell office:value-type="float" office:value="3111.279279279" calcext:value-type="float">
            <text:p>3111.279279279</text:p>
          </table:table-cell>
          <table:table-cell office:value-type="float" office:value="72.5539197612255" calcext:value-type="float">
            <text:p>72.5539197612255</text:p>
          </table:table-cell>
          <table:table-cell office:value-type="float" office:value="73.8753182594" calcext:value-type="float">
            <text:p>73.8753182594</text:p>
          </table:table-cell>
          <table:table-cell office:value-type="float" office:value="40.40852317501" calcext:value-type="float">
            <text:p>40.40852317501</text:p>
          </table:table-cell>
          <table:table-cell office:value-type="float" office:value="52.2933638187613" calcext:value-type="float">
            <text:p>52.2933638187613</text:p>
          </table:table-cell>
        </table:table-row>
        <table:table-row table:style-name="ro1">
          <table:table-cell office:value-type="float" office:value="3114.654654655" calcext:value-type="float">
            <text:p>3114.654654655</text:p>
          </table:table-cell>
          <table:table-cell office:value-type="float" office:value="72.0028753514077" calcext:value-type="float">
            <text:p>72.0028753514077</text:p>
          </table:table-cell>
          <table:table-cell office:value-type="float" office:value="73.4207713099" calcext:value-type="float">
            <text:p>73.4207713099</text:p>
          </table:table-cell>
          <table:table-cell office:value-type="float" office:value="39.58889728787" calcext:value-type="float">
            <text:p>39.58889728787</text:p>
          </table:table-cell>
          <table:table-cell office:value-type="float" office:value="51.747756397554" calcext:value-type="float">
            <text:p>51.747756397554</text:p>
          </table:table-cell>
        </table:table-row>
        <table:table-row table:style-name="ro1">
          <table:table-cell office:value-type="float" office:value="3118.03003003" calcext:value-type="float">
            <text:p>3118.03003003</text:p>
          </table:table-cell>
          <table:table-cell office:value-type="float" office:value="71.4572653994577" calcext:value-type="float">
            <text:p>71.4572653994577</text:p>
          </table:table-cell>
          <table:table-cell office:value-type="float" office:value="72.93976051597" calcext:value-type="float">
            <text:p>72.93976051597</text:p>
          </table:table-cell>
          <table:table-cell office:value-type="float" office:value="38.79225384374" calcext:value-type="float">
            <text:p>38.79225384374</text:p>
          </table:table-cell>
          <table:table-cell office:value-type="float" office:value="51.1918620570847" calcext:value-type="float">
            <text:p>51.1918620570847</text:p>
          </table:table-cell>
        </table:table-row>
        <table:table-row table:style-name="ro1">
          <table:table-cell office:value-type="float" office:value="3121.405405405" calcext:value-type="float">
            <text:p>3121.405405405</text:p>
          </table:table-cell>
          <table:table-cell office:value-type="float" office:value="70.9547463701011" calcext:value-type="float">
            <text:p>70.9547463701011</text:p>
          </table:table-cell>
          <table:table-cell office:value-type="float" office:value="72.45974408809" calcext:value-type="float">
            <text:p>72.45974408809</text:p>
          </table:table-cell>
          <table:table-cell office:value-type="float" office:value="38.01288613442" calcext:value-type="float">
            <text:p>38.01288613442</text:p>
          </table:table-cell>
          <table:table-cell office:value-type="float" office:value="50.6305993174497" calcext:value-type="float">
            <text:p>50.6305993174497</text:p>
          </table:table-cell>
        </table:table-row>
        <table:table-row table:style-name="ro1">
          <table:table-cell office:value-type="float" office:value="3124.780780781" calcext:value-type="float">
            <text:p>3124.780780781</text:p>
          </table:table-cell>
          <table:table-cell office:value-type="float" office:value="70.4237084600601" calcext:value-type="float">
            <text:p>70.4237084600601</text:p>
          </table:table-cell>
          <table:table-cell office:value-type="float" office:value="71.98990554824" calcext:value-type="float">
            <text:p>71.98990554824</text:p>
          </table:table-cell>
          <table:table-cell office:value-type="float" office:value="37.25582595975" calcext:value-type="float">
            <text:p>37.25582595975</text:p>
          </table:table-cell>
          <table:table-cell office:value-type="float" office:value="50.0659814540567" calcext:value-type="float">
            <text:p>50.0659814540567</text:p>
          </table:table-cell>
        </table:table-row>
        <table:table-row table:style-name="ro1">
          <table:table-cell office:value-type="float" office:value="3128.156156156" calcext:value-type="float">
            <text:p>3128.156156156</text:p>
          </table:table-cell>
          <table:table-cell office:value-type="float" office:value="69.8696342197497" calcext:value-type="float">
            <text:p>69.8696342197497</text:p>
          </table:table-cell>
          <table:table-cell office:value-type="float" office:value="71.52170831577" calcext:value-type="float">
            <text:p>71.52170831577</text:p>
          </table:table-cell>
          <table:table-cell office:value-type="float" office:value="36.51736853325" calcext:value-type="float">
            <text:p>36.51736853325</text:p>
          </table:table-cell>
          <table:table-cell office:value-type="float" office:value="49.4977490116698" calcext:value-type="float">
            <text:p>49.4977490116698</text:p>
          </table:table-cell>
        </table:table-row>
        <table:table-row table:style-name="ro1">
          <table:table-cell office:value-type="float" office:value="3131.531531532" calcext:value-type="float">
            <text:p>3131.531531532</text:p>
          </table:table-cell>
          <table:table-cell office:value-type="float" office:value="69.3425879911513" calcext:value-type="float">
            <text:p>69.3425879911513</text:p>
          </table:table-cell>
          <table:table-cell office:value-type="float" office:value="71.06742417193" calcext:value-type="float">
            <text:p>71.06742417193</text:p>
          </table:table-cell>
          <table:table-cell office:value-type="float" office:value="35.79259960341" calcext:value-type="float">
            <text:p>35.79259960341</text:p>
          </table:table-cell>
          <table:table-cell office:value-type="float" office:value="48.9293017638701" calcext:value-type="float">
            <text:p>48.9293017638701</text:p>
          </table:table-cell>
        </table:table-row>
        <table:table-row table:style-name="ro1">
          <table:table-cell office:value-type="float" office:value="3134.906906907" calcext:value-type="float">
            <text:p>3134.906906907</text:p>
          </table:table-cell>
          <table:table-cell office:value-type="float" office:value="68.7860129383549" calcext:value-type="float">
            <text:p>68.7860129383549</text:p>
          </table:table-cell>
          <table:table-cell office:value-type="float" office:value="70.61511382598" calcext:value-type="float">
            <text:p>70.61511382598</text:p>
          </table:table-cell>
          <table:table-cell office:value-type="float" office:value="35.08366899042" calcext:value-type="float">
            <text:p>35.08366899042</text:p>
          </table:table-cell>
          <table:table-cell office:value-type="float" office:value="48.3607327594623" calcext:value-type="float">
            <text:p>48.3607327594623</text:p>
          </table:table-cell>
        </table:table-row>
        <table:table-row table:style-name="ro1">
          <table:table-cell office:value-type="float" office:value="3138.282282282" calcext:value-type="float">
            <text:p>3138.282282282</text:p>
          </table:table-cell>
          <table:table-cell office:value-type="float" office:value="68.2089023677593" calcext:value-type="float">
            <text:p>68.2089023677593</text:p>
          </table:table-cell>
          <table:table-cell office:value-type="float" office:value="70.16379511626" calcext:value-type="float">
            <text:p>70.16379511626</text:p>
          </table:table-cell>
          <table:table-cell office:value-type="float" office:value="34.37861812816" calcext:value-type="float">
            <text:p>34.37861812816</text:p>
          </table:table-cell>
          <table:table-cell office:value-type="float" office:value="47.7925878834442" calcext:value-type="float">
            <text:p>47.7925878834442</text:p>
          </table:table-cell>
        </table:table-row>
        <table:table-row table:style-name="ro1">
          <table:table-cell office:value-type="float" office:value="3141.657657658" calcext:value-type="float">
            <text:p>3141.657657658</text:p>
          </table:table-cell>
          <table:table-cell office:value-type="float" office:value="67.6623305648592" calcext:value-type="float">
            <text:p>67.6623305648592</text:p>
          </table:table-cell>
          <table:table-cell office:value-type="float" office:value="69.71141950495" calcext:value-type="float">
            <text:p>69.71141950495</text:p>
          </table:table-cell>
          <table:table-cell office:value-type="float" office:value="33.68464131181" calcext:value-type="float">
            <text:p>33.68464131181</text:p>
          </table:table-cell>
          <table:table-cell office:value-type="float" office:value="47.2246855040499" calcext:value-type="float">
            <text:p>47.2246855040499</text:p>
          </table:table-cell>
        </table:table-row>
        <table:table-row table:style-name="ro1">
          <table:table-cell office:value-type="float" office:value="3145.033033033" calcext:value-type="float">
            <text:p>3145.033033033</text:p>
          </table:table-cell>
          <table:table-cell office:value-type="float" office:value="67.1162877799816" calcext:value-type="float">
            <text:p>67.1162877799816</text:p>
          </table:table-cell>
          <table:table-cell office:value-type="float" office:value="69.25763466629" calcext:value-type="float">
            <text:p>69.25763466629</text:p>
          </table:table-cell>
          <table:table-cell office:value-type="float" office:value="32.98952467113" calcext:value-type="float">
            <text:p>32.98952467113</text:p>
          </table:table-cell>
          <table:table-cell office:value-type="float" office:value="46.6593845452763" calcext:value-type="float">
            <text:p>46.6593845452763</text:p>
          </table:table-cell>
        </table:table-row>
        <table:table-row table:style-name="ro1">
          <table:table-cell office:value-type="float" office:value="3148.408408408" calcext:value-type="float">
            <text:p>3148.408408408</text:p>
          </table:table-cell>
          <table:table-cell office:value-type="float" office:value="66.5597127271852" calcext:value-type="float">
            <text:p>66.5597127271852</text:p>
          </table:table-cell>
          <table:table-cell office:value-type="float" office:value="68.79247699289" calcext:value-type="float">
            <text:p>68.79247699289</text:p>
          </table:table-cell>
          <table:table-cell office:value-type="float" office:value="32.30461521804" calcext:value-type="float">
            <text:p>32.30461521804</text:p>
          </table:table-cell>
          <table:table-cell office:value-type="float" office:value="46.0813199652959" calcext:value-type="float">
            <text:p>46.0813199652959</text:p>
          </table:table-cell>
        </table:table-row>
        <table:table-row table:style-name="ro1">
          <table:table-cell office:value-type="float" office:value="3151.783783784" calcext:value-type="float">
            <text:p>3151.783783784</text:p>
          </table:table-cell>
          <table:table-cell office:value-type="float" office:value="65.9871228560547" calcext:value-type="float">
            <text:p>65.9871228560547</text:p>
          </table:table-cell>
          <table:table-cell office:value-type="float" office:value="68.31254509168" calcext:value-type="float">
            <text:p>68.31254509168</text:p>
          </table:table-cell>
          <table:table-cell office:value-type="float" office:value="31.62174869247" calcext:value-type="float">
            <text:p>31.62174869247</text:p>
          </table:table-cell>
          <table:table-cell office:value-type="float" office:value="45.4750855010858" calcext:value-type="float">
            <text:p>45.4750855010858</text:p>
          </table:table-cell>
        </table:table-row>
        <table:table-row table:style-name="ro1">
          <table:table-cell office:value-type="float" office:value="3155.159159159" calcext:value-type="float">
            <text:p>3155.159159159</text:p>
          </table:table-cell>
          <table:table-cell office:value-type="float" office:value="65.4625774399264" calcext:value-type="float">
            <text:p>65.4625774399264</text:p>
          </table:table-cell>
          <table:table-cell office:value-type="float" office:value="67.8281988002" calcext:value-type="float">
            <text:p>67.8281988002</text:p>
          </table:table-cell>
          <table:table-cell office:value-type="float" office:value="30.94918015418" calcext:value-type="float">
            <text:p>30.94918015418</text:p>
          </table:table-cell>
          <table:table-cell office:value-type="float" office:value="44.8698041996634" calcext:value-type="float">
            <text:p>44.8698041996634</text:p>
          </table:table-cell>
        </table:table-row>
        <table:table-row table:style-name="ro1">
          <table:table-cell office:value-type="float" office:value="3158.534534535" calcext:value-type="float">
            <text:p>3158.534534535</text:p>
          </table:table-cell>
          <table:table-cell office:value-type="float" office:value="64.92201720548" calcext:value-type="float">
            <text:p>64.92201720548</text:p>
          </table:table-cell>
          <table:table-cell office:value-type="float" office:value="67.34284079294" calcext:value-type="float">
            <text:p>67.34284079294</text:p>
          </table:table-cell>
          <table:table-cell office:value-type="float" office:value="30.28290572024" calcext:value-type="float">
            <text:p>30.28290572024</text:p>
          </table:table-cell>
          <table:table-cell office:value-type="float" office:value="44.2650267445497" calcext:value-type="float">
            <text:p>44.2650267445497</text:p>
          </table:table-cell>
        </table:table-row>
        <table:table-row table:style-name="ro1">
          <table:table-cell office:value-type="float" office:value="3161.90990991" calcext:value-type="float">
            <text:p>3161.90990991</text:p>
          </table:table-cell>
          <table:table-cell office:value-type="float" office:value="64.3828997474427" calcext:value-type="float">
            <text:p>64.3828997474427</text:p>
          </table:table-cell>
          <table:table-cell office:value-type="float" office:value="66.86240031163" calcext:value-type="float">
            <text:p>66.86240031163</text:p>
          </table:table-cell>
          <table:table-cell office:value-type="float" office:value="29.62748468975" calcext:value-type="float">
            <text:p>29.62748468975</text:p>
          </table:table-cell>
          <table:table-cell office:value-type="float" office:value="43.6647413727608" calcext:value-type="float">
            <text:p>43.6647413727608</text:p>
          </table:table-cell>
        </table:table-row>
        <table:table-row table:style-name="ro1">
          <table:table-cell office:value-type="float" office:value="3165.285285285" calcext:value-type="float">
            <text:p>3165.285285285</text:p>
          </table:table-cell>
          <table:table-cell office:value-type="float" office:value="63.8569115548893" calcext:value-type="float">
            <text:p>63.8569115548893</text:p>
          </table:table-cell>
          <table:table-cell office:value-type="float" office:value="66.41337230086" calcext:value-type="float">
            <text:p>66.41337230086</text:p>
          </table:table-cell>
          <table:table-cell office:value-type="float" office:value="28.98189630513" calcext:value-type="float">
            <text:p>28.98189630513</text:p>
          </table:table-cell>
          <table:table-cell office:value-type="float" office:value="43.0647266659427" calcext:value-type="float">
            <text:p>43.0647266659427</text:p>
          </table:table-cell>
        </table:table-row>
        <table:table-row table:style-name="ro1">
          <table:table-cell office:value-type="float" office:value="3168.660660661" calcext:value-type="float">
            <text:p>3168.660660661</text:p>
          </table:table-cell>
          <table:table-cell office:value-type="float" office:value="63.332366138761" calcext:value-type="float">
            <text:p>63.332366138761</text:p>
          </table:table-cell>
          <table:table-cell office:value-type="float" office:value="65.99114865117" calcext:value-type="float">
            <text:p>65.99114865117</text:p>
          </table:table-cell>
          <table:table-cell office:value-type="float" office:value="28.34821155227" calcext:value-type="float">
            <text:p>28.34821155227</text:p>
          </table:table-cell>
          <table:table-cell office:value-type="float" office:value="42.4651910690301" calcext:value-type="float">
            <text:p>42.4651910690301</text:p>
          </table:table-cell>
        </table:table-row>
        <table:table-row table:style-name="ro1">
          <table:table-cell office:value-type="float" office:value="3172.036036036" calcext:value-type="float">
            <text:p>3172.036036036</text:p>
          </table:table-cell>
          <table:table-cell office:value-type="float" office:value="62.8083978332187" calcext:value-type="float">
            <text:p>62.8083978332187</text:p>
          </table:table-cell>
          <table:table-cell office:value-type="float" office:value="65.58730249887" calcext:value-type="float">
            <text:p>65.58730249887</text:p>
          </table:table-cell>
          <table:table-cell office:value-type="float" office:value="27.74390927787" calcext:value-type="float">
            <text:p>27.74390927787</text:p>
          </table:table-cell>
          <table:table-cell office:value-type="float" office:value="41.8677288050971" calcext:value-type="float">
            <text:p>41.8677288050971</text:p>
          </table:table-cell>
        </table:table-row>
        <table:table-row table:style-name="ro1">
          <table:table-cell office:value-type="float" office:value="3175.411411411" calcext:value-type="float">
            <text:p>3175.411411411</text:p>
          </table:table-cell>
          <table:table-cell office:value-type="float" office:value="62.3058788038621" calcext:value-type="float">
            <text:p>62.3058788038621</text:p>
          </table:table-cell>
          <table:table-cell office:value-type="float" office:value="65.19344475816" calcext:value-type="float">
            <text:p>65.19344475816</text:p>
          </table:table-cell>
          <table:table-cell office:value-type="float" office:value="27.18058532172" calcext:value-type="float">
            <text:p>27.18058532172</text:p>
          </table:table-cell>
          <table:table-cell office:value-type="float" office:value="41.2712897261947" calcext:value-type="float">
            <text:p>41.2712897261947</text:p>
          </table:table-cell>
        </table:table-row>
        <table:table-row table:style-name="ro1">
          <table:table-cell office:value-type="float" office:value="3178.786786787" calcext:value-type="float">
            <text:p>3178.786786787</text:p>
          </table:table-cell>
          <table:table-cell office:value-type="float" office:value="61.8033597745215" calcext:value-type="float">
            <text:p>61.8033597745215</text:p>
          </table:table-cell>
          <table:table-cell office:value-type="float" office:value="64.80372971224" calcext:value-type="float">
            <text:p>64.80372971224</text:p>
          </table:table-cell>
          <table:table-cell office:value-type="float" office:value="26.64481065847" calcext:value-type="float">
            <text:p>26.64481065847</text:p>
          </table:table-cell>
          <table:table-cell office:value-type="float" office:value="40.6759702042852" calcext:value-type="float">
            <text:p>40.6759702042852</text:p>
          </table:table-cell>
        </table:table-row>
        <table:table-row table:style-name="ro1">
          <table:table-cell office:value-type="float" office:value="3182.162162162" calcext:value-type="float">
            <text:p>3182.162162162</text:p>
          </table:table-cell>
          <table:table-cell office:value-type="float" office:value="61.2848259268469" calcext:value-type="float">
            <text:p>61.2848259268469</text:p>
          </table:table-cell>
          <table:table-cell office:value-type="float" office:value="64.40360723994" calcext:value-type="float">
            <text:p>64.40360723994</text:p>
          </table:table-cell>
          <table:table-cell office:value-type="float" office:value="26.11999172929" calcext:value-type="float">
            <text:p>26.11999172929</text:p>
          </table:table-cell>
          <table:table-cell office:value-type="float" office:value="40.0817297593901" calcext:value-type="float">
            <text:p>40.0817297593901</text:p>
          </table:table-cell>
        </table:table-row>
        <table:table-row table:style-name="ro1">
          <table:table-cell office:value-type="float" office:value="3185.537537538" calcext:value-type="float">
            <text:p>3185.537537538</text:p>
          </table:table-cell>
          <table:table-cell office:value-type="float" office:value="60.7983217158243" calcext:value-type="float">
            <text:p>60.7983217158243</text:p>
          </table:table-cell>
          <table:table-cell office:value-type="float" office:value="63.99430447796" calcext:value-type="float">
            <text:p>63.99430447796</text:p>
          </table:table-cell>
          <table:table-cell office:value-type="float" office:value="25.60216319908" calcext:value-type="float">
            <text:p>25.60216319908</text:p>
          </table:table-cell>
          <table:table-cell office:value-type="float" office:value="39.4895033008917" calcext:value-type="float">
            <text:p>39.4895033008917</text:p>
          </table:table-cell>
        </table:table-row>
        <table:table-row table:style-name="ro1">
          <table:table-cell office:value-type="float" office:value="3188.912912913" calcext:value-type="float">
            <text:p>3188.912912913</text:p>
          </table:table-cell>
          <table:table-cell office:value-type="float" office:value="60.3264376392743" calcext:value-type="float">
            <text:p>60.3264376392743</text:p>
          </table:table-cell>
          <table:table-cell office:value-type="float" office:value="63.58667398984" calcext:value-type="float">
            <text:p>63.58667398984</text:p>
          </table:table-cell>
          <table:table-cell office:value-type="float" office:value="25.08772067903" calcext:value-type="float">
            <text:p>25.08772067903</text:p>
          </table:table-cell>
          <table:table-cell office:value-type="float" office:value="38.8974847606806" calcext:value-type="float">
            <text:p>38.8974847606806</text:p>
          </table:table-cell>
        </table:table-row>
        <table:table-row table:style-name="ro1">
          <table:table-cell office:value-type="float" office:value="3192.288288288" calcext:value-type="float">
            <text:p>3192.288288288</text:p>
          </table:table-cell>
          <table:table-cell office:value-type="float" office:value="59.8573429304633" calcext:value-type="float">
            <text:p>59.8573429304633</text:p>
          </table:table-cell>
          <table:table-cell office:value-type="float" office:value="63.19348669497" calcext:value-type="float">
            <text:p>63.19348669497</text:p>
          </table:table-cell>
          <table:table-cell office:value-type="float" office:value="24.57461777463" calcext:value-type="float">
            <text:p>24.57461777463</text:p>
          </table:table-cell>
          <table:table-cell office:value-type="float" office:value="38.3055687941668" calcext:value-type="float">
            <text:p>38.3055687941668</text:p>
          </table:table-cell>
        </table:table-row>
        <table:table-row table:style-name="ro1">
          <table:table-cell office:value-type="float" office:value="3195.663663664" calcext:value-type="float">
            <text:p>3195.663663664</text:p>
          </table:table-cell>
          <table:table-cell office:value-type="float" office:value="59.4134968091388" calcext:value-type="float">
            <text:p>59.4134968091388</text:p>
          </table:table-cell>
          <table:table-cell office:value-type="float" office:value="62.82119598164" calcext:value-type="float">
            <text:p>62.82119598164</text:p>
          </table:table-cell>
          <table:table-cell office:value-type="float" office:value="24.06155964481" calcext:value-type="float">
            <text:p>24.06155964481</text:p>
          </table:table-cell>
          <table:table-cell office:value-type="float" office:value="37.713967089155" calcext:value-type="float">
            <text:p>37.713967089155</text:p>
          </table:table-cell>
        </table:table-row>
        <table:table-row table:style-name="ro1">
          <table:table-cell office:value-type="float" office:value="3199.039039039" calcext:value-type="float">
            <text:p>3199.039039039</text:p>
          </table:table-cell>
          <table:table-cell office:value-type="float" office:value="58.9804234184546" calcext:value-type="float">
            <text:p>58.9804234184546</text:p>
          </table:table-cell>
          <table:table-cell office:value-type="float" office:value="62.46177984261" calcext:value-type="float">
            <text:p>62.46177984261</text:p>
          </table:table-cell>
          <table:table-cell office:value-type="float" office:value="23.54467921862" calcext:value-type="float">
            <text:p>23.54467921862</text:p>
          </table:table-cell>
          <table:table-cell office:value-type="float" office:value="37.1229321790135" calcext:value-type="float">
            <text:p>37.1229321790135</text:p>
          </table:table-cell>
        </table:table-row>
        <table:table-row table:style-name="ro1">
          <table:table-cell office:value-type="float" office:value="3202.414414414" calcext:value-type="float">
            <text:p>3202.414414414</text:p>
          </table:table-cell>
          <table:table-cell office:value-type="float" office:value="58.5165707973373" calcext:value-type="float">
            <text:p>58.5165707973373</text:p>
          </table:table-cell>
          <table:table-cell office:value-type="float" office:value="62.10901634353" calcext:value-type="float">
            <text:p>62.10901634353</text:p>
          </table:table-cell>
          <table:table-cell office:value-type="float" office:value="23.02362965954" calcext:value-type="float">
            <text:p>23.02362965954</text:p>
          </table:table-cell>
          <table:table-cell office:value-type="float" office:value="36.5328635583404" calcext:value-type="float">
            <text:p>36.5328635583404</text:p>
          </table:table-cell>
        </table:table-row>
        <table:table-row table:style-name="ro1">
          <table:table-cell office:value-type="float" office:value="3205.78978979" calcext:value-type="float">
            <text:p>3205.78978979</text:p>
          </table:table-cell>
          <table:table-cell office:value-type="float" office:value="58.0841226097706" calcext:value-type="float">
            <text:p>58.0841226097706</text:p>
          </table:table-cell>
          <table:table-cell office:value-type="float" office:value="61.7567714171" calcext:value-type="float">
            <text:p>61.7567714171</text:p>
          </table:table-cell>
          <table:table-cell office:value-type="float" office:value="22.5006795212" calcext:value-type="float">
            <text:p>22.5006795212</text:p>
          </table:table-cell>
          <table:table-cell office:value-type="float" office:value="35.9441095058194" calcext:value-type="float">
            <text:p>35.9441095058194</text:p>
          </table:table-cell>
        </table:table-row>
        <table:table-row table:style-name="ro1">
          <table:table-cell office:value-type="float" office:value="3209.165165165" calcext:value-type="float">
            <text:p>3209.165165165</text:p>
          </table:table-cell>
          <table:table-cell office:value-type="float" office:value="57.6863491489846" calcext:value-type="float">
            <text:p>57.6863491489846</text:p>
          </table:table-cell>
          <table:table-cell office:value-type="float" office:value="61.40597649824" calcext:value-type="float">
            <text:p>61.40597649824</text:p>
          </table:table-cell>
          <table:table-cell office:value-type="float" office:value="21.98211628588" calcext:value-type="float">
            <text:p>21.98211628588</text:p>
          </table:table-cell>
          <table:table-cell office:value-type="float" office:value="35.3557974047353" calcext:value-type="float">
            <text:p>35.3557974047353</text:p>
          </table:table-cell>
        </table:table-row>
        <table:table-row table:style-name="ro1">
          <table:table-cell office:value-type="float" office:value="3212.540540541" calcext:value-type="float">
            <text:p>3212.540540541</text:p>
          </table:table-cell>
          <table:table-cell office:value-type="float" office:value="57.2919421665236" calcext:value-type="float">
            <text:p>57.2919421665236</text:p>
          </table:table-cell>
          <table:table-cell office:value-type="float" office:value="61.05909370129" calcext:value-type="float">
            <text:p>61.05909370129</text:p>
          </table:table-cell>
          <table:table-cell office:value-type="float" office:value="21.47219244808" calcext:value-type="float">
            <text:p>21.47219244808</text:p>
          </table:table-cell>
          <table:table-cell office:value-type="float" office:value="34.7654307242228" calcext:value-type="float">
            <text:p>34.7654307242228</text:p>
          </table:table-cell>
        </table:table-row>
        <table:table-row table:style-name="ro1">
          <table:table-cell office:value-type="float" office:value="3215.915915916" calcext:value-type="float">
            <text:p>3215.915915916</text:p>
          </table:table-cell>
          <table:table-cell office:value-type="float" office:value="56.9135500024128" calcext:value-type="float">
            <text:p>56.9135500024128</text:p>
          </table:table-cell>
          <table:table-cell office:value-type="float" office:value="60.71947308221" calcext:value-type="float">
            <text:p>60.71947308221</text:p>
          </table:table-cell>
          <table:table-cell office:value-type="float" office:value="20.97802228027" calcext:value-type="float">
            <text:p>20.97802228027</text:p>
          </table:table-cell>
          <table:table-cell office:value-type="float" office:value="34.1766190454715" calcext:value-type="float">
            <text:p>34.1766190454715</text:p>
          </table:table-cell>
        </table:table-row>
        <table:table-row table:style-name="ro1">
          <table:table-cell office:value-type="float" office:value="3219.291291291" calcext:value-type="float">
            <text:p>3219.291291291</text:p>
          </table:table-cell>
          <table:table-cell office:value-type="float" office:value="56.5351578382859" calcext:value-type="float">
            <text:p>56.5351578382859</text:p>
          </table:table-cell>
          <table:table-cell office:value-type="float" office:value="60.38642690371" calcext:value-type="float">
            <text:p>60.38642690371</text:p>
          </table:table-cell>
          <table:table-cell office:value-type="float" office:value="20.50419625111" calcext:value-type="float">
            <text:p>20.50419625111</text:p>
          </table:table-cell>
          <table:table-cell office:value-type="float" office:value="33.5902635344157" calcext:value-type="float">
            <text:p>33.5902635344157</text:p>
          </table:table-cell>
        </table:table-row>
        <table:table-row table:style-name="ro1">
          <table:table-cell office:value-type="float" office:value="3222.666666667" calcext:value-type="float">
            <text:p>3222.666666667</text:p>
          </table:table-cell>
          <table:table-cell office:value-type="float" office:value="56.1834570380545" calcext:value-type="float">
            <text:p>56.1834570380545</text:p>
          </table:table-cell>
          <table:table-cell office:value-type="float" office:value="60.05855014242" calcext:value-type="float">
            <text:p>60.05855014242</text:p>
          </table:table-cell>
          <table:table-cell office:value-type="float" office:value="20.05294754249" calcext:value-type="float">
            <text:p>20.05294754249</text:p>
          </table:table-cell>
          <table:table-cell office:value-type="float" office:value="33.0048872725962" calcext:value-type="float">
            <text:p>33.0048872725962</text:p>
          </table:table-cell>
        </table:table-row>
        <table:table-row table:style-name="ro1">
          <table:table-cell office:value-type="float" office:value="3226.042042042" calcext:value-type="float">
            <text:p>3226.042042042</text:p>
          </table:table-cell>
          <table:table-cell office:value-type="float" office:value="55.8431060790494" calcext:value-type="float">
            <text:p>55.8431060790494</text:p>
          </table:table-cell>
          <table:table-cell office:value-type="float" office:value="59.73697148173" calcext:value-type="float">
            <text:p>59.73697148173</text:p>
          </table:table-cell>
          <table:table-cell office:value-type="float" office:value="19.62260822106" calcext:value-type="float">
            <text:p>19.62260822106</text:p>
          </table:table-cell>
          <table:table-cell office:value-type="float" office:value="32.4200668279846" calcext:value-type="float">
            <text:p>32.4200668279846</text:p>
          </table:table-cell>
        </table:table-row>
        <table:table-row table:style-name="ro1">
          <table:table-cell office:value-type="float" office:value="3229.417417417" calcext:value-type="float">
            <text:p>3229.417417417</text:p>
          </table:table-cell>
          <table:table-cell office:value-type="float" office:value="55.5027551200283" calcext:value-type="float">
            <text:p>55.5027551200283</text:p>
          </table:table-cell>
          <table:table-cell office:value-type="float" office:value="59.43131447858" calcext:value-type="float">
            <text:p>59.43131447858</text:p>
          </table:table-cell>
          <table:table-cell office:value-type="float" office:value="19.21041626726" calcext:value-type="float">
            <text:p>19.21041626726</text:p>
          </table:table-cell>
          <table:table-cell office:value-type="float" office:value="31.8379533559791" calcext:value-type="float">
            <text:p>31.8379533559791</text:p>
          </table:table-cell>
        </table:table-row>
        <table:table-row table:style-name="ro1">
          <table:table-cell office:value-type="float" office:value="3232.792792793" calcext:value-type="float">
            <text:p>3232.792792793</text:p>
          </table:table-cell>
          <table:table-cell office:value-type="float" office:value="55.1624041610232" calcext:value-type="float">
            <text:p>55.1624041610232</text:p>
          </table:table-cell>
          <table:table-cell office:value-type="float" office:value="59.16464543332" calcext:value-type="float">
            <text:p>59.16464543332</text:p>
          </table:table-cell>
          <table:table-cell office:value-type="float" office:value="18.81675137665" calcext:value-type="float">
            <text:p>18.81675137665</text:p>
          </table:table-cell>
          <table:table-cell office:value-type="float" office:value="31.2582141893116" calcext:value-type="float">
            <text:p>31.2582141893116</text:p>
          </table:table-cell>
        </table:table-row>
        <table:table-row table:style-name="ro1">
          <table:table-cell office:value-type="float" office:value="3236.168168168" calcext:value-type="float">
            <text:p>3236.168168168</text:p>
          </table:table-cell>
          <table:table-cell office:value-type="float" office:value="54.8914988406745" calcext:value-type="float">
            <text:p>54.8914988406745</text:p>
          </table:table-cell>
          <table:table-cell office:value-type="float" office:value="58.90505417146" calcext:value-type="float">
            <text:p>58.90505417146</text:p>
          </table:table-cell>
          <table:table-cell office:value-type="float" office:value="18.4366214165" calcext:value-type="float">
            <text:p>18.4366214165</text:p>
          </table:table-cell>
          <table:table-cell office:value-type="float" office:value="30.6819541379505" calcext:value-type="float">
            <text:p>30.6819541379505</text:p>
          </table:table-cell>
        </table:table-row>
        <table:table-row table:style-name="ro1">
          <table:table-cell office:value-type="float" office:value="3239.543543544" calcext:value-type="float">
            <text:p>3239.543543544</text:p>
          </table:table-cell>
          <table:table-cell office:value-type="float" office:value="54.6345403591173" calcext:value-type="float">
            <text:p>54.6345403591173</text:p>
          </table:table-cell>
          <table:table-cell office:value-type="float" office:value="58.64996003818" calcext:value-type="float">
            <text:p>58.64996003818</text:p>
          </table:table-cell>
          <table:table-cell office:value-type="float" office:value="18.07167514066" calcext:value-type="float">
            <text:p>18.07167514066</text:p>
          </table:table-cell>
          <table:table-cell office:value-type="float" office:value="30.110442470351" calcext:value-type="float">
            <text:p>30.110442470351</text:p>
          </table:table-cell>
        </table:table-row>
        <table:table-row table:style-name="ro1">
          <table:table-cell office:value-type="float" office:value="3242.918918919" calcext:value-type="float">
            <text:p>3242.918918919</text:p>
          </table:table-cell>
          <table:table-cell office:value-type="float" office:value="54.3642602418861" calcext:value-type="float">
            <text:p>54.3642602418861</text:p>
          </table:table-cell>
          <table:table-cell office:value-type="float" office:value="58.39913673238" calcext:value-type="float">
            <text:p>58.39913673238</text:p>
          </table:table-cell>
          <table:table-cell office:value-type="float" office:value="17.71901293641" calcext:value-type="float">
            <text:p>17.71901293641</text:p>
          </table:table-cell>
          <table:table-cell office:value-type="float" office:value="29.5415410901935" calcext:value-type="float">
            <text:p>29.5415410901935</text:p>
          </table:table-cell>
        </table:table-row>
        <table:table-row table:style-name="ro1">
          <table:table-cell office:value-type="float" office:value="3246.294294294" calcext:value-type="float">
            <text:p>3246.294294294</text:p>
          </table:table-cell>
          <table:table-cell office:value-type="float" office:value="54.0986931943261" calcext:value-type="float">
            <text:p>54.0986931943261</text:p>
          </table:table-cell>
          <table:table-cell office:value-type="float" office:value="58.15256861862" calcext:value-type="float">
            <text:p>58.15256861862</text:p>
          </table:table-cell>
          <table:table-cell office:value-type="float" office:value="17.378237991" calcext:value-type="float">
            <text:p>17.378237991</text:p>
          </table:table-cell>
          <table:table-cell office:value-type="float" office:value="28.9835196455981" calcext:value-type="float">
            <text:p>28.9835196455981</text:p>
          </table:table-cell>
        </table:table-row>
        <table:table-row table:style-name="ro1">
          <table:table-cell office:value-type="float" office:value="3249.66966967" calcext:value-type="float">
            <text:p>3249.66966967</text:p>
          </table:table-cell>
          <table:table-cell office:value-type="float" office:value="53.8664542822007" calcext:value-type="float">
            <text:p>53.8664542822007</text:p>
          </table:table-cell>
          <table:table-cell office:value-type="float" office:value="57.92320449615" calcext:value-type="float">
            <text:p>57.92320449615</text:p>
          </table:table-cell>
          <table:table-cell office:value-type="float" office:value="17.04772269425" calcext:value-type="float">
            <text:p>17.04772269425</text:p>
          </table:table-cell>
          <table:table-cell office:value-type="float" office:value="28.4300920933478" calcext:value-type="float">
            <text:p>28.4300920933478</text:p>
          </table:table-cell>
        </table:table-row>
        <table:table-row table:style-name="ro1">
          <table:table-cell office:value-type="float" office:value="3253.045045045" calcext:value-type="float">
            <text:p>3253.045045045</text:p>
          </table:table-cell>
          <table:table-cell office:value-type="float" office:value="53.6502301884254" calcext:value-type="float">
            <text:p>53.6502301884254</text:p>
          </table:table-cell>
          <table:table-cell office:value-type="float" office:value="57.77244600488" calcext:value-type="float">
            <text:p>57.77244600488</text:p>
          </table:table-cell>
          <table:table-cell office:value-type="float" office:value="16.72729438462" calcext:value-type="float">
            <text:p>16.72729438462</text:p>
          </table:table-cell>
          <table:table-cell office:value-type="float" office:value="27.8829158887496" calcext:value-type="float">
            <text:p>27.8829158887496</text:p>
          </table:table-cell>
        </table:table-row>
        <table:table-row table:style-name="ro1">
          <table:table-cell office:value-type="float" office:value="3256.42042042" calcext:value-type="float">
            <text:p>3256.42042042</text:p>
          </table:table-cell>
          <table:table-cell office:value-type="float" office:value="53.434006094634" calcext:value-type="float">
            <text:p>53.434006094634</text:p>
          </table:table-cell>
          <table:table-cell office:value-type="float" office:value="57.63991257813" calcext:value-type="float">
            <text:p>57.63991257813</text:p>
          </table:table-cell>
          <table:table-cell office:value-type="float" office:value="16.41566562382" calcext:value-type="float">
            <text:p>16.41566562382</text:p>
          </table:table-cell>
          <table:table-cell office:value-type="float" office:value="27.3413043646723" calcext:value-type="float">
            <text:p>27.3413043646723</text:p>
          </table:table-cell>
        </table:table-row>
        <table:table-row table:style-name="ro1">
          <table:table-cell office:value-type="float" office:value="3259.795795796" calcext:value-type="float">
            <text:p>3259.795795796</text:p>
          </table:table-cell>
          <table:table-cell office:value-type="float" office:value="53.2625561626307" calcext:value-type="float">
            <text:p>53.2625561626307</text:p>
          </table:table-cell>
          <table:table-cell office:value-type="float" office:value="57.51517367414" calcext:value-type="float">
            <text:p>57.51517367414</text:p>
          </table:table-cell>
          <table:table-cell office:value-type="float" office:value="16.11023535661" calcext:value-type="float">
            <text:p>16.11023535661</text:p>
          </table:table-cell>
          <table:table-cell office:value-type="float" office:value="26.8019530229018" calcext:value-type="float">
            <text:p>26.8019530229018</text:p>
          </table:table-cell>
        </table:table-row>
        <table:table-row table:style-name="ro1">
          <table:table-cell office:value-type="float" office:value="3263.171171171" calcext:value-type="float">
            <text:p>3263.171171171</text:p>
          </table:table-cell>
          <table:table-cell office:value-type="float" office:value="53.0976468170716" calcext:value-type="float">
            <text:p>53.0976468170716</text:p>
          </table:table-cell>
          <table:table-cell office:value-type="float" office:value="57.39352013799" calcext:value-type="float">
            <text:p>57.39352013799</text:p>
          </table:table-cell>
          <table:table-cell office:value-type="float" office:value="15.81113501087" calcext:value-type="float">
            <text:p>15.81113501087</text:p>
          </table:table-cell>
          <table:table-cell office:value-type="float" office:value="26.2671351755694" calcext:value-type="float">
            <text:p>26.2671351755694</text:p>
          </table:table-cell>
        </table:table-row>
        <table:table-row table:style-name="ro1">
          <table:table-cell office:value-type="float" office:value="3266.546546547" calcext:value-type="float">
            <text:p>3266.546546547</text:p>
          </table:table-cell>
          <table:table-cell office:value-type="float" office:value="52.9134523599643" calcext:value-type="float">
            <text:p>52.9134523599643</text:p>
          </table:table-cell>
          <table:table-cell office:value-type="float" office:value="57.27512067101" calcext:value-type="float">
            <text:p>57.27512067101</text:p>
          </table:table-cell>
          <table:table-cell office:value-type="float" office:value="15.51791758057" calcext:value-type="float">
            <text:p>15.51791758057</text:p>
          </table:table-cell>
          <table:table-cell office:value-type="float" office:value="25.7359551763812" calcext:value-type="float">
            <text:p>25.7359551763812</text:p>
          </table:table-cell>
        </table:table-row>
        <table:table-row table:style-name="ro1">
          <table:table-cell office:value-type="float" office:value="3269.921921922" calcext:value-type="float">
            <text:p>3269.921921922</text:p>
          </table:table-cell>
          <table:table-cell office:value-type="float" office:value="52.728007496606" calcext:value-type="float">
            <text:p>52.728007496606</text:p>
          </table:table-cell>
          <table:table-cell office:value-type="float" office:value="57.16060727761" calcext:value-type="float">
            <text:p>57.16060727761</text:p>
          </table:table-cell>
          <table:table-cell office:value-type="float" office:value="15.2301826292" calcext:value-type="float">
            <text:p>15.2301826292</text:p>
          </table:table-cell>
          <table:table-cell office:value-type="float" office:value="25.20937623387" calcext:value-type="float">
            <text:p>25.20937623387</text:p>
          </table:table-cell>
        </table:table-row>
        <table:table-row table:style-name="ro1">
          <table:table-cell office:value-type="float" office:value="3273.297297297" calcext:value-type="float">
            <text:p>3273.297297297</text:p>
          </table:table-cell>
          <table:table-cell office:value-type="float" office:value="52.655435842362" calcext:value-type="float">
            <text:p>52.655435842362</text:p>
          </table:table-cell>
          <table:table-cell office:value-type="float" office:value="57.05326412415" calcext:value-type="float">
            <text:p>57.05326412415</text:p>
          </table:table-cell>
          <table:table-cell office:value-type="float" office:value="14.94684275515" calcext:value-type="float">
            <text:p>14.94684275515</text:p>
          </table:table-cell>
          <table:table-cell office:value-type="float" office:value="24.6885210201918" calcext:value-type="float">
            <text:p>24.6885210201918</text:p>
          </table:table-cell>
        </table:table-row>
        <table:table-row table:style-name="ro1">
          <table:table-cell office:value-type="float" office:value="3276.672672673" calcext:value-type="float">
            <text:p>3276.672672673</text:p>
          </table:table-cell>
          <table:table-cell office:value-type="float" office:value="52.5745922699318" calcext:value-type="float">
            <text:p>52.5745922699318</text:p>
          </table:table-cell>
          <table:table-cell office:value-type="float" office:value="56.9916371821" calcext:value-type="float">
            <text:p>56.9916371821</text:p>
          </table:table-cell>
          <table:table-cell office:value-type="float" office:value="14.66862892625" calcext:value-type="float">
            <text:p>14.66862892625</text:p>
          </table:table-cell>
          <table:table-cell office:value-type="float" office:value="24.1702774606757" calcext:value-type="float">
            <text:p>24.1702774606757</text:p>
          </table:table-cell>
        </table:table-row>
        <table:table-row table:style-name="ro1">
          <table:table-cell office:value-type="float" office:value="3280.048048048" calcext:value-type="float">
            <text:p>3280.048048048</text:p>
          </table:table-cell>
          <table:table-cell office:value-type="float" office:value="52.4985098597042" calcext:value-type="float">
            <text:p>52.4985098597042</text:p>
          </table:table-cell>
          <table:table-cell office:value-type="float" office:value="56.94953203903" calcext:value-type="float">
            <text:p>56.94953203903</text:p>
          </table:table-cell>
          <table:table-cell office:value-type="float" office:value="14.39351236357" calcext:value-type="float">
            <text:p>14.39351236357</text:p>
          </table:table-cell>
          <table:table-cell office:value-type="float" office:value="23.6592622069515" calcext:value-type="float">
            <text:p>23.6592622069515</text:p>
          </table:table-cell>
        </table:table-row>
        <table:table-row table:style-name="ro1">
          <table:table-cell office:value-type="float" office:value="3283.423423423" calcext:value-type="float">
            <text:p>3283.423423423</text:p>
          </table:table-cell>
          <table:table-cell office:value-type="float" office:value="52.4292084986903" calcext:value-type="float">
            <text:p>52.4292084986903</text:p>
          </table:table-cell>
          <table:table-cell office:value-type="float" office:value="56.9123106821" calcext:value-type="float">
            <text:p>56.9123106821</text:p>
          </table:table-cell>
          <table:table-cell office:value-type="float" office:value="14.12236306191" calcext:value-type="float">
            <text:p>14.12236306191</text:p>
          </table:table-cell>
          <table:table-cell office:value-type="float" office:value="23.1514129959279" calcext:value-type="float">
            <text:p>23.1514129959279</text:p>
          </table:table-cell>
        </table:table-row>
        <table:table-row table:style-name="ro1">
          <table:table-cell office:value-type="float" office:value="3286.798798799" calcext:value-type="float">
            <text:p>3286.798798799</text:p>
          </table:table-cell>
          <table:table-cell office:value-type="float" office:value="52.3751524752345" calcext:value-type="float">
            <text:p>52.3751524752345</text:p>
          </table:table-cell>
          <table:table-cell office:value-type="float" office:value="56.88069561198" calcext:value-type="float">
            <text:p>56.88069561198</text:p>
          </table:table-cell>
          <table:table-cell office:value-type="float" office:value="13.85429093513" calcext:value-type="float">
            <text:p>13.85429093513</text:p>
          </table:table-cell>
          <table:table-cell office:value-type="float" office:value="22.6472878703277" calcext:value-type="float">
            <text:p>22.6472878703277</text:p>
          </table:table-cell>
        </table:table-row>
        <table:table-row table:style-name="ro1">
          <table:table-cell office:value-type="float" office:value="3290.174174174" calcext:value-type="float">
            <text:p>3290.174174174</text:p>
          </table:table-cell>
          <table:table-cell office:value-type="float" office:value="52.3210964517947" calcext:value-type="float">
            <text:p>52.3210964517947</text:p>
          </table:table-cell>
          <table:table-cell office:value-type="float" office:value="56.86710825873" calcext:value-type="float">
            <text:p>56.86710825873</text:p>
          </table:table-cell>
          <table:table-cell office:value-type="float" office:value="13.58970686191" calcext:value-type="float">
            <text:p>13.58970686191</text:p>
          </table:table-cell>
          <table:table-cell office:value-type="float" office:value="22.150533227705" calcext:value-type="float">
            <text:p>22.150533227705</text:p>
          </table:table-cell>
        </table:table-row>
        <table:table-row table:style-name="ro1">
          <table:table-cell office:value-type="float" office:value="3293.54954955" calcext:value-type="float">
            <text:p>3293.54954955</text:p>
          </table:table-cell>
          <table:table-cell office:value-type="float" office:value="52.3078710012157" calcext:value-type="float">
            <text:p>52.3078710012157</text:p>
          </table:table-cell>
          <table:table-cell office:value-type="float" office:value="56.86980927658" calcext:value-type="float">
            <text:p>56.86980927658</text:p>
          </table:table-cell>
          <table:table-cell office:value-type="float" office:value="13.32752877485" calcext:value-type="float">
            <text:p>13.32752877485</text:p>
          </table:table-cell>
          <table:table-cell office:value-type="float" office:value="21.6592216923543" calcext:value-type="float">
            <text:p>21.6592216923543</text:p>
          </table:table-cell>
        </table:table-row>
        <table:table-row table:style-name="ro1">
          <table:table-cell office:value-type="float" office:value="3296.924924925" calcext:value-type="float">
            <text:p>3296.924924925</text:p>
          </table:table-cell>
          <table:table-cell office:value-type="float" office:value="52.3399006378838" calcext:value-type="float">
            <text:p>52.3399006378838</text:p>
          </table:table-cell>
          <table:table-cell office:value-type="float" office:value="56.88001326564" calcext:value-type="float">
            <text:p>56.88001326564</text:p>
          </table:table-cell>
          <table:table-cell office:value-type="float" office:value="13.06716964534" calcext:value-type="float">
            <text:p>13.06716964534</text:p>
          </table:table-cell>
          <table:table-cell office:value-type="float" office:value="21.1900405281321" calcext:value-type="float">
            <text:p>21.1900405281321</text:p>
          </table:table-cell>
        </table:table-row>
        <table:table-row table:style-name="ro1">
          <table:table-cell office:value-type="float" office:value="3300.3003003" calcext:value-type="float">
            <text:p>3300.3003003</text:p>
          </table:table-cell>
          <table:table-cell office:value-type="float" office:value="52.3511062014677" calcext:value-type="float">
            <text:p>52.3511062014677</text:p>
          </table:table-cell>
          <table:table-cell office:value-type="float" office:value="56.89397222175" calcext:value-type="float">
            <text:p>56.89397222175</text:p>
          </table:table-cell>
          <table:table-cell office:value-type="float" office:value="12.80854205467" calcext:value-type="float">
            <text:p>12.80854205467</text:p>
          </table:table-cell>
          <table:table-cell office:value-type="float" office:value="20.7542368409583" calcext:value-type="float">
            <text:p>20.7542368409583</text:p>
          </table:table-cell>
        </table:table-row>
        <table:table-row table:style-name="ro1">
          <table:table-cell office:value-type="float" office:value="3303.675675676" calcext:value-type="float">
            <text:p>3303.675675676</text:p>
          </table:table-cell>
          <table:table-cell office:value-type="float" office:value="52.3130649963459" calcext:value-type="float">
            <text:p>52.3130649963459</text:p>
          </table:table-cell>
          <table:table-cell office:value-type="float" office:value="56.92323518348" calcext:value-type="float">
            <text:p>56.92323518348</text:p>
          </table:table-cell>
          <table:table-cell office:value-type="float" office:value="12.55040452235" calcext:value-type="float">
            <text:p>12.55040452235</text:p>
          </table:table-cell>
          <table:table-cell office:value-type="float" office:value="20.3549615329567" calcext:value-type="float">
            <text:p>20.3549615329567</text:p>
          </table:table-cell>
        </table:table-row>
        <table:table-row table:style-name="ro1">
          <table:table-cell office:value-type="float" office:value="3307.051051051" calcext:value-type="float">
            <text:p>3307.051051051</text:p>
          </table:table-cell>
          <table:table-cell office:value-type="float" office:value="52.3735654211669" calcext:value-type="float">
            <text:p>52.3735654211669</text:p>
          </table:table-cell>
          <table:table-cell office:value-type="float" office:value="56.96779476714" calcext:value-type="float">
            <text:p>56.96779476714</text:p>
          </table:table-cell>
          <table:table-cell office:value-type="float" office:value="12.29201021973" calcext:value-type="float">
            <text:p>12.29201021973</text:p>
          </table:table-cell>
          <table:table-cell office:value-type="float" office:value="19.9614388887379" calcext:value-type="float">
            <text:p>19.9614388887379</text:p>
          </table:table-cell>
        </table:table-row>
        <table:table-row table:style-name="ro1">
          <table:table-cell office:value-type="float" office:value="3310.426426426" calcext:value-type="float">
            <text:p>3310.426426426</text:p>
          </table:table-cell>
          <table:table-cell office:value-type="float" office:value="52.4816774680626" calcext:value-type="float">
            <text:p>52.4816774680626</text:p>
          </table:table-cell>
          <table:table-cell office:value-type="float" office:value="57.01745240147" calcext:value-type="float">
            <text:p>57.01745240147</text:p>
          </table:table-cell>
          <table:table-cell office:value-type="float" office:value="12.03329403747" calcext:value-type="float">
            <text:p>12.03329403747</text:p>
          </table:table-cell>
          <table:table-cell office:value-type="float" office:value="19.5707296192473" calcext:value-type="float">
            <text:p>19.5707296192473</text:p>
          </table:table-cell>
        </table:table-row>
        <table:table-row table:style-name="ro1">
          <table:table-cell office:value-type="float" office:value="3313.801801802" calcext:value-type="float">
            <text:p>3313.801801802</text:p>
          </table:table-cell>
          <table:table-cell office:value-type="float" office:value="52.5737746966242" calcext:value-type="float">
            <text:p>52.5737746966242</text:p>
          </table:table-cell>
          <table:table-cell office:value-type="float" office:value="57.07002283325" calcext:value-type="float">
            <text:p>57.07002283325</text:p>
          </table:table-cell>
          <table:table-cell office:value-type="float" office:value="11.77450372124" calcext:value-type="float">
            <text:p>11.77450372124</text:p>
          </table:table-cell>
          <table:table-cell office:value-type="float" office:value="19.1881494489011" calcext:value-type="float">
            <text:p>19.1881494489011</text:p>
          </table:table-cell>
        </table:table-row>
        <table:table-row table:style-name="ro1">
          <table:table-cell office:value-type="float" office:value="3317.177177177" calcext:value-type="float">
            <text:p>3317.177177177</text:p>
          </table:table-cell>
          <table:table-cell office:value-type="float" office:value="52.6498571068358" calcext:value-type="float">
            <text:p>52.6498571068358</text:p>
          </table:table-cell>
          <table:table-cell office:value-type="float" office:value="57.1358699372" calcext:value-type="float">
            <text:p>57.1358699372</text:p>
          </table:table-cell>
          <table:table-cell office:value-type="float" office:value="11.5157281895" calcext:value-type="float">
            <text:p>11.5157281895</text:p>
          </table:table-cell>
          <table:table-cell office:value-type="float" office:value="18.8105024186439" calcext:value-type="float">
            <text:p>18.8105024186439</text:p>
          </table:table-cell>
        </table:table-row>
        <table:table-row table:style-name="ro1">
          <table:table-cell office:value-type="float" office:value="3320.552552553" calcext:value-type="float">
            <text:p>3320.552552553</text:p>
          </table:table-cell>
          <table:table-cell office:value-type="float" office:value="52.7419543353975" calcext:value-type="float">
            <text:p>52.7419543353975</text:p>
          </table:table-cell>
          <table:table-cell office:value-type="float" office:value="57.2196717216" calcext:value-type="float">
            <text:p>57.2196717216</text:p>
          </table:table-cell>
          <table:table-cell office:value-type="float" office:value="11.25734406862" calcext:value-type="float">
            <text:p>11.25734406862</text:p>
          </table:table-cell>
          <table:table-cell office:value-type="float" office:value="18.4378796927254" calcext:value-type="float">
            <text:p>18.4378796927254</text:p>
          </table:table-cell>
        </table:table-row>
        <table:table-row table:style-name="ro1">
          <table:table-cell office:value-type="float" office:value="3323.927927928" calcext:value-type="float">
            <text:p>3323.927927928</text:p>
          </table:table-cell>
          <table:table-cell office:value-type="float" office:value="52.8340515639591" calcext:value-type="float">
            <text:p>52.8340515639591</text:p>
          </table:table-cell>
          <table:table-cell office:value-type="float" office:value="57.31457504023" calcext:value-type="float">
            <text:p>57.31457504023</text:p>
          </table:table-cell>
          <table:table-cell office:value-type="float" office:value="10.99999453694" calcext:value-type="float">
            <text:p>10.99999453694</text:p>
          </table:table-cell>
          <table:table-cell office:value-type="float" office:value="18.0722656163293" calcext:value-type="float">
            <text:p>18.0722656163293</text:p>
          </table:table-cell>
        </table:table-row>
        <table:table-row table:style-name="ro1">
          <table:table-cell office:value-type="float" office:value="3327.303303303" calcext:value-type="float">
            <text:p>3327.303303303</text:p>
          </table:table-cell>
          <table:table-cell office:value-type="float" office:value="52.9470209581524" calcext:value-type="float">
            <text:p>52.9470209581524</text:p>
          </table:table-cell>
          <table:table-cell office:value-type="float" office:value="57.42910192875" calcext:value-type="float">
            <text:p>57.42910192875</text:p>
          </table:table-cell>
          <table:table-cell office:value-type="float" office:value="10.74367391403" calcext:value-type="float">
            <text:p>10.74367391403</text:p>
          </table:table-cell>
          <table:table-cell office:value-type="float" office:value="17.7095887061337" calcext:value-type="float">
            <text:p>17.7095887061337</text:p>
          </table:table-cell>
        </table:table-row>
        <table:table-row table:style-name="ro1">
          <table:table-cell office:value-type="float" office:value="3330.678678679" calcext:value-type="float">
            <text:p>3330.678678679</text:p>
          </table:table-cell>
          <table:table-cell office:value-type="float" office:value="53.0983201127366" calcext:value-type="float">
            <text:p>53.0983201127366</text:p>
          </table:table-cell>
          <table:table-cell office:value-type="float" office:value="57.56365520925" calcext:value-type="float">
            <text:p>57.56365520925</text:p>
          </table:table-cell>
          <table:table-cell office:value-type="float" office:value="10.48939237408" calcext:value-type="float">
            <text:p>10.48939237408</text:p>
          </table:table-cell>
          <table:table-cell office:value-type="float" office:value="17.3543069110954" calcext:value-type="float">
            <text:p>17.3543069110954</text:p>
          </table:table-cell>
        </table:table-row>
        <table:table-row table:style-name="ro1">
          <table:table-cell office:value-type="float" office:value="3334.054054054" calcext:value-type="float">
            <text:p>3334.054054054</text:p>
          </table:table-cell>
          <table:table-cell office:value-type="float" office:value="53.2224469779663" calcext:value-type="float">
            <text:p>53.2224469779663</text:p>
          </table:table-cell>
          <table:table-cell office:value-type="float" office:value="57.70819586347" calcext:value-type="float">
            <text:p>57.70819586347</text:p>
          </table:table-cell>
          <table:table-cell office:value-type="float" office:value="10.237562232" calcext:value-type="float">
            <text:p>10.237562232</text:p>
          </table:table-cell>
          <table:table-cell office:value-type="float" office:value="17.0037885111257" calcext:value-type="float">
            <text:p>17.0037885111257</text:p>
          </table:table-cell>
        </table:table-row>
        <table:table-row table:style-name="ro1">
          <table:table-cell office:value-type="float" office:value="3337.429429429" calcext:value-type="float">
            <text:p>3337.429429429</text:p>
          </table:table-cell>
          <table:table-cell office:value-type="float" office:value="53.346573843196" calcext:value-type="float">
            <text:p>53.346573843196</text:p>
          </table:table-cell>
          <table:table-cell office:value-type="float" office:value="57.85635527511" calcext:value-type="float">
            <text:p>57.85635527511</text:p>
          </table:table-cell>
          <table:table-cell office:value-type="float" office:value="9.990067565049" calcext:value-type="float">
            <text:p>9.990067565049</text:p>
          </table:table-cell>
          <table:table-cell office:value-type="float" office:value="16.6577851886765" calcext:value-type="float">
            <text:p>16.6577851886765</text:p>
          </table:table-cell>
        </table:table-row>
        <table:table-row table:style-name="ro1">
          <table:table-cell office:value-type="float" office:value="3340.804804805" calcext:value-type="float">
            <text:p>3340.804804805</text:p>
          </table:table-cell>
          <table:table-cell office:value-type="float" office:value="53.5156191478243" calcext:value-type="float">
            <text:p>53.5156191478243</text:p>
          </table:table-cell>
          <table:table-cell office:value-type="float" office:value="58.00845630906" calcext:value-type="float">
            <text:p>58.00845630906</text:p>
          </table:table-cell>
          <table:table-cell office:value-type="float" office:value="9.74792185894" calcext:value-type="float">
            <text:p>9.74792185894</text:p>
          </table:table-cell>
          <table:table-cell office:value-type="float" office:value="16.3204881808519" calcext:value-type="float">
            <text:p>16.3204881808519</text:p>
          </table:table-cell>
        </table:table-row>
        <table:table-row table:style-name="ro1">
          <table:table-cell office:value-type="float" office:value="3344.18018018" calcext:value-type="float">
            <text:p>3344.18018018</text:p>
          </table:table-cell>
          <table:table-cell office:value-type="float" office:value="53.7258316731779" calcext:value-type="float">
            <text:p>53.7258316731779</text:p>
          </table:table-cell>
          <table:table-cell office:value-type="float" office:value="58.16844233352" calcext:value-type="float">
            <text:p>58.16844233352</text:p>
          </table:table-cell>
          <table:table-cell office:value-type="float" office:value="9.513391997397" calcext:value-type="float">
            <text:p>9.513391997397</text:p>
          </table:table-cell>
          <table:table-cell office:value-type="float" office:value="15.9866204278105" calcext:value-type="float">
            <text:p>15.9866204278105</text:p>
          </table:table-cell>
        </table:table-row>
        <table:table-row table:style-name="ro1">
          <table:table-cell office:value-type="float" office:value="3347.555555556" calcext:value-type="float">
            <text:p>3347.555555556</text:p>
          </table:table-cell>
          <table:table-cell office:value-type="float" office:value="53.8968968648012" calcext:value-type="float">
            <text:p>53.8968968648012</text:p>
          </table:table-cell>
          <table:table-cell office:value-type="float" office:value="58.35029343908" calcext:value-type="float">
            <text:p>58.35029343908</text:p>
          </table:table-cell>
          <table:table-cell office:value-type="float" office:value="9.287737273979" calcext:value-type="float">
            <text:p>9.287737273979</text:p>
          </table:table-cell>
          <table:table-cell office:value-type="float" office:value="15.6608999057625" calcext:value-type="float">
            <text:p>15.6608999057625</text:p>
          </table:table-cell>
        </table:table-row>
        <table:table-row table:style-name="ro1">
          <table:table-cell office:value-type="float" office:value="3350.930930931" calcext:value-type="float">
            <text:p>3350.930930931</text:p>
          </table:table-cell>
          <table:table-cell office:value-type="float" office:value="54.11201483" calcext:value-type="float">
            <text:p>54.11201483</text:p>
          </table:table-cell>
          <table:table-cell office:value-type="float" office:value="58.56623157914" calcext:value-type="float">
            <text:p>58.56623157914</text:p>
          </table:table-cell>
          <table:table-cell office:value-type="float" office:value="9.071810484135" calcext:value-type="float">
            <text:p>9.071810484135</text:p>
          </table:table-cell>
          <table:table-cell office:value-type="float" office:value="15.3411248559572" calcext:value-type="float">
            <text:p>15.3411248559572</text:p>
          </table:table-cell>
        </table:table-row>
        <table:table-row table:style-name="ro1">
          <table:table-cell office:value-type="float" office:value="3354.306306306" calcext:value-type="float">
            <text:p>3354.306306306</text:p>
          </table:table-cell>
          <table:table-cell office:value-type="float" office:value="54.3773895073701" calcext:value-type="float">
            <text:p>54.3773895073701</text:p>
          </table:table-cell>
          <table:table-cell office:value-type="float" office:value="58.79057727262" calcext:value-type="float">
            <text:p>58.79057727262</text:p>
          </table:table-cell>
          <table:table-cell office:value-type="float" office:value="8.866566524272" calcext:value-type="float">
            <text:p>8.866566524272</text:p>
          </table:table-cell>
          <table:table-cell office:value-type="float" office:value="15.0265939061342" calcext:value-type="float">
            <text:p>15.0265939061342</text:p>
          </table:table-cell>
        </table:table-row>
        <table:table-row table:style-name="ro1">
          <table:table-cell office:value-type="float" office:value="3357.681681682" calcext:value-type="float">
            <text:p>3357.681681682</text:p>
          </table:table-cell>
          <table:table-cell office:value-type="float" office:value="54.6205454277783" calcext:value-type="float">
            <text:p>54.6205454277783</text:p>
          </table:table-cell>
          <table:table-cell office:value-type="float" office:value="59.03528476108" calcext:value-type="float">
            <text:p>59.03528476108</text:p>
          </table:table-cell>
          <table:table-cell office:value-type="float" office:value="8.672196895911" calcext:value-type="float">
            <text:p>8.672196895911</text:p>
          </table:table-cell>
          <table:table-cell office:value-type="float" office:value="14.7406761826132" calcext:value-type="float">
            <text:p>14.7406761826132</text:p>
          </table:table-cell>
        </table:table-row>
        <table:table-row table:style-name="ro1">
          <table:table-cell office:value-type="float" office:value="3361.057057057" calcext:value-type="float">
            <text:p>3361.057057057</text:p>
          </table:table-cell>
          <table:table-cell office:value-type="float" office:value="54.8748107266755" calcext:value-type="float">
            <text:p>54.8748107266755</text:p>
          </table:table-cell>
          <table:table-cell office:value-type="float" office:value="59.29753590505" calcext:value-type="float">
            <text:p>59.29753590505</text:p>
          </table:table-cell>
          <table:table-cell office:value-type="float" office:value="8.489985108066" calcext:value-type="float">
            <text:p>8.489985108066</text:p>
          </table:table-cell>
          <table:table-cell office:value-type="float" office:value="14.4606746676005" calcext:value-type="float">
            <text:p>14.4606746676005</text:p>
          </table:table-cell>
        </table:table-row>
        <table:table-row table:style-name="ro1">
          <table:table-cell office:value-type="float" office:value="3364.432432432" calcext:value-type="float">
            <text:p>3364.432432432</text:p>
          </table:table-cell>
          <table:table-cell office:value-type="float" office:value="55.1221506987324" calcext:value-type="float">
            <text:p>55.1221506987324</text:p>
          </table:table-cell>
          <table:table-cell office:value-type="float" office:value="59.57834802932" calcext:value-type="float">
            <text:p>59.57834802932</text:p>
          </table:table-cell>
          <table:table-cell office:value-type="float" office:value="8.319645991154" calcext:value-type="float">
            <text:p>8.319645991154</text:p>
          </table:table-cell>
          <table:table-cell office:value-type="float" office:value="14.1871741448699" calcext:value-type="float">
            <text:p>14.1871741448699</text:p>
          </table:table-cell>
        </table:table-row>
        <table:table-row table:style-name="ro1">
          <table:table-cell office:value-type="float" office:value="3367.807807808" calcext:value-type="float">
            <text:p>3367.807807808</text:p>
          </table:table-cell>
          <table:table-cell office:value-type="float" office:value="55.3833413244698" calcext:value-type="float">
            <text:p>55.3833413244698</text:p>
          </table:table-cell>
          <table:table-cell office:value-type="float" office:value="59.86523019984" calcext:value-type="float">
            <text:p>59.86523019984</text:p>
          </table:table-cell>
          <table:table-cell office:value-type="float" office:value="8.162695798439" calcext:value-type="float">
            <text:p>8.162695798439</text:p>
          </table:table-cell>
          <table:table-cell office:value-type="float" office:value="13.9206120166475" calcext:value-type="float">
            <text:p>13.9206120166475</text:p>
          </table:table-cell>
        </table:table-row>
        <table:table-row table:style-name="ro1">
          <table:table-cell office:value-type="float" office:value="3371.183183183" calcext:value-type="float">
            <text:p>3371.183183183</text:p>
          </table:table-cell>
          <table:table-cell office:value-type="float" office:value="55.7395628241664" calcext:value-type="float">
            <text:p>55.7395628241664</text:p>
          </table:table-cell>
          <table:table-cell office:value-type="float" office:value="60.17584120672" calcext:value-type="float">
            <text:p>60.17584120672</text:p>
          </table:table-cell>
          <table:table-cell office:value-type="float" office:value="8.01814524889" calcext:value-type="float">
            <text:p>8.01814524889</text:p>
          </table:table-cell>
          <table:table-cell office:value-type="float" office:value="13.6597428442591" calcext:value-type="float">
            <text:p>13.6597428442591</text:p>
          </table:table-cell>
        </table:table-row>
        <table:table-row table:style-name="ro1">
          <table:table-cell office:value-type="float" office:value="3374.558558559" calcext:value-type="float">
            <text:p>3374.558558559</text:p>
          </table:table-cell>
          <table:table-cell office:value-type="float" office:value="56.0929949561079" calcext:value-type="float">
            <text:p>56.0929949561079</text:p>
          </table:table-cell>
          <table:table-cell office:value-type="float" office:value="60.51168870369" calcext:value-type="float">
            <text:p>60.51168870369</text:p>
          </table:table-cell>
          <table:table-cell office:value-type="float" office:value="7.887640611025" calcext:value-type="float">
            <text:p>7.887640611025</text:p>
          </table:table-cell>
          <table:table-cell office:value-type="float" office:value="13.4119352305476" calcext:value-type="float">
            <text:p>13.4119352305476</text:p>
          </table:table-cell>
        </table:table-row>
        <table:table-row table:style-name="ro1">
          <table:table-cell office:value-type="float" office:value="3377.933933934" calcext:value-type="float">
            <text:p>3377.933933934</text:p>
          </table:table-cell>
          <table:table-cell office:value-type="float" office:value="56.448302697418" calcext:value-type="float">
            <text:p>56.448302697418</text:p>
          </table:table-cell>
          <table:table-cell office:value-type="float" office:value="60.85298187256" calcext:value-type="float">
            <text:p>60.85298187256</text:p>
          </table:table-cell>
          <table:table-cell office:value-type="float" office:value="7.769715694069" calcext:value-type="float">
            <text:p>7.769715694069</text:p>
          </table:table-cell>
          <table:table-cell office:value-type="float" office:value="13.1686352325261" calcext:value-type="float">
            <text:p>13.1686352325261</text:p>
          </table:table-cell>
        </table:table-row>
        <table:table-row table:style-name="ro1">
          <table:table-cell office:value-type="float" office:value="3381.309309309" calcext:value-type="float">
            <text:p>3381.309309309</text:p>
          </table:table-cell>
          <table:table-cell office:value-type="float" office:value="56.8106800431948" calcext:value-type="float">
            <text:p>56.8106800431948</text:p>
          </table:table-cell>
          <table:table-cell office:value-type="float" office:value="61.203009187" calcext:value-type="float">
            <text:p>61.203009187</text:p>
          </table:table-cell>
          <table:table-cell office:value-type="float" office:value="7.665592684272" calcext:value-type="float">
            <text:p>7.665592684272</text:p>
          </table:table-cell>
          <table:table-cell office:value-type="float" office:value="12.9351118284761" calcext:value-type="float">
            <text:p>12.9351118284761</text:p>
          </table:table-cell>
        </table:table-row>
        <table:table-row table:style-name="ro1">
          <table:table-cell office:value-type="float" office:value="3384.684684685" calcext:value-type="float">
            <text:p>3384.684684685</text:p>
          </table:table-cell>
          <table:table-cell office:value-type="float" office:value="57.2050870256557" calcext:value-type="float">
            <text:p>57.2050870256557</text:p>
          </table:table-cell>
          <table:table-cell office:value-type="float" office:value="61.57248071238" calcext:value-type="float">
            <text:p>61.57248071238</text:p>
          </table:table-cell>
          <table:table-cell office:value-type="float" office:value="7.575091045022" calcext:value-type="float">
            <text:p>7.575091045022</text:p>
          </table:table-cell>
          <table:table-cell office:value-type="float" office:value="12.7104448129784" calcext:value-type="float">
            <text:p>12.7104448129784</text:p>
          </table:table-cell>
        </table:table-row>
        <table:table-row table:style-name="ro1">
          <table:table-cell office:value-type="float" office:value="3388.06006006" calcext:value-type="float">
            <text:p>3388.06006006</text:p>
          </table:table-cell>
          <table:table-cell office:value-type="float" office:value="57.5665025204825" calcext:value-type="float">
            <text:p>57.5665025204825</text:p>
          </table:table-cell>
          <table:table-cell office:value-type="float" office:value="61.9482465876" calcext:value-type="float">
            <text:p>61.9482465876</text:p>
          </table:table-cell>
          <table:table-cell office:value-type="float" office:value="7.498237875099" calcext:value-type="float">
            <text:p>7.498237875099</text:p>
          </table:table-cell>
          <table:table-cell office:value-type="float" office:value="12.4924551618302" calcext:value-type="float">
            <text:p>12.4924551618302</text:p>
          </table:table-cell>
        </table:table-row>
        <table:table-row table:style-name="ro1">
          <table:table-cell office:value-type="float" office:value="3391.435435435" calcext:value-type="float">
            <text:p>3391.435435435</text:p>
          </table:table-cell>
          <table:table-cell office:value-type="float" office:value="57.9528299549471" calcext:value-type="float">
            <text:p>57.9528299549471</text:p>
          </table:table-cell>
          <table:table-cell office:value-type="float" office:value="62.34487201359" calcext:value-type="float">
            <text:p>62.34487201359</text:p>
          </table:table-cell>
          <table:table-cell office:value-type="float" office:value="7.43527629371" calcext:value-type="float">
            <text:p>7.43527629371</text:p>
          </table:table-cell>
          <table:table-cell office:value-type="float" office:value="12.2875771736685" calcext:value-type="float">
            <text:p>12.2875771736685</text:p>
          </table:table-cell>
        </table:table-row>
        <table:table-row table:style-name="ro1">
          <table:table-cell office:value-type="float" office:value="3394.810810811" calcext:value-type="float">
            <text:p>3394.810810811</text:p>
          </table:table-cell>
          <table:table-cell office:value-type="float" office:value="58.4012929608479" calcext:value-type="float">
            <text:p>58.4012929608479</text:p>
          </table:table-cell>
          <table:table-cell office:value-type="float" office:value="62.74922703885" calcext:value-type="float">
            <text:p>62.74922703885</text:p>
          </table:table-cell>
          <table:table-cell office:value-type="float" office:value="7.385545568335" calcext:value-type="float">
            <text:p>7.385545568335</text:p>
          </table:table-cell>
          <table:table-cell office:value-type="float" office:value="12.0877274705519" calcext:value-type="float">
            <text:p>12.0877274705519</text:p>
          </table:table-cell>
        </table:table-row>
        <table:table-row table:style-name="ro1">
          <table:table-cell office:value-type="float" office:value="3398.186186186" calcext:value-type="float">
            <text:p>3398.186186186</text:p>
          </table:table-cell>
          <table:table-cell office:value-type="float" office:value="58.8017115117465" calcext:value-type="float">
            <text:p>58.8017115117465</text:p>
          </table:table-cell>
          <table:table-cell office:value-type="float" office:value="63.14765936848" calcext:value-type="float">
            <text:p>63.14765936848</text:p>
          </table:table-cell>
          <table:table-cell office:value-type="float" office:value="7.348667687144" calcext:value-type="float">
            <text:p>7.348667687144</text:p>
          </table:table-cell>
          <table:table-cell office:value-type="float" office:value="11.8991896649899" calcext:value-type="float">
            <text:p>11.8991896649899</text:p>
          </table:table-cell>
        </table:table-row>
        <table:table-row table:style-name="ro1">
          <table:table-cell office:value-type="float" office:value="3401.561561562" calcext:value-type="float">
            <text:p>3401.561561562</text:p>
          </table:table-cell>
          <table:table-cell office:value-type="float" office:value="59.2681611304448" calcext:value-type="float">
            <text:p>59.2681611304448</text:p>
          </table:table-cell>
          <table:table-cell office:value-type="float" office:value="63.51482569363" calcext:value-type="float">
            <text:p>63.51482569363</text:p>
          </table:table-cell>
          <table:table-cell office:value-type="float" office:value="7.323329577826" calcext:value-type="float">
            <text:p>7.323329577826</text:p>
          </table:table-cell>
          <table:table-cell office:value-type="float" office:value="11.720961013967" calcext:value-type="float">
            <text:p>11.720961013967</text:p>
          </table:table-cell>
        </table:table-row>
        <table:table-row table:style-name="ro1">
          <table:table-cell office:value-type="float" office:value="3404.936936937" calcext:value-type="float">
            <text:p>3404.936936937</text:p>
          </table:table-cell>
          <table:table-cell office:value-type="float" office:value="59.7937164900547" calcext:value-type="float">
            <text:p>59.7937164900547</text:p>
          </table:table-cell>
          <table:table-cell office:value-type="float" office:value="63.79728047888" calcext:value-type="float">
            <text:p>63.79728047888</text:p>
          </table:table-cell>
          <table:table-cell office:value-type="float" office:value="7.310440524415" calcext:value-type="float">
            <text:p>7.310440524415</text:p>
          </table:table-cell>
          <table:table-cell office:value-type="float" office:value="11.5499528794165" calcext:value-type="float">
            <text:p>11.5499528794165</text:p>
          </table:table-cell>
        </table:table-row>
        <table:table-row table:style-name="ro1">
          <table:table-cell office:value-type="float" office:value="3408.312312312" calcext:value-type="float">
            <text:p>3408.312312312</text:p>
          </table:table-cell>
          <table:table-cell office:value-type="float" office:value="60.2802207010772" calcext:value-type="float">
            <text:p>60.2802207010772</text:p>
          </table:table-cell>
          <table:table-cell office:value-type="float" office:value="64.07460450789" calcext:value-type="float">
            <text:p>64.07460450789</text:p>
          </table:table-cell>
          <table:table-cell office:value-type="float" office:value="7.308452298577" calcext:value-type="float">
            <text:p>7.308452298577</text:p>
          </table:table-cell>
          <table:table-cell office:value-type="float" office:value="11.3948825098028" calcext:value-type="float">
            <text:p>11.3948825098028</text:p>
          </table:table-cell>
        </table:table-row>
        <table:table-row table:style-name="ro1">
          <table:table-cell office:value-type="float" office:value="3411.687687688" calcext:value-type="float">
            <text:p>3411.687687688</text:p>
          </table:table-cell>
          <table:table-cell office:value-type="float" office:value="60.7827397304178" calcext:value-type="float">
            <text:p>60.7827397304178</text:p>
          </table:table-cell>
          <table:table-cell office:value-type="float" office:value="64.4341153898" calcext:value-type="float">
            <text:p>64.4341153898</text:p>
          </table:table-cell>
          <table:table-cell office:value-type="float" office:value="7.318430440468" calcext:value-type="float">
            <text:p>7.318430440468</text:p>
          </table:table-cell>
          <table:table-cell office:value-type="float" office:value="11.2461127534545" calcext:value-type="float">
            <text:p>11.2461127534545</text:p>
          </table:table-cell>
        </table:table-row>
        <table:table-row table:style-name="ro1">
          <table:table-cell office:value-type="float" office:value="3415.063063063" calcext:value-type="float">
            <text:p>3415.063063063</text:p>
          </table:table-cell>
          <table:table-cell office:value-type="float" office:value="61.3343131582741" calcext:value-type="float">
            <text:p>61.3343131582741</text:p>
          </table:table-cell>
          <table:table-cell office:value-type="float" office:value="64.86757819208" calcext:value-type="float">
            <text:p>64.86757819208</text:p>
          </table:table-cell>
          <table:table-cell office:value-type="float" office:value="7.339654239485" calcext:value-type="float">
            <text:p>7.339654239485</text:p>
          </table:table-cell>
          <table:table-cell office:value-type="float" office:value="11.1113224145177" calcext:value-type="float">
            <text:p>11.1113224145177</text:p>
          </table:table-cell>
        </table:table-row>
        <table:table-row table:style-name="ro1">
          <table:table-cell office:value-type="float" office:value="3418.438438438" calcext:value-type="float">
            <text:p>3418.438438438</text:p>
          </table:table-cell>
          <table:table-cell office:value-type="float" office:value="61.8748733927204" calcext:value-type="float">
            <text:p>61.8748733927204</text:p>
          </table:table-cell>
          <table:table-cell office:value-type="float" office:value="65.33709174301" calcext:value-type="float">
            <text:p>65.33709174301</text:p>
          </table:table-cell>
          <table:table-cell office:value-type="float" office:value="7.37259411401" calcext:value-type="float">
            <text:p>7.37259411401</text:p>
          </table:table-cell>
          <table:table-cell office:value-type="float" office:value="10.9886027493438" calcext:value-type="float">
            <text:p>10.9886027493438</text:p>
          </table:table-cell>
        </table:table-row>
        <table:table-row table:style-name="ro1">
          <table:table-cell office:value-type="float" office:value="3421.813813814" calcext:value-type="float">
            <text:p>3421.813813814</text:p>
          </table:table-cell>
          <table:table-cell office:value-type="float" office:value="62.4154336271828" calcext:value-type="float">
            <text:p>62.4154336271828</text:p>
          </table:table-cell>
          <table:table-cell office:value-type="float" office:value="65.82265043302" calcext:value-type="float">
            <text:p>65.82265043302</text:p>
          </table:table-cell>
          <table:table-cell office:value-type="float" office:value="7.417435018864" calcext:value-type="float">
            <text:p>7.417435018864</text:p>
          </table:table-cell>
          <table:table-cell office:value-type="float" office:value="10.8737291570898" calcext:value-type="float">
            <text:p>10.8737291570898</text:p>
          </table:table-cell>
        </table:table-row>
        <table:table-row table:style-name="ro1">
          <table:table-cell office:value-type="float" office:value="3425.189189189" calcext:value-type="float">
            <text:p>3425.189189189</text:p>
          </table:table-cell>
          <table:table-cell office:value-type="float" office:value="62.9399790433111" calcext:value-type="float">
            <text:p>62.9399790433111</text:p>
          </table:table-cell>
          <table:table-cell office:value-type="float" office:value="66.3186228287" calcext:value-type="float">
            <text:p>66.3186228287</text:p>
          </table:table-cell>
          <table:table-cell office:value-type="float" office:value="7.47460136045" calcext:value-type="float">
            <text:p>7.47460136045</text:p>
          </table:table-cell>
          <table:table-cell office:value-type="float" office:value="10.77899275592" calcext:value-type="float">
            <text:p>10.77899275592</text:p>
          </table:table-cell>
        </table:table-row>
        <table:table-row table:style-name="ro1">
          <table:table-cell office:value-type="float" office:value="3428.564564565" calcext:value-type="float">
            <text:p>3428.564564565</text:p>
          </table:table-cell>
          <table:table-cell office:value-type="float" office:value="63.4805392777735" calcext:value-type="float">
            <text:p>63.4805392777735</text:p>
          </table:table-cell>
          <table:table-cell office:value-type="float" office:value="66.82607660336" calcext:value-type="float">
            <text:p>66.82607660336</text:p>
          </table:table-cell>
          <table:table-cell office:value-type="float" office:value="7.544246971966" calcext:value-type="float">
            <text:p>7.544246971966</text:p>
          </table:table-cell>
          <table:table-cell office:value-type="float" office:value="10.7155811441866" calcext:value-type="float">
            <text:p>10.7155811441866</text:p>
          </table:table-cell>
        </table:table-row>
        <table:table-row table:style-name="ro1">
          <table:table-cell office:value-type="float" office:value="3431.93993994" calcext:value-type="float">
            <text:p>3431.93993994</text:p>
          </table:table-cell>
          <table:table-cell office:value-type="float" office:value="64.0371143305539" calcext:value-type="float">
            <text:p>64.0371143305539</text:p>
          </table:table-cell>
          <table:table-cell office:value-type="float" office:value="67.34242055122" calcext:value-type="float">
            <text:p>67.34242055122</text:p>
          </table:table-cell>
          <table:table-cell office:value-type="float" office:value="7.626347096245" calcext:value-type="float">
            <text:p>7.626347096245</text:p>
          </table:table-cell>
          <table:table-cell office:value-type="float" office:value="10.7286146752661" calcext:value-type="float">
            <text:p>10.7286146752661</text:p>
          </table:table-cell>
        </table:table-row>
        <table:table-row table:style-name="ro1">
          <table:table-cell office:value-type="float" office:value="3435.315315315" calcext:value-type="float">
            <text:p>3435.315315315</text:p>
          </table:table-cell>
          <table:table-cell office:value-type="float" office:value="64.6198036366758" calcext:value-type="float">
            <text:p>64.6198036366758</text:p>
          </table:table-cell>
          <table:table-cell office:value-type="float" office:value="67.86383039845" calcext:value-type="float">
            <text:p>67.86383039845</text:p>
          </table:table-cell>
          <table:table-cell office:value-type="float" office:value="7.722213817639" calcext:value-type="float">
            <text:p>7.722213817639</text:p>
          </table:table-cell>
          <table:table-cell office:value-type="float" office:value="10.8267240628807" calcext:value-type="float">
            <text:p>10.8267240628807</text:p>
          </table:table-cell>
        </table:table-row>
        <table:table-row table:style-name="ro1">
          <table:table-cell office:value-type="float" office:value="3438.690690691" calcext:value-type="float">
            <text:p>3438.690690691</text:p>
          </table:table-cell>
          <table:table-cell office:value-type="float" office:value="65.2684759180178" calcext:value-type="float">
            <text:p>65.2684759180178</text:p>
          </table:table-cell>
          <table:table-cell office:value-type="float" office:value="68.39298455181" calcext:value-type="float">
            <text:p>68.39298455181</text:p>
          </table:table-cell>
          <table:table-cell office:value-type="float" office:value="7.832575857786" calcext:value-type="float">
            <text:p>7.832575857786</text:p>
          </table:table-cell>
          <table:table-cell office:value-type="float" office:value="10.9760937066108" calcext:value-type="float">
            <text:p>10.9760937066108</text:p>
          </table:table-cell>
        </table:table-row>
        <table:table-row table:style-name="ro1">
          <table:table-cell office:value-type="float" office:value="3442.066066066" calcext:value-type="float">
            <text:p>3442.066066066</text:p>
          </table:table-cell>
          <table:table-cell office:value-type="float" office:value="65.9011333810418" calcext:value-type="float">
            <text:p>65.9011333810418</text:p>
          </table:table-cell>
          <table:table-cell office:value-type="float" office:value="68.93384903407" calcext:value-type="float">
            <text:p>68.93384903407</text:p>
          </table:table-cell>
          <table:table-cell office:value-type="float" office:value="7.958139038338" calcext:value-type="float">
            <text:p>7.958139038338</text:p>
          </table:table-cell>
          <table:table-cell office:value-type="float" office:value="11.150645754737" calcext:value-type="float">
            <text:p>11.150645754737</text:p>
          </table:table-cell>
        </table:table-row>
        <table:table-row table:style-name="ro1">
          <table:table-cell office:value-type="float" office:value="3445.441441441" calcext:value-type="float">
            <text:p>3445.441441441</text:p>
          </table:table-cell>
          <table:table-cell office:value-type="float" office:value="66.5177760257158" calcext:value-type="float">
            <text:p>66.5177760257158</text:p>
          </table:table-cell>
          <table:table-cell office:value-type="float" office:value="69.4913129441" calcext:value-type="float">
            <text:p>69.4913129441</text:p>
          </table:table-cell>
          <table:table-cell office:value-type="float" office:value="8.100120242525" calcext:value-type="float">
            <text:p>8.100120242525</text:p>
          </table:table-cell>
          <table:table-cell office:value-type="float" office:value="11.3318628050801" calcext:value-type="float">
            <text:p>11.3318628050801</text:p>
          </table:table-cell>
        </table:table-row>
        <table:table-row table:style-name="ro1">
          <table:table-cell office:value-type="float" office:value="3448.816816817" calcext:value-type="float">
            <text:p>3448.816816817</text:p>
          </table:table-cell>
          <table:table-cell office:value-type="float" office:value="67.1373523158033" calcext:value-type="float">
            <text:p>67.1373523158033</text:p>
          </table:table-cell>
          <table:table-cell office:value-type="float" office:value="70.06282879841" calcext:value-type="float">
            <text:p>70.06282879841</text:p>
          </table:table-cell>
          <table:table-cell office:value-type="float" office:value="8.259495153643" calcext:value-type="float">
            <text:p>8.259495153643</text:p>
          </table:table-cell>
          <table:table-cell office:value-type="float" office:value="11.5262880265074" calcext:value-type="float">
            <text:p>11.5262880265074</text:p>
          </table:table-cell>
        </table:table-row>
        <table:table-row table:style-name="ro1">
          <table:table-cell office:value-type="float" office:value="3452.192192192" calcext:value-type="float">
            <text:p>3452.192192192</text:p>
          </table:table-cell>
          <table:table-cell office:value-type="float" office:value="67.7350464967457" calcext:value-type="float">
            <text:p>67.7350464967457</text:p>
          </table:table-cell>
          <table:table-cell office:value-type="float" office:value="70.63603070795" calcext:value-type="float">
            <text:p>70.63603070795</text:p>
          </table:table-cell>
          <table:table-cell office:value-type="float" office:value="8.4379632372" calcext:value-type="float">
            <text:p>8.4379632372</text:p>
          </table:table-cell>
          <table:table-cell office:value-type="float" office:value="11.7376214126495" calcext:value-type="float">
            <text:p>11.7376214126495</text:p>
          </table:table-cell>
        </table:table-row>
        <table:table-row table:style-name="ro1">
          <table:table-cell office:value-type="float" office:value="3455.567567568" calcext:value-type="float">
            <text:p>3455.567567568</text:p>
          </table:table-cell>
          <table:table-cell office:value-type="float" office:value="68.3677039597697" calcext:value-type="float">
            <text:p>68.3677039597697</text:p>
          </table:table-cell>
          <table:table-cell office:value-type="float" office:value="71.22426549213" calcext:value-type="float">
            <text:p>71.22426549213</text:p>
          </table:table-cell>
          <table:table-cell office:value-type="float" office:value="8.636214318362" calcext:value-type="float">
            <text:p>8.636214318362</text:p>
          </table:table-cell>
          <table:table-cell office:value-type="float" office:value="11.9583843800035" calcext:value-type="float">
            <text:p>11.9583843800035</text:p>
          </table:table-cell>
        </table:table-row>
        <table:table-row table:style-name="ro1">
          <table:table-cell office:value-type="float" office:value="3458.942942943" calcext:value-type="float">
            <text:p>3458.942942943</text:p>
          </table:table-cell>
          <table:table-cell office:value-type="float" office:value="69.0003614227777" calcext:value-type="float">
            <text:p>69.0003614227777</text:p>
          </table:table-cell>
          <table:table-cell office:value-type="float" office:value="71.82726556806" calcext:value-type="float">
            <text:p>71.82726556806</text:p>
          </table:table-cell>
          <table:table-cell office:value-type="float" office:value="8.859494438407" calcext:value-type="float">
            <text:p>8.859494438407</text:p>
          </table:table-cell>
          <table:table-cell office:value-type="float" office:value="12.201174500328" calcext:value-type="float">
            <text:p>12.201174500328</text:p>
          </table:table-cell>
        </table:table-row>
        <table:table-row table:style-name="ro1">
          <table:table-cell office:value-type="float" office:value="3462.318318318" calcext:value-type="float">
            <text:p>3462.318318318</text:p>
          </table:table-cell>
          <table:table-cell office:value-type="float" office:value="69.6439358941006" calcext:value-type="float">
            <text:p>69.6439358941006</text:p>
          </table:table-cell>
          <table:table-cell office:value-type="float" office:value="72.40160891817" calcext:value-type="float">
            <text:p>72.40160891817</text:p>
          </table:table-cell>
          <table:table-cell office:value-type="float" office:value="9.108397703861" calcext:value-type="float">
            <text:p>9.108397703861</text:p>
          </table:table-cell>
          <table:table-cell office:value-type="float" office:value="12.4519578422965" calcext:value-type="float">
            <text:p>12.4519578422965</text:p>
          </table:table-cell>
        </table:table-row>
        <table:table-row table:style-name="ro1">
          <table:table-cell office:value-type="float" office:value="3465.693693694" calcext:value-type="float">
            <text:p>3465.693693694</text:p>
          </table:table-cell>
          <table:table-cell office:value-type="float" office:value="70.2545669703368" calcext:value-type="float">
            <text:p>70.2545669703368</text:p>
          </table:table-cell>
          <table:table-cell office:value-type="float" office:value="72.97062408785" calcext:value-type="float">
            <text:p>72.97062408785</text:p>
          </table:table-cell>
          <table:table-cell office:value-type="float" office:value="9.388350045656" calcext:value-type="float">
            <text:p>9.388350045656</text:p>
          </table:table-cell>
          <table:table-cell office:value-type="float" office:value="12.7186723126794" calcext:value-type="float">
            <text:p>12.7186723126794</text:p>
          </table:table-cell>
        </table:table-row>
        <table:table-row table:style-name="ro1">
          <table:table-cell office:value-type="float" office:value="3469.069069069" calcext:value-type="float">
            <text:p>3469.069069069</text:p>
          </table:table-cell>
          <table:table-cell office:value-type="float" office:value="70.9154547587603" calcext:value-type="float">
            <text:p>70.9154547587603</text:p>
          </table:table-cell>
          <table:table-cell office:value-type="float" office:value="73.53740447813" calcext:value-type="float">
            <text:p>73.53740447813</text:p>
          </table:table-cell>
          <table:table-cell office:value-type="float" office:value="9.700664900601" calcext:value-type="float">
            <text:p>9.700664900601</text:p>
          </table:table-cell>
          <table:table-cell office:value-type="float" office:value="13.0008267573719" calcext:value-type="float">
            <text:p>13.0008267573719</text:p>
          </table:table-cell>
        </table:table-row>
        <table:table-row table:style-name="ro1">
          <table:table-cell office:value-type="float" office:value="3472.444444444" calcext:value-type="float">
            <text:p>3472.444444444</text:p>
          </table:table-cell>
          <table:table-cell office:value-type="float" office:value="71.5950505481779" calcext:value-type="float">
            <text:p>71.5950505481779</text:p>
          </table:table-cell>
          <table:table-cell office:value-type="float" office:value="74.10177383768" calcext:value-type="float">
            <text:p>74.10177383768</text:p>
          </table:table-cell>
          <table:table-cell office:value-type="float" office:value="10.04927660812" calcext:value-type="float">
            <text:p>10.04927660812</text:p>
          </table:table-cell>
          <table:table-cell office:value-type="float" office:value="13.2909374786159" calcext:value-type="float">
            <text:p>13.2909374786159</text:p>
          </table:table-cell>
        </table:table-row>
        <table:table-row table:style-name="ro1">
          <table:table-cell office:value-type="float" office:value="3475.81981982" calcext:value-type="float">
            <text:p>3475.81981982</text:p>
          </table:table-cell>
          <table:table-cell office:value-type="float" office:value="72.25973764787" calcext:value-type="float">
            <text:p>72.25973764787</text:p>
          </table:table-cell>
          <table:table-cell office:value-type="float" office:value="74.66422097942" calcext:value-type="float">
            <text:p>74.66422097942</text:p>
          </table:table-cell>
          <table:table-cell office:value-type="float" office:value="10.43017668342" calcext:value-type="float">
            <text:p>10.43017668342</text:p>
          </table:table-cell>
          <table:table-cell office:value-type="float" office:value="13.6063698148419" calcext:value-type="float">
            <text:p>13.6063698148419</text:p>
          </table:table-cell>
        </table:table-row>
        <table:table-row table:style-name="ro1">
          <table:table-cell office:value-type="float" office:value="3479.195195195" calcext:value-type="float">
            <text:p>3479.195195195</text:p>
          </table:table-cell>
          <table:table-cell office:value-type="float" office:value="72.9275507631497" calcext:value-type="float">
            <text:p>72.9275507631497</text:p>
          </table:table-cell>
          <table:table-cell office:value-type="float" office:value="75.23247591067" calcext:value-type="float">
            <text:p>75.23247591067</text:p>
          </table:table-cell>
          <table:table-cell office:value-type="float" office:value="10.83319089196" calcext:value-type="float">
            <text:p>10.83319089196</text:p>
          </table:table-cell>
          <table:table-cell office:value-type="float" office:value="13.9382231960353" calcext:value-type="float">
            <text:p>13.9382231960353</text:p>
          </table:table-cell>
        </table:table-row>
        <table:table-row table:style-name="ro1">
          <table:table-cell office:value-type="float" office:value="3482.570570571" calcext:value-type="float">
            <text:p>3482.570570571</text:p>
          </table:table-cell>
          <table:table-cell office:value-type="float" office:value="73.6142642495975" calcext:value-type="float">
            <text:p>73.6142642495975</text:p>
          </table:table-cell>
          <table:table-cell office:value-type="float" office:value="75.84094751282" calcext:value-type="float">
            <text:p>75.84094751282</text:p>
          </table:table-cell>
          <table:table-cell office:value-type="float" office:value="11.24486763416" calcext:value-type="float">
            <text:p>11.24486763416</text:p>
          </table:table-cell>
          <table:table-cell office:value-type="float" office:value="14.3019349496694" calcext:value-type="float">
            <text:p>14.3019349496694</text:p>
          </table:table-cell>
        </table:table-row>
        <table:table-row table:style-name="ro1">
          <table:table-cell office:value-type="float" office:value="3485.945945946" calcext:value-type="float">
            <text:p>3485.945945946</text:p>
          </table:table-cell>
          <table:table-cell office:value-type="float" office:value="74.2698137652483" calcext:value-type="float">
            <text:p>74.2698137652483</text:p>
          </table:table-cell>
          <table:table-cell office:value-type="float" office:value="76.44949915131" calcext:value-type="float">
            <text:p>76.44949915131</text:p>
          </table:table-cell>
          <table:table-cell office:value-type="float" office:value="11.65353527305" calcext:value-type="float">
            <text:p>11.65353527305</text:p>
          </table:table-cell>
          <table:table-cell office:value-type="float" office:value="14.6807398514489" calcext:value-type="float">
            <text:p>14.6807398514489</text:p>
          </table:table-cell>
        </table:table-row>
        <table:table-row table:style-name="ro1">
          <table:table-cell office:value-type="float" office:value="3489.321321321" calcext:value-type="float">
            <text:p>3489.321321321</text:p>
          </table:table-cell>
          <table:table-cell office:value-type="float" office:value="74.9505156832745" calcext:value-type="float">
            <text:p>74.9505156832745</text:p>
          </table:table-cell>
          <table:table-cell office:value-type="float" office:value="77.05482490956" calcext:value-type="float">
            <text:p>77.05482490956</text:p>
          </table:table-cell>
          <table:table-cell office:value-type="float" office:value="12.063685816" calcext:value-type="float">
            <text:p>12.063685816</text:p>
          </table:table-cell>
          <table:table-cell office:value-type="float" office:value="15.0671129348771" calcext:value-type="float">
            <text:p>15.0671129348771</text:p>
          </table:table-cell>
        </table:table-row>
        <table:table-row table:style-name="ro1">
          <table:table-cell office:value-type="float" office:value="3492.696696697" calcext:value-type="float">
            <text:p>3492.696696697</text:p>
          </table:table-cell>
          <table:table-cell office:value-type="float" office:value="75.5991879646165" calcext:value-type="float">
            <text:p>75.5991879646165</text:p>
          </table:table-cell>
          <table:table-cell office:value-type="float" office:value="77.65815944535" calcext:value-type="float">
            <text:p>77.65815944535</text:p>
          </table:table-cell>
          <table:table-cell office:value-type="float" office:value="12.47732403619" calcext:value-type="float">
            <text:p>12.47732403619</text:p>
          </table:table-cell>
          <table:table-cell office:value-type="float" office:value="15.4774874125048" calcext:value-type="float">
            <text:p>15.4774874125048</text:p>
          </table:table-cell>
        </table:table-row>
        <table:table-row table:style-name="ro1">
          <table:table-cell office:value-type="float" office:value="3496.072072072" calcext:value-type="float">
            <text:p>3496.072072072</text:p>
          </table:table-cell>
          <table:table-cell office:value-type="float" office:value="76.2810441037827" calcext:value-type="float">
            <text:p>76.2810441037827</text:p>
          </table:table-cell>
          <table:table-cell office:value-type="float" office:value="78.2327951188" calcext:value-type="float">
            <text:p>78.2327951188</text:p>
          </table:table-cell>
          <table:table-cell office:value-type="float" office:value="12.90105664856" calcext:value-type="float">
            <text:p>12.90105664856</text:p>
          </table:table-cell>
          <table:table-cell office:value-type="float" office:value="15.8948257278849" calcext:value-type="float">
            <text:p>15.8948257278849</text:p>
          </table:table-cell>
        </table:table-row>
        <table:table-row table:style-name="ro1">
          <table:table-cell office:value-type="float" office:value="3499.447447447" calcext:value-type="float">
            <text:p>3499.447447447</text:p>
          </table:table-cell>
          <table:table-cell office:value-type="float" office:value="76.9677575902465" calcext:value-type="float">
            <text:p>76.9677575902465</text:p>
          </table:table-cell>
          <table:table-cell office:value-type="float" office:value="78.78957988141" calcext:value-type="float">
            <text:p>78.78957988141</text:p>
          </table:table-cell>
          <table:table-cell office:value-type="float" office:value="13.3313197976" calcext:value-type="float">
            <text:p>13.3313197976</text:p>
          </table:table-cell>
          <table:table-cell office:value-type="float" office:value="16.3246799038606" calcext:value-type="float">
            <text:p>16.3246799038606</text:p>
          </table:table-cell>
        </table:table-row>
        <table:table-row table:style-name="ro1">
          <table:table-cell office:value-type="float" office:value="3502.822822823" calcext:value-type="float">
            <text:p>3502.822822823</text:p>
          </table:table-cell>
          <table:table-cell office:value-type="float" office:value="77.6544710767104" calcext:value-type="float">
            <text:p>77.6544710767104</text:p>
          </table:table-cell>
          <table:table-cell office:value-type="float" office:value="79.342806317" calcext:value-type="float">
            <text:p>79.342806317</text:p>
          </table:table-cell>
          <table:table-cell office:value-type="float" office:value="13.77628729619" calcext:value-type="float">
            <text:p>13.77628729619</text:p>
          </table:table-cell>
          <table:table-cell office:value-type="float" office:value="16.7703804214228" calcext:value-type="float">
            <text:p>16.7703804214228</text:p>
          </table:table-cell>
        </table:table-row>
        <table:table-row table:style-name="ro1">
          <table:table-cell office:value-type="float" office:value="3506.198198198" calcext:value-type="float">
            <text:p>3506.198198198</text:p>
          </table:table-cell>
          <table:table-cell office:value-type="float" office:value="78.3540252733571" calcext:value-type="float">
            <text:p>78.3540252733571</text:p>
          </table:table-cell>
          <table:table-cell office:value-type="float" office:value="79.88867284951" calcext:value-type="float">
            <text:p>79.88867284951</text:p>
          </table:table-cell>
          <table:table-cell office:value-type="float" office:value="14.2359203966" calcext:value-type="float">
            <text:p>14.2359203966</text:p>
          </table:table-cell>
          <table:table-cell office:value-type="float" office:value="17.2237260240718" calcext:value-type="float">
            <text:p>17.2237260240718</text:p>
          </table:table-cell>
        </table:table-row>
        <table:table-row table:style-name="ro1">
          <table:table-cell office:value-type="float" office:value="3509.573573574" calcext:value-type="float">
            <text:p>3509.573573574</text:p>
          </table:table-cell>
          <table:table-cell office:value-type="float" office:value="79.0026975547152" calcext:value-type="float">
            <text:p>79.0026975547152</text:p>
          </table:table-cell>
          <table:table-cell office:value-type="float" office:value="80.43002453815" calcext:value-type="float">
            <text:p>80.43002453815</text:p>
          </table:table-cell>
          <table:table-cell office:value-type="float" office:value="14.71940413349" calcext:value-type="float">
            <text:p>14.71940413349</text:p>
          </table:table-cell>
          <table:table-cell office:value-type="float" office:value="17.6973645635167" calcext:value-type="float">
            <text:p>17.6973645635167</text:p>
          </table:table-cell>
        </table:table-row>
        <table:table-row table:style-name="ro1">
          <table:table-cell office:value-type="float" office:value="3512.948948949" calcext:value-type="float">
            <text:p>3512.948948949</text:p>
          </table:table-cell>
          <table:table-cell office:value-type="float" office:value="79.6513698360572" calcext:value-type="float">
            <text:p>79.6513698360572</text:p>
          </table:table-cell>
          <table:table-cell office:value-type="float" office:value="80.96858935089" calcext:value-type="float">
            <text:p>80.96858935089</text:p>
          </table:table-cell>
          <table:table-cell office:value-type="float" office:value="15.22716971654" calcext:value-type="float">
            <text:p>15.22716971654</text:p>
          </table:table-cell>
          <table:table-cell office:value-type="float" office:value="18.1781230504276" calcext:value-type="float">
            <text:p>18.1781230504276</text:p>
          </table:table-cell>
        </table:table-row>
        <table:table-row table:style-name="ro1">
          <table:table-cell office:value-type="float" office:value="3516.324324324" calcext:value-type="float">
            <text:p>3516.324324324</text:p>
          </table:table-cell>
          <table:table-cell office:value-type="float" office:value="80.3212509308795" calcext:value-type="float">
            <text:p>80.3212509308795</text:p>
          </table:table-cell>
          <table:table-cell office:value-type="float" office:value="81.50762694314" calcext:value-type="float">
            <text:p>81.50762694314</text:p>
          </table:table-cell>
          <table:table-cell office:value-type="float" office:value="15.76454041902" calcext:value-type="float">
            <text:p>15.76454041902</text:p>
          </table:table-cell>
          <table:table-cell office:value-type="float" office:value="18.6707253023751" calcext:value-type="float">
            <text:p>18.6707253023751</text:p>
          </table:table-cell>
        </table:table-row>
        <table:table-row table:style-name="ro1">
          <table:table-cell office:value-type="float" office:value="3519.6996997" calcext:value-type="float">
            <text:p>3519.6996997</text:p>
          </table:table-cell>
          <table:table-cell office:value-type="float" office:value="81.0079644173434" calcext:value-type="float">
            <text:p>81.0079644173434</text:p>
          </table:table-cell>
          <table:table-cell office:value-type="float" office:value="82.04448891147" calcext:value-type="float">
            <text:p>82.04448891147</text:p>
          </table:table-cell>
          <table:table-cell office:value-type="float" office:value="16.33324454992" calcext:value-type="float">
            <text:p>16.33324454992</text:p>
          </table:table-cell>
          <table:table-cell office:value-type="float" office:value="19.1772034046184" calcext:value-type="float">
            <text:p>19.1772034046184</text:p>
          </table:table-cell>
        </table:table-row>
        <table:table-row table:style-name="ro1">
          <table:table-cell office:value-type="float" office:value="3523.075075075" calcext:value-type="float">
            <text:p>3523.075075075</text:p>
          </table:table-cell>
          <table:table-cell office:value-type="float" office:value="81.7106927221412" calcext:value-type="float">
            <text:p>81.7106927221412</text:p>
          </table:table-cell>
          <table:table-cell office:value-type="float" office:value="82.57804221887" calcext:value-type="float">
            <text:p>82.57804221887</text:p>
          </table:table-cell>
          <table:table-cell office:value-type="float" office:value="16.93541314336" calcext:value-type="float">
            <text:p>16.93541314336</text:p>
          </table:table-cell>
          <table:table-cell office:value-type="float" office:value="19.6903130193697" calcext:value-type="float">
            <text:p>19.6903130193697</text:p>
          </table:table-cell>
        </table:table-row>
        <table:table-row table:style-name="ro1">
          <table:table-cell office:value-type="float" office:value="3526.45045045" calcext:value-type="float">
            <text:p>3526.45045045</text:p>
          </table:table-cell>
          <table:table-cell office:value-type="float" office:value="82.3901923264639" calcext:value-type="float">
            <text:p>82.3901923264639</text:p>
          </table:table-cell>
          <table:table-cell office:value-type="float" office:value="83.10941897657" calcext:value-type="float">
            <text:p>83.10941897657</text:p>
          </table:table-cell>
          <table:table-cell office:value-type="float" office:value="17.57814175689" calcext:value-type="float">
            <text:p>17.57814175689</text:p>
          </table:table-cell>
          <table:table-cell office:value-type="float" office:value="20.2217593183661" calcext:value-type="float">
            <text:p>20.2217593183661</text:p>
          </table:table-cell>
        </table:table-row>
        <table:table-row table:style-name="ro1">
          <table:table-cell office:value-type="float" office:value="3529.825825826" calcext:value-type="float">
            <text:p>3529.825825826</text:p>
          </table:table-cell>
          <table:table-cell office:value-type="float" office:value="83.0228497894879" calcext:value-type="float">
            <text:p>83.0228497894879</text:p>
          </table:table-cell>
          <table:table-cell office:value-type="float" office:value="83.63826700027" calcext:value-type="float">
            <text:p>83.63826700027</text:p>
          </table:table-cell>
          <table:table-cell office:value-type="float" office:value="18.26728160477" calcext:value-type="float">
            <text:p>18.26728160477</text:p>
          </table:table-cell>
          <table:table-cell office:value-type="float" office:value="20.8088706866548" calcext:value-type="float">
            <text:p>20.8088706866548</text:p>
          </table:table-cell>
        </table:table-row>
        <table:table-row table:style-name="ro1">
          <table:table-cell office:value-type="float" office:value="3533.201201201" calcext:value-type="float">
            <text:p>3533.201201201</text:p>
          </table:table-cell>
          <table:table-cell office:value-type="float" office:value="83.6362702334792" calcext:value-type="float">
            <text:p>83.6362702334792</text:p>
          </table:table-cell>
          <table:table-cell office:value-type="float" office:value="84.16832219123" calcext:value-type="float">
            <text:p>84.16832219123</text:p>
          </table:table-cell>
          <table:table-cell office:value-type="float" office:value="19.00525478201" calcext:value-type="float">
            <text:p>19.00525478201</text:p>
          </table:table-cell>
          <table:table-cell office:value-type="float" office:value="21.4818106953061" calcext:value-type="float">
            <text:p>21.4818106953061</text:p>
          </table:table-cell>
        </table:table-row>
        <table:table-row table:style-name="ro1">
          <table:table-cell office:value-type="float" office:value="3536.576576577" calcext:value-type="float">
            <text:p>3536.576576577</text:p>
          </table:table-cell>
          <table:table-cell office:value-type="float" office:value="84.2721498971858" calcext:value-type="float">
            <text:p>84.2721498971858</text:p>
          </table:table-cell>
          <table:table-cell office:value-type="float" office:value="84.7063083113" calcext:value-type="float">
            <text:p>84.7063083113</text:p>
          </table:table-cell>
          <table:table-cell office:value-type="float" office:value="19.76665374401" calcext:value-type="float">
            <text:p>19.76665374401</text:p>
          </table:table-cell>
          <table:table-cell office:value-type="float" office:value="22.1927799846945" calcext:value-type="float">
            <text:p>22.1927799846945</text:p>
          </table:table-cell>
        </table:table-row>
        <table:table-row table:style-name="ro1">
          <table:table-cell office:value-type="float" office:value="3539.951951952" calcext:value-type="float">
            <text:p>3539.951951952</text:p>
          </table:table-cell>
          <table:table-cell office:value-type="float" office:value="84.9368369968619" calcext:value-type="float">
            <text:p>84.9368369968619</text:p>
          </table:table-cell>
          <table:table-cell office:value-type="float" office:value="85.24663467386" calcext:value-type="float">
            <text:p>85.24663467386</text:p>
          </table:table-cell>
          <table:table-cell office:value-type="float" office:value="20.53349651361" calcext:value-type="float">
            <text:p>20.53349651361</text:p>
          </table:table-cell>
          <table:table-cell office:value-type="float" office:value="22.9189886920838" calcext:value-type="float">
            <text:p>22.9189886920838</text:p>
          </table:table-cell>
        </table:table-row>
        <table:table-row table:style-name="ro1">
          <table:table-cell office:value-type="float" office:value="3543.327327327" calcext:value-type="float">
            <text:p>3543.327327327</text:p>
          </table:table-cell>
          <table:table-cell office:value-type="float" office:value="85.58550927822" calcext:value-type="float">
            <text:p>85.58550927822</text:p>
          </table:table-cell>
          <table:table-cell office:value-type="float" office:value="85.78445061098" calcext:value-type="float">
            <text:p>85.78445061098</text:p>
          </table:table-cell>
          <table:table-cell office:value-type="float" office:value="21.29561784944" calcext:value-type="float">
            <text:p>21.29561784944</text:p>
          </table:table-cell>
          <table:table-cell office:value-type="float" office:value="23.6617007309585" calcext:value-type="float">
            <text:p>23.6617007309585</text:p>
          </table:table-cell>
        </table:table-row>
        <table:table-row table:style-name="ro1">
          <table:table-cell office:value-type="float" office:value="3546.702702703" calcext:value-type="float">
            <text:p>3546.702702703</text:p>
          </table:table-cell>
          <table:table-cell office:value-type="float" office:value="86.2501963778961" calcext:value-type="float">
            <text:p>86.2501963778961</text:p>
          </table:table-cell>
          <table:table-cell office:value-type="float" office:value="86.32005860304" calcext:value-type="float">
            <text:p>86.32005860304</text:p>
          </table:table-cell>
          <table:table-cell office:value-type="float" office:value="22.05206929026" calcext:value-type="float">
            <text:p>22.05206929026</text:p>
          </table:table-cell>
          <table:table-cell office:value-type="float" office:value="24.4127186935246" calcext:value-type="float">
            <text:p>24.4127186935246</text:p>
          </table:table-cell>
        </table:table-row>
        <table:table-row table:style-name="ro1">
          <table:table-cell office:value-type="float" office:value="3550.078078078" calcext:value-type="float">
            <text:p>3550.078078078</text:p>
          </table:table-cell>
          <table:table-cell office:value-type="float" office:value="86.8335589796829" calcext:value-type="float">
            <text:p>86.8335589796829</text:p>
          </table:table-cell>
          <table:table-cell office:value-type="float" office:value="86.84314647453" calcext:value-type="float">
            <text:p>86.84314647453</text:p>
          </table:table-cell>
          <table:table-cell office:value-type="float" office:value="22.79348121354" calcext:value-type="float">
            <text:p>22.79348121354</text:p>
          </table:table-cell>
          <table:table-cell office:value-type="float" office:value="25.1756216517085" calcext:value-type="float">
            <text:p>25.1756216517085</text:p>
          </table:table-cell>
        </table:table-row>
        <table:table-row table:style-name="ro1">
          <table:table-cell office:value-type="float" office:value="3553.453453453" calcext:value-type="float">
            <text:p>3553.453453453</text:p>
          </table:table-cell>
          <table:table-cell office:value-type="float" office:value="87.4281752375851" calcext:value-type="float">
            <text:p>87.4281752375851</text:p>
          </table:table-cell>
          <table:table-cell office:value-type="float" office:value="87.34143166407" calcext:value-type="float">
            <text:p>87.34143166407</text:p>
          </table:table-cell>
          <table:table-cell office:value-type="float" office:value="23.4859061124" calcext:value-type="float">
            <text:p>23.4859061124</text:p>
          </table:table-cell>
          <table:table-cell office:value-type="float" office:value="25.9567624756" calcext:value-type="float">
            <text:p>25.9567624756</text:p>
          </table:table-cell>
        </table:table-row>
        <table:table-row table:style-name="ro1">
          <table:table-cell office:value-type="float" office:value="3556.828828829" calcext:value-type="float">
            <text:p>3556.828828829</text:p>
          </table:table-cell>
          <table:table-cell office:value-type="float" office:value="88.0067766771533" calcext:value-type="float">
            <text:p>88.0067766771533</text:p>
          </table:table-cell>
          <table:table-cell office:value-type="float" office:value="87.82044193553" calcext:value-type="float">
            <text:p>87.82044193553</text:p>
          </table:table-cell>
          <table:table-cell office:value-type="float" office:value="24.16347929504" calcext:value-type="float">
            <text:p>24.16347929504</text:p>
          </table:table-cell>
          <table:table-cell office:value-type="float" office:value="26.7452830708009" calcext:value-type="float">
            <text:p>26.7452830708009</text:p>
          </table:table-cell>
        </table:table-row>
        <table:table-row table:style-name="ro1">
          <table:table-cell office:value-type="float" office:value="3560.204204204" calcext:value-type="float">
            <text:p>3560.204204204</text:p>
          </table:table-cell>
          <table:table-cell office:value-type="float" office:value="88.6527076832877" calcext:value-type="float">
            <text:p>88.6527076832877</text:p>
          </table:table-cell>
          <table:table-cell office:value-type="float" office:value="88.28833655354" calcext:value-type="float">
            <text:p>88.28833655354</text:p>
          </table:table-cell>
          <table:table-cell office:value-type="float" office:value="24.94176619243" calcext:value-type="float">
            <text:p>24.94176619243</text:p>
          </table:table-cell>
          <table:table-cell office:value-type="float" office:value="27.546711312779" calcext:value-type="float">
            <text:p>27.546711312779</text:p>
          </table:table-cell>
        </table:table-row>
        <table:table-row table:style-name="ro1">
          <table:table-cell office:value-type="float" office:value="3563.57957958" calcext:value-type="float">
            <text:p>3563.57957958</text:p>
          </table:table-cell>
          <table:table-cell office:value-type="float" office:value="89.3013799646458" calcext:value-type="float">
            <text:p>89.3013799646458</text:p>
          </table:table-cell>
          <table:table-cell office:value-type="float" office:value="88.74349337862" calcext:value-type="float">
            <text:p>88.74349337862</text:p>
          </table:table-cell>
          <table:table-cell office:value-type="float" office:value="25.85408051785" calcext:value-type="float">
            <text:p>25.85408051785</text:p>
          </table:table-cell>
          <table:table-cell office:value-type="float" office:value="28.3572938515681" calcext:value-type="float">
            <text:p>28.3572938515681</text:p>
          </table:table-cell>
        </table:table-row>
        <table:table-row table:style-name="ro1">
          <table:table-cell office:value-type="float" office:value="3566.954954955" calcext:value-type="float">
            <text:p>3566.954954955</text:p>
          </table:table-cell>
          <table:table-cell office:value-type="float" office:value="89.8867143608802" calcext:value-type="float">
            <text:p>89.8867143608802</text:p>
          </table:table-cell>
          <table:table-cell office:value-type="float" office:value="89.18926218928" calcext:value-type="float">
            <text:p>89.18926218928</text:p>
          </table:table-cell>
          <table:table-cell office:value-type="float" office:value="26.84098346499" calcext:value-type="float">
            <text:p>26.84098346499</text:p>
          </table:table-cell>
          <table:table-cell office:value-type="float" office:value="29.1800444616537" calcext:value-type="float">
            <text:p>29.1800444616537</text:p>
          </table:table-cell>
        </table:table-row>
        <table:table-row table:style-name="ro1">
          <table:table-cell office:value-type="float" office:value="3570.33033033" calcext:value-type="float">
            <text:p>3570.33033033</text:p>
          </table:table-cell>
          <table:table-cell office:value-type="float" office:value="90.3373415314185" calcext:value-type="float">
            <text:p>90.3373415314185</text:p>
          </table:table-cell>
          <table:table-cell office:value-type="float" office:value="89.62486548102" calcext:value-type="float">
            <text:p>89.62486548102</text:p>
          </table:table-cell>
          <table:table-cell office:value-type="float" office:value="27.88043051281" calcext:value-type="float">
            <text:p>27.88043051281</text:p>
          </table:table-cell>
          <table:table-cell office:value-type="float" office:value="30.0188612440495" calcext:value-type="float">
            <text:p>30.0188612440495</text:p>
          </table:table-cell>
        </table:table-row>
        <table:table-row table:style-name="ro1">
          <table:table-cell office:value-type="float" office:value="3573.705705706" calcext:value-type="float">
            <text:p>3573.705705706</text:p>
          </table:table-cell>
          <table:table-cell office:value-type="float" office:value="90.7971062859821" calcext:value-type="float">
            <text:p>90.7971062859821</text:p>
          </table:table-cell>
          <table:table-cell office:value-type="float" office:value="90.04558833913" calcext:value-type="float">
            <text:p>90.04558833913</text:p>
          </table:table-cell>
          <table:table-cell office:value-type="float" office:value="28.9646297527" calcext:value-type="float">
            <text:p>28.9646297527</text:p>
          </table:table-cell>
          <table:table-cell office:value-type="float" office:value="30.8723811284783" calcext:value-type="float">
            <text:p>30.8723811284783</text:p>
          </table:table-cell>
        </table:table-row>
        <table:table-row table:style-name="ro1">
          <table:table-cell office:value-type="float" office:value="3577.081081081" calcext:value-type="float">
            <text:p>3577.081081081</text:p>
          </table:table-cell>
          <table:table-cell office:value-type="float" office:value="91.2996253153387" calcext:value-type="float">
            <text:p>91.2996253153387</text:p>
          </table:table-cell>
          <table:table-cell office:value-type="float" office:value="90.46305155209" calcext:value-type="float">
            <text:p>90.46305155209</text:p>
          </table:table-cell>
          <table:table-cell office:value-type="float" office:value="30.08562492241" calcext:value-type="float">
            <text:p>30.08562492241</text:p>
          </table:table-cell>
          <table:table-cell office:value-type="float" office:value="31.8064066765829" calcext:value-type="float">
            <text:p>31.8064066765829</text:p>
          </table:table-cell>
        </table:table-row>
        <table:table-row table:style-name="ro1">
          <table:table-cell office:value-type="float" office:value="3580.456456456" calcext:value-type="float">
            <text:p>3580.456456456</text:p>
          </table:table-cell>
          <table:table-cell office:value-type="float" office:value="91.8094544119156" calcext:value-type="float">
            <text:p>91.8094544119156</text:p>
          </table:table-cell>
          <table:table-cell office:value-type="float" office:value="90.87801528446" calcext:value-type="float">
            <text:p>90.87801528446</text:p>
          </table:table-cell>
          <table:table-cell office:value-type="float" office:value="31.24683077132" calcext:value-type="float">
            <text:p>31.24683077132</text:p>
          </table:table-cell>
          <table:table-cell office:value-type="float" office:value="32.7523750283092" calcext:value-type="float">
            <text:p>32.7523750283092</text:p>
          </table:table-cell>
        </table:table-row>
        <table:table-row table:style-name="ro1">
          <table:table-cell office:value-type="float" office:value="3583.831831832" calcext:value-type="float">
            <text:p>3583.831831832</text:p>
          </table:table-cell>
          <table:table-cell office:value-type="float" office:value="92.336693010688" calcext:value-type="float">
            <text:p>92.336693010688</text:p>
          </table:table-cell>
          <table:table-cell office:value-type="float" office:value="91.28984574229" calcext:value-type="float">
            <text:p>91.28984574229</text:p>
          </table:table-cell>
          <table:table-cell office:value-type="float" office:value="32.4358516549" calcext:value-type="float">
            <text:p>32.4358516549</text:p>
          </table:table-cell>
          <table:table-cell office:value-type="float" office:value="33.7131010906241" calcext:value-type="float">
            <text:p>33.7131010906241</text:p>
          </table:table-cell>
        </table:table-row>
        <table:table-row table:style-name="ro1">
          <table:table-cell office:value-type="float" office:value="3587.207207207" calcext:value-type="float">
            <text:p>3587.207207207</text:p>
          </table:table-cell>
          <table:table-cell office:value-type="float" office:value="92.8231972217105" calcext:value-type="float">
            <text:p>92.8231972217105</text:p>
          </table:table-cell>
          <table:table-cell office:value-type="float" office:value="91.69076722706" calcext:value-type="float">
            <text:p>91.69076722706</text:p>
          </table:table-cell>
          <table:table-cell office:value-type="float" office:value="33.65992193507" calcext:value-type="float">
            <text:p>33.65992193507</text:p>
          </table:table-cell>
          <table:table-cell office:value-type="float" office:value="34.6887557231223" calcext:value-type="float">
            <text:p>34.6887557231223</text:p>
          </table:table-cell>
        </table:table-row>
        <table:table-row table:style-name="ro1">
          <table:table-cell office:value-type="float" office:value="3590.582582583" calcext:value-type="float">
            <text:p>3590.582582583</text:p>
          </table:table-cell>
          <table:table-cell office:value-type="float" office:value="93.2590118876023" calcext:value-type="float">
            <text:p>93.2590118876023</text:p>
          </table:table-cell>
          <table:table-cell office:value-type="float" office:value="92.06359348307" calcext:value-type="float">
            <text:p>92.06359348307</text:p>
          </table:table-cell>
          <table:table-cell office:value-type="float" office:value="34.90685335828" calcext:value-type="float">
            <text:p>34.90685335828</text:p>
          </table:table-cell>
          <table:table-cell office:value-type="float" office:value="35.6718262526213" calcext:value-type="float">
            <text:p>35.6718262526213</text:p>
          </table:table-cell>
        </table:table-row>
        <table:table-row table:style-name="ro1">
          <table:table-cell office:value-type="float" office:value="3593.957957958" calcext:value-type="float">
            <text:p>3593.957957958</text:p>
          </table:table-cell>
          <table:table-cell office:value-type="float" office:value="93.6680870970673" calcext:value-type="float">
            <text:p>93.6680870970673</text:p>
          </table:table-cell>
          <table:table-cell office:value-type="float" office:value="92.41487423893" calcext:value-type="float">
            <text:p>92.41487423893</text:p>
          </table:table-cell>
          <table:table-cell office:value-type="float" office:value="36.1828506533" calcext:value-type="float">
            <text:p>36.1828506533</text:p>
          </table:table-cell>
          <table:table-cell office:value-type="float" office:value="36.6783765731226" calcext:value-type="float">
            <text:p>36.6783765731226</text:p>
          </table:table-cell>
        </table:table-row>
        <table:table-row table:style-name="ro1">
          <table:table-cell office:value-type="float" office:value="3597.333333333" calcext:value-type="float">
            <text:p>3597.333333333</text:p>
          </table:table-cell>
          <table:table-cell office:value-type="float" office:value="94.0958703075103" calcext:value-type="float">
            <text:p>94.0958703075103</text:p>
          </table:table-cell>
          <table:table-cell office:value-type="float" office:value="92.72509818796" calcext:value-type="float">
            <text:p>92.72509818796</text:p>
          </table:table-cell>
          <table:table-cell office:value-type="float" office:value="37.48395093754" calcext:value-type="float">
            <text:p>37.48395093754</text:p>
          </table:table-cell>
          <table:table-cell office:value-type="float" office:value="37.6956772829422" calcext:value-type="float">
            <text:p>37.6956772829422</text:p>
          </table:table-cell>
        </table:table-row>
        <table:table-row table:style-name="ro1">
          <table:table-cell office:value-type="float" office:value="3600.708708709" calcext:value-type="float">
            <text:p>3600.708708709</text:p>
          </table:table-cell>
          <table:table-cell office:value-type="float" office:value="94.4582476533031" calcext:value-type="float">
            <text:p>94.4582476533031</text:p>
          </table:table-cell>
          <table:table-cell office:value-type="float" office:value="93.01064501895" calcext:value-type="float">
            <text:p>93.01064501895</text:p>
          </table:table-cell>
          <table:table-cell office:value-type="float" office:value="38.81655245699" calcext:value-type="float">
            <text:p>38.81655245699</text:p>
          </table:table-cell>
          <table:table-cell office:value-type="float" office:value="38.7253344727453" calcext:value-type="float">
            <text:p>38.7253344727453</text:p>
          </table:table-cell>
        </table:table-row>
        <table:table-row table:style-name="ro1">
          <table:table-cell office:value-type="float" office:value="3604.084084084" calcext:value-type="float">
            <text:p>3604.084084084</text:p>
          </table:table-cell>
          <table:table-cell office:value-type="float" office:value="94.8206249990959" calcext:value-type="float">
            <text:p>94.8206249990959</text:p>
          </table:table-cell>
          <table:table-cell office:value-type="float" office:value="93.28433919018" calcext:value-type="float">
            <text:p>93.28433919018</text:p>
          </table:table-cell>
          <table:table-cell office:value-type="float" office:value="40.17671368998" calcext:value-type="float">
            <text:p>40.17671368998</text:p>
          </table:table-cell>
          <table:table-cell office:value-type="float" office:value="39.7761530332144" calcext:value-type="float">
            <text:p>39.7761530332144</text:p>
          </table:table-cell>
        </table:table-row>
        <table:table-row table:style-name="ro1">
          <table:table-cell office:value-type="float" office:value="3607.459459459" calcext:value-type="float">
            <text:p>3607.459459459</text:p>
          </table:table-cell>
          <table:table-cell office:value-type="float" office:value="95.2150319815408" calcext:value-type="float">
            <text:p>95.2150319815408</text:p>
          </table:table-cell>
          <table:table-cell office:value-type="float" office:value="93.55575902555" calcext:value-type="float">
            <text:p>93.55575902555</text:p>
          </table:table-cell>
          <table:table-cell office:value-type="float" office:value="41.56927445496" calcext:value-type="float">
            <text:p>41.56927445496</text:p>
          </table:table-cell>
          <table:table-cell office:value-type="float" office:value="40.8350788010883" calcext:value-type="float">
            <text:p>40.8350788010883</text:p>
          </table:table-cell>
        </table:table-row>
        <table:table-row table:style-name="ro1">
          <table:table-cell office:value-type="float" office:value="3610.834834835" calcext:value-type="float">
            <text:p>3610.834834835</text:p>
          </table:table-cell>
          <table:table-cell office:value-type="float" office:value="95.5800544174462" calcext:value-type="float">
            <text:p>95.5800544174462</text:p>
          </table:table-cell>
          <table:table-cell office:value-type="float" office:value="93.82536644145" calcext:value-type="float">
            <text:p>93.82536644145</text:p>
          </table:table-cell>
          <table:table-cell office:value-type="float" office:value="43.03744357199" calcext:value-type="float">
            <text:p>43.03744357199</text:p>
          </table:table-cell>
          <table:table-cell office:value-type="float" office:value="41.9118909963912" calcext:value-type="float">
            <text:p>41.9118909963912</text:p>
          </table:table-cell>
        </table:table-row>
        <table:table-row table:style-name="ro1">
          <table:table-cell office:value-type="float" office:value="3614.21021021" calcext:value-type="float">
            <text:p>3614.21021021</text:p>
          </table:table-cell>
          <table:table-cell office:value-type="float" office:value="95.9364201947854" calcext:value-type="float">
            <text:p>95.9364201947854</text:p>
          </table:table-cell>
          <table:table-cell office:value-type="float" office:value="94.08537739296" calcext:value-type="float">
            <text:p>94.08537739296</text:p>
          </table:table-cell>
          <table:table-cell office:value-type="float" office:value="44.56005737471" calcext:value-type="float">
            <text:p>44.56005737471</text:p>
          </table:table-cell>
          <table:table-cell office:value-type="float" office:value="43.0006294684204" calcext:value-type="float">
            <text:p>43.0006294684204</text:p>
          </table:table-cell>
        </table:table-row>
        <table:table-row table:style-name="ro1">
          <table:table-cell office:value-type="float" office:value="3617.585585586" calcext:value-type="float">
            <text:p>3617.585585586</text:p>
          </table:table-cell>
          <table:table-cell office:value-type="float" office:value="96.1431700567029" calcext:value-type="float">
            <text:p>96.1431700567029</text:p>
          </table:table-cell>
          <table:table-cell office:value-type="float" office:value="94.32294832791" calcext:value-type="float">
            <text:p>94.32294832791</text:p>
          </table:table-cell>
          <table:table-cell office:value-type="float" office:value="46.12962310106" calcext:value-type="float">
            <text:p>46.12962310106</text:p>
          </table:table-cell>
          <table:table-cell office:value-type="float" office:value="44.1021232452121" calcext:value-type="float">
            <text:p>44.1021232452121</text:p>
          </table:table-cell>
        </table:table-row>
        <table:table-row table:style-name="ro1">
          <table:table-cell office:value-type="float" office:value="3620.960960961" calcext:value-type="float">
            <text:p>3620.960960961</text:p>
          </table:table-cell>
          <table:table-cell office:value-type="float" office:value="96.3454954042503" calcext:value-type="float">
            <text:p>96.3454954042503</text:p>
          </table:table-cell>
          <table:table-cell office:value-type="float" office:value="94.5575420568" calcext:value-type="float">
            <text:p>94.5575420568</text:p>
          </table:table-cell>
          <table:table-cell office:value-type="float" office:value="47.75082791737" calcext:value-type="float">
            <text:p>47.75082791737</text:p>
          </table:table-cell>
          <table:table-cell office:value-type="float" office:value="45.2198850795491" calcext:value-type="float">
            <text:p>45.2198850795491</text:p>
          </table:table-cell>
        </table:table-row>
        <table:table-row table:style-name="ro1">
          <table:table-cell office:value-type="float" office:value="3624.336336336" calcext:value-type="float">
            <text:p>3624.336336336</text:p>
          </table:table-cell>
          <table:table-cell office:value-type="float" office:value="96.7012359784718" calcext:value-type="float">
            <text:p>96.7012359784718</text:p>
          </table:table-cell>
          <table:table-cell office:value-type="float" office:value="94.77885712351" calcext:value-type="float">
            <text:p>94.77885712351</text:p>
          </table:table-cell>
          <table:table-cell office:value-type="float" office:value="49.23849442386" calcext:value-type="float">
            <text:p>49.23849442386</text:p>
          </table:table-cell>
          <table:table-cell office:value-type="float" office:value="46.3437793951541" calcext:value-type="float">
            <text:p>46.3437793951541</text:p>
          </table:table-cell>
        </table:table-row>
        <table:table-row table:style-name="ro1">
          <table:table-cell office:value-type="float" office:value="3627.711711712" calcext:value-type="float">
            <text:p>3627.711711712</text:p>
          </table:table-cell>
          <table:table-cell office:value-type="float" office:value="96.954731796609" calcext:value-type="float">
            <text:p>96.954731796609</text:p>
          </table:table-cell>
          <table:table-cell office:value-type="float" office:value="94.97982547962" calcext:value-type="float">
            <text:p>94.97982547962</text:p>
          </table:table-cell>
          <table:table-cell office:value-type="float" office:value="50.70442542135" calcext:value-type="float">
            <text:p>50.70442542135</text:p>
          </table:table-cell>
          <table:table-cell office:value-type="float" office:value="47.4813955320354" calcext:value-type="float">
            <text:p>47.4813955320354</text:p>
          </table:table-cell>
        </table:table-row>
        <table:table-row table:style-name="ro1">
          <table:table-cell office:value-type="float" office:value="3631.087087087" calcext:value-type="float">
            <text:p>3631.087087087</text:p>
          </table:table-cell>
          <table:table-cell office:value-type="float" office:value="97.1389262537162" calcext:value-type="float">
            <text:p>97.1389262537162</text:p>
          </table:table-cell>
          <table:table-cell office:value-type="float" office:value="95.16549973375" calcext:value-type="float">
            <text:p>95.16549973375</text:p>
          </table:table-cell>
          <table:table-cell office:value-type="float" office:value="52.0815183673" calcext:value-type="float">
            <text:p>52.0815183673</text:p>
          </table:table-cell>
          <table:table-cell office:value-type="float" office:value="48.6276619203533" calcext:value-type="float">
            <text:p>48.6276619203533</text:p>
          </table:table-cell>
        </table:table-row>
        <table:table-row table:style-name="ro1">
          <table:table-cell office:value-type="float" office:value="3634.462462462" calcext:value-type="float">
            <text:p>3634.462462462</text:p>
          </table:table-cell>
          <table:table-cell office:value-type="float" office:value="97.3391355291736" calcext:value-type="float">
            <text:p>97.3391355291736</text:p>
          </table:table-cell>
          <table:table-cell office:value-type="float" office:value="95.34724322927" calcext:value-type="float">
            <text:p>95.34724322927</text:p>
          </table:table-cell>
          <table:table-cell office:value-type="float" office:value="53.45913497363" calcext:value-type="float">
            <text:p>53.45913497363</text:p>
          </table:table-cell>
          <table:table-cell office:value-type="float" office:value="49.7825383574697" calcext:value-type="float">
            <text:p>49.7825383574697</text:p>
          </table:table-cell>
        </table:table-row>
        <table:table-row table:style-name="ro1">
          <table:table-cell office:value-type="float" office:value="3637.837837838" calcext:value-type="float">
            <text:p>3637.837837838</text:p>
          </table:table-cell>
          <table:table-cell office:value-type="float" office:value="97.5393448046148" calcext:value-type="float">
            <text:p>97.5393448046148</text:p>
          </table:table-cell>
          <table:table-cell office:value-type="float" office:value="95.52871965009" calcext:value-type="float">
            <text:p>95.52871965009</text:p>
          </table:table-cell>
          <table:table-cell office:value-type="float" office:value="54.8602932037" calcext:value-type="float">
            <text:p>54.8602932037</text:p>
          </table:table-cell>
          <table:table-cell office:value-type="float" office:value="50.9435485540946" calcext:value-type="float">
            <text:p>50.9435485540946</text:p>
          </table:table-cell>
        </table:table-row>
        <table:table-row table:style-name="ro1">
          <table:table-cell office:value-type="float" office:value="3641.213213213" calcext:value-type="float">
            <text:p>3641.213213213</text:p>
          </table:table-cell>
          <table:table-cell office:value-type="float" office:value="97.7944276768195" calcext:value-type="float">
            <text:p>97.7944276768195</text:p>
          </table:table-cell>
          <table:table-cell office:value-type="float" office:value="95.7090577755" calcext:value-type="float">
            <text:p>95.7090577755</text:p>
          </table:table-cell>
          <table:table-cell office:value-type="float" office:value="56.30634397376" calcext:value-type="float">
            <text:p>56.30634397376</text:p>
          </table:table-cell>
          <table:table-cell office:value-type="float" office:value="52.0969270305228" calcext:value-type="float">
            <text:p>52.0969270305228</text:p>
          </table:table-cell>
        </table:table-row>
        <table:table-row table:style-name="ro1">
          <table:table-cell office:value-type="float" office:value="3644.588588589" calcext:value-type="float">
            <text:p>3644.588588589</text:p>
          </table:table-cell>
          <table:table-cell office:value-type="float" office:value="98.1442047751509" calcext:value-type="float">
            <text:p>98.1442047751509</text:p>
          </table:table-cell>
          <table:table-cell office:value-type="float" office:value="95.85909773543" calcext:value-type="float">
            <text:p>95.85909773543</text:p>
          </table:table-cell>
          <table:table-cell office:value-type="float" office:value="57.8575083477" calcext:value-type="float">
            <text:p>57.8575083477</text:p>
          </table:table-cell>
          <table:table-cell office:value-type="float" office:value="53.2105174181432" calcext:value-type="float">
            <text:p>53.2105174181432</text:p>
          </table:table-cell>
        </table:table-row>
        <table:table-row table:style-name="ro1">
          <table:table-cell office:value-type="float" office:value="3647.963963964" calcext:value-type="float">
            <text:p>3647.963963964</text:p>
          </table:table-cell>
          <table:table-cell office:value-type="float" office:value="98.3813491271215" calcext:value-type="float">
            <text:p>98.3813491271215</text:p>
          </table:table-cell>
          <table:table-cell office:value-type="float" office:value="95.99211854579" calcext:value-type="float">
            <text:p>95.99211854579</text:p>
          </table:table-cell>
          <table:table-cell office:value-type="float" office:value="59.49861496266" calcext:value-type="float">
            <text:p>59.49861496266</text:p>
          </table:table-cell>
          <table:table-cell office:value-type="float" office:value="54.3181560502797" calcext:value-type="float">
            <text:p>54.3181560502797</text:p>
          </table:table-cell>
        </table:table-row>
        <table:table-row table:style-name="ro1">
          <table:table-cell office:value-type="float" office:value="3651.339339339" calcext:value-type="float">
            <text:p>3651.339339339</text:p>
          </table:table-cell>
          <table:table-cell office:value-type="float" office:value="98.4359822611313" calcext:value-type="float">
            <text:p>98.4359822611313</text:p>
          </table:table-cell>
          <table:table-cell office:value-type="float" office:value="96.11497454105" calcext:value-type="float">
            <text:p>96.11497454105</text:p>
          </table:table-cell>
          <table:table-cell office:value-type="float" office:value="61.23517239804" calcext:value-type="float">
            <text:p>61.23517239804</text:p>
          </table:table-cell>
          <table:table-cell office:value-type="float" office:value="55.4203446829529" calcext:value-type="float">
            <text:p>55.4203446829529</text:p>
          </table:table-cell>
        </table:table-row>
        <table:table-row table:style-name="ro1">
          <table:table-cell office:value-type="float" office:value="3654.714714715" calcext:value-type="float">
            <text:p>3654.714714715</text:p>
          </table:table-cell>
          <table:table-cell office:value-type="float" office:value="98.4580086479191" calcext:value-type="float">
            <text:p>98.4580086479191</text:p>
          </table:table-cell>
          <table:table-cell office:value-type="float" office:value="96.22275306174" calcext:value-type="float">
            <text:p>96.22275306174</text:p>
          </table:table-cell>
          <table:table-cell office:value-type="float" office:value="62.91107404377" calcext:value-type="float">
            <text:p>62.91107404377</text:p>
          </table:table-cell>
          <table:table-cell office:value-type="float" office:value="56.5027536443844" calcext:value-type="float">
            <text:p>56.5027536443844</text:p>
          </table:table-cell>
        </table:table-row>
        <table:table-row table:style-name="ro1">
          <table:table-cell office:value-type="float" office:value="3658.09009009" calcext:value-type="float">
            <text:p>3658.09009009</text:p>
          </table:table-cell>
          <table:table-cell office:value-type="float" office:value="98.513507447784" calcext:value-type="float">
            <text:p>98.513507447784</text:p>
          </table:table-cell>
          <table:table-cell office:value-type="float" office:value="96.33322410276" calcext:value-type="float">
            <text:p>96.33322410276</text:p>
          </table:table-cell>
          <table:table-cell office:value-type="float" office:value="64.4447496089" calcext:value-type="float">
            <text:p>64.4447496089</text:p>
          </table:table-cell>
          <table:table-cell office:value-type="float" office:value="57.5768270101809" calcext:value-type="float">
            <text:p>57.5768270101809</text:p>
          </table:table-cell>
        </table:table-row>
        <table:table-row table:style-name="ro1">
          <table:table-cell office:value-type="float" office:value="3661.465465465" calcext:value-type="float">
            <text:p>3661.465465465</text:p>
          </table:table-cell>
          <table:table-cell office:value-type="float" office:value="98.6450886578764" calcext:value-type="float">
            <text:p>98.6450886578764</text:p>
          </table:table-cell>
          <table:table-cell office:value-type="float" office:value="96.49739286659" calcext:value-type="float">
            <text:p>96.49739286659</text:p>
          </table:table-cell>
          <table:table-cell office:value-type="float" office:value="65.81311630265" calcext:value-type="float">
            <text:p>65.81311630265</text:p>
          </table:table-cell>
          <table:table-cell office:value-type="float" office:value="58.6302342587197" calcext:value-type="float">
            <text:p>58.6302342587197</text:p>
          </table:table-cell>
        </table:table-row>
        <table:table-row table:style-name="ro1">
          <table:table-cell office:value-type="float" office:value="3664.840840841" calcext:value-type="float">
            <text:p>3664.840840841</text:p>
          </table:table-cell>
          <table:table-cell office:value-type="float" office:value="98.8367374598625" calcext:value-type="float">
            <text:p>98.8367374598625</text:p>
          </table:table-cell>
          <table:table-cell office:value-type="float" office:value="96.68664613343" calcext:value-type="float">
            <text:p>96.68664613343</text:p>
          </table:table-cell>
          <table:table-cell office:value-type="float" office:value="67.01868065178" calcext:value-type="float">
            <text:p>67.01868065178</text:p>
          </table:table-cell>
          <table:table-cell office:value-type="float" office:value="59.6594022669907" calcext:value-type="float">
            <text:p>59.6594022669907</text:p>
          </table:table-cell>
        </table:table-row>
        <table:table-row table:style-name="ro1">
          <table:table-cell office:value-type="float" office:value="3668.216216216" calcext:value-type="float">
            <text:p>3668.216216216</text:p>
          </table:table-cell>
          <table:table-cell office:value-type="float" office:value="99.0209319169857" calcext:value-type="float">
            <text:p>99.0209319169857</text:p>
          </table:table-cell>
          <table:table-cell office:value-type="float" office:value="96.77652571856" calcext:value-type="float">
            <text:p>96.77652571856</text:p>
          </table:table-cell>
          <table:table-cell office:value-type="float" office:value="68.09034203803" calcext:value-type="float">
            <text:p>68.09034203803</text:p>
          </table:table-cell>
          <table:table-cell office:value-type="float" office:value="60.6679189183325" calcext:value-type="float">
            <text:p>60.6679189183325</text:p>
          </table:table-cell>
        </table:table-row>
        <table:table-row table:style-name="ro1">
          <table:table-cell office:value-type="float" office:value="3671.591591592" calcext:value-type="float">
            <text:p>3671.591591592</text:p>
          </table:table-cell>
          <table:table-cell office:value-type="float" office:value="99.2182075470294" calcext:value-type="float">
            <text:p>99.2182075470294</text:p>
          </table:table-cell>
          <table:table-cell office:value-type="float" office:value="96.76660260152" calcext:value-type="float">
            <text:p>96.76660260152</text:p>
          </table:table-cell>
          <table:table-cell office:value-type="float" office:value="69.06667227341" calcext:value-type="float">
            <text:p>69.06667227341</text:p>
          </table:table-cell>
          <table:table-cell office:value-type="float" office:value="61.6401395402189" calcext:value-type="float">
            <text:p>61.6401395402189</text:p>
          </table:table-cell>
        </table:table-row>
        <table:table-row table:style-name="ro1">
          <table:table-cell office:value-type="float" office:value="3674.966966967" calcext:value-type="float">
            <text:p>3674.966966967</text:p>
          </table:table-cell>
          <table:table-cell office:value-type="float" office:value="99.2788041569455" calcext:value-type="float">
            <text:p>99.2788041569455</text:p>
          </table:table-cell>
          <table:table-cell office:value-type="float" office:value="96.73810752328" calcext:value-type="float">
            <text:p>96.73810752328</text:p>
          </table:table-cell>
          <table:table-cell office:value-type="float" office:value="69.98767449693" calcext:value-type="float">
            <text:p>69.98767449693</text:p>
          </table:table-cell>
          <table:table-cell office:value-type="float" office:value="62.5977216096929" calcext:value-type="float">
            <text:p>62.5977216096929</text:p>
          </table:table-cell>
        </table:table-row>
        <table:table-row table:style-name="ro1">
          <table:table-cell office:value-type="float" office:value="3678.342342342" calcext:value-type="float">
            <text:p>3678.342342342</text:p>
          </table:table-cell>
          <table:table-cell office:value-type="float" office:value="99.2578358062188" calcext:value-type="float">
            <text:p>99.2578358062188</text:p>
          </table:table-cell>
          <table:table-cell office:value-type="float" office:value="96.70818334953" calcext:value-type="float">
            <text:p>96.70818334953</text:p>
          </table:table-cell>
          <table:table-cell office:value-type="float" office:value="70.87411873195" calcext:value-type="float">
            <text:p>70.87411873195</text:p>
          </table:table-cell>
          <table:table-cell office:value-type="float" office:value="63.5205618619117" calcext:value-type="float">
            <text:p>63.5205618619117</text:p>
          </table:table-cell>
        </table:table-row>
        <table:table-row table:style-name="ro1">
          <table:table-cell office:value-type="float" office:value="3681.717717718" calcext:value-type="float">
            <text:p>3681.717717718</text:p>
          </table:table-cell>
          <table:table-cell office:value-type="float" office:value="99.2587976571688" calcext:value-type="float">
            <text:p>99.2587976571688</text:p>
          </table:table-cell>
          <table:table-cell office:value-type="float" office:value="96.70980339039" calcext:value-type="float">
            <text:p>96.70980339039</text:p>
          </table:table-cell>
          <table:table-cell office:value-type="float" office:value="71.72100967319" calcext:value-type="float">
            <text:p>71.72100967319</text:p>
          </table:table-cell>
          <table:table-cell office:value-type="float" office:value="64.4138862676442" calcext:value-type="float">
            <text:p>64.4138862676442</text:p>
          </table:table-cell>
        </table:table-row>
        <table:table-row table:style-name="ro1">
          <table:table-cell office:value-type="float" office:value="3685.093093093" calcext:value-type="float">
            <text:p>3685.093093093</text:p>
          </table:table-cell>
          <table:table-cell office:value-type="float" office:value="99.3463741862493" calcext:value-type="float">
            <text:p>99.3463741862493</text:p>
          </table:table-cell>
          <table:table-cell office:value-type="float" office:value="96.75954523387" calcext:value-type="float">
            <text:p>96.75954523387</text:p>
          </table:table-cell>
          <table:table-cell office:value-type="float" office:value="72.52095537109" calcext:value-type="float">
            <text:p>72.52095537109</text:p>
          </table:table-cell>
          <table:table-cell office:value-type="float" office:value="65.2838233037557" calcext:value-type="float">
            <text:p>65.2838233037557</text:p>
          </table:table-cell>
        </table:table-row>
        <table:table-row table:style-name="ro1">
          <table:table-cell office:value-type="float" office:value="3688.468468468" calcext:value-type="float">
            <text:p>3688.468468468</text:p>
          </table:table-cell>
          <table:table-cell office:value-type="float" office:value="99.4149541590506" calcext:value-type="float">
            <text:p>99.4149541590506</text:p>
          </table:table-cell>
          <table:table-cell office:value-type="float" office:value="96.81078176214" calcext:value-type="float">
            <text:p>96.81078176214</text:p>
          </table:table-cell>
          <table:table-cell office:value-type="float" office:value="73.26933019494" calcext:value-type="float">
            <text:p>73.26933019494</text:p>
          </table:table-cell>
          <table:table-cell office:value-type="float" office:value="66.1130299767757" calcext:value-type="float">
            <text:p>66.1130299767757</text:p>
          </table:table-cell>
        </table:table-row>
        <table:table-row table:style-name="ro1">
          <table:table-cell office:value-type="float" office:value="3691.843843844" calcext:value-type="float">
            <text:p>3691.843843844</text:p>
          </table:table-cell>
          <table:table-cell office:value-type="float" office:value="99.4394813583085" calcext:value-type="float">
            <text:p>99.4394813583085</text:p>
          </table:table-cell>
          <table:table-cell office:value-type="float" office:value="96.85475094624" calcext:value-type="float">
            <text:p>96.85475094624</text:p>
          </table:table-cell>
          <table:table-cell office:value-type="float" office:value="73.95381617495" calcext:value-type="float">
            <text:p>73.95381617495</text:p>
          </table:table-cell>
          <table:table-cell office:value-type="float" office:value="66.9270583255166" calcext:value-type="float">
            <text:p>66.9270583255166</text:p>
          </table:table-cell>
        </table:table-row>
        <table:table-row table:style-name="ro1">
          <table:table-cell office:value-type="float" office:value="3695.219219219" calcext:value-type="float">
            <text:p>3695.219219219</text:p>
          </table:table-cell>
          <table:table-cell office:value-type="float" office:value="99.4234665399744" calcext:value-type="float">
            <text:p>99.4234665399744</text:p>
          </table:table-cell>
          <table:table-cell office:value-type="float" office:value="96.89446264575" calcext:value-type="float">
            <text:p>96.89446264575</text:p>
          </table:table-cell>
          <table:table-cell office:value-type="float" office:value="74.588589058" calcext:value-type="float">
            <text:p>74.588589058</text:p>
          </table:table-cell>
          <table:table-cell office:value-type="float" office:value="67.7069517687012" calcext:value-type="float">
            <text:p>67.7069517687012</text:p>
          </table:table-cell>
        </table:table-row>
        <table:table-row table:style-name="ro1">
          <table:table-cell office:value-type="float" office:value="3698.594594595" calcext:value-type="float">
            <text:p>3698.594594595</text:p>
          </table:table-cell>
          <table:table-cell office:value-type="float" office:value="99.4394813583085" calcext:value-type="float">
            <text:p>99.4394813583085</text:p>
          </table:table-cell>
          <table:table-cell office:value-type="float" office:value="96.94173524632" calcext:value-type="float">
            <text:p>96.94173524632</text:p>
          </table:table-cell>
          <table:table-cell office:value-type="float" office:value="75.17012070452" calcext:value-type="float">
            <text:p>75.17012070452</text:p>
          </table:table-cell>
          <table:table-cell office:value-type="float" office:value="68.4599634094496" calcext:value-type="float">
            <text:p>68.4599634094496</text:p>
          </table:table-cell>
        </table:table-row>
        <table:table-row table:style-name="ro1">
          <table:table-cell office:value-type="float" office:value="3701.96996997" calcext:value-type="float">
            <text:p>3701.96996997</text:p>
          </table:table-cell>
          <table:table-cell office:value-type="float" office:value="99.4870448878356" calcext:value-type="float">
            <text:p>99.4870448878356</text:p>
          </table:table-cell>
          <table:table-cell office:value-type="float" office:value="97.00683014786" calcext:value-type="float">
            <text:p>97.00683014786</text:p>
          </table:table-cell>
          <table:table-cell office:value-type="float" office:value="75.70677420386" calcext:value-type="float">
            <text:p>75.70677420386</text:p>
          </table:table-cell>
          <table:table-cell office:value-type="float" office:value="69.1931773851857" calcext:value-type="float">
            <text:p>69.1931773851857</text:p>
          </table:table-cell>
        </table:table-row>
        <table:table-row table:style-name="ro1">
          <table:table-cell office:value-type="float" office:value="3705.345345345" calcext:value-type="float">
            <text:p>3705.345345345</text:p>
          </table:table-cell>
          <table:table-cell office:value-type="float" office:value="99.6002066522189" calcext:value-type="float">
            <text:p>99.6002066522189</text:p>
          </table:table-cell>
          <table:table-cell office:value-type="float" office:value="97.06424221229" calcext:value-type="float">
            <text:p>97.06424221229</text:p>
          </table:table-cell>
          <table:table-cell office:value-type="float" office:value="76.20590483158" calcext:value-type="float">
            <text:p>76.20590483158</text:p>
          </table:table-cell>
          <table:table-cell office:value-type="float" office:value="69.8903732961701" calcext:value-type="float">
            <text:p>69.8903732961701</text:p>
          </table:table-cell>
        </table:table-row>
        <table:table-row table:style-name="ro1">
          <table:table-cell office:value-type="float" office:value="3708.720720721" calcext:value-type="float">
            <text:p>3708.720720721</text:p>
          </table:table-cell>
          <table:table-cell office:value-type="float" office:value="99.734817692804" calcext:value-type="float">
            <text:p>99.734817692804</text:p>
          </table:table-cell>
          <table:table-cell office:value-type="float" office:value="97.09525879231" calcext:value-type="float">
            <text:p>97.09525879231</text:p>
          </table:table-cell>
          <table:table-cell office:value-type="float" office:value="76.66816681462" calcext:value-type="float">
            <text:p>76.66816681462</text:p>
          </table:table-cell>
          <table:table-cell office:value-type="float" office:value="70.5739594823391" calcext:value-type="float">
            <text:p>70.5739594823391</text:p>
          </table:table-cell>
        </table:table-row>
        <table:table-row table:style-name="ro1">
          <table:table-cell office:value-type="float" office:value="3712.096096096" calcext:value-type="float">
            <text:p>3712.096096096</text:p>
          </table:table-cell>
          <table:table-cell office:value-type="float" office:value="99.7406849836152" calcext:value-type="float">
            <text:p>99.7406849836152</text:p>
          </table:table-cell>
          <table:table-cell office:value-type="float" office:value="97.12239334896" calcext:value-type="float">
            <text:p>97.12239334896</text:p>
          </table:table-cell>
          <table:table-cell office:value-type="float" office:value="77.10478281964" calcext:value-type="float">
            <text:p>77.10478281964</text:p>
          </table:table-cell>
          <table:table-cell office:value-type="float" office:value="71.227730244494" calcext:value-type="float">
            <text:p>71.227730244494</text:p>
          </table:table-cell>
        </table:table-row>
        <table:table-row table:style-name="ro1">
          <table:table-cell office:value-type="float" office:value="3715.471471471" calcext:value-type="float">
            <text:p>3715.471471471</text:p>
          </table:table-cell>
          <table:table-cell office:value-type="float" office:value="99.6241086483592" calcext:value-type="float">
            <text:p>99.6241086483592</text:p>
          </table:table-cell>
          <table:table-cell office:value-type="float" office:value="97.14851942043" calcext:value-type="float">
            <text:p>97.14851942043</text:p>
          </table:table-cell>
          <table:table-cell office:value-type="float" office:value="77.51286313616" calcext:value-type="float">
            <text:p>77.51286313616</text:p>
          </table:table-cell>
          <table:table-cell office:value-type="float" office:value="71.8589935232295" calcext:value-type="float">
            <text:p>71.8589935232295</text:p>
          </table:table-cell>
        </table:table-row>
        <table:table-row table:style-name="ro1">
          <table:table-cell office:value-type="float" office:value="3718.846846847" calcext:value-type="float">
            <text:p>3718.846846847</text:p>
          </table:table-cell>
          <table:table-cell office:value-type="float" office:value="99.6587833751399" calcext:value-type="float">
            <text:p>99.6587833751399</text:p>
          </table:table-cell>
          <table:table-cell office:value-type="float" office:value="97.17379157054" calcext:value-type="float">
            <text:p>97.17379157054</text:p>
          </table:table-cell>
          <table:table-cell office:value-type="float" office:value="77.90374624085" calcext:value-type="float">
            <text:p>77.90374624085</text:p>
          </table:table-cell>
          <table:table-cell office:value-type="float" office:value="72.4748626722818" calcext:value-type="float">
            <text:p>72.4748626722818</text:p>
          </table:table-cell>
        </table:table-row>
        <table:table-row table:style-name="ro1">
          <table:table-cell office:value-type="float" office:value="3722.222222222" calcext:value-type="float">
            <text:p>3722.222222222</text:p>
          </table:table-cell>
          <table:table-cell office:value-type="float" office:value="99.7277480883212" calcext:value-type="float">
            <text:p>99.7277480883212</text:p>
          </table:table-cell>
          <table:table-cell office:value-type="float" office:value="97.19800976841" calcext:value-type="float">
            <text:p>97.19800976841</text:p>
          </table:table-cell>
          <table:table-cell office:value-type="float" office:value="78.26900963159" calcext:value-type="float">
            <text:p>78.26900963159</text:p>
          </table:table-cell>
          <table:table-cell office:value-type="float" office:value="72.8499966905373" calcext:value-type="float">
            <text:p>72.8499966905373</text:p>
          </table:table-cell>
        </table:table-row>
        <table:table-row table:style-name="ro1">
          <table:table-cell office:value-type="float" office:value="3725.597597598" calcext:value-type="float">
            <text:p>3725.597597598</text:p>
          </table:table-cell>
          <table:table-cell office:value-type="float" office:value="99.7117332699872" calcext:value-type="float">
            <text:p>99.7117332699872</text:p>
          </table:table-cell>
          <table:table-cell office:value-type="float" office:value="97.21555961356" calcext:value-type="float">
            <text:p>97.21555961356</text:p>
          </table:table-cell>
          <table:table-cell office:value-type="float" office:value="78.62068039741" calcext:value-type="float">
            <text:p>78.62068039741</text:p>
          </table:table-cell>
          <table:table-cell office:value-type="float" office:value="73.1994800429566" calcext:value-type="float">
            <text:p>73.1994800429566</text:p>
          </table:table-cell>
        </table:table-row>
        <table:table-row table:style-name="ro1">
          <table:table-cell office:value-type="float" office:value="3728.972972973" calcext:value-type="float">
            <text:p>3728.972972973</text:p>
          </table:table-cell>
          <table:table-cell office:value-type="float" office:value="99.7749268774684" calcext:value-type="float">
            <text:p>99.7749268774684</text:p>
          </table:table-cell>
          <table:table-cell office:value-type="float" office:value="97.20702304356" calcext:value-type="float">
            <text:p>97.20702304356</text:p>
          </table:table-cell>
          <table:table-cell office:value-type="float" office:value="78.95369196065" calcext:value-type="float">
            <text:p>78.95369196065</text:p>
          </table:table-cell>
          <table:table-cell office:value-type="float" office:value="73.5273302381717" calcext:value-type="float">
            <text:p>73.5273302381717</text:p>
          </table:table-cell>
        </table:table-row>
        <table:table-row table:style-name="ro1">
          <table:table-cell office:value-type="float" office:value="3732.348348348" calcext:value-type="float">
            <text:p>3732.348348348</text:p>
          </table:table-cell>
          <table:table-cell office:value-type="float" office:value="99.8294157338357" calcext:value-type="float">
            <text:p>99.8294157338357</text:p>
          </table:table-cell>
          <table:table-cell office:value-type="float" office:value="97.19625450408" calcext:value-type="float">
            <text:p>97.19625450408</text:p>
          </table:table-cell>
          <table:table-cell office:value-type="float" office:value="79.27402166879" calcext:value-type="float">
            <text:p>79.27402166879</text:p>
          </table:table-cell>
          <table:table-cell office:value-type="float" office:value="73.8394821974318" calcext:value-type="float">
            <text:p>73.8394821974318</text:p>
          </table:table-cell>
        </table:table-row>
        <table:table-row table:style-name="ro1">
          <table:table-cell office:value-type="float" office:value="3735.723723724" calcext:value-type="float">
            <text:p>3735.723723724</text:p>
          </table:table-cell>
          <table:table-cell office:value-type="float" office:value="99.8834717572916" calcext:value-type="float">
            <text:p>99.8834717572916</text:p>
          </table:table-cell>
          <table:table-cell office:value-type="float" office:value="97.18425765608" calcext:value-type="float">
            <text:p>97.18425765608</text:p>
          </table:table-cell>
          <table:table-cell office:value-type="float" office:value="79.57939298487" calcext:value-type="float">
            <text:p>79.57939298487</text:p>
          </table:table-cell>
          <table:table-cell office:value-type="float" office:value="74.1416732441839" calcext:value-type="float">
            <text:p>74.1416732441839</text:p>
          </table:table-cell>
        </table:table-row>
        <table:table-row table:style-name="ro1">
          <table:table-cell office:value-type="float" office:value="3739.099099099" calcext:value-type="float">
            <text:p>3739.099099099</text:p>
          </table:table-cell>
          <table:table-cell office:value-type="float" office:value="99.9054981440633" calcext:value-type="float">
            <text:p>99.9054981440633</text:p>
          </table:table-cell>
          <table:table-cell office:value-type="float" office:value="97.17189201018" calcext:value-type="float">
            <text:p>97.17189201018</text:p>
          </table:table-cell>
          <table:table-cell office:value-type="float" office:value="79.87378349943" calcext:value-type="float">
            <text:p>79.87378349943</text:p>
          </table:table-cell>
          <table:table-cell office:value-type="float" office:value="74.4235846688947" calcext:value-type="float">
            <text:p>74.4235846688947</text:p>
          </table:table-cell>
        </table:table-row>
        <table:table-row table:style-name="ro1">
          <table:table-cell office:value-type="float" office:value="3742.474474474" calcext:value-type="float">
            <text:p>3742.474474474</text:p>
          </table:table-cell>
          <table:table-cell office:value-type="float" office:value="99.9595541675031" calcext:value-type="float">
            <text:p>99.9595541675031</text:p>
          </table:table-cell>
          <table:table-cell office:value-type="float" office:value="97.15907450895" calcext:value-type="float">
            <text:p>97.15907450895</text:p>
          </table:table-cell>
          <table:table-cell office:value-type="float" office:value="80.15734297141" calcext:value-type="float">
            <text:p>80.15734297141</text:p>
          </table:table-cell>
          <table:table-cell office:value-type="float" office:value="74.6987365792399" calcext:value-type="float">
            <text:p>74.6987365792399</text:p>
          </table:table-cell>
        </table:table-row>
        <table:table-row table:style-name="ro1">
          <table:table-cell office:value-type="float" office:value="3745.84984985" calcext:value-type="float">
            <text:p>3745.84984985</text:p>
          </table:table-cell>
          <table:table-cell office:value-type="float" office:value="100" calcext:value-type="float">
            <text:p>100</text:p>
          </table:table-cell>
          <table:table-cell office:value-type="float" office:value="97.14536959427" calcext:value-type="float">
            <text:p>97.14536959427</text:p>
          </table:table-cell>
          <table:table-cell office:value-type="float" office:value="80.43121525748" calcext:value-type="float">
            <text:p>80.43121525748</text:p>
          </table:table-cell>
          <table:table-cell office:value-type="float" office:value="74.9600380092859" calcext:value-type="float">
            <text:p>74.9600380092859</text:p>
          </table:table-cell>
        </table:table-row>
        <table:table-row table:style-name="ro1">
          <table:table-cell office:value-type="float" office:value="3749.225225225" calcext:value-type="float">
            <text:p>3749.225225225</text:p>
          </table:table-cell>
          <table:table-cell office:value-type="float" office:value="99.9607564812067" calcext:value-type="float">
            <text:p>99.9607564812067</text:p>
          </table:table-cell>
          <table:table-cell office:value-type="float" office:value="97.09419297866" calcext:value-type="float">
            <text:p>97.09419297866</text:p>
          </table:table-cell>
          <table:table-cell office:value-type="float" office:value="80.69695726976" calcext:value-type="float">
            <text:p>80.69695726976</text:p>
          </table:table-cell>
          <table:table-cell office:value-type="float" office:value="75.2105057680432" calcext:value-type="float">
            <text:p>75.2105057680432</text:p>
          </table:table-cell>
        </table:table-row>
        <table:table-row table:style-name="ro1">
          <table:table-cell office:value-type="float" office:value="3752.600600601" calcext:value-type="float">
            <text:p>3752.600600601</text:p>
          </table:table-cell>
          <table:table-cell office:value-type="float" office:value="99.852644434311" calcext:value-type="float">
            <text:p>99.852644434311</text:p>
          </table:table-cell>
          <table:table-cell office:value-type="float" office:value="97.03205837867" calcext:value-type="float">
            <text:p>97.03205837867</text:p>
          </table:table-cell>
          <table:table-cell office:value-type="float" office:value="80.95470177462" calcext:value-type="float">
            <text:p>80.95470177462</text:p>
          </table:table-cell>
          <table:table-cell office:value-type="float" office:value="75.4546042823957" calcext:value-type="float">
            <text:p>75.4546042823957</text:p>
          </table:table-cell>
        </table:table-row>
        <table:table-row table:style-name="ro1">
          <table:table-cell office:value-type="float" office:value="3755.975975976" calcext:value-type="float">
            <text:p>3755.975975976</text:p>
          </table:table-cell>
          <table:table-cell office:value-type="float" office:value="99.7601624653693" calcext:value-type="float">
            <text:p>99.7601624653693</text:p>
          </table:table-cell>
          <table:table-cell office:value-type="float" office:value="96.96828021344" calcext:value-type="float">
            <text:p>96.96828021344</text:p>
          </table:table-cell>
          <table:table-cell office:value-type="float" office:value="81.20562221027" calcext:value-type="float">
            <text:p>81.20562221027</text:p>
          </table:table-cell>
          <table:table-cell office:value-type="float" office:value="75.684624262478" calcext:value-type="float">
            <text:p>75.684624262478</text:p>
          </table:table-cell>
        </table:table-row>
        <table:table-row table:style-name="ro1">
          <table:table-cell office:value-type="float" office:value="3759.351351351" calcext:value-type="float">
            <text:p>3759.351351351</text:p>
          </table:table-cell>
          <table:table-cell office:value-type="float" office:value="99.7437629066553" calcext:value-type="float">
            <text:p>99.7437629066553</text:p>
          </table:table-cell>
          <table:table-cell office:value-type="float" office:value="96.90374384246" calcext:value-type="float">
            <text:p>96.90374384246</text:p>
          </table:table-cell>
          <table:table-cell office:value-type="float" office:value="81.44721866324" calcext:value-type="float">
            <text:p>81.44721866324</text:p>
          </table:table-cell>
          <table:table-cell office:value-type="float" office:value="75.9107414874805" calcext:value-type="float">
            <text:p>75.9107414874805</text:p>
          </table:table-cell>
        </table:table-row>
        <table:table-row table:style-name="ro1">
          <table:table-cell office:value-type="float" office:value="3762.726726727" calcext:value-type="float">
            <text:p>3762.726726727</text:p>
          </table:table-cell>
          <table:table-cell office:value-type="float" office:value="99.7000948734758" calcext:value-type="float">
            <text:p>99.7000948734758</text:p>
          </table:table-cell>
          <table:table-cell office:value-type="float" office:value="96.8387616942" calcext:value-type="float">
            <text:p>96.8387616942</text:p>
          </table:table-cell>
          <table:table-cell office:value-type="float" office:value="81.68206506927" calcext:value-type="float">
            <text:p>81.68206506927</text:p>
          </table:table-cell>
          <table:table-cell office:value-type="float" office:value="76.1291808533427" calcext:value-type="float">
            <text:p>76.1291808533427</text:p>
          </table:table-cell>
        </table:table-row>
        <table:table-row table:style-name="ro1">
          <table:table-cell office:value-type="float" office:value="3766.102102102" calcext:value-type="float">
            <text:p>3766.102102102</text:p>
          </table:table-cell>
          <table:table-cell office:value-type="float" office:value="99.6957184516532" calcext:value-type="float">
            <text:p>99.6957184516532</text:p>
          </table:table-cell>
          <table:table-cell office:value-type="float" office:value="96.77372531699" calcext:value-type="float">
            <text:p>96.77372531699</text:p>
          </table:table-cell>
          <table:table-cell office:value-type="float" office:value="81.90653300533" calcext:value-type="float">
            <text:p>81.90653300533</text:p>
          </table:table-cell>
          <table:table-cell office:value-type="float" office:value="76.3211545803231" calcext:value-type="float">
            <text:p>76.3211545803231</text:p>
          </table:table-cell>
        </table:table-row>
        <table:table-row table:style-name="ro1">
          <table:table-cell office:value-type="float" office:value="3769.477477477" calcext:value-type="float">
            <text:p>3769.477477477</text:p>
          </table:table-cell>
          <table:table-cell office:value-type="float" office:value="99.6400272815983" calcext:value-type="float">
            <text:p>99.6400272815983</text:p>
          </table:table-cell>
          <table:table-cell office:value-type="float" office:value="96.78229838985" calcext:value-type="float">
            <text:p>96.78229838985</text:p>
          </table:table-cell>
          <table:table-cell office:value-type="float" office:value="82.12288929509" calcext:value-type="float">
            <text:p>82.12288929509</text:p>
          </table:table-cell>
          <table:table-cell office:value-type="float" office:value="76.4987340611731" calcext:value-type="float">
            <text:p>76.4987340611731</text:p>
          </table:table-cell>
        </table:table-row>
        <table:table-row table:style-name="ro1">
          <table:table-cell office:value-type="float" office:value="3772.852852853" calcext:value-type="float">
            <text:p>3772.852852853</text:p>
          </table:table-cell>
          <table:table-cell office:value-type="float" office:value="99.6019860764765" calcext:value-type="float">
            <text:p>99.6019860764765</text:p>
          </table:table-cell>
          <table:table-cell office:value-type="float" office:value="96.85824836391" calcext:value-type="float">
            <text:p>96.85824836391</text:p>
          </table:table-cell>
          <table:table-cell office:value-type="float" office:value="82.32941313345" calcext:value-type="float">
            <text:p>82.32941313345</text:p>
          </table:table-cell>
          <table:table-cell office:value-type="float" office:value="76.6514350908381" calcext:value-type="float">
            <text:p>76.6514350908381</text:p>
          </table:table-cell>
        </table:table-row>
        <table:table-row table:style-name="ro1">
          <table:table-cell office:value-type="float" office:value="3776.228228228" calcext:value-type="float">
            <text:p>3776.228228228</text:p>
          </table:table-cell>
          <table:table-cell office:value-type="float" office:value="99.619299393593" calcext:value-type="float">
            <text:p>99.619299393593</text:p>
          </table:table-cell>
          <table:table-cell office:value-type="float" office:value="96.95125764809" calcext:value-type="float">
            <text:p>96.95125764809</text:p>
          </table:table-cell>
          <table:table-cell office:value-type="float" office:value="82.52669182001" calcext:value-type="float">
            <text:p>82.52669182001</text:p>
          </table:table-cell>
          <table:table-cell office:value-type="float" office:value="76.8006250337003" calcext:value-type="float">
            <text:p>76.8006250337003</text:p>
          </table:table-cell>
        </table:table-row>
        <table:table-row table:style-name="ro1">
          <table:table-cell office:value-type="float" office:value="3779.603603604" calcext:value-type="float">
            <text:p>3779.603603604</text:p>
          </table:table-cell>
          <table:table-cell office:value-type="float" office:value="99.6733554170489" calcext:value-type="float">
            <text:p>99.6733554170489</text:p>
          </table:table-cell>
          <table:table-cell office:value-type="float" office:value="97.04370259457" calcext:value-type="float">
            <text:p>97.04370259457</text:p>
          </table:table-cell>
          <table:table-cell office:value-type="float" office:value="82.71442018049" calcext:value-type="float">
            <text:p>82.71442018049</text:p>
          </table:table-cell>
          <table:table-cell office:value-type="float" office:value="76.9431701176794" calcext:value-type="float">
            <text:p>76.9431701176794</text:p>
          </table:table-cell>
        </table:table-row>
        <table:table-row table:style-name="ro1">
          <table:table-cell office:value-type="float" office:value="3782.978978979" calcext:value-type="float">
            <text:p>3782.978978979</text:p>
          </table:table-cell>
          <table:table-cell office:value-type="float" office:value="99.6319958261495" calcext:value-type="float">
            <text:p>99.6319958261495</text:p>
          </table:table-cell>
          <table:table-cell office:value-type="float" office:value="97.12269914702" calcext:value-type="float">
            <text:p>97.12269914702</text:p>
          </table:table-cell>
          <table:table-cell office:value-type="float" office:value="82.89278318083" calcext:value-type="float">
            <text:p>82.89278318083</text:p>
          </table:table-cell>
          <table:table-cell office:value-type="float" office:value="77.0797575317193" calcext:value-type="float">
            <text:p>77.0797575317193</text:p>
          </table:table-cell>
        </table:table-row>
        <table:table-row table:style-name="ro1">
          <table:table-cell office:value-type="float" office:value="3786.354354354" calcext:value-type="float">
            <text:p>3786.354354354</text:p>
          </table:table-cell>
          <table:table-cell office:value-type="float" office:value="99.5619249843756" calcext:value-type="float">
            <text:p>99.5619249843756</text:p>
          </table:table-cell>
          <table:table-cell office:value-type="float" office:value="97.15988058241" calcext:value-type="float">
            <text:p>97.15988058241</text:p>
          </table:table-cell>
          <table:table-cell office:value-type="float" office:value="83.06278217464" calcext:value-type="float">
            <text:p>83.06278217464</text:p>
          </table:table-cell>
          <table:table-cell office:value-type="float" office:value="77.2132828974393" calcext:value-type="float">
            <text:p>77.2132828974393</text:p>
          </table:table-cell>
        </table:table-row>
        <table:table-row table:style-name="ro1">
          <table:table-cell office:value-type="float" office:value="3789.72972973" calcext:value-type="float">
            <text:p>3789.72972973</text:p>
          </table:table-cell>
          <table:table-cell office:value-type="float" office:value="99.5472567573716" calcext:value-type="float">
            <text:p>99.5472567573716</text:p>
          </table:table-cell>
          <table:table-cell office:value-type="float" office:value="97.17066453299" calcext:value-type="float">
            <text:p>97.17066453299</text:p>
          </table:table-cell>
          <table:table-cell office:value-type="float" office:value="83.22336992253" calcext:value-type="float">
            <text:p>83.22336992253</text:p>
          </table:table-cell>
          <table:table-cell office:value-type="float" office:value="77.3367685109008" calcext:value-type="float">
            <text:p>77.3367685109008</text:p>
          </table:table-cell>
        </table:table-row>
        <table:table-row table:style-name="ro1">
          <table:table-cell office:value-type="float" office:value="3793.105105105" calcext:value-type="float">
            <text:p>3793.105105105</text:p>
          </table:table-cell>
          <table:table-cell office:value-type="float" office:value="99.619010838308" calcext:value-type="float">
            <text:p>99.619010838308</text:p>
          </table:table-cell>
          <table:table-cell office:value-type="float" office:value="97.18090689492" calcext:value-type="float">
            <text:p>97.18090689492</text:p>
          </table:table-cell>
          <table:table-cell office:value-type="float" office:value="83.37524066031" calcext:value-type="float">
            <text:p>83.37524066031</text:p>
          </table:table-cell>
          <table:table-cell office:value-type="float" office:value="77.4587567412801" calcext:value-type="float">
            <text:p>77.4587567412801</text:p>
          </table:table-cell>
        </table:table-row>
        <table:table-row table:style-name="ro1">
          <table:table-cell office:value-type="float" office:value="3796.48048048" calcext:value-type="float">
            <text:p>3796.48048048</text:p>
          </table:table-cell>
          <table:table-cell office:value-type="float" office:value="99.7668473294721" calcext:value-type="float">
            <text:p>99.7668473294721</text:p>
          </table:table-cell>
          <table:table-cell office:value-type="float" office:value="97.19072353301" calcext:value-type="float">
            <text:p>97.19072353301</text:p>
          </table:table-cell>
          <table:table-cell office:value-type="float" office:value="83.51825313762" calcext:value-type="float">
            <text:p>83.51825313762</text:p>
          </table:table-cell>
          <table:table-cell office:value-type="float" office:value="77.5779055744017" calcext:value-type="float">
            <text:p>77.5779055744017</text:p>
          </table:table-cell>
        </table:table-row>
        <table:table-row table:style-name="ro1">
          <table:table-cell office:value-type="float" office:value="3799.855855856" calcext:value-type="float">
            <text:p>3799.855855856</text:p>
          </table:table-cell>
          <table:table-cell office:value-type="float" office:value="99.8078221799915" calcext:value-type="float">
            <text:p>99.8078221799915</text:p>
          </table:table-cell>
          <table:table-cell office:value-type="float" office:value="97.20020422713" calcext:value-type="float">
            <text:p>97.20020422713</text:p>
          </table:table-cell>
          <table:table-cell office:value-type="float" office:value="83.6529201842" calcext:value-type="float">
            <text:p>83.6529201842</text:p>
          </table:table-cell>
          <table:table-cell office:value-type="float" office:value="77.6891596507148" calcext:value-type="float">
            <text:p>77.6891596507148</text:p>
          </table:table-cell>
        </table:table-row>
        <table:table-row table:style-name="ro1">
          <table:table-cell office:value-type="float" office:value="3803.231231231" calcext:value-type="float">
            <text:p>3803.231231231</text:p>
          </table:table-cell>
          <table:table-cell office:value-type="float" office:value="99.7683862910082" calcext:value-type="float">
            <text:p>99.7683862910082</text:p>
          </table:table-cell>
          <table:table-cell office:value-type="float" office:value="97.20751301414" calcext:value-type="float">
            <text:p>97.20751301414</text:p>
          </table:table-cell>
          <table:table-cell office:value-type="float" office:value="83.7794828088" calcext:value-type="float">
            <text:p>83.7794828088</text:p>
          </table:table-cell>
          <table:table-cell office:value-type="float" office:value="77.7966939468649" calcext:value-type="float">
            <text:p>77.7966939468649</text:p>
          </table:table-cell>
        </table:table-row>
        <table:table-row table:style-name="ro1">
          <table:table-cell office:value-type="float" office:value="3806.606606607" calcext:value-type="float">
            <text:p>3806.606606607</text:p>
          </table:table-cell>
          <table:table-cell office:value-type="float" office:value="99.6442594257784" calcext:value-type="float">
            <text:p>99.6442594257784</text:p>
          </table:table-cell>
          <table:table-cell office:value-type="float" office:value="97.20083876612" calcext:value-type="float">
            <text:p>97.20083876612</text:p>
          </table:table-cell>
          <table:table-cell office:value-type="float" office:value="83.89703028241" calcext:value-type="float">
            <text:p>83.89703028241</text:p>
          </table:table-cell>
          <table:table-cell office:value-type="float" office:value="77.9016278679237" calcext:value-type="float">
            <text:p>77.9016278679237</text:p>
          </table:table-cell>
        </table:table-row>
        <table:table-row table:style-name="ro1">
          <table:table-cell office:value-type="float" office:value="3809.981981982" calcext:value-type="float">
            <text:p>3809.981981982</text:p>
          </table:table-cell>
          <table:table-cell office:value-type="float" office:value="99.5996295416489" calcext:value-type="float">
            <text:p>99.5996295416489</text:p>
          </table:table-cell>
          <table:table-cell office:value-type="float" office:value="97.17533024501" calcext:value-type="float">
            <text:p>97.17533024501</text:p>
          </table:table-cell>
          <table:table-cell office:value-type="float" office:value="84.00760405789" calcext:value-type="float">
            <text:p>84.00760405789</text:p>
          </table:table-cell>
          <table:table-cell office:value-type="float" office:value="78.003795674278" calcext:value-type="float">
            <text:p>78.003795674278</text:p>
          </table:table-cell>
        </table:table-row>
        <table:table-row table:style-name="ro1">
          <table:table-cell office:value-type="float" office:value="3813.357357357" calcext:value-type="float">
            <text:p>3813.357357357</text:p>
          </table:table-cell>
          <table:table-cell office:value-type="float" office:value="99.6591200229724" calcext:value-type="float">
            <text:p>99.6591200229724</text:p>
          </table:table-cell>
          <table:table-cell office:value-type="float" office:value="97.14814633141" calcext:value-type="float">
            <text:p>97.14814633141</text:p>
          </table:table-cell>
          <table:table-cell office:value-type="float" office:value="84.10909207455" calcext:value-type="float">
            <text:p>84.10909207455</text:p>
          </table:table-cell>
          <table:table-cell office:value-type="float" office:value="78.1011143612383" calcext:value-type="float">
            <text:p>78.1011143612383</text:p>
          </table:table-cell>
        </table:table-row>
        <table:table-row table:style-name="ro1">
          <table:table-cell office:value-type="float" office:value="3816.732732733" calcext:value-type="float">
            <text:p>3816.732732733</text:p>
          </table:table-cell>
          <table:table-cell office:value-type="float" office:value="99.7875271249298" calcext:value-type="float">
            <text:p>99.7875271249298</text:p>
          </table:table-cell>
          <table:table-cell office:value-type="float" office:value="97.12044003416" calcext:value-type="float">
            <text:p>97.12044003416</text:p>
          </table:table-cell>
          <table:table-cell office:value-type="float" office:value="84.20479782875" calcext:value-type="float">
            <text:p>84.20479782875</text:p>
          </table:table-cell>
          <table:table-cell office:value-type="float" office:value="78.1960132580478" calcext:value-type="float">
            <text:p>78.1960132580478</text:p>
          </table:table-cell>
        </table:table-row>
        <table:table-row table:style-name="ro1">
          <table:table-cell office:value-type="float" office:value="3820.108108108" calcext:value-type="float">
            <text:p>3820.108108108</text:p>
          </table:table-cell>
          <table:table-cell office:value-type="float" office:value="99.7615090566994" calcext:value-type="float">
            <text:p>99.7615090566994</text:p>
          </table:table-cell>
          <table:table-cell office:value-type="float" office:value="97.09224465866" calcext:value-type="float">
            <text:p>97.09224465866</text:p>
          </table:table-cell>
          <table:table-cell office:value-type="float" office:value="84.29223217192" calcext:value-type="float">
            <text:p>84.29223217192</text:p>
          </table:table-cell>
          <table:table-cell office:value-type="float" office:value="78.2895982637047" calcext:value-type="float">
            <text:p>78.2895982637047</text:p>
          </table:table-cell>
        </table:table-row>
        <table:table-row table:style-name="ro1">
          <table:table-cell office:value-type="float" office:value="3823.483483483" calcext:value-type="float">
            <text:p>3823.483483483</text:p>
          </table:table-cell>
          <table:table-cell office:value-type="float" office:value="99.7442919246778" calcext:value-type="float">
            <text:p>99.7442919246778</text:p>
          </table:table-cell>
          <table:table-cell office:value-type="float" office:value="97.0636534" calcext:value-type="float">
            <text:p>97.0636534</text:p>
          </table:table-cell>
          <table:table-cell office:value-type="float" office:value="84.37375924544" calcext:value-type="float">
            <text:p>84.37375924544</text:p>
          </table:table-cell>
          <table:table-cell office:value-type="float" office:value="78.3768214909738" calcext:value-type="float">
            <text:p>78.3768214909738</text:p>
          </table:table-cell>
        </table:table-row>
        <table:table-row table:style-name="ro1">
          <table:table-cell office:value-type="float" office:value="3826.858858859" calcext:value-type="float">
            <text:p>3826.858858859</text:p>
          </table:table-cell>
          <table:table-cell office:value-type="float" office:value="99.6957184516532" calcext:value-type="float">
            <text:p>99.6957184516532</text:p>
          </table:table-cell>
          <table:table-cell office:value-type="float" office:value="97.03624432744" calcext:value-type="float">
            <text:p>97.03624432744</text:p>
          </table:table-cell>
          <table:table-cell office:value-type="float" office:value="84.44788962235" calcext:value-type="float">
            <text:p>84.44788962235</text:p>
          </table:table-cell>
          <table:table-cell office:value-type="float" office:value="78.4627233053385" calcext:value-type="float">
            <text:p>78.4627233053385</text:p>
          </table:table-cell>
        </table:table-row>
        <table:table-row table:style-name="ro1">
          <table:table-cell office:value-type="float" office:value="3830.234234234" calcext:value-type="float">
            <text:p>3830.234234234</text:p>
          </table:table-cell>
          <table:table-cell office:value-type="float" office:value="99.7117332699872" calcext:value-type="float">
            <text:p>99.7117332699872</text:p>
          </table:table-cell>
          <table:table-cell office:value-type="float" office:value="97.02098848618" calcext:value-type="float">
            <text:p>97.02098848618</text:p>
          </table:table-cell>
          <table:table-cell office:value-type="float" office:value="84.51582866076" calcext:value-type="float">
            <text:p>84.51582866076</text:p>
          </table:table-cell>
          <table:table-cell office:value-type="float" office:value="78.5464800172076" calcext:value-type="float">
            <text:p>78.5464800172076</text:p>
          </table:table-cell>
        </table:table-row>
        <table:table-row table:style-name="ro1">
          <table:table-cell office:value-type="float" office:value="3833.60960961" calcext:value-type="float">
            <text:p>3833.60960961</text:p>
          </table:table-cell>
          <table:table-cell office:value-type="float" office:value="99.7375108754801" calcext:value-type="float">
            <text:p>99.7375108754801</text:p>
          </table:table-cell>
          <table:table-cell office:value-type="float" office:value="97.03604302798" calcext:value-type="float">
            <text:p>97.03604302798</text:p>
          </table:table-cell>
          <table:table-cell office:value-type="float" office:value="84.57792853239" calcext:value-type="float">
            <text:p>84.57792853239</text:p>
          </table:table-cell>
          <table:table-cell office:value-type="float" office:value="78.6267889976088" calcext:value-type="float">
            <text:p>78.6267889976088</text:p>
          </table:table-cell>
        </table:table-row>
        <table:table-row table:style-name="ro1">
          <table:table-cell office:value-type="float" office:value="3836.984984985" calcext:value-type="float">
            <text:p>3836.984984985</text:p>
          </table:table-cell>
          <table:table-cell office:value-type="float" office:value="99.7437629066553" calcext:value-type="float">
            <text:p>99.7437629066553</text:p>
          </table:table-cell>
          <table:table-cell office:value-type="float" office:value="97.05211582014" calcext:value-type="float">
            <text:p>97.05211582014</text:p>
          </table:table-cell>
          <table:table-cell office:value-type="float" office:value="84.63364469775" calcext:value-type="float">
            <text:p>84.63364469775</text:p>
          </table:table-cell>
          <table:table-cell office:value-type="float" office:value="78.7056225403597" calcext:value-type="float">
            <text:p>78.7056225403597</text:p>
          </table:table-cell>
        </table:table-row>
        <table:table-row table:style-name="ro1">
          <table:table-cell office:value-type="float" office:value="3840.36036036" calcext:value-type="float">
            <text:p>3840.36036036</text:p>
          </table:table-cell>
          <table:table-cell office:value-type="float" office:value="99.7219769826211" calcext:value-type="float">
            <text:p>99.7219769826211</text:p>
          </table:table-cell>
          <table:table-cell office:value-type="float" office:value="97.06733848211" calcext:value-type="float">
            <text:p>97.06733848211</text:p>
          </table:table-cell>
          <table:table-cell office:value-type="float" office:value="84.68466928608" calcext:value-type="float">
            <text:p>84.68466928608</text:p>
          </table:table-cell>
          <table:table-cell office:value-type="float" office:value="78.7821266372422" calcext:value-type="float">
            <text:p>78.7821266372422</text:p>
          </table:table-cell>
        </table:table-row>
        <table:table-row table:style-name="ro1">
          <table:table-cell office:value-type="float" office:value="3843.735735736" calcext:value-type="float">
            <text:p>3843.735735736</text:p>
          </table:table-cell>
          <table:table-cell office:value-type="float" office:value="99.6679209591652" calcext:value-type="float">
            <text:p>99.6679209591652</text:p>
          </table:table-cell>
          <table:table-cell office:value-type="float" office:value="97.08138821556" calcext:value-type="float">
            <text:p>97.08138821556</text:p>
          </table:table-cell>
          <table:table-cell office:value-type="float" office:value="84.72947375581" calcext:value-type="float">
            <text:p>84.72947375581</text:p>
          </table:table-cell>
          <table:table-cell office:value-type="float" office:value="78.8575759072688" calcext:value-type="float">
            <text:p>78.8575759072688</text:p>
          </table:table-cell>
        </table:table-row>
        <table:table-row table:style-name="ro1">
          <table:table-cell office:value-type="float" office:value="3847.111111111" calcext:value-type="float">
            <text:p>3847.111111111</text:p>
          </table:table-cell>
          <table:table-cell office:value-type="float" office:value="99.6654682392426" calcext:value-type="float">
            <text:p>99.6654682392426</text:p>
          </table:table-cell>
          <table:table-cell office:value-type="float" office:value="97.09502815149" calcext:value-type="float">
            <text:p>97.09502815149</text:p>
          </table:table-cell>
          <table:table-cell office:value-type="float" office:value="84.77108286543" calcext:value-type="float">
            <text:p>84.77108286543</text:p>
          </table:table-cell>
          <table:table-cell office:value-type="float" office:value="78.9314373378961" calcext:value-type="float">
            <text:p>78.9314373378961</text:p>
          </table:table-cell>
        </table:table-row>
        <table:table-row table:style-name="ro1">
          <table:table-cell office:value-type="float" office:value="3850.486486486" calcext:value-type="float">
            <text:p>3850.486486486</text:p>
          </table:table-cell>
          <table:table-cell office:value-type="float" office:value="99.7039422772919" calcext:value-type="float">
            <text:p>99.7039422772919</text:p>
          </table:table-cell>
          <table:table-cell office:value-type="float" office:value="97.10824225572" calcext:value-type="float">
            <text:p>97.10824225572</text:p>
          </table:table-cell>
          <table:table-cell office:value-type="float" office:value="84.80658278787" calcext:value-type="float">
            <text:p>84.80658278787</text:p>
          </table:table-cell>
          <table:table-cell office:value-type="float" office:value="78.9803079116336" calcext:value-type="float">
            <text:p>78.9803079116336</text:p>
          </table:table-cell>
        </table:table-row>
        <table:table-row table:style-name="ro1">
          <table:table-cell office:value-type="float" office:value="3853.861861862" calcext:value-type="float">
            <text:p>3853.861861862</text:p>
          </table:table-cell>
          <table:table-cell office:value-type="float" office:value="99.604054056019" calcext:value-type="float">
            <text:p>99.604054056019</text:p>
          </table:table-cell>
          <table:table-cell office:value-type="float" office:value="97.12110234023" calcext:value-type="float">
            <text:p>97.12110234023</text:p>
          </table:table-cell>
          <table:table-cell office:value-type="float" office:value="84.83969276687" calcext:value-type="float">
            <text:p>84.83969276687</text:p>
          </table:table-cell>
          <table:table-cell office:value-type="float" office:value="79.0201804855811" calcext:value-type="float">
            <text:p>79.0201804855811</text:p>
          </table:table-cell>
        </table:table-row>
        <table:table-row table:style-name="ro1">
          <table:table-cell office:value-type="float" office:value="3857.237237237" calcext:value-type="float">
            <text:p>3857.237237237</text:p>
          </table:table-cell>
          <table:table-cell office:value-type="float" office:value="99.5874140345675" calcext:value-type="float">
            <text:p>99.5874140345675</text:p>
          </table:table-cell>
          <table:table-cell office:value-type="float" office:value="97.115027656" calcext:value-type="float">
            <text:p>97.115027656</text:p>
          </table:table-cell>
          <table:table-cell office:value-type="float" office:value="84.86748362007" calcext:value-type="float">
            <text:p>84.86748362007</text:p>
          </table:table-cell>
          <table:table-cell office:value-type="float" office:value="79.0573003666051" calcext:value-type="float">
            <text:p>79.0573003666051</text:p>
          </table:table-cell>
        </table:table-row>
        <table:table-row table:style-name="ro1">
          <table:table-cell office:value-type="float" office:value="3860.612612613" calcext:value-type="float">
            <text:p>3860.612612613</text:p>
          </table:table-cell>
          <table:table-cell office:value-type="float" office:value="99.631659178317" calcext:value-type="float">
            <text:p>99.631659178317</text:p>
          </table:table-cell>
          <table:table-cell office:value-type="float" office:value="97.10803215678" calcext:value-type="float">
            <text:p>97.10803215678</text:p>
          </table:table-cell>
          <table:table-cell office:value-type="float" office:value="84.89301623275" calcext:value-type="float">
            <text:p>84.89301623275</text:p>
          </table:table-cell>
          <table:table-cell office:value-type="float" office:value="79.0939743683493" calcext:value-type="float">
            <text:p>79.0939743683493</text:p>
          </table:table-cell>
        </table:table-row>
        <table:table-row table:style-name="ro1">
          <table:table-cell office:value-type="float" office:value="3863.987987988" calcext:value-type="float">
            <text:p>3863.987987988</text:p>
          </table:table-cell>
          <table:table-cell office:value-type="float" office:value="99.6795112631291" calcext:value-type="float">
            <text:p>99.6795112631291</text:p>
          </table:table-cell>
          <table:table-cell office:value-type="float" office:value="97.10284793948" calcext:value-type="float">
            <text:p>97.10284793948</text:p>
          </table:table-cell>
          <table:table-cell office:value-type="float" office:value="84.91465350027" calcext:value-type="float">
            <text:p>84.91465350027</text:p>
          </table:table-cell>
          <table:table-cell office:value-type="float" office:value="79.1300252804699" calcext:value-type="float">
            <text:p>79.1300252804699</text:p>
          </table:table-cell>
        </table:table-row>
        <table:table-row table:style-name="ro1">
          <table:table-cell office:value-type="float" office:value="3867.363363363" calcext:value-type="float">
            <text:p>3867.363363363</text:p>
          </table:table-cell>
          <table:table-cell office:value-type="float" office:value="99.6418547984033" calcext:value-type="float">
            <text:p>99.6418547984033</text:p>
          </table:table-cell>
          <table:table-cell office:value-type="float" office:value="97.0979375401" calcext:value-type="float">
            <text:p>97.0979375401</text:p>
          </table:table-cell>
          <table:table-cell office:value-type="float" office:value="84.93389722327" calcext:value-type="float">
            <text:p>84.93389722327</text:p>
          </table:table-cell>
          <table:table-cell office:value-type="float" office:value="79.1637628550072" calcext:value-type="float">
            <text:p>79.1637628550072</text:p>
          </table:table-cell>
        </table:table-row>
        <table:table-row table:style-name="ro1">
          <table:table-cell office:value-type="float" office:value="3870.738738739" calcext:value-type="float">
            <text:p>3870.738738739</text:p>
          </table:table-cell>
          <table:table-cell office:value-type="float" office:value="99.5877987749475" calcext:value-type="float">
            <text:p>99.5877987749475</text:p>
          </table:table-cell>
          <table:table-cell office:value-type="float" office:value="97.09250326613" calcext:value-type="float">
            <text:p>97.09250326613</text:p>
          </table:table-cell>
          <table:table-cell office:value-type="float" office:value="84.95018714199" calcext:value-type="float">
            <text:p>84.95018714199</text:p>
          </table:table-cell>
          <table:table-cell office:value-type="float" office:value="79.1963648877961" calcext:value-type="float">
            <text:p>79.1963648877961</text:p>
          </table:table-cell>
        </table:table-row>
        <table:table-row table:style-name="ro1">
          <table:table-cell office:value-type="float" office:value="3874.114114114" calcext:value-type="float">
            <text:p>3874.114114114</text:p>
          </table:table-cell>
          <table:table-cell office:value-type="float" office:value="99.601457058454" calcext:value-type="float">
            <text:p>99.601457058454</text:p>
          </table:table-cell>
          <table:table-cell office:value-type="float" office:value="97.08703468218" calcext:value-type="float">
            <text:p>97.08703468218</text:p>
          </table:table-cell>
          <table:table-cell office:value-type="float" office:value="84.96386727085" calcext:value-type="float">
            <text:p>84.96386727085</text:p>
          </table:table-cell>
          <table:table-cell office:value-type="float" office:value="79.225245863953" calcext:value-type="float">
            <text:p>79.225245863953</text:p>
          </table:table-cell>
        </table:table-row>
        <table:table-row table:style-name="ro1">
          <table:table-cell office:value-type="float" office:value="3877.489489489" calcext:value-type="float">
            <text:p>3877.489489489</text:p>
          </table:table-cell>
          <table:table-cell office:value-type="float" office:value="99.6078052747402" calcext:value-type="float">
            <text:p>99.6078052747402</text:p>
          </table:table-cell>
          <table:table-cell office:value-type="float" office:value="97.08116335437" calcext:value-type="float">
            <text:p>97.08116335437</text:p>
          </table:table-cell>
          <table:table-cell office:value-type="float" office:value="84.97532439366" calcext:value-type="float">
            <text:p>84.97532439366</text:p>
          </table:table-cell>
          <table:table-cell office:value-type="float" office:value="79.2549577896125" calcext:value-type="float">
            <text:p>79.2549577896125</text:p>
          </table:table-cell>
        </table:table-row>
        <table:table-row table:style-name="ro1">
          <table:table-cell office:value-type="float" office:value="3880.864864865" calcext:value-type="float">
            <text:p>3880.864864865</text:p>
          </table:table-cell>
          <table:table-cell office:value-type="float" office:value="99.6455098320135" calcext:value-type="float">
            <text:p>99.6455098320135</text:p>
          </table:table-cell>
          <table:table-cell office:value-type="float" office:value="97.07488293129" calcext:value-type="float">
            <text:p>97.07488293129</text:p>
          </table:table-cell>
          <table:table-cell office:value-type="float" office:value="84.98470540658" calcext:value-type="float">
            <text:p>84.98470540658</text:p>
          </table:table-cell>
          <table:table-cell office:value-type="float" office:value="79.2857486843663" calcext:value-type="float">
            <text:p>79.2857486843663</text:p>
          </table:table-cell>
        </table:table-row>
        <table:table-row table:style-name="ro1">
          <table:table-cell office:value-type="float" office:value="3884.24024024" calcext:value-type="float">
            <text:p>3884.24024024</text:p>
          </table:table-cell>
          <table:table-cell office:value-type="float" office:value="99.5759199157146" calcext:value-type="float">
            <text:p>99.5759199157146</text:p>
          </table:table-cell>
          <table:table-cell office:value-type="float" office:value="97.06890738694" calcext:value-type="float">
            <text:p>97.06890738694</text:p>
          </table:table-cell>
          <table:table-cell office:value-type="float" office:value="84.99260291003" calcext:value-type="float">
            <text:p>84.99260291003</text:p>
          </table:table-cell>
          <table:table-cell office:value-type="float" office:value="79.311858917048" calcext:value-type="float">
            <text:p>79.311858917048</text:p>
          </table:table-cell>
        </table:table-row>
        <table:table-row table:style-name="ro1">
          <table:table-cell office:value-type="float" office:value="3887.615615616" calcext:value-type="float">
            <text:p>3887.615615616</text:p>
          </table:table-cell>
          <table:table-cell office:value-type="float" office:value="99.5096964777248" calcext:value-type="float">
            <text:p>99.5096964777248</text:p>
          </table:table-cell>
          <table:table-cell office:value-type="float" office:value="97.06824391074" calcext:value-type="float">
            <text:p>97.06824391074</text:p>
          </table:table-cell>
          <table:table-cell office:value-type="float" office:value="84.99832966388" calcext:value-type="float">
            <text:p>84.99832966388</text:p>
          </table:table-cell>
          <table:table-cell office:value-type="float" office:value="79.336620440779" calcext:value-type="float">
            <text:p>79.336620440779</text:p>
          </table:table-cell>
        </table:table-row>
        <table:table-row table:style-name="ro1">
          <table:table-cell office:value-type="float" office:value="3890.990990991" calcext:value-type="float">
            <text:p>3890.990990991</text:p>
          </table:table-cell>
          <table:table-cell office:value-type="float" office:value="99.455640454285" calcext:value-type="float">
            <text:p>99.455640454285</text:p>
          </table:table-cell>
          <table:table-cell office:value-type="float" office:value="97.06978821493" calcext:value-type="float">
            <text:p>97.06978821493</text:p>
          </table:table-cell>
          <table:table-cell office:value-type="float" office:value="85.00293295394" calcext:value-type="float">
            <text:p>85.00293295394</text:p>
          </table:table-cell>
          <table:table-cell office:value-type="float" office:value="79.361381964568" calcext:value-type="float">
            <text:p>79.361381964568</text:p>
          </table:table-cell>
        </table:table-row>
        <table:table-row table:style-name="ro1">
          <table:table-cell office:value-type="float" office:value="3894.366366366" calcext:value-type="float">
            <text:p>3894.366366366</text:p>
          </table:table-cell>
          <table:table-cell office:value-type="float" office:value="99.5254227407738" calcext:value-type="float">
            <text:p>99.5254227407738</text:p>
          </table:table-cell>
          <table:table-cell office:value-type="float" office:value="97.07116219954" calcext:value-type="float">
            <text:p>97.07116219954</text:p>
          </table:table-cell>
          <table:table-cell office:value-type="float" office:value="85.00586742297" calcext:value-type="float">
            <text:p>85.00586742297</text:p>
          </table:table-cell>
          <table:table-cell office:value-type="float" office:value="79.3843921161424" calcext:value-type="float">
            <text:p>79.3843921161424</text:p>
          </table:table-cell>
        </table:table-row>
        <table:table-row table:style-name="ro1">
          <table:table-cell office:value-type="float" office:value="3897.741741742" calcext:value-type="float">
            <text:p>3897.741741742</text:p>
          </table:table-cell>
          <table:table-cell office:value-type="float" office:value="99.5794787642297" calcext:value-type="float">
            <text:p>99.5794787642297</text:p>
          </table:table-cell>
          <table:table-cell office:value-type="float" office:value="97.07241538476" calcext:value-type="float">
            <text:p>97.07241538476</text:p>
          </table:table-cell>
          <table:table-cell office:value-type="float" office:value="85.00774004882" calcext:value-type="float">
            <text:p>85.00774004882</text:p>
          </table:table-cell>
          <table:table-cell office:value-type="float" office:value="79.4052877296543" calcext:value-type="float">
            <text:p>79.4052877296543</text:p>
          </table:table-cell>
        </table:table-row>
        <table:table-row table:style-name="ro1">
          <table:table-cell office:value-type="float" office:value="3901.117117117" calcext:value-type="float">
            <text:p>3901.117117117</text:p>
          </table:table-cell>
          <table:table-cell office:value-type="float" office:value="99.5817391139623" calcext:value-type="float">
            <text:p>99.5817391139623</text:p>
          </table:table-cell>
          <table:table-cell office:value-type="float" office:value="97.07346921494" calcext:value-type="float">
            <text:p>97.07346921494</text:p>
          </table:table-cell>
          <table:table-cell office:value-type="float" office:value="85.00855075756" calcext:value-type="float">
            <text:p>85.00855075756</text:p>
          </table:table-cell>
          <table:table-cell office:value-type="float" office:value="79.4274565667702" calcext:value-type="float">
            <text:p>79.4274565667702</text:p>
          </table:table-cell>
        </table:table-row>
        <table:table-row table:style-name="ro1">
          <table:table-cell office:value-type="float" office:value="3904.492492492" calcext:value-type="float">
            <text:p>3904.492492492</text:p>
          </table:table-cell>
          <table:table-cell office:value-type="float" office:value="99.4877662760481" calcext:value-type="float">
            <text:p>99.4877662760481</text:p>
          </table:table-cell>
          <table:table-cell office:value-type="float" office:value="97.07417116632" calcext:value-type="float">
            <text:p>97.07417116632</text:p>
          </table:table-cell>
          <table:table-cell office:value-type="float" office:value="85.00858174353" calcext:value-type="float">
            <text:p>85.00858174353</text:p>
          </table:table-cell>
          <table:table-cell office:value-type="float" office:value="79.4495633894701" calcext:value-type="float">
            <text:p>79.4495633894701</text:p>
          </table:table-cell>
        </table:table-row>
        <table:table-row table:style-name="ro1">
          <table:table-cell office:value-type="float" office:value="3907.867867868" calcext:value-type="float">
            <text:p>3907.867867868</text:p>
          </table:table-cell>
          <table:table-cell office:value-type="float" office:value="99.4095677937304" calcext:value-type="float">
            <text:p>99.4095677937304</text:p>
          </table:table-cell>
          <table:table-cell office:value-type="float" office:value="97.07358116375" calcext:value-type="float">
            <text:p>97.07358116375</text:p>
          </table:table-cell>
          <table:table-cell office:value-type="float" office:value="85.00785736093" calcext:value-type="float">
            <text:p>85.00785736093</text:p>
          </table:table-cell>
          <table:table-cell office:value-type="float" office:value="79.4691078846228" calcext:value-type="float">
            <text:p>79.4691078846228</text:p>
          </table:table-cell>
        </table:table-row>
        <table:table-row table:style-name="ro1">
          <table:table-cell office:value-type="float" office:value="3911.243243243" calcext:value-type="float">
            <text:p>3911.243243243</text:p>
          </table:table-cell>
          <table:table-cell office:value-type="float" office:value="99.3953323996539" calcext:value-type="float">
            <text:p>99.3953323996539</text:p>
          </table:table-cell>
          <table:table-cell office:value-type="float" office:value="97.06434171975" calcext:value-type="float">
            <text:p>97.06434171975</text:p>
          </table:table-cell>
          <table:table-cell office:value-type="float" office:value="85.00656635517" calcext:value-type="float">
            <text:p>85.00656635517</text:p>
          </table:table-cell>
          <table:table-cell office:value-type="float" office:value="79.4872204076448" calcext:value-type="float">
            <text:p>79.4872204076448</text:p>
          </table:table-cell>
        </table:table-row>
        <table:table-row table:style-name="ro1">
          <table:table-cell office:value-type="float" office:value="3914.618618619" calcext:value-type="float">
            <text:p>3914.618618619</text:p>
          </table:table-cell>
          <table:table-cell office:value-type="float" office:value="99.4234665399744" calcext:value-type="float">
            <text:p>99.4234665399744</text:p>
          </table:table-cell>
          <table:table-cell office:value-type="float" office:value="97.04685707512" calcext:value-type="float">
            <text:p>97.04685707512</text:p>
          </table:table-cell>
          <table:table-cell office:value-type="float" office:value="85.0049317377" calcext:value-type="float">
            <text:p>85.0049317377</text:p>
          </table:table-cell>
          <table:table-cell office:value-type="float" office:value="79.5037430265478" calcext:value-type="float">
            <text:p>79.5037430265478</text:p>
          </table:table-cell>
        </table:table-row>
        <table:table-row table:style-name="ro1">
          <table:table-cell office:value-type="float" office:value="3917.993993994" calcext:value-type="float">
            <text:p>3917.993993994</text:p>
          </table:table-cell>
          <table:table-cell office:value-type="float" office:value="99.4393851732134" calcext:value-type="float">
            <text:p>99.4393851732134</text:p>
          </table:table-cell>
          <table:table-cell office:value-type="float" office:value="97.02791769437" calcext:value-type="float">
            <text:p>97.02791769437</text:p>
          </table:table-cell>
          <table:table-cell office:value-type="float" office:value="85.0028327004" calcext:value-type="float">
            <text:p>85.0028327004</text:p>
          </table:table-cell>
          <table:table-cell office:value-type="float" office:value="79.521773591819" calcext:value-type="float">
            <text:p>79.521773591819</text:p>
          </table:table-cell>
        </table:table-row>
        <table:table-row table:style-name="ro1">
          <table:table-cell office:value-type="float" office:value="3921.369369369" calcext:value-type="float">
            <text:p>3921.369369369</text:p>
          </table:table-cell>
          <table:table-cell office:value-type="float" office:value="99.4074517216404" calcext:value-type="float">
            <text:p>99.4074517216404</text:p>
          </table:table-cell>
          <table:table-cell office:value-type="float" office:value="97.00862690684" calcext:value-type="float">
            <text:p>97.00862690684</text:p>
          </table:table-cell>
          <table:table-cell office:value-type="float" office:value="85.00032211633" calcext:value-type="float">
            <text:p>85.00032211633</text:p>
          </table:table-cell>
          <table:table-cell office:value-type="float" office:value="79.5397068316945" calcext:value-type="float">
            <text:p>79.5397068316945</text:p>
          </table:table-cell>
        </table:table-row>
        <table:table-row table:style-name="ro1">
          <table:table-cell office:value-type="float" office:value="3924.744744745" calcext:value-type="float">
            <text:p>3924.744744745</text:p>
          </table:table-cell>
          <table:table-cell office:value-type="float" office:value="99.4074517216404" calcext:value-type="float">
            <text:p>99.4074517216404</text:p>
          </table:table-cell>
          <table:table-cell office:value-type="float" office:value="96.98932409648" calcext:value-type="float">
            <text:p>96.98932409648</text:p>
          </table:table-cell>
          <table:table-cell office:value-type="float" office:value="84.99737031165" calcext:value-type="float">
            <text:p>84.99737031165</text:p>
          </table:table-cell>
          <table:table-cell office:value-type="float" office:value="79.5551247225698" calcext:value-type="float">
            <text:p>79.5551247225698</text:p>
          </table:table-cell>
        </table:table-row>
        <table:table-row table:style-name="ro1">
          <table:table-cell office:value-type="float" office:value="3928.12012012" calcext:value-type="float">
            <text:p>3928.12012012</text:p>
          </table:table-cell>
          <table:table-cell office:value-type="float" office:value="99.4074517216404" calcext:value-type="float">
            <text:p>99.4074517216404</text:p>
          </table:table-cell>
          <table:table-cell office:value-type="float" office:value="96.96973028505" calcext:value-type="float">
            <text:p>96.96973028505</text:p>
          </table:table-cell>
          <table:table-cell office:value-type="float" office:value="84.99406655949" calcext:value-type="float">
            <text:p>84.99406655949</text:p>
          </table:table-cell>
          <table:table-cell office:value-type="float" office:value="79.5690598887485" calcext:value-type="float">
            <text:p>79.5690598887485</text:p>
          </table:table-cell>
        </table:table-row>
        <table:table-row table:style-name="ro1">
          <table:table-cell office:value-type="float" office:value="3931.495495495" calcext:value-type="float">
            <text:p>3931.495495495</text:p>
          </table:table-cell>
          <table:table-cell office:value-type="float" office:value="99.3835016329686" calcext:value-type="float">
            <text:p>99.3835016329686</text:p>
          </table:table-cell>
          <table:table-cell office:value-type="float" office:value="96.94993611894" calcext:value-type="float">
            <text:p>96.94993611894</text:p>
          </table:table-cell>
          <table:table-cell office:value-type="float" office:value="84.99031785759" calcext:value-type="float">
            <text:p>84.99031785759</text:p>
          </table:table-cell>
          <table:table-cell office:value-type="float" office:value="79.5814630552444" calcext:value-type="float">
            <text:p>79.5814630552444</text:p>
          </table:table-cell>
        </table:table-row>
        <table:table-row table:style-name="ro1">
          <table:table-cell office:value-type="float" office:value="3934.870870871" calcext:value-type="float">
            <text:p>3934.870870871</text:p>
          </table:table-cell>
          <table:table-cell office:value-type="float" office:value="99.3294456095127" calcext:value-type="float">
            <text:p>99.3294456095127</text:p>
          </table:table-cell>
          <table:table-cell office:value-type="float" office:value="96.93015154742" calcext:value-type="float">
            <text:p>96.93015154742</text:p>
          </table:table-cell>
          <table:table-cell office:value-type="float" office:value="84.98617224085" calcext:value-type="float">
            <text:p>84.98617224085</text:p>
          </table:table-cell>
          <table:table-cell office:value-type="float" office:value="79.5954075101037" calcext:value-type="float">
            <text:p>79.5954075101037</text:p>
          </table:table-cell>
        </table:table-row>
        <table:table-row table:style-name="ro1">
          <table:table-cell office:value-type="float" office:value="3938.246246246" calcext:value-type="float">
            <text:p>3938.246246246</text:p>
          </table:table-cell>
          <table:table-cell office:value-type="float" office:value="99.3113628116361" calcext:value-type="float">
            <text:p>99.3113628116361</text:p>
          </table:table-cell>
          <table:table-cell office:value-type="float" office:value="96.90980457721" calcext:value-type="float">
            <text:p>96.90980457721</text:p>
          </table:table-cell>
          <table:table-cell office:value-type="float" office:value="84.98209742966" calcext:value-type="float">
            <text:p>84.98209742966</text:p>
          </table:table-cell>
          <table:table-cell office:value-type="float" office:value="79.6091669102433" calcext:value-type="float">
            <text:p>79.6091669102433</text:p>
          </table:table-cell>
        </table:table-row>
        <table:table-row table:style-name="ro1">
          <table:table-cell office:value-type="float" office:value="3941.621621622" calcext:value-type="float">
            <text:p>3941.621621622</text:p>
          </table:table-cell>
          <table:table-cell office:value-type="float" office:value="99.3113628116361" calcext:value-type="float">
            <text:p>99.3113628116361</text:p>
          </table:table-cell>
          <table:table-cell office:value-type="float" office:value="96.88905723015" calcext:value-type="float">
            <text:p>96.88905723015</text:p>
          </table:table-cell>
          <table:table-cell office:value-type="float" office:value="84.97784649657" calcext:value-type="float">
            <text:p>84.97784649657</text:p>
          </table:table-cell>
          <table:table-cell office:value-type="float" office:value="79.6204581968889" calcext:value-type="float">
            <text:p>79.6204581968889</text:p>
          </table:table-cell>
        </table:table-row>
        <table:table-row table:style-name="ro1">
          <table:table-cell office:value-type="float" office:value="3944.996996997" calcext:value-type="float">
            <text:p>3944.996996997</text:p>
          </table:table-cell>
          <table:table-cell office:value-type="float" office:value="99.3273776299701" calcext:value-type="float">
            <text:p>99.3273776299701</text:p>
          </table:table-cell>
          <table:table-cell office:value-type="float" office:value="96.86850426607" calcext:value-type="float">
            <text:p>96.86850426607</text:p>
          </table:table-cell>
          <table:table-cell office:value-type="float" office:value="84.97326824086" calcext:value-type="float">
            <text:p>84.97326824086</text:p>
          </table:table-cell>
          <table:table-cell office:value-type="float" office:value="79.6317395075313" calcext:value-type="float">
            <text:p>79.6317395075313</text:p>
          </table:table-cell>
        </table:table-row>
        <table:table-row table:style-name="ro1">
          <table:table-cell office:value-type="float" office:value="3948.372372372" calcext:value-type="float">
            <text:p>3948.372372372</text:p>
          </table:table-cell>
          <table:table-cell office:value-type="float" office:value="99.2953479933021" calcext:value-type="float">
            <text:p>99.2953479933021</text:p>
          </table:table-cell>
          <table:table-cell office:value-type="float" office:value="96.84746049158" calcext:value-type="float">
            <text:p>96.84746049158</text:p>
          </table:table-cell>
          <table:table-cell office:value-type="float" office:value="84.96807862037" calcext:value-type="float">
            <text:p>84.96807862037</text:p>
          </table:table-cell>
          <table:table-cell office:value-type="float" office:value="79.6430112252168" calcext:value-type="float">
            <text:p>79.6430112252168</text:p>
          </table:table-cell>
        </table:table-row>
        <table:table-row table:style-name="ro1">
          <table:table-cell office:value-type="float" office:value="3951.747747748" calcext:value-type="float">
            <text:p>3951.747747748</text:p>
          </table:table-cell>
          <table:table-cell office:value-type="float" office:value="99.2673581306241" calcext:value-type="float">
            <text:p>99.2673581306241</text:p>
          </table:table-cell>
          <table:table-cell office:value-type="float" office:value="96.826322208" calcext:value-type="float">
            <text:p>96.826322208</text:p>
          </table:table-cell>
          <table:table-cell office:value-type="float" office:value="84.96294105861" calcext:value-type="float">
            <text:p>84.96294105861</text:p>
          </table:table-cell>
          <table:table-cell office:value-type="float" office:value="79.6542829428715" calcext:value-type="float">
            <text:p>79.6542829428715</text:p>
          </table:table-cell>
        </table:table-row>
        <table:table-row table:style-name="ro1">
          <table:table-cell office:value-type="float" office:value="3955.123123123" calcext:value-type="float">
            <text:p>3955.123123123</text:p>
          </table:table-cell>
          <table:table-cell office:value-type="float" office:value="99.2473035382999" calcext:value-type="float">
            <text:p>99.2473035382999</text:p>
          </table:table-cell>
          <table:table-cell office:value-type="float" office:value="96.80509654323" calcext:value-type="float">
            <text:p>96.80509654323</text:p>
          </table:table-cell>
          <table:table-cell office:value-type="float" office:value="84.95758097901" calcext:value-type="float">
            <text:p>84.95758097901</text:p>
          </table:table-cell>
          <table:table-cell office:value-type="float" office:value="79.6646938048556" calcext:value-type="float">
            <text:p>79.6646938048556</text:p>
          </table:table-cell>
        </table:table-row>
        <table:table-row table:style-name="ro1">
          <table:table-cell office:value-type="float" office:value="3958.498498498" calcext:value-type="float">
            <text:p>3958.498498498</text:p>
          </table:table-cell>
          <table:table-cell office:value-type="float" office:value="99.2393201754146" calcext:value-type="float">
            <text:p>99.2393201754146</text:p>
          </table:table-cell>
          <table:table-cell office:value-type="float" office:value="96.78437249963" calcext:value-type="float">
            <text:p>96.78437249963</text:p>
          </table:table-cell>
          <table:table-cell office:value-type="float" office:value="84.95228605533" calcext:value-type="float">
            <text:p>84.95228605533</text:p>
          </table:table-cell>
          <table:table-cell office:value-type="float" office:value="79.6713498276057" calcext:value-type="float">
            <text:p>79.6713498276057</text:p>
          </table:table-cell>
        </table:table-row>
        <table:table-row table:style-name="ro1">
          <table:table-cell office:value-type="float" office:value="3961.873873874" calcext:value-type="float">
            <text:p>3961.873873874</text:p>
          </table:table-cell>
          <table:table-cell office:value-type="float" office:value="99.2312887199659" calcext:value-type="float">
            <text:p>99.2312887199659</text:p>
          </table:table-cell>
          <table:table-cell office:value-type="float" office:value="96.76769542083" calcext:value-type="float">
            <text:p>96.76769542083</text:p>
          </table:table-cell>
          <table:table-cell office:value-type="float" office:value="84.94733948155" calcext:value-type="float">
            <text:p>84.94733948155</text:p>
          </table:table-cell>
          <table:table-cell office:value-type="float" office:value="79.6798446464081" calcext:value-type="float">
            <text:p>79.6798446464081</text:p>
          </table:table-cell>
        </table:table-row>
        <table:table-row table:style-name="ro1">
          <table:table-cell office:value-type="float" office:value="3965.249249249" calcext:value-type="float">
            <text:p>3965.249249249</text:p>
          </table:table-cell>
          <table:table-cell office:value-type="float" office:value="99.1992590832978" calcext:value-type="float">
            <text:p>99.1992590832978</text:p>
          </table:table-cell>
          <table:table-cell office:value-type="float" office:value="96.76676728419" calcext:value-type="float">
            <text:p>96.76676728419</text:p>
          </table:table-cell>
          <table:table-cell office:value-type="float" office:value="84.94173194113" calcext:value-type="float">
            <text:p>84.94173194113</text:p>
          </table:table-cell>
          <table:table-cell office:value-type="float" office:value="79.6899849152833" calcext:value-type="float">
            <text:p>79.6899849152833</text:p>
          </table:table-cell>
        </table:table-row>
        <table:table-row table:style-name="ro1">
          <table:table-cell office:value-type="float" office:value="3968.624624625" calcext:value-type="float">
            <text:p>3968.624624625</text:p>
          </table:table-cell>
          <table:table-cell office:value-type="float" office:value="99.1832442649637" calcext:value-type="float">
            <text:p>99.1832442649637</text:p>
          </table:table-cell>
          <table:table-cell office:value-type="float" office:value="96.76697100642" calcext:value-type="float">
            <text:p>96.76697100642</text:p>
          </table:table-cell>
          <table:table-cell office:value-type="float" office:value="84.93584752169" calcext:value-type="float">
            <text:p>84.93584752169</text:p>
          </table:table-cell>
          <table:table-cell office:value-type="float" office:value="79.6985296676723" calcext:value-type="float">
            <text:p>79.6985296676723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99.1832442649637" calcext:value-type="float">
            <text:p>99.1832442649637</text:p>
          </table:table-cell>
          <table:table-cell office:value-type="float" office:value="96.76713705926" calcext:value-type="float">
            <text:p>96.76713705926</text:p>
          </table:table-cell>
          <table:table-cell office:value-type="float" office:value="84.93043110081" calcext:value-type="float">
            <text:p>84.93043110081</text:p>
          </table:table-cell>
          <table:table-cell office:value-type="float" office:value="79.7068247812506" calcext:value-type="float">
            <text:p>79.7068247812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20-03-19T08:40:01.841519024</meta:creation-date>
    <dc:date>2020-03-19T08:41:28.824319184</dc:date>
    <dc:creator>Fernando </dc:creator>
    <meta:editing-duration>PT1M27S</meta:editing-duration>
    <meta:editing-cycles>2</meta:editing-cycles>
    <meta:generator>LibreOffice/6.0.7.3$Linux_X86_64 LibreOffice_project/00m0$Build-3</meta:generator>
    <meta:document-statistic meta:table-count="1" meta:cell-count="5005" meta:object-count="0"/>
  </office:meta>
</office:document-meta>
</file>